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26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2118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1.6484in"/>
    </style:style>
    <style:style style:name="co10" style:family="table-column">
      <style:table-column-properties fo:break-before="auto" style:column-width="1.7417in"/>
    </style:style>
    <style:style style:name="co11" style:family="table-column">
      <style:table-column-properties fo:break-before="auto" style:column-width="2.4665in"/>
    </style:style>
    <style:style style:name="co12" style:family="table-column">
      <style:table-column-properties fo:break-before="auto" style:column-width="1.8626in"/>
    </style:style>
    <style:style style:name="co13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2.3272in"/>
    </style:style>
    <style:style style:name="co15" style:family="table-column">
      <style:table-column-properties fo:break-before="auto" style:column-width="1.5744in"/>
    </style:style>
    <style:style style:name="co16" style:family="table-column">
      <style:table-column-properties fo:break-before="auto" style:column-width="2.3366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84700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number-columns-repeated="1002" table:default-cell-style-name="Default"/>
        <table:table-row table:style-name="ro1">
          <table:table-cell office:value-type="string">
            <text:p>NAV_Date</text:p>
          </table:table-cell>
          <table:table-cell table:style-name="ce1" office:value-type="string">
            <text:p>NAV_GAVIX</text:p>
          </table:table-cell>
          <table:table-cell table:style-name="ce1" office:value-type="string">
            <text:p>NAV_GAVAX</text:p>
          </table:table-cell>
          <table:table-cell table:style-name="ce1" office:value-type="string">
            <text:p>NAV_UCITS</text:p>
          </table:table-cell>
          <table:table-cell office:value-type="string">
            <text:p>date_time</text:p>
          </table:table-cell>
          <table:table-cell table:style-name="ce1" office:value-type="string">
            <text:p>GAVAX</text:p>
          </table:table-cell>
          <table:table-cell table:style-name="ce1" office:value-type="string">
            <text:p>GAVIX</text:p>
          </table:table-cell>
          <table:table-cell table:style-name="ce1" office:value-type="string">
            <text:p>MSCI World Index_MF</text:p>
          </table:table-cell>
          <table:table-cell table:style-name="ce1" office:value-type="string">
            <text:p>MSCI All Country World Index_MF</text:p>
          </table:table-cell>
          <table:table-cell table:style-name="ce1" office:value-type="string">
            <text:p>Blended Benchmark_MF</text:p>
          </table:table-cell>
          <table:table-cell table:style-name="ce1" office:value-type="string">
            <text:p>UCITS</text:p>
          </table:table-cell>
          <table:table-cell table:style-name="ce1" office:value-type="string">
            <text:p>MSCI World Index_UCITS</text:p>
          </table:table-cell>
          <table:table-cell table:style-name="ce1" office:value-type="string">
            <text:p>MSCI All Country World Index_UCITS</text:p>
          </table:table-cell>
          <table:table-cell table:style-name="ce1" office:value-type="string">
            <text:p>Blended Benchmark_UCITS</text:p>
          </table:table-cell>
          <table:table-cell table:style-name="ce1" office:value-type="string">
            <text:p>KNLGX</text:p>
          </table:table-cell>
          <table:table-cell table:style-name="ce1" office:value-type="string">
            <text:p>MSCI World Index (TR)</text:p>
          </table:table-cell>
          <table:table-cell table:style-name="ce1" office:value-type="string">
            <text:p>KNLGEX</text:p>
          </table:table-cell>
          <table:table-cell table:style-name="ce1" office:value-type="string">
            <text:p>MSCI Emerging Markets Index (TR)</text:p>
          </table:table-cell>
          <table:table-cell table:style-name="ce1" office:value-type="string">
            <text:p>KNLG</text:p>
          </table:table-cell>
          <table:table-cell table:style-name="ce1" office:value-type="string">
            <text:p>MSCI World Index (PR)</text:p>
          </table:table-cell>
          <table:table-cell table:style-name="ce1" office:value-type="string">
            <text:p>KNLGE</text:p>
          </table:table-cell>
          <table:table-cell table:style-name="ce1" office:value-type="string">
            <text:p>MSCI Emerging Markets Index (PR)</text:p>
          </table:table-cell>
          <table:table-cell table:style-name="ce1" table:number-columns-repeated="1002"/>
        </table:table-row>
        <table:table-row table:style-name="ro1">
          <table:table-cell office:value-type="string">
            <text:p>3/31/2015</text:p>
          </table:table-cell>
          <table:table-cell office:value-type="float" office:value="14.41">
            <text:p>14.41</text:p>
          </table:table-cell>
          <table:table-cell office:value-type="float" office:value="14.29">
            <text:p>14.29</text:p>
          </table:table-cell>
          <table:table-cell office:value-type="float" office:value="168.88">
            <text:p>168.88</text:p>
          </table:table-cell>
          <table:table-cell table:style-name="ce2" office:value-type="string">
            <text:p>1M</text:p>
          </table:table-cell>
          <table:table-cell table:number-columns-repeated="2" office:value-type="string">
            <text:p>0.14%</text:p>
          </table:table-cell>
          <table:table-cell office:value-type="string">
            <text:p>-1.57%</text:p>
          </table:table-cell>
          <table:table-cell office:value-type="string">
            <text:p>-1.55%</text:p>
          </table:table-cell>
          <table:table-cell office:value-type="string">
            <text:p>-0.68%</text:p>
          </table:table-cell>
          <table:table-cell office:value-type="string">
            <text:p>-0.04%</text:p>
          </table:table-cell>
          <table:table-cell office:value-type="string">
            <text:p>-1.57%</text:p>
          </table:table-cell>
          <table:table-cell office:value-type="string">
            <text:p>-1.55%</text:p>
          </table:table-cell>
          <table:table-cell office:value-type="string">
            <text:p>-0.68%</text:p>
          </table:table-cell>
          <table:table-cell office:value-type="string">
            <text:p>-0.30%</text:p>
          </table:table-cell>
          <table:table-cell office:value-type="string">
            <text:p>-1.57%</text:p>
          </table:table-cell>
          <table:table-cell office:value-type="string">
            <text:p>-1.02%</text:p>
          </table:table-cell>
          <table:table-cell office:value-type="string">
            <text:p>-1.42%</text:p>
          </table:table-cell>
          <table:table-cell office:value-type="string">
            <text:p>-0.51%</text:p>
          </table:table-cell>
          <table:table-cell office:value-type="string">
            <text:p>-1.81%</text:p>
          </table:table-cell>
          <table:table-cell office:value-type="string">
            <text:p>-1.15%</text:p>
          </table:table-cell>
          <table:table-cell office:value-type="string">
            <text:p>-1.59%</text:p>
          </table:table-cell>
          <table:table-cell table:number-columns-repeated="1002"/>
        </table:table-row>
        <table:table-row table:style-name="ro1">
          <table:table-cell office:value-type="string">
            <text:p>3/30/2015</text:p>
          </table:table-cell>
          <table:table-cell office:value-type="float" office:value="14.58">
            <text:p>14.58</text:p>
          </table:table-cell>
          <table:table-cell office:value-type="float" office:value="14.45">
            <text:p>14.45</text:p>
          </table:table-cell>
          <table:table-cell office:value-type="float" office:value="170.49">
            <text:p>170.49</text:p>
          </table:table-cell>
          <table:table-cell table:style-name="ce2" office:value-type="string">
            <text:p>3M</text:p>
          </table:table-cell>
          <table:table-cell office:value-type="string">
            <text:p>4.84%</text:p>
          </table:table-cell>
          <table:table-cell office:value-type="string">
            <text:p>4.88%</text:p>
          </table:table-cell>
          <table:table-cell table:number-columns-repeated="2" office:value-type="string">
            <text:p>2.31%</text:p>
          </table:table-cell>
          <table:table-cell office:value-type="string">
            <text:p>2.13%</text:p>
          </table:table-cell>
          <table:table-cell office:value-type="string">
            <text:p>4.43%</text:p>
          </table:table-cell>
          <table:table-cell table:number-columns-repeated="2" office:value-type="string">
            <text:p>2.31%</text:p>
          </table:table-cell>
          <table:table-cell office:value-type="string">
            <text:p>2.13%</text:p>
          </table:table-cell>
          <table:table-cell office:value-type="string">
            <text:p>6.07%</text:p>
          </table:table-cell>
          <table:table-cell office:value-type="string">
            <text:p>2.31%</text:p>
          </table:table-cell>
          <table:table-cell office:value-type="string">
            <text:p>3.72%</text:p>
          </table:table-cell>
          <table:table-cell office:value-type="string">
            <text:p>2.24%</text:p>
          </table:table-cell>
          <table:table-cell office:value-type="string">
            <text:p>5.72%</text:p>
          </table:table-cell>
          <table:table-cell office:value-type="string">
            <text:p>1.82%</text:p>
          </table:table-cell>
          <table:table-cell office:value-type="string">
            <text:p>3.46%</text:p>
          </table:table-cell>
          <table:table-cell office:value-type="string">
            <text:p>1.91%</text:p>
          </table:table-cell>
          <table:table-cell table:number-columns-repeated="1002"/>
        </table:table-row>
        <table:table-row table:style-name="ro1">
          <table:table-cell office:value-type="string">
            <text:p>3/27/2015</text:p>
          </table:table-cell>
          <table:table-cell office:value-type="float" office:value="14.51">
            <text:p>14.51</text:p>
          </table:table-cell>
          <table:table-cell office:value-type="float" office:value="14.38">
            <text:p>14.38</text:p>
          </table:table-cell>
          <table:table-cell office:value-type="float" office:value="169.82">
            <text:p>169.82</text:p>
          </table:table-cell>
          <table:table-cell table:style-name="ce2" office:value-type="string">
            <text:p>6M</text:p>
          </table:table-cell>
          <table:table-cell office:value-type="string">
            <text:p>8.54%</text:p>
          </table:table-cell>
          <table:table-cell office:value-type="string">
            <text:p>8.66%</text:p>
          </table:table-cell>
          <table:table-cell office:value-type="string">
            <text:p>3.35%</text:p>
          </table:table-cell>
          <table:table-cell office:value-type="string">
            <text:p>2.73%</text:p>
          </table:table-cell>
          <table:table-cell office:value-type="string">
            <text:p>3.17%</text:p>
          </table:table-cell>
          <table:table-cell office:value-type="string">
            <text:p>7.75%</text:p>
          </table:table-cell>
          <table:table-cell office:value-type="string">
            <text:p>3.35%</text:p>
          </table:table-cell>
          <table:table-cell office:value-type="string">
            <text:p>2.73%</text:p>
          </table:table-cell>
          <table:table-cell office:value-type="string">
            <text:p>3.17%</text:p>
          </table:table-cell>
          <table:table-cell office:value-type="string">
            <text:p>8.45%</text:p>
          </table:table-cell>
          <table:table-cell office:value-type="string">
            <text:p>3.35%</text:p>
          </table:table-cell>
          <table:table-cell office:value-type="string">
            <text:p>-0.55%</text:p>
          </table:table-cell>
          <table:table-cell office:value-type="string">
            <text:p>-2.37%</text:p>
          </table:table-cell>
          <table:table-cell office:value-type="string">
            <text:p>7.85%</text:p>
          </table:table-cell>
          <table:table-cell office:value-type="string">
            <text:p>2.50%</text:p>
          </table:table-cell>
          <table:table-cell office:value-type="string">
            <text:p>-1.05%</text:p>
          </table:table-cell>
          <table:table-cell office:value-type="string">
            <text:p>-3.06%</text:p>
          </table:table-cell>
          <table:table-cell table:number-columns-repeated="1002"/>
        </table:table-row>
        <table:table-row table:style-name="ro1">
          <table:table-cell office:value-type="string">
            <text:p>3/26/2015</text:p>
          </table:table-cell>
          <table:table-cell office:value-type="float" office:value="14.45">
            <text:p>14.45</text:p>
          </table:table-cell>
          <table:table-cell office:value-type="float" office:value="14.32">
            <text:p>14.32</text:p>
          </table:table-cell>
          <table:table-cell office:value-type="float" office:value="169.43">
            <text:p>169.43</text:p>
          </table:table-cell>
          <table:table-cell table:style-name="ce2" office:value-type="string">
            <text:p>YTD</text:p>
          </table:table-cell>
          <table:table-cell office:value-type="string">
            <text:p>4.84%</text:p>
          </table:table-cell>
          <table:table-cell office:value-type="string">
            <text:p>4.88%</text:p>
          </table:table-cell>
          <table:table-cell table:number-columns-repeated="2" office:value-type="string">
            <text:p>2.31%</text:p>
          </table:table-cell>
          <table:table-cell office:value-type="string">
            <text:p>2.13%</text:p>
          </table:table-cell>
          <table:table-cell office:value-type="string">
            <text:p>4.43%</text:p>
          </table:table-cell>
          <table:table-cell table:number-columns-repeated="2" office:value-type="string">
            <text:p>2.31%</text:p>
          </table:table-cell>
          <table:table-cell office:value-type="string">
            <text:p>2.13%</text:p>
          </table:table-cell>
          <table:table-cell office:value-type="string">
            <text:p>6.07%</text:p>
          </table:table-cell>
          <table:table-cell office:value-type="string">
            <text:p>2.31%</text:p>
          </table:table-cell>
          <table:table-cell office:value-type="string">
            <text:p>3.72%</text:p>
          </table:table-cell>
          <table:table-cell office:value-type="string">
            <text:p>2.24%</text:p>
          </table:table-cell>
          <table:table-cell office:value-type="string">
            <text:p>5.72%</text:p>
          </table:table-cell>
          <table:table-cell office:value-type="string">
            <text:p>1.82%</text:p>
          </table:table-cell>
          <table:table-cell office:value-type="string">
            <text:p>3.46%</text:p>
          </table:table-cell>
          <table:table-cell office:value-type="string">
            <text:p>1.91%</text:p>
          </table:table-cell>
          <table:table-cell table:number-columns-repeated="1002"/>
        </table:table-row>
        <table:table-row table:style-name="ro1">
          <table:table-cell office:value-type="string">
            <text:p>3/25/2015</text:p>
          </table:table-cell>
          <table:table-cell office:value-type="float" office:value="14.51">
            <text:p>14.51</text:p>
          </table:table-cell>
          <table:table-cell office:value-type="float" office:value="14.39">
            <text:p>14.39</text:p>
          </table:table-cell>
          <table:table-cell office:value-type="float" office:value="170.34">
            <text:p>170.34</text:p>
          </table:table-cell>
          <table:table-cell table:style-name="ce2" office:value-type="string">
            <text:p>1Y</text:p>
          </table:table-cell>
          <table:table-cell office:value-type="string">
            <text:p>9.03%</text:p>
          </table:table-cell>
          <table:table-cell office:value-type="string">
            <text:p>9.22%</text:p>
          </table:table-cell>
          <table:table-cell office:value-type="string">
            <text:p>6.03%</text:p>
          </table:table-cell>
          <table:table-cell office:value-type="string">
            <text:p>5.42%</text:p>
          </table:table-cell>
          <table:table-cell office:value-type="string">
            <text:p>5.51%</text:p>
          </table:table-cell>
          <table:table-cell office:value-type="string">
            <text:p>7.14%</text:p>
          </table:table-cell>
          <table:table-cell office:value-type="string">
            <text:p>6.03%</text:p>
          </table:table-cell>
          <table:table-cell office:value-type="string">
            <text:p>5.42%</text:p>
          </table:table-cell>
          <table:table-cell office:value-type="string">
            <text:p>5.51%</text:p>
          </table:table-cell>
          <table:table-cell office:value-type="string">
            <text:p>10.43%</text:p>
          </table:table-cell>
          <table:table-cell office:value-type="string">
            <text:p>6.03%</text:p>
          </table:table-cell>
          <table:table-cell office:value-type="string">
            <text:p>4.74%</text:p>
          </table:table-cell>
          <table:table-cell office:value-type="string">
            <text:p>0.44%</text:p>
          </table:table-cell>
          <table:table-cell office:value-type="string">
            <text:p>8.74%</text:p>
          </table:table-cell>
          <table:table-cell office:value-type="string">
            <text:p>4.00%</text:p>
          </table:table-cell>
          <table:table-cell office:value-type="string">
            <text:p>2.52%</text:p>
          </table:table-cell>
          <table:table-cell office:value-type="string">
            <text:p>-2.02%</text:p>
          </table:table-cell>
          <table:table-cell table:number-columns-repeated="1002"/>
        </table:table-row>
        <table:table-row table:style-name="ro1">
          <table:table-cell office:value-type="string">
            <text:p>3/24/2015</text:p>
          </table:table-cell>
          <table:table-cell office:value-type="float" office:value="14.67">
            <text:p>14.67</text:p>
          </table:table-cell>
          <table:table-cell office:value-type="float" office:value="14.55">
            <text:p>14.55</text:p>
          </table:table-cell>
          <table:table-cell office:value-type="float" office:value="171.95">
            <text:p>171.95</text:p>
          </table:table-cell>
          <table:table-cell table:style-name="ce2" office:value-type="string">
            <text:p>2Y</text:p>
          </table:table-cell>
          <table:table-cell office:value-type="string">
            <text:p>20.51%</text:p>
          </table:table-cell>
          <table:table-cell office:value-type="string">
            <text:p>21.00%</text:p>
          </table:table-cell>
          <table:table-cell office:value-type="string">
            <text:p>26.23%</text:p>
          </table:table-cell>
          <table:table-cell office:value-type="string">
            <text:p>22.90%</text:p>
          </table:table-cell>
          <table:table-cell office:value-type="string">
            <text:p>15.3%</text:p>
          </table:table-cell>
          <table:table-cell office:value-type="string">
            <text:p>18.54%</text:p>
          </table:table-cell>
          <table:table-cell office:value-type="string">
            <text:p>26.23%</text:p>
          </table:table-cell>
          <table:table-cell office:value-type="string">
            <text:p>22.90%</text:p>
          </table:table-cell>
          <table:table-cell office:value-type="string">
            <text:p>15.3%</text:p>
          </table:table-cell>
          <table:table-cell office:value-type="string">
            <text:p>32.55%</text:p>
          </table:table-cell>
          <table:table-cell office:value-type="string">
            <text:p>26.23%</text:p>
          </table:table-cell>
          <table:table-cell office:value-type="string">
            <text:p>9.24%</text:p>
          </table:table-cell>
          <table:table-cell office:value-type="string">
            <text:p>-0.78%</text:p>
          </table:table-cell>
          <table:table-cell office:value-type="string">
            <text:p>27.99%</text:p>
          </table:table-cell>
          <table:table-cell office:value-type="string">
            <text:p>21.34%</text:p>
          </table:table-cell>
          <table:table-cell office:value-type="string">
            <text:p>4.17%</text:p>
          </table:table-cell>
          <table:table-cell office:value-type="string">
            <text:p>-5.62%</text:p>
          </table:table-cell>
          <table:table-cell table:number-columns-repeated="1002"/>
        </table:table-row>
        <table:table-row table:style-name="ro1">
          <table:table-cell office:value-type="string">
            <text:p>3/23/2015</text:p>
          </table:table-cell>
          <table:table-cell office:value-type="float" office:value="14.7">
            <text:p>14.7</text:p>
          </table:table-cell>
          <table:table-cell office:value-type="float" office:value="14.57">
            <text:p>14.57</text:p>
          </table:table-cell>
          <table:table-cell office:value-type="float" office:value="172.28">
            <text:p>172.28</text:p>
          </table:table-cell>
          <table:table-cell table:style-name="ce2" office:value-type="string">
            <text:p>3Y</text:p>
          </table:table-cell>
          <table:table-cell office:value-type="string">
            <text:p>33.11%</text:p>
          </table:table-cell>
          <table:table-cell office:value-type="string">
            <text:p>34.03%</text:p>
          </table:table-cell>
          <table:table-cell office:value-type="string">
            <text:p>41.20%</text:p>
          </table:table-cell>
          <table:table-cell office:value-type="string">
            <text:p>35.84%</text:p>
          </table:table-cell>
          <table:table-cell office:value-type="string">
            <text:p>24.25%</text:p>
          </table:table-cell>
          <table:table-cell office:value-type="string">
            <text:p>27.87%</text:p>
          </table:table-cell>
          <table:table-cell office:value-type="string">
            <text:p>41.20%</text:p>
          </table:table-cell>
          <table:table-cell office:value-type="string">
            <text:p>35.84%</text:p>
          </table:table-cell>
          <table:table-cell office:value-type="string">
            <text:p>24.25%</text:p>
          </table:table-cell>
          <table:table-cell office:value-type="string">
            <text:p>51.46%</text:p>
          </table:table-cell>
          <table:table-cell office:value-type="string">
            <text:p>41.20%</text:p>
          </table:table-cell>
          <table:table-cell office:value-type="string">
            <text:p>19.44%</text:p>
          </table:table-cell>
          <table:table-cell office:value-type="string">
            <text:p>0.94%</text:p>
          </table:table-cell>
          <table:table-cell office:value-type="string">
            <text:p>43.04%</text:p>
          </table:table-cell>
          <table:table-cell office:value-type="string">
            <text:p>32.68%</text:p>
          </table:table-cell>
          <table:table-cell office:value-type="string">
            <text:p>10.61%</text:p>
          </table:table-cell>
          <table:table-cell office:value-type="string">
            <text:p>-6.42%</text:p>
          </table:table-cell>
          <table:table-cell table:number-columns-repeated="1002"/>
        </table:table-row>
        <table:table-row table:style-name="ro1">
          <table:table-cell office:value-type="string">
            <text:p>3/20/2015</text:p>
          </table:table-cell>
          <table:table-cell office:value-type="float" office:value="14.65">
            <text:p>14.65</text:p>
          </table:table-cell>
          <table:table-cell office:value-type="float" office:value="14.52">
            <text:p>14.52</text:p>
          </table:table-cell>
          <table:table-cell office:value-type="float" office:value="171.43">
            <text:p>171.43</text:p>
          </table:table-cell>
          <table:table-cell table:style-name="ce2" office:value-type="string">
            <text:p>5Y</text:p>
          </table:table-cell>
          <table:table-cell table:number-columns-repeated="2" office:value-type="string">
            <text:p>null</text:p>
          </table:table-cell>
          <table:table-cell office:value-type="string">
            <text:p>61.09%</text:p>
          </table:table-cell>
          <table:table-cell office:value-type="string">
            <text:p>53.83%</text:p>
          </table:table-cell>
          <table:table-cell office:value-type="string">
            <text:p>42.37%</text:p>
          </table:table-cell>
          <table:table-cell office:value-type="string">
            <text:p>56.92%</text:p>
          </table:table-cell>
          <table:table-cell office:value-type="string">
            <text:p>61.09%</text:p>
          </table:table-cell>
          <table:table-cell office:value-type="string">
            <text:p>53.83%</text:p>
          </table:table-cell>
          <table:table-cell office:value-type="string">
            <text:p>42.37%</text:p>
          </table:table-cell>
          <table:table-cell office:value-type="string">
            <text:p>89.65%</text:p>
          </table:table-cell>
          <table:table-cell office:value-type="string">
            <text:p>61.09%</text:p>
          </table:table-cell>
          <table:table-cell office:value-type="string">
            <text:p>56.45%</text:p>
          </table:table-cell>
          <table:table-cell office:value-type="string">
            <text:p>9.04%</text:p>
          </table:table-cell>
          <table:table-cell office:value-type="string">
            <text:p>71.88%</text:p>
          </table:table-cell>
          <table:table-cell office:value-type="string">
            <text:p>45.00%</text:p>
          </table:table-cell>
          <table:table-cell office:value-type="string">
            <text:p>36.08%</text:p>
          </table:table-cell>
          <table:table-cell office:value-type="string">
            <text:p>-3.54%</text:p>
          </table:table-cell>
          <table:table-cell table:number-columns-repeated="1002"/>
        </table:table-row>
        <table:table-row table:style-name="ro1">
          <table:table-cell office:value-type="string">
            <text:p>3/19/2015</text:p>
          </table:table-cell>
          <table:table-cell office:value-type="float" office:value="14.55">
            <text:p>14.55</text:p>
          </table:table-cell>
          <table:table-cell office:value-type="float" office:value="14.42">
            <text:p>14.42</text:p>
          </table:table-cell>
          <table:table-cell office:value-type="float" office:value="170.52">
            <text:p>170.52</text:p>
          </table:table-cell>
          <table:table-cell table:style-name="ce2" office:value-type="string">
            <text:p>10Y</text:p>
          </table:table-cell>
          <table:table-cell table:number-columns-repeated="2" office:value-type="string">
            <text:p>null</text:p>
          </table:table-cell>
          <table:table-cell office:value-type="string">
            <text:p>85.77%</text:p>
          </table:table-cell>
          <table:table-cell office:value-type="string">
            <text:p>86.60%</text:p>
          </table:table-cell>
          <table:table-cell office:value-type="string">
            <text:p>81.27%</text:p>
          </table:table-cell>
          <table:table-cell office:value-type="string">
            <text:p>null</text:p>
          </table:table-cell>
          <table:table-cell office:value-type="string">
            <text:p>85.77%</text:p>
          </table:table-cell>
          <table:table-cell office:value-type="string">
            <text:p>86.60%</text:p>
          </table:table-cell>
          <table:table-cell office:value-type="string">
            <text:p>81.27%</text:p>
          </table:table-cell>
          <table:table-cell office:value-type="string">
            <text:p>null</text:p>
          </table:table-cell>
          <table:table-cell office:value-type="string">
            <text:p>85.77%</text:p>
          </table:table-cell>
          <table:table-cell office:value-type="string">
            <text:p>null</text:p>
          </table:table-cell>
          <table:table-cell office:value-type="string">
            <text:p>125.59%</text:p>
          </table:table-cell>
          <table:table-cell office:value-type="string">
            <text:p>null</text:p>
          </table:table-cell>
          <table:table-cell office:value-type="string">
            <text:p>51.22%</text:p>
          </table:table-cell>
          <table:table-cell office:value-type="string">
            <text:p>null</text:p>
          </table:table-cell>
          <table:table-cell office:value-type="string">
            <text:p>77.62%</text:p>
          </table:table-cell>
          <table:table-cell table:number-columns-repeated="1002"/>
        </table:table-row>
        <table:table-row table:style-name="ro1">
          <table:table-cell office:value-type="string">
            <text:p>3/18/2015</text:p>
          </table:table-cell>
          <table:table-cell office:value-type="float" office:value="14.6">
            <text:p>14.6</text:p>
          </table:table-cell>
          <table:table-cell office:value-type="float" office:value="14.47">
            <text:p>14.47</text:p>
          </table:table-cell>
          <table:table-cell office:value-type="float" office:value="170.66">
            <text:p>170.66</text:p>
          </table:table-cell>
          <table:table-cell table:style-name="ce2" office:value-type="string">
            <text:p>Since Inception</text:p>
          </table:table-cell>
          <table:table-cell office:value-type="string">
            <text:p>55.34%</text:p>
          </table:table-cell>
          <table:table-cell office:value-type="string">
            <text:p>57.32%</text:p>
          </table:table-cell>
          <table:table-cell office:value-type="string">
            <text:p>62.12%</text:p>
          </table:table-cell>
          <table:table-cell office:value-type="string">
            <text:p>53.09%</text:p>
          </table:table-cell>
          <table:table-cell office:value-type="string">
            <text:p>37.35%</text:p>
          </table:table-cell>
          <table:table-cell office:value-type="string">
            <text:p>68.61%</text:p>
          </table:table-cell>
          <table:table-cell office:value-type="string">
            <text:p>52.54%</text:p>
          </table:table-cell>
          <table:table-cell office:value-type="string">
            <text:p>51.37%</text:p>
          </table:table-cell>
          <table:table-cell office:value-type="string">
            <text:p>55.51%</text:p>
          </table:table-cell>
          <table:table-cell office:value-type="string">
            <text:p>87.99%</text:p>
          </table:table-cell>
          <table:table-cell office:value-type="string">
            <text:p>36.34%</text:p>
          </table:table-cell>
          <table:table-cell office:value-type="string">
            <text:p>112.80%</text:p>
          </table:table-cell>
          <table:table-cell office:value-type="string">
            <text:p>26.83%</text:p>
          </table:table-cell>
          <table:table-cell office:value-type="string">
            <text:p>59.96%</text:p>
          </table:table-cell>
          <table:table-cell office:value-type="string">
            <text:p>14.97%</text:p>
          </table:table-cell>
          <table:table-cell office:value-type="string">
            <text:p>69.74%</text:p>
          </table:table-cell>
          <table:table-cell office:value-type="string">
            <text:p>4.92%</text:p>
          </table:table-cell>
          <table:table-cell table:number-columns-repeated="1002"/>
        </table:table-row>
        <table:table-row table:style-name="ro1">
          <table:table-cell office:value-type="string">
            <text:p>3/17/2015</text:p>
          </table:table-cell>
          <table:table-cell office:value-type="float" office:value="14.43">
            <text:p>14.43</text:p>
          </table:table-cell>
          <table:table-cell office:value-type="float" office:value="14.3">
            <text:p>14.3</text:p>
          </table:table-cell>
          <table:table-cell office:value-type="float" office:value="168.68">
            <text:p>168.68</text:p>
          </table:table-cell>
          <table:table-cell table:style-name="ce2" office:value-type="string">
            <text:p>A-2Y</text:p>
          </table:table-cell>
          <table:table-cell office:value-type="string">
            <text:p>9.78%</text:p>
          </table:table-cell>
          <table:table-cell office:value-type="string">
            <text:p>10.00%</text:p>
          </table:table-cell>
          <table:table-cell office:value-type="string">
            <text:p>12.35%</text:p>
          </table:table-cell>
          <table:table-cell office:value-type="string">
            <text:p>10.86%</text:p>
          </table:table-cell>
          <table:table-cell office:value-type="string">
            <text:p>7.36%</text:p>
          </table:table-cell>
          <table:table-cell office:value-type="string">
            <text:p>8.87%</text:p>
          </table:table-cell>
          <table:table-cell office:value-type="string">
            <text:p>12.35%</text:p>
          </table:table-cell>
          <table:table-cell office:value-type="string">
            <text:p>10.86%</text:p>
          </table:table-cell>
          <table:table-cell office:value-type="string">
            <text:p>7.36%</text:p>
          </table:table-cell>
          <table:table-cell office:value-type="string">
            <text:p>15.13%</text:p>
          </table:table-cell>
          <table:table-cell office:value-type="string">
            <text:p>12.35%</text:p>
          </table:table-cell>
          <table:table-cell office:value-type="string">
            <text:p>4.52%</text:p>
          </table:table-cell>
          <table:table-cell office:value-type="string">
            <text:p>-0.39%</text:p>
          </table:table-cell>
          <table:table-cell office:value-type="string">
            <text:p>13.13%</text:p>
          </table:table-cell>
          <table:table-cell office:value-type="string">
            <text:p>10.16%</text:p>
          </table:table-cell>
          <table:table-cell office:value-type="string">
            <text:p>2.06%</text:p>
          </table:table-cell>
          <table:table-cell office:value-type="string">
            <text:p>-2.85%</text:p>
          </table:table-cell>
          <table:table-cell table:number-columns-repeated="1002"/>
        </table:table-row>
        <table:table-row table:style-name="ro1">
          <table:table-cell office:value-type="string">
            <text:p>3/16/2015</text:p>
          </table:table-cell>
          <table:table-cell office:value-type="float" office:value="14.42">
            <text:p>14.42</text:p>
          </table:table-cell>
          <table:table-cell office:value-type="float" office:value="14.3">
            <text:p>14.3</text:p>
          </table:table-cell>
          <table:table-cell office:value-type="float" office:value="168.68">
            <text:p>168.68</text:p>
          </table:table-cell>
          <table:table-cell table:style-name="ce2" office:value-type="string">
            <text:p>A-3Y</text:p>
          </table:table-cell>
          <table:table-cell office:value-type="string">
            <text:p>10.00%</text:p>
          </table:table-cell>
          <table:table-cell office:value-type="string">
            <text:p>10.26%</text:p>
          </table:table-cell>
          <table:table-cell office:value-type="string">
            <text:p>12.19%</text:p>
          </table:table-cell>
          <table:table-cell office:value-type="string">
            <text:p>10.75%</text:p>
          </table:table-cell>
          <table:table-cell office:value-type="string">
            <text:p>7.51%</text:p>
          </table:table-cell>
          <table:table-cell office:value-type="string">
            <text:p>8.54%</text:p>
          </table:table-cell>
          <table:table-cell office:value-type="string">
            <text:p>12.19%</text:p>
          </table:table-cell>
          <table:table-cell office:value-type="string">
            <text:p>10.75%</text:p>
          </table:table-cell>
          <table:table-cell office:value-type="string">
            <text:p>7.51%</text:p>
          </table:table-cell>
          <table:table-cell office:value-type="string">
            <text:p>14.84%</text:p>
          </table:table-cell>
          <table:table-cell office:value-type="string">
            <text:p>12.19%</text:p>
          </table:table-cell>
          <table:table-cell office:value-type="string">
            <text:p>6.10%</text:p>
          </table:table-cell>
          <table:table-cell office:value-type="string">
            <text:p>0.31%</text:p>
          </table:table-cell>
          <table:table-cell office:value-type="string">
            <text:p>12.67%</text:p>
          </table:table-cell>
          <table:table-cell office:value-type="string">
            <text:p>9.89%</text:p>
          </table:table-cell>
          <table:table-cell office:value-type="string">
            <text:p>3.42%</text:p>
          </table:table-cell>
          <table:table-cell office:value-type="string">
            <text:p>-2.19%</text:p>
          </table:table-cell>
          <table:table-cell table:number-columns-repeated="1002"/>
        </table:table-row>
        <table:table-row table:style-name="ro1">
          <table:table-cell office:value-type="string">
            <text:p>3/13/2015</text:p>
          </table:table-cell>
          <table:table-cell office:value-type="float" office:value="14.3">
            <text:p>14.3</text:p>
          </table:table-cell>
          <table:table-cell office:value-type="float" office:value="14.18">
            <text:p>14.18</text:p>
          </table:table-cell>
          <table:table-cell office:value-type="float" office:value="167.55">
            <text:p>167.55</text:p>
          </table:table-cell>
          <table:table-cell table:style-name="ce2" office:value-type="string">
            <text:p>A-5Y</text:p>
          </table:table-cell>
          <table:table-cell table:number-columns-repeated="2" office:value-type="string">
            <text:p>null</text:p>
          </table:table-cell>
          <table:table-cell office:value-type="string">
            <text:p>10.01%</text:p>
          </table:table-cell>
          <table:table-cell office:value-type="string">
            <text:p>8.99%</text:p>
          </table:table-cell>
          <table:table-cell office:value-type="string">
            <text:p>15.18%</text:p>
          </table:table-cell>
          <table:table-cell office:value-type="string">
            <text:p>9.43%</text:p>
          </table:table-cell>
          <table:table-cell office:value-type="string">
            <text:p>10.01%</text:p>
          </table:table-cell>
          <table:table-cell office:value-type="string">
            <text:p>8.99%</text:p>
          </table:table-cell>
          <table:table-cell office:value-type="string">
            <text:p>15.18%</text:p>
          </table:table-cell>
          <table:table-cell office:value-type="string">
            <text:p>13.66%</text:p>
          </table:table-cell>
          <table:table-cell office:value-type="string">
            <text:p>10.01%</text:p>
          </table:table-cell>
          <table:table-cell office:value-type="string">
            <text:p>9.36%</text:p>
          </table:table-cell>
          <table:table-cell office:value-type="string">
            <text:p>1.75%</text:p>
          </table:table-cell>
          <table:table-cell office:value-type="string">
            <text:p>11.44%</text:p>
          </table:table-cell>
          <table:table-cell office:value-type="string">
            <text:p>7.71%</text:p>
          </table:table-cell>
          <table:table-cell office:value-type="string">
            <text:p>6.36%</text:p>
          </table:table-cell>
          <table:table-cell office:value-type="string">
            <text:p>-0.72%</text:p>
          </table:table-cell>
          <table:table-cell table:number-columns-repeated="1002"/>
        </table:table-row>
        <table:table-row table:style-name="ro1">
          <table:table-cell office:value-type="string">
            <text:p>3/12/2015</text:p>
          </table:table-cell>
          <table:table-cell office:value-type="float" office:value="14.34">
            <text:p>14.34</text:p>
          </table:table-cell>
          <table:table-cell office:value-type="float" office:value="14.22">
            <text:p>14.22</text:p>
          </table:table-cell>
          <table:table-cell office:value-type="float" office:value="167.66">
            <text:p>167.66</text:p>
          </table:table-cell>
          <table:table-cell table:style-name="ce2" office:value-type="string">
            <text:p>A-10Y</text:p>
          </table:table-cell>
          <table:table-cell table:number-columns-repeated="2" office:value-type="string">
            <text:p>null</text:p>
          </table:table-cell>
          <table:table-cell office:value-type="string">
            <text:p>6.39%</text:p>
          </table:table-cell>
          <table:table-cell office:value-type="string">
            <text:p>6.44%</text:p>
          </table:table-cell>
          <table:table-cell office:value-type="string">
            <text:p>6.13%</text:p>
          </table:table-cell>
          <table:table-cell office:value-type="string">
            <text:p>null</text:p>
          </table:table-cell>
          <table:table-cell office:value-type="string">
            <text:p>6.39%</text:p>
          </table:table-cell>
          <table:table-cell office:value-type="string">
            <text:p>6.44%</text:p>
          </table:table-cell>
          <table:table-cell office:value-type="string">
            <text:p>6.13%</text:p>
          </table:table-cell>
          <table:table-cell office:value-type="string">
            <text:p>null</text:p>
          </table:table-cell>
          <table:table-cell office:value-type="string">
            <text:p>6.39%</text:p>
          </table:table-cell>
          <table:table-cell office:value-type="string">
            <text:p>null</text:p>
          </table:table-cell>
          <table:table-cell office:value-type="string">
            <text:p>8.48%</text:p>
          </table:table-cell>
          <table:table-cell office:value-type="string">
            <text:p>null</text:p>
          </table:table-cell>
          <table:table-cell office:value-type="string">
            <text:p>4.22%</text:p>
          </table:table-cell>
          <table:table-cell office:value-type="string">
            <text:p>null</text:p>
          </table:table-cell>
          <table:table-cell office:value-type="string">
            <text:p>5.91%</text:p>
          </table:table-cell>
          <table:table-cell table:number-columns-repeated="1002"/>
        </table:table-row>
        <table:table-row table:style-name="ro1">
          <table:table-cell office:value-type="string">
            <text:p>3/11/2015</text:p>
          </table:table-cell>
          <table:table-cell office:value-type="float" office:value="14.19">
            <text:p>14.19</text:p>
          </table:table-cell>
          <table:table-cell office:value-type="float" office:value="14.07">
            <text:p>14.07</text:p>
          </table:table-cell>
          <table:table-cell office:value-type="float" office:value="166.15">
            <text:p>166.15</text:p>
          </table:table-cell>
          <table:table-cell table:style-name="ce2" office:value-type="string">
            <text:p>A-Since Inception</text:p>
          </table:table-cell>
          <table:table-cell office:value-type="string">
            <text:p>10.28%</text:p>
          </table:table-cell>
          <table:table-cell office:value-type="string">
            <text:p>10.59%</text:p>
          </table:table-cell>
          <table:table-cell office:value-type="string">
            <text:p>11.33%</text:p>
          </table:table-cell>
          <table:table-cell office:value-type="string">
            <text:p>9.93%</text:p>
          </table:table-cell>
          <table:table-cell office:value-type="string">
            <text:p>7.31%</text:p>
          </table:table-cell>
          <table:table-cell office:value-type="string">
            <text:p>6.28%</text:p>
          </table:table-cell>
          <table:table-cell office:value-type="string">
            <text:p>5.04%</text:p>
          </table:table-cell>
          <table:table-cell office:value-type="string">
            <text:p>4.95%</text:p>
          </table:table-cell>
          <table:table-cell office:value-type="string">
            <text:p>5.28%</text:p>
          </table:table-cell>
          <table:table-cell office:value-type="string">
            <text:p>8.21%</text:p>
          </table:table-cell>
          <table:table-cell office:value-type="string">
            <text:p>3.95%</text:p>
          </table:table-cell>
          <table:table-cell office:value-type="string">
            <text:p>9.90%</text:p>
          </table:table-cell>
          <table:table-cell office:value-type="string">
            <text:p>3.02%</text:p>
          </table:table-cell>
          <table:table-cell office:value-type="string">
            <text:p>6.05%</text:p>
          </table:table-cell>
          <table:table-cell office:value-type="string">
            <text:p>1.76%</text:p>
          </table:table-cell>
          <table:table-cell office:value-type="string">
            <text:p>6.84%</text:p>
          </table:table-cell>
          <table:table-cell office:value-type="string">
            <text:p>0.60%</text:p>
          </table:table-cell>
          <table:table-cell table:number-columns-repeated="1002"/>
        </table:table-row>
        <table:table-row table:style-name="ro1">
          <table:table-cell office:value-type="string">
            <text:p>3/10/2015</text:p>
          </table:table-cell>
          <table:table-cell office:value-type="float" office:value="14.19">
            <text:p>14.19</text:p>
          </table:table-cell>
          <table:table-cell office:value-type="float" office:value="14.06">
            <text:p>14.06</text:p>
          </table:table-cell>
          <table:table-cell office:value-type="float" office:value="166.35">
            <text:p>166.35</text:p>
          </table:table-cell>
          <table:table-cell table:style-name="ce2" office:value-type="float" office:value="2006">
            <text:p>2006</text:p>
          </table:table-cell>
          <table:table-cell table:number-columns-repeated="5" office:value-type="string">
            <text:p>null</text:p>
          </table:table-cell>
          <table:table-cell office:value-type="string">
            <text:p>6.24%</text:p>
          </table:table-cell>
          <table:table-cell office:value-type="string">
            <text:p>9.15%</text:p>
          </table:table-cell>
          <table:table-cell office:value-type="string">
            <text:p>9.80%</text:p>
          </table:table-cell>
          <table:table-cell office:value-type="string">
            <text:p>4.75%</text:p>
          </table:table-cell>
          <table:table-cell table:number-columns-repeated="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9/2015</text:p>
          </table:table-cell>
          <table:table-cell office:value-type="float" office:value="14.34">
            <text:p>14.34</text:p>
          </table:table-cell>
          <table:table-cell office:value-type="float" office:value="14.21">
            <text:p>14.21</text:p>
          </table:table-cell>
          <table:table-cell office:value-type="float" office:value="167.84">
            <text:p>167.84</text:p>
          </table:table-cell>
          <table:table-cell table:style-name="ce2" office:value-type="float" office:value="2007">
            <text:p>2007</text:p>
          </table:table-cell>
          <table:table-cell table:number-columns-repeated="5" office:value-type="string">
            <text:p>null</text:p>
          </table:table-cell>
          <table:table-cell office:value-type="string">
            <text:p>24.67%</text:p>
          </table:table-cell>
          <table:table-cell office:value-type="string">
            <text:p>9.04%</text:p>
          </table:table-cell>
          <table:table-cell office:value-type="string">
            <text:p>11.66%</text:p>
          </table:table-cell>
          <table:table-cell office:value-type="string">
            <text:p>5.17%</text:p>
          </table:table-cell>
          <table:table-cell office:value-type="string">
            <text:p>2.43%</text:p>
          </table:table-cell>
          <table:table-cell office:value-type="string">
            <text:p>6.38%</text:p>
          </table:table-cell>
          <table:table-cell office:value-type="string">
            <text:p>22.18%</text:p>
          </table:table-cell>
          <table:table-cell office:value-type="string">
            <text:p>36.34%</text:p>
          </table:table-cell>
          <table:table-cell office:value-type="string">
            <text:p>1.16%</text:p>
          </table:table-cell>
          <table:table-cell office:value-type="string">
            <text:p>4.93%</text:p>
          </table:table-cell>
          <table:table-cell office:value-type="string">
            <text:p>19.50%</text:p>
          </table:table-cell>
          <table:table-cell office:value-type="string">
            <text:p>34.07%</text:p>
          </table:table-cell>
          <table:table-cell table:number-columns-repeated="1002"/>
        </table:table-row>
        <table:table-row table:style-name="ro1">
          <table:table-cell office:value-type="string">
            <text:p>3/06/2015</text:p>
          </table:table-cell>
          <table:table-cell office:value-type="float" office:value="14.29">
            <text:p>14.29</text:p>
          </table:table-cell>
          <table:table-cell office:value-type="float" office:value="14.16">
            <text:p>14.16</text:p>
          </table:table-cell>
          <table:table-cell office:value-type="float" office:value="167.54">
            <text:p>167.54</text:p>
          </table:table-cell>
          <table:table-cell table:style-name="ce2" office:value-type="float" office:value="2008">
            <text:p>2008</text:p>
          </table:table-cell>
          <table:table-cell table:number-columns-repeated="5" office:value-type="string">
            <text:p>null</text:p>
          </table:table-cell>
          <table:table-cell office:value-type="string">
            <text:p>-36.16%</text:p>
          </table:table-cell>
          <table:table-cell office:value-type="string">
            <text:p>-40.71%</text:p>
          </table:table-cell>
          <table:table-cell office:value-type="string">
            <text:p>-42.19%</text:p>
          </table:table-cell>
          <table:table-cell office:value-type="string">
            <text:p>-27.90%</text:p>
          </table:table-cell>
          <table:table-cell office:value-type="string">
            <text:p>-35.16%</text:p>
          </table:table-cell>
          <table:table-cell office:value-type="string">
            <text:p>-40.71%</text:p>
          </table:table-cell>
          <table:table-cell office:value-type="string">
            <text:p>-41.95%</text:p>
          </table:table-cell>
          <table:table-cell office:value-type="string">
            <text:p>-53.33%</text:p>
          </table:table-cell>
          <table:table-cell office:value-type="string">
            <text:p>-36.58%</text:p>
          </table:table-cell>
          <table:table-cell office:value-type="string">
            <text:p>-42.08%</text:p>
          </table:table-cell>
          <table:table-cell office:value-type="string">
            <text:p>-43.73%</text:p>
          </table:table-cell>
          <table:table-cell office:value-type="string">
            <text:p>-54.47%</text:p>
          </table:table-cell>
          <table:table-cell table:number-columns-repeated="1002"/>
        </table:table-row>
        <table:table-row table:style-name="ro1">
          <table:table-cell office:value-type="string">
            <text:p>3/05/2015</text:p>
          </table:table-cell>
          <table:table-cell office:value-type="float" office:value="14.42">
            <text:p>14.42</text:p>
          </table:table-cell>
          <table:table-cell office:value-type="float" office:value="14.3">
            <text:p>14.3</text:p>
          </table:table-cell>
          <table:table-cell office:value-type="float" office:value="168.98">
            <text:p>168.98</text:p>
          </table:table-cell>
          <table:table-cell table:style-name="ce2" office:value-type="float" office:value="2009">
            <text:p>2009</text:p>
          </table:table-cell>
          <table:table-cell table:number-columns-repeated="5" office:value-type="string">
            <text:p>null</text:p>
          </table:table-cell>
          <table:table-cell office:value-type="string">
            <text:p>23.05%</text:p>
          </table:table-cell>
          <table:table-cell office:value-type="string">
            <text:p>29.99%</text:p>
          </table:table-cell>
          <table:table-cell office:value-type="string">
            <text:p>34.63%</text:p>
          </table:table-cell>
          <table:table-cell office:value-type="string">
            <text:p>16.87%</text:p>
          </table:table-cell>
          <table:table-cell office:value-type="string">
            <text:p>40.39%</text:p>
          </table:table-cell>
          <table:table-cell office:value-type="string">
            <text:p>29.99%</text:p>
          </table:table-cell>
          <table:table-cell office:value-type="string">
            <text:p>85.98%</text:p>
          </table:table-cell>
          <table:table-cell office:value-type="string">
            <text:p>78.51%</text:p>
          </table:table-cell>
          <table:table-cell office:value-type="string">
            <text:p>37.16%</text:p>
          </table:table-cell>
          <table:table-cell office:value-type="string">
            <text:p>26.98%</text:p>
          </table:table-cell>
          <table:table-cell office:value-type="string">
            <text:p>80.37%</text:p>
          </table:table-cell>
          <table:table-cell office:value-type="string">
            <text:p>74.50%</text:p>
          </table:table-cell>
          <table:table-cell table:number-columns-repeated="1002"/>
        </table:table-row>
        <table:table-row table:style-name="ro1">
          <table:table-cell office:value-type="string">
            <text:p>3/04/2015</text:p>
          </table:table-cell>
          <table:table-cell office:value-type="float" office:value="14.37">
            <text:p>14.37</text:p>
          </table:table-cell>
          <table:table-cell office:value-type="float" office:value="14.25">
            <text:p>14.25</text:p>
          </table:table-cell>
          <table:table-cell office:value-type="float" office:value="168.56">
            <text:p>168.56</text:p>
          </table:table-cell>
          <table:table-cell table:style-name="ce2" office:value-type="float" office:value="2010">
            <text:p>2010</text:p>
          </table:table-cell>
          <table:table-cell table:number-columns-repeated="2" office:value-type="string">
            <text:p>0.40%</text:p>
          </table:table-cell>
          <table:table-cell office:value-type="string">
            <text:p>8.95%</text:p>
          </table:table-cell>
          <table:table-cell office:value-type="string">
            <text:p>8.73%</text:p>
          </table:table-cell>
          <table:table-cell office:value-type="string">
            <text:p>2.19%</text:p>
          </table:table-cell>
          <table:table-cell office:value-type="string">
            <text:p>9.95%</text:p>
          </table:table-cell>
          <table:table-cell office:value-type="string">
            <text:p>11.76%</text:p>
          </table:table-cell>
          <table:table-cell office:value-type="string">
            <text:p>12.67%</text:p>
          </table:table-cell>
          <table:table-cell office:value-type="string">
            <text:p>7.79%</text:p>
          </table:table-cell>
          <table:table-cell office:value-type="string">
            <text:p>20.07%</text:p>
          </table:table-cell>
          <table:table-cell office:value-type="string">
            <text:p>11.76%</text:p>
          </table:table-cell>
          <table:table-cell office:value-type="string">
            <text:p>28.50%</text:p>
          </table:table-cell>
          <table:table-cell office:value-type="string">
            <text:p>18.88%</text:p>
          </table:table-cell>
          <table:table-cell office:value-type="string">
            <text:p>17.77%</text:p>
          </table:table-cell>
          <table:table-cell office:value-type="string">
            <text:p>9.55%</text:p>
          </table:table-cell>
          <table:table-cell office:value-type="string">
            <text:p>24.70%</text:p>
          </table:table-cell>
          <table:table-cell office:value-type="string">
            <text:p>16.36%</text:p>
          </table:table-cell>
          <table:table-cell table:number-columns-repeated="1002"/>
        </table:table-row>
        <table:table-row table:style-name="ro1">
          <table:table-cell office:value-type="string">
            <text:p>3/03/2015</text:p>
          </table:table-cell>
          <table:table-cell office:value-type="float" office:value="14.38">
            <text:p>14.38</text:p>
          </table:table-cell>
          <table:table-cell office:value-type="float" office:value="14.25">
            <text:p>14.25</text:p>
          </table:table-cell>
          <table:table-cell office:value-type="float" office:value="168.7">
            <text:p>168.7</text:p>
          </table:table-cell>
          <table:table-cell table:style-name="ce2" office:value-type="float" office:value="2011">
            <text:p>2011</text:p>
          </table:table-cell>
          <table:table-cell office:value-type="string">
            <text:p>7.17%</text:p>
          </table:table-cell>
          <table:table-cell office:value-type="string">
            <text:p>7.64%</text:p>
          </table:table-cell>
          <table:table-cell office:value-type="string">
            <text:p>-5.54%</text:p>
          </table:table-cell>
          <table:table-cell office:value-type="string">
            <text:p>-7.35%</text:p>
          </table:table-cell>
          <table:table-cell office:value-type="string">
            <text:p>-5.80%</text:p>
          </table:table-cell>
          <table:table-cell office:value-type="string">
            <text:p>6.18%</text:p>
          </table:table-cell>
          <table:table-cell office:value-type="string">
            <text:p>-5.54%</text:p>
          </table:table-cell>
          <table:table-cell office:value-type="string">
            <text:p>-7.35%</text:p>
          </table:table-cell>
          <table:table-cell office:value-type="string">
            <text:p>-5.80%</text:p>
          </table:table-cell>
          <table:table-cell office:value-type="string">
            <text:p>-1.56%</text:p>
          </table:table-cell>
          <table:table-cell office:value-type="string">
            <text:p>-5.54%</text:p>
          </table:table-cell>
          <table:table-cell office:value-type="string">
            <text:p>-7.43%</text:p>
          </table:table-cell>
          <table:table-cell office:value-type="string">
            <text:p>-18.42%</text:p>
          </table:table-cell>
          <table:table-cell office:value-type="string">
            <text:p>-3.60%</text:p>
          </table:table-cell>
          <table:table-cell office:value-type="string">
            <text:p>-7.61%</text:p>
          </table:table-cell>
          <table:table-cell office:value-type="string">
            <text:p>-10.43%</text:p>
          </table:table-cell>
          <table:table-cell office:value-type="string">
            <text:p>-20.41%</text:p>
          </table:table-cell>
          <table:table-cell table:number-columns-repeated="1002"/>
        </table:table-row>
        <table:table-row table:style-name="ro1">
          <table:table-cell office:value-type="string">
            <text:p>3/02/2015</text:p>
          </table:table-cell>
          <table:table-cell office:value-type="float" office:value="14.43">
            <text:p>14.43</text:p>
          </table:table-cell>
          <table:table-cell office:value-type="float" office:value="14.31">
            <text:p>14.31</text:p>
          </table:table-cell>
          <table:table-cell office:value-type="float" office:value="169.16">
            <text:p>169.16</text:p>
          </table:table-cell>
          <table:table-cell table:style-name="ce2" office:value-type="float" office:value="2012">
            <text:p>2012</text:p>
          </table:table-cell>
          <table:table-cell office:value-type="string">
            <text:p>9.80%</text:p>
          </table:table-cell>
          <table:table-cell office:value-type="string">
            <text:p>10.15%</text:p>
          </table:table-cell>
          <table:table-cell office:value-type="string">
            <text:p>15.83%</text:p>
          </table:table-cell>
          <table:table-cell office:value-type="string">
            <text:p>16.13%</text:p>
          </table:table-cell>
          <table:table-cell office:value-type="string">
            <text:p>6.46%</text:p>
          </table:table-cell>
          <table:table-cell office:value-type="string">
            <text:p>7.90%</text:p>
          </table:table-cell>
          <table:table-cell office:value-type="string">
            <text:p>15.83%</text:p>
          </table:table-cell>
          <table:table-cell office:value-type="string">
            <text:p>16.13%</text:p>
          </table:table-cell>
          <table:table-cell office:value-type="string">
            <text:p>6.46%</text:p>
          </table:table-cell>
          <table:table-cell office:value-type="string">
            <text:p>16.75%</text:p>
          </table:table-cell>
          <table:table-cell office:value-type="string">
            <text:p>15.83%</text:p>
          </table:table-cell>
          <table:table-cell office:value-type="string">
            <text:p>24.75%</text:p>
          </table:table-cell>
          <table:table-cell office:value-type="string">
            <text:p>18.22%</text:p>
          </table:table-cell>
          <table:table-cell office:value-type="string">
            <text:p>14.11%</text:p>
          </table:table-cell>
          <table:table-cell office:value-type="string">
            <text:p>13.18%</text:p>
          </table:table-cell>
          <table:table-cell office:value-type="string">
            <text:p>21.18%</text:p>
          </table:table-cell>
          <table:table-cell office:value-type="string">
            <text:p>15.15%</text:p>
          </table:table-cell>
          <table:table-cell table:number-columns-repeated="1002"/>
        </table:table-row>
        <table:table-row table:style-name="ro1">
          <table:table-cell office:value-type="string">
            <text:p>2/27/2015</text:p>
          </table:table-cell>
          <table:table-cell office:value-type="float" office:value="14.39">
            <text:p>14.39</text:p>
          </table:table-cell>
          <table:table-cell office:value-type="float" office:value="14.27">
            <text:p>14.27</text:p>
          </table:table-cell>
          <table:table-cell office:value-type="float" office:value="168.94">
            <text:p>168.94</text:p>
          </table:table-cell>
          <table:table-cell table:style-name="ce2" office:value-type="float" office:value="2013">
            <text:p>2013</text:p>
          </table:table-cell>
          <table:table-cell office:value-type="string">
            <text:p>18.71%</text:p>
          </table:table-cell>
          <table:table-cell office:value-type="string">
            <text:p>19.04%</text:p>
          </table:table-cell>
          <table:table-cell office:value-type="string">
            <text:p>26.68%</text:p>
          </table:table-cell>
          <table:table-cell office:value-type="string">
            <text:p>22.80%</text:p>
          </table:table-cell>
          <table:table-cell office:value-type="string">
            <text:p>12.96%</text:p>
          </table:table-cell>
          <table:table-cell office:value-type="string">
            <text:p>18.42%</text:p>
          </table:table-cell>
          <table:table-cell office:value-type="string">
            <text:p>26.68%</text:p>
          </table:table-cell>
          <table:table-cell office:value-type="string">
            <text:p>22.80%</text:p>
          </table:table-cell>
          <table:table-cell office:value-type="string">
            <text:p>12.96%</text:p>
          </table:table-cell>
          <table:table-cell office:value-type="string">
            <text:p>30.70%</text:p>
          </table:table-cell>
          <table:table-cell office:value-type="string">
            <text:p>26.68%</text:p>
          </table:table-cell>
          <table:table-cell office:value-type="string">
            <text:p>1.95%</text:p>
          </table:table-cell>
          <table:table-cell office:value-type="string">
            <text:p>-2.60%</text:p>
          </table:table-cell>
          <table:table-cell office:value-type="string">
            <text:p>28.18%</text:p>
          </table:table-cell>
          <table:table-cell office:value-type="string">
            <text:p>24.10%</text:p>
          </table:table-cell>
          <table:table-cell office:value-type="string">
            <text:p>-0.61%</text:p>
          </table:table-cell>
          <table:table-cell office:value-type="string">
            <text:p>-4.98%</text:p>
          </table:table-cell>
          <table:table-cell table:number-columns-repeated="1002"/>
        </table:table-row>
        <table:table-row table:style-name="ro1">
          <table:table-cell office:value-type="string">
            <text:p>2/26/2015</text:p>
          </table:table-cell>
          <table:table-cell office:value-type="float" office:value="14.41">
            <text:p>14.41</text:p>
          </table:table-cell>
          <table:table-cell office:value-type="float" office:value="14.28">
            <text:p>14.28</text:p>
          </table:table-cell>
          <table:table-cell office:value-type="float" office:value="168.94">
            <text:p>168.94</text:p>
          </table:table-cell>
          <table:table-cell table:style-name="ce2" office:value-type="float" office:value="2014">
            <text:p>2014</text:p>
          </table:table-cell>
          <table:table-cell office:value-type="string">
            <text:p>5.64%</text:p>
          </table:table-cell>
          <table:table-cell office:value-type="string">
            <text:p>5.86%</text:p>
          </table:table-cell>
          <table:table-cell office:value-type="string">
            <text:p>4.94%</text:p>
          </table:table-cell>
          <table:table-cell office:value-type="string">
            <text:p>4.16%</text:p>
          </table:table-cell>
          <table:table-cell office:value-type="string">
            <text:p>3.92%</text:p>
          </table:table-cell>
          <table:table-cell office:value-type="string">
            <text:p>4.19%</text:p>
          </table:table-cell>
          <table:table-cell office:value-type="string">
            <text:p>4.94%</text:p>
          </table:table-cell>
          <table:table-cell office:value-type="string">
            <text:p>4.16%</text:p>
          </table:table-cell>
          <table:table-cell office:value-type="string">
            <text:p>3.92%</text:p>
          </table:table-cell>
          <table:table-cell office:value-type="string">
            <text:p>5.39%</text:p>
          </table:table-cell>
          <table:table-cell office:value-type="string">
            <text:p>4.94%</text:p>
          </table:table-cell>
          <table:table-cell office:value-type="string">
            <text:p>2.81%</text:p>
          </table:table-cell>
          <table:table-cell office:value-type="string">
            <text:p>-2.19%</text:p>
          </table:table-cell>
          <table:table-cell office:value-type="string">
            <text:p>3.55%</text:p>
          </table:table-cell>
          <table:table-cell office:value-type="string">
            <text:p>2.93%</text:p>
          </table:table-cell>
          <table:table-cell office:value-type="string">
            <text:p>0.55%</text:p>
          </table:table-cell>
          <table:table-cell office:value-type="string">
            <text:p>-4.63%</text:p>
          </table:table-cell>
          <table:table-cell table:number-columns-repeated="1002"/>
        </table:table-row>
        <table:table-row table:style-name="ro1">
          <table:table-cell office:value-type="string">
            <text:p>2/25/2015</text:p>
          </table:table-cell>
          <table:table-cell office:value-type="float" office:value="14.38">
            <text:p>14.38</text:p>
          </table:table-cell>
          <table:table-cell office:value-type="float" office:value="14.26">
            <text:p>14.26</text:p>
          </table:table-cell>
          <table:table-cell office:value-type="float" office:value="168.75">
            <text:p>168.75</text:p>
          </table:table-cell>
          <table:table-cell office:value-type="string">
            <text:p>3/31/2015</text:p>
          </table:table-cell>
          <table:table-cell office:value-type="float" office:value="15533.72">
            <text:p>15533.72</text:p>
          </table:table-cell>
          <table:table-cell office:value-type="float" office:value="15731.85">
            <text:p>15731.85</text:p>
          </table:table-cell>
          <table:table-cell office:value-type="float" office:value="16212.04">
            <text:p>16212.04</text:p>
          </table:table-cell>
          <table:table-cell office:value-type="float" office:value="15309.12">
            <text:p>15309.12</text:p>
          </table:table-cell>
          <table:table-cell office:value-type="float" office:value="13735.36">
            <text:p>13735.36</text:p>
          </table:table-cell>
          <table:table-cell office:value-type="float" office:value="16861.01">
            <text:p>16861.01</text:p>
          </table:table-cell>
          <table:table-cell office:value-type="float" office:value="15144.19">
            <text:p>15144.19</text:p>
          </table:table-cell>
          <table:table-cell office:value-type="float" office:value="15035.08">
            <text:p>15035.08</text:p>
          </table:table-cell>
          <table:table-cell office:value-type="float" office:value="15551.47">
            <text:p>15551.47</text:p>
          </table:table-cell>
          <table:table-cell office:value-type="float" office:value="18799">
            <text:p>18799</text:p>
          </table:table-cell>
          <table:table-cell office:value-type="float" office:value="13634.36">
            <text:p>13634.36</text:p>
          </table:table-cell>
          <table:table-cell office:value-type="float" office:value="21280">
            <text:p>21280</text:p>
          </table:table-cell>
          <table:table-cell office:value-type="float" office:value="12682.59">
            <text:p>12682.59</text:p>
          </table:table-cell>
          <table:table-cell office:value-type="float" office:value="15996">
            <text:p>15996</text:p>
          </table:table-cell>
          <table:table-cell office:value-type="float" office:value="11496.74">
            <text:p>11496.74</text:p>
          </table:table-cell>
          <table:table-cell office:value-type="float" office:value="16974">
            <text:p>16974</text:p>
          </table:table-cell>
          <table:table-cell office:value-type="float" office:value="10491.64">
            <text:p>10491.64</text:p>
          </table:table-cell>
          <table:table-cell table:number-columns-repeated="1002"/>
        </table:table-row>
        <table:table-row table:style-name="ro1">
          <table:table-cell office:value-type="string">
            <text:p>2/24/2015</text:p>
          </table:table-cell>
          <table:table-cell office:value-type="float" office:value="14.41">
            <text:p>14.41</text:p>
          </table:table-cell>
          <table:table-cell office:value-type="float" office:value="14.29">
            <text:p>14.29</text:p>
          </table:table-cell>
          <table:table-cell office:value-type="float" office:value="168.97">
            <text:p>168.97</text:p>
          </table:table-cell>
          <table:table-cell office:value-type="string">
            <text:p>2/27/2015</text:p>
          </table:table-cell>
          <table:table-cell office:value-type="float" office:value="15511.98">
            <text:p>15511.98</text:p>
          </table:table-cell>
          <table:table-cell office:value-type="float" office:value="15710.02">
            <text:p>15710.02</text:p>
          </table:table-cell>
          <table:table-cell office:value-type="float" office:value="16469.86">
            <text:p>16469.86</text:p>
          </table:table-cell>
          <table:table-cell office:value-type="float" office:value="15550.11">
            <text:p>15550.11</text:p>
          </table:table-cell>
          <table:table-cell office:value-type="float" office:value="13829.06">
            <text:p>13829.06</text:p>
          </table:table-cell>
          <table:table-cell office:value-type="float" office:value="16867">
            <text:p>16867</text:p>
          </table:table-cell>
          <table:table-cell office:value-type="float" office:value="15385.02">
            <text:p>15385.02</text:p>
          </table:table-cell>
          <table:table-cell office:value-type="float" office:value="15271.76">
            <text:p>15271.76</text:p>
          </table:table-cell>
          <table:table-cell office:value-type="float" office:value="15657.56">
            <text:p>15657.56</text:p>
          </table:table-cell>
          <table:table-cell office:value-type="float" office:value="18855">
            <text:p>18855</text:p>
          </table:table-cell>
          <table:table-cell office:value-type="float" office:value="13851.18">
            <text:p>13851.18</text:p>
          </table:table-cell>
          <table:table-cell office:value-type="float" office:value="21499">
            <text:p>21499</text:p>
          </table:table-cell>
          <table:table-cell office:value-type="float" office:value="12865.55">
            <text:p>12865.55</text:p>
          </table:table-cell>
          <table:table-cell office:value-type="float" office:value="16078">
            <text:p>16078</text:p>
          </table:table-cell>
          <table:table-cell office:value-type="float" office:value="11708.39">
            <text:p>11708.39</text:p>
          </table:table-cell>
          <table:table-cell office:value-type="float" office:value="17171">
            <text:p>17171</text:p>
          </table:table-cell>
          <table:table-cell office:value-type="float" office:value="10660.69">
            <text:p>10660.69</text:p>
          </table:table-cell>
          <table:table-cell table:number-columns-repeated="1002"/>
        </table:table-row>
        <table:table-row table:style-name="ro1">
          <table:table-cell office:value-type="string">
            <text:p>2/23/2015</text:p>
          </table:table-cell>
          <table:table-cell office:value-type="float" office:value="14.37">
            <text:p>14.37</text:p>
          </table:table-cell>
          <table:table-cell office:value-type="float" office:value="14.24">
            <text:p>14.24</text:p>
          </table:table-cell>
          <table:table-cell office:value-type="float" office:value="168.34">
            <text:p>168.34</text:p>
          </table:table-cell>
          <table:table-cell office:value-type="string">
            <text:p>1/30/2015</text:p>
          </table:table-cell>
          <table:table-cell office:value-type="float" office:value="14968.46">
            <text:p>14968.46</text:p>
          </table:table-cell>
          <table:table-cell office:value-type="float" office:value="15164.15">
            <text:p>15164.15</text:p>
          </table:table-cell>
          <table:table-cell office:value-type="float" office:value="15558.32">
            <text:p>15558.32</text:p>
          </table:table-cell>
          <table:table-cell office:value-type="float" office:value="14730.07">
            <text:p>14730.07</text:p>
          </table:table-cell>
          <table:table-cell office:value-type="float" office:value="13462.54">
            <text:p>13462.54</text:p>
          </table:table-cell>
          <table:table-cell office:value-type="float" office:value="16294.92">
            <text:p>16294.92</text:p>
          </table:table-cell>
          <table:table-cell office:value-type="float" office:value="14533.52">
            <text:p>14533.52</text:p>
          </table:table-cell>
          <table:table-cell office:value-type="float" office:value="14466.39">
            <text:p>14466.39</text:p>
          </table:table-cell>
          <table:table-cell office:value-type="float" office:value="15242.57">
            <text:p>15242.57</text:p>
          </table:table-cell>
          <table:table-cell office:value-type="float" office:value="17786">
            <text:p>17786</text:p>
          </table:table-cell>
          <table:table-cell office:value-type="float" office:value="13084.57">
            <text:p>13084.57</text:p>
          </table:table-cell>
          <table:table-cell office:value-type="float" office:value="21039">
            <text:p>21039</text:p>
          </table:table-cell>
          <table:table-cell office:value-type="float" office:value="12479.16">
            <text:p>12479.16</text:p>
          </table:table-cell>
          <table:table-cell office:value-type="float" office:value="15179">
            <text:p>15179</text:p>
          </table:table-cell>
          <table:table-cell office:value-type="float" office:value="11078.84">
            <text:p>11078.84</text:p>
          </table:table-cell>
          <table:table-cell office:value-type="float" office:value="16815">
            <text:p>16815</text:p>
          </table:table-cell>
          <table:table-cell office:value-type="float" office:value="10352.05">
            <text:p>10352.05</text:p>
          </table:table-cell>
          <table:table-cell table:number-columns-repeated="1002"/>
        </table:table-row>
        <table:table-row table:style-name="ro1">
          <table:table-cell office:value-type="string">
            <text:p>2/20/2015</text:p>
          </table:table-cell>
          <table:table-cell office:value-type="float" office:value="14.36">
            <text:p>14.36</text:p>
          </table:table-cell>
          <table:table-cell office:value-type="float" office:value="14.24">
            <text:p>14.24</text:p>
          </table:table-cell>
          <table:table-cell office:value-type="float" office:value="168.34">
            <text:p>168.34</text:p>
          </table:table-cell>
          <table:table-cell office:value-type="string">
            <text:p>12/31/2014</text:p>
          </table:table-cell>
          <table:table-cell office:value-type="float" office:value="14816.28">
            <text:p>14816.28</text:p>
          </table:table-cell>
          <table:table-cell office:value-type="float" office:value="15000.39">
            <text:p>15000.39</text:p>
          </table:table-cell>
          <table:table-cell office:value-type="float" office:value="15845.43">
            <text:p>15845.43</text:p>
          </table:table-cell>
          <table:table-cell office:value-type="float" office:value="14963.97">
            <text:p>14963.97</text:p>
          </table:table-cell>
          <table:table-cell office:value-type="float" office:value="13449.52">
            <text:p>13449.52</text:p>
          </table:table-cell>
          <table:table-cell office:value-type="float" office:value="16145.16">
            <text:p>16145.16</text:p>
          </table:table-cell>
          <table:table-cell office:value-type="float" office:value="14801.72">
            <text:p>14801.72</text:p>
          </table:table-cell>
          <table:table-cell office:value-type="float" office:value="14696.1">
            <text:p>14696.1</text:p>
          </table:table-cell>
          <table:table-cell office:value-type="float" office:value="15227.84">
            <text:p>15227.84</text:p>
          </table:table-cell>
          <table:table-cell office:value-type="float" office:value="17723">
            <text:p>17723</text:p>
          </table:table-cell>
          <table:table-cell office:value-type="float" office:value="13326.03">
            <text:p>13326.03</text:p>
          </table:table-cell>
          <table:table-cell office:value-type="float" office:value="20516">
            <text:p>20516</text:p>
          </table:table-cell>
          <table:table-cell office:value-type="float" office:value="12404.79">
            <text:p>12404.79</text:p>
          </table:table-cell>
          <table:table-cell office:value-type="float" office:value="15130">
            <text:p>15130</text:p>
          </table:table-cell>
          <table:table-cell office:value-type="float" office:value="11291.07">
            <text:p>11291.07</text:p>
          </table:table-cell>
          <table:table-cell office:value-type="float" office:value="16407">
            <text:p>16407</text:p>
          </table:table-cell>
          <table:table-cell office:value-type="float" office:value="10295.02">
            <text:p>10295.02</text:p>
          </table:table-cell>
          <table:table-cell table:number-columns-repeated="1002"/>
        </table:table-row>
        <table:table-row table:style-name="ro1">
          <table:table-cell office:value-type="string">
            <text:p>2/19/2015</text:p>
          </table:table-cell>
          <table:table-cell office:value-type="float" office:value="14.25">
            <text:p>14.25</text:p>
          </table:table-cell>
          <table:table-cell office:value-type="float" office:value="14.13">
            <text:p>14.13</text:p>
          </table:table-cell>
          <table:table-cell office:value-type="float" office:value="167.15">
            <text:p>167.15</text:p>
          </table:table-cell>
          <table:table-cell office:value-type="string">
            <text:p>11/28/2014</text:p>
          </table:table-cell>
          <table:table-cell office:value-type="float" office:value="14957.82">
            <text:p>14957.82</text:p>
          </table:table-cell>
          <table:table-cell office:value-type="float" office:value="15147.17">
            <text:p>15147.17</text:p>
          </table:table-cell>
          <table:table-cell office:value-type="float" office:value="16105.13">
            <text:p>16105.13</text:p>
          </table:table-cell>
          <table:table-cell office:value-type="float" office:value="15258.46">
            <text:p>15258.46</text:p>
          </table:table-cell>
          <table:table-cell office:value-type="float" office:value="13599.26">
            <text:p>13599.26</text:p>
          </table:table-cell>
          <table:table-cell office:value-type="float" office:value="16337.85">
            <text:p>16337.85</text:p>
          </table:table-cell>
          <table:table-cell office:value-type="float" office:value="15044.31">
            <text:p>15044.31</text:p>
          </table:table-cell>
          <table:table-cell office:value-type="float" office:value="14985.33">
            <text:p>14985.33</text:p>
          </table:table-cell>
          <table:table-cell office:value-type="float" office:value="15397.38">
            <text:p>15397.38</text:p>
          </table:table-cell>
          <table:table-cell office:value-type="float" office:value="17891">
            <text:p>17891</text:p>
          </table:table-cell>
          <table:table-cell office:value-type="float" office:value="13544.44">
            <text:p>13544.44</text:p>
          </table:table-cell>
          <table:table-cell office:value-type="float" office:value="21411">
            <text:p>21411</text:p>
          </table:table-cell>
          <table:table-cell office:value-type="float" office:value="13004.1">
            <text:p>13004.1</text:p>
          </table:table-cell>
          <table:table-cell office:value-type="float" office:value="15288">
            <text:p>15288</text:p>
          </table:table-cell>
          <table:table-cell office:value-type="float" office:value="11488.04">
            <text:p>11488.04</text:p>
          </table:table-cell>
          <table:table-cell office:value-type="float" office:value="17134">
            <text:p>17134</text:p>
          </table:table-cell>
          <table:table-cell office:value-type="float" office:value="10816.15">
            <text:p>10816.15</text:p>
          </table:table-cell>
          <table:table-cell table:number-columns-repeated="1002"/>
        </table:table-row>
        <table:table-row table:style-name="ro1">
          <table:table-cell office:value-type="string">
            <text:p>2/18/2015</text:p>
          </table:table-cell>
          <table:table-cell office:value-type="float" office:value="14.23">
            <text:p>14.23</text:p>
          </table:table-cell>
          <table:table-cell office:value-type="float" office:value="14.11">
            <text:p>14.11</text:p>
          </table:table-cell>
          <table:table-cell office:value-type="float" office:value="166.78">
            <text:p>166.78</text:p>
          </table:table-cell>
          <table:table-cell office:value-type="string">
            <text:p>10/31/2014</text:p>
          </table:table-cell>
          <table:table-cell office:value-type="float" office:value="14692.8">
            <text:p>14692.8</text:p>
          </table:table-cell>
          <table:table-cell office:value-type="float" office:value="14870.99">
            <text:p>14870.99</text:p>
          </table:table-cell>
          <table:table-cell office:value-type="float" office:value="15788.71">
            <text:p>15788.71</text:p>
          </table:table-cell>
          <table:table-cell office:value-type="float" office:value="15007.41">
            <text:p>15007.41</text:p>
          </table:table-cell>
          <table:table-cell office:value-type="float" office:value="13421.24">
            <text:p>13421.24</text:p>
          </table:table-cell>
          <table:table-cell office:value-type="float" office:value="16008.38">
            <text:p>16008.38</text:p>
          </table:table-cell>
          <table:table-cell office:value-type="float" office:value="14748.73">
            <text:p>14748.73</text:p>
          </table:table-cell>
          <table:table-cell office:value-type="float" office:value="14738.77">
            <text:p>14738.77</text:p>
          </table:table-cell>
          <table:table-cell office:value-type="float" office:value="15195.81">
            <text:p>15195.81</text:p>
          </table:table-cell>
          <table:table-cell office:value-type="float" office:value="17426">
            <text:p>17426</text:p>
          </table:table-cell>
          <table:table-cell office:value-type="float" office:value="13278.33">
            <text:p>13278.33</text:p>
          </table:table-cell>
          <table:table-cell office:value-type="float" office:value="21562">
            <text:p>21562</text:p>
          </table:table-cell>
          <table:table-cell office:value-type="float" office:value="13143.12">
            <text:p>13143.12</text:p>
          </table:table-cell>
          <table:table-cell office:value-type="float" office:value="14900">
            <text:p>14900</text:p>
          </table:table-cell>
          <table:table-cell office:value-type="float" office:value="11280.64">
            <text:p>11280.64</text:p>
          </table:table-cell>
          <table:table-cell office:value-type="float" office:value="17269">
            <text:p>17269</text:p>
          </table:table-cell>
          <table:table-cell office:value-type="float" office:value="10938.4">
            <text:p>10938.4</text:p>
          </table:table-cell>
          <table:table-cell table:number-columns-repeated="1002"/>
        </table:table-row>
        <table:table-row table:style-name="ro1">
          <table:table-cell office:value-type="string">
            <text:p>2/17/2015</text:p>
          </table:table-cell>
          <table:table-cell office:value-type="float" office:value="14.19">
            <text:p>14.19</text:p>
          </table:table-cell>
          <table:table-cell office:value-type="float" office:value="14.07">
            <text:p>14.07</text:p>
          </table:table-cell>
          <table:table-cell office:value-type="float" office:value="166.46">
            <text:p>166.46</text:p>
          </table:table-cell>
          <table:table-cell office:value-type="string">
            <text:p>9/30/2014</text:p>
          </table:table-cell>
          <table:table-cell office:value-type="float" office:value="14311.17">
            <text:p>14311.17</text:p>
          </table:table-cell>
          <table:table-cell office:value-type="float" office:value="14477.97">
            <text:p>14477.97</text:p>
          </table:table-cell>
          <table:table-cell office:value-type="float" office:value="15687.23">
            <text:p>15687.23</text:p>
          </table:table-cell>
          <table:table-cell office:value-type="float" office:value="14902.46">
            <text:p>14902.46</text:p>
          </table:table-cell>
          <table:table-cell office:value-type="float" office:value="13313.13">
            <text:p>13313.13</text:p>
          </table:table-cell>
          <table:table-cell office:value-type="float" office:value="15648.96">
            <text:p>15648.96</text:p>
          </table:table-cell>
          <table:table-cell office:value-type="float" office:value="14653.94">
            <text:p>14653.94</text:p>
          </table:table-cell>
          <table:table-cell office:value-type="float" office:value="14635.69">
            <text:p>14635.69</text:p>
          </table:table-cell>
          <table:table-cell office:value-type="float" office:value="15073.41">
            <text:p>15073.41</text:p>
          </table:table-cell>
          <table:table-cell office:value-type="float" office:value="17333.71">
            <text:p>17333.71</text:p>
          </table:table-cell>
          <table:table-cell office:value-type="float" office:value="13192.98">
            <text:p>13192.98</text:p>
          </table:table-cell>
          <table:table-cell office:value-type="float" office:value="21396.94">
            <text:p>21396.94</text:p>
          </table:table-cell>
          <table:table-cell office:value-type="float" office:value="12989.96">
            <text:p>12989.96</text:p>
          </table:table-cell>
          <table:table-cell office:value-type="float" office:value="14831.03">
            <text:p>14831.03</text:p>
          </table:table-cell>
          <table:table-cell office:value-type="float" office:value="11216.68">
            <text:p>11216.68</text:p>
          </table:table-cell>
          <table:table-cell office:value-type="float" office:value="17153.4">
            <text:p>17153.4</text:p>
          </table:table-cell>
          <table:table-cell office:value-type="float" office:value="10822.72">
            <text:p>10822.72</text:p>
          </table:table-cell>
          <table:table-cell table:number-columns-repeated="1002"/>
        </table:table-row>
        <table:table-row table:style-name="ro1">
          <table:table-cell office:value-type="string">
            <text:p>2/16/2015</text:p>
          </table:table-cell>
          <table:table-cell office:value-type="float" office:value="14.19">
            <text:p>14.19</text:p>
          </table:table-cell>
          <table:table-cell office:value-type="float" office:value="14.07">
            <text:p>14.07</text:p>
          </table:table-cell>
          <table:table-cell office:value-type="float" office:value="166.42">
            <text:p>166.42</text:p>
          </table:table-cell>
          <table:table-cell office:value-type="string">
            <text:p>8/29/2014</text:p>
          </table:table-cell>
          <table:table-cell office:value-type="float" office:value="14618.59">
            <text:p>14618.59</text:p>
          </table:table-cell>
          <table:table-cell office:value-type="float" office:value="14796.64">
            <text:p>14796.64</text:p>
          </table:table-cell>
          <table:table-cell office:value-type="float" office:value="16124.87">
            <text:p>16124.87</text:p>
          </table:table-cell>
          <table:table-cell office:value-type="float" office:value="15401.94">
            <text:p>15401.94</text:p>
          </table:table-cell>
          <table:table-cell office:value-type="float" office:value="13607.68">
            <text:p>13607.68</text:p>
          </table:table-cell>
          <table:table-cell office:value-type="float" office:value="16055.3">
            <text:p>16055.3</text:p>
          </table:table-cell>
          <table:table-cell office:value-type="float" office:value="15062.76">
            <text:p>15062.76</text:p>
          </table:table-cell>
          <table:table-cell office:value-type="float" office:value="15126.24">
            <text:p>15126.24</text:p>
          </table:table-cell>
          <table:table-cell office:value-type="float" office:value="15406.91">
            <text:p>15406.91</text:p>
          </table:table-cell>
          <table:table-cell office:value-type="float" office:value="17828.27">
            <text:p>17828.27</text:p>
          </table:table-cell>
          <table:table-cell office:value-type="float" office:value="13561.04">
            <text:p>13561.04</text:p>
          </table:table-cell>
          <table:table-cell office:value-type="float" office:value="22794.21">
            <text:p>22794.21</text:p>
          </table:table-cell>
          <table:table-cell office:value-type="float" office:value="14029.87">
            <text:p>14029.87</text:p>
          </table:table-cell>
          <table:table-cell office:value-type="float" office:value="15280.5">
            <text:p>15280.5</text:p>
          </table:table-cell>
          <table:table-cell office:value-type="float" office:value="11548.74">
            <text:p>11548.74</text:p>
          </table:table-cell>
          <table:table-cell office:value-type="float" office:value="18297.81">
            <text:p>18297.81</text:p>
          </table:table-cell>
          <table:table-cell office:value-type="float" office:value="11711.45">
            <text:p>11711.45</text:p>
          </table:table-cell>
          <table:table-cell table:number-columns-repeated="1002"/>
        </table:table-row>
        <table:table-row table:style-name="ro1">
          <table:table-cell office:value-type="string">
            <text:p>2/13/2015</text:p>
          </table:table-cell>
          <table:table-cell office:value-type="float" office:value="14.19">
            <text:p>14.19</text:p>
          </table:table-cell>
          <table:table-cell office:value-type="float" office:value="14.07">
            <text:p>14.07</text:p>
          </table:table-cell>
          <table:table-cell office:value-type="float" office:value="166.42">
            <text:p>166.42</text:p>
          </table:table-cell>
          <table:table-cell office:value-type="string">
            <text:p>7/31/2014</text:p>
          </table:table-cell>
          <table:table-cell office:value-type="float" office:value="14364.17">
            <text:p>14364.17</text:p>
          </table:table-cell>
          <table:table-cell office:value-type="float" office:value="14541.7">
            <text:p>14541.7</text:p>
          </table:table-cell>
          <table:table-cell office:value-type="float" office:value="15777.22">
            <text:p>15777.22</text:p>
          </table:table-cell>
          <table:table-cell office:value-type="float" office:value="15069.05">
            <text:p>15069.05</text:p>
          </table:table-cell>
          <table:table-cell office:value-type="float" office:value="13373.99">
            <text:p>13373.99</text:p>
          </table:table-cell>
          <table:table-cell office:value-type="float" office:value="15817.69">
            <text:p>15817.69</text:p>
          </table:table-cell>
          <table:table-cell office:value-type="float" office:value="14738">
            <text:p>14738</text:p>
          </table:table-cell>
          <table:table-cell office:value-type="float" office:value="14799.31">
            <text:p>14799.31</text:p>
          </table:table-cell>
          <table:table-cell office:value-type="float" office:value="15142.32">
            <text:p>15142.32</text:p>
          </table:table-cell>
          <table:table-cell office:value-type="float" office:value="17525.78">
            <text:p>17525.78</text:p>
          </table:table-cell>
          <table:table-cell office:value-type="float" office:value="13268.66">
            <text:p>13268.66</text:p>
          </table:table-cell>
          <table:table-cell office:value-type="float" office:value="22141.37">
            <text:p>22141.37</text:p>
          </table:table-cell>
          <table:table-cell office:value-type="float" office:value="13720.68">
            <text:p>13720.68</text:p>
          </table:table-cell>
          <table:table-cell office:value-type="float" office:value="15039.52">
            <text:p>15039.52</text:p>
          </table:table-cell>
          <table:table-cell office:value-type="float" office:value="11321.99">
            <text:p>11321.99</text:p>
          </table:table-cell>
          <table:table-cell office:value-type="float" office:value="17831.99">
            <text:p>17831.99</text:p>
          </table:table-cell>
          <table:table-cell office:value-type="float" office:value="11473.47">
            <text:p>11473.47</text:p>
          </table:table-cell>
          <table:table-cell table:number-columns-repeated="1002"/>
        </table:table-row>
        <table:table-row table:style-name="ro1">
          <table:table-cell office:value-type="string">
            <text:p>2/12/2015</text:p>
          </table:table-cell>
          <table:table-cell office:value-type="float" office:value="14.13">
            <text:p>14.13</text:p>
          </table:table-cell>
          <table:table-cell office:value-type="float" office:value="14.01">
            <text:p>14.01</text:p>
          </table:table-cell>
          <table:table-cell office:value-type="float" office:value="165.83">
            <text:p>165.83</text:p>
          </table:table-cell>
          <table:table-cell office:value-type="string">
            <text:p>6/30/2014</text:p>
          </table:table-cell>
          <table:table-cell office:value-type="float" office:value="14544.39">
            <text:p>14544.39</text:p>
          </table:table-cell>
          <table:table-cell office:value-type="float" office:value="14711.66">
            <text:p>14711.66</text:p>
          </table:table-cell>
          <table:table-cell office:value-type="float" office:value="16033.1">
            <text:p>16033.1</text:p>
          </table:table-cell>
          <table:table-cell office:value-type="float" office:value="15254.06">
            <text:p>15254.06</text:p>
          </table:table-cell>
          <table:table-cell office:value-type="float" office:value="13480.88">
            <text:p>13480.88</text:p>
          </table:table-cell>
          <table:table-cell office:value-type="float" office:value="16044.32">
            <text:p>16044.32</text:p>
          </table:table-cell>
          <table:table-cell office:value-type="float" office:value="14977.02">
            <text:p>14977.02</text:p>
          </table:table-cell>
          <table:table-cell office:value-type="float" office:value="14981.01">
            <text:p>14981.01</text:p>
          </table:table-cell>
          <table:table-cell office:value-type="float" office:value="15263.35">
            <text:p>15263.35</text:p>
          </table:table-cell>
          <table:table-cell office:value-type="float" office:value="17754.27">
            <text:p>17754.27</text:p>
          </table:table-cell>
          <table:table-cell office:value-type="float" office:value="13483.86">
            <text:p>13483.86</text:p>
          </table:table-cell>
          <table:table-cell office:value-type="float" office:value="21865.52">
            <text:p>21865.52</text:p>
          </table:table-cell>
          <table:table-cell office:value-type="float" office:value="13460.41">
            <text:p>13460.41</text:p>
          </table:table-cell>
          <table:table-cell office:value-type="float" office:value="15243.38">
            <text:p>15243.38</text:p>
          </table:table-cell>
          <table:table-cell office:value-type="float" office:value="11513.92">
            <text:p>11513.92</text:p>
          </table:table-cell>
          <table:table-cell office:value-type="float" office:value="17693.64">
            <text:p>17693.64</text:p>
          </table:table-cell>
          <table:table-cell office:value-type="float" office:value="11312.03">
            <text:p>11312.03</text:p>
          </table:table-cell>
          <table:table-cell table:number-columns-repeated="1002"/>
        </table:table-row>
        <table:table-row table:style-name="ro1">
          <table:table-cell office:value-type="string">
            <text:p>2/11/2015</text:p>
          </table:table-cell>
          <table:table-cell office:value-type="float" office:value="14.01">
            <text:p>14.01</text:p>
          </table:table-cell>
          <table:table-cell office:value-type="float" office:value="13.89">
            <text:p>13.89</text:p>
          </table:table-cell>
          <table:table-cell office:value-type="float" office:value="164.26">
            <text:p>164.26</text:p>
          </table:table-cell>
          <table:table-cell office:value-type="string">
            <text:p>5/30/2014</text:p>
          </table:table-cell>
          <table:table-cell office:value-type="float" office:value="14342.97">
            <text:p>14342.97</text:p>
          </table:table-cell>
          <table:table-cell office:value-type="float" office:value="14499.22">
            <text:p>14499.22</text:p>
          </table:table-cell>
          <table:table-cell office:value-type="float" office:value="15751.32">
            <text:p>15751.32</text:p>
          </table:table-cell>
          <table:table-cell office:value-type="float" office:value="14972.15">
            <text:p>14972.15</text:p>
          </table:table-cell>
          <table:table-cell office:value-type="float" office:value="13337.8">
            <text:p>13337.8</text:p>
          </table:table-cell>
          <table:table-cell office:value-type="float" office:value="15788.73">
            <text:p>15788.73</text:p>
          </table:table-cell>
          <table:table-cell office:value-type="float" office:value="14713.81">
            <text:p>14713.81</text:p>
          </table:table-cell>
          <table:table-cell office:value-type="float" office:value="14704.14">
            <text:p>14704.14</text:p>
          </table:table-cell>
          <table:table-cell office:value-type="float" office:value="15101.34">
            <text:p>15101.34</text:p>
          </table:table-cell>
          <table:table-cell office:value-type="float" office:value="17341.63">
            <text:p>17341.63</text:p>
          </table:table-cell>
          <table:table-cell office:value-type="float" office:value="13246.88">
            <text:p>13246.88</text:p>
          </table:table-cell>
          <table:table-cell office:value-type="float" office:value="21229.77">
            <text:p>21229.77</text:p>
          </table:table-cell>
          <table:table-cell office:value-type="float" office:value="13112.04">
            <text:p>13112.04</text:p>
          </table:table-cell>
          <table:table-cell office:value-type="float" office:value="14908.88">
            <text:p>14908.88</text:p>
          </table:table-cell>
          <table:table-cell office:value-type="float" office:value="11327.48">
            <text:p>11327.48</text:p>
          </table:table-cell>
          <table:table-cell office:value-type="float" office:value="17219.69">
            <text:p>17219.69</text:p>
          </table:table-cell>
          <table:table-cell office:value-type="float" office:value="11063.51">
            <text:p>11063.51</text:p>
          </table:table-cell>
          <table:table-cell table:number-columns-repeated="1002"/>
        </table:table-row>
        <table:table-row table:style-name="ro1">
          <table:table-cell office:value-type="string">
            <text:p>2/10/2015</text:p>
          </table:table-cell>
          <table:table-cell office:value-type="float" office:value="14.01">
            <text:p>14.01</text:p>
          </table:table-cell>
          <table:table-cell office:value-type="float" office:value="13.89">
            <text:p>13.89</text:p>
          </table:table-cell>
          <table:table-cell office:value-type="float" office:value="164.26">
            <text:p>164.26</text:p>
          </table:table-cell>
          <table:table-cell office:value-type="string">
            <text:p>4/30/2014</text:p>
          </table:table-cell>
          <table:table-cell office:value-type="float" office:value="14109.75">
            <text:p>14109.75</text:p>
          </table:table-cell>
          <table:table-cell office:value-type="float" office:value="14265.53">
            <text:p>14265.53</text:p>
          </table:table-cell>
          <table:table-cell office:value-type="float" office:value="15447.39">
            <text:p>15447.39</text:p>
          </table:table-cell>
          <table:table-cell office:value-type="float" office:value="14660.33">
            <text:p>14660.33</text:p>
          </table:table-cell>
          <table:table-cell office:value-type="float" office:value="13120.91">
            <text:p>13120.91</text:p>
          </table:table-cell>
          <table:table-cell office:value-type="float" office:value="15559.1">
            <text:p>15559.1</text:p>
          </table:table-cell>
          <table:table-cell office:value-type="float" office:value="14429.9">
            <text:p>14429.9</text:p>
          </table:table-cell>
          <table:table-cell office:value-type="float" office:value="14397.9">
            <text:p>14397.9</text:p>
          </table:table-cell>
          <table:table-cell office:value-type="float" office:value="14855.77">
            <text:p>14855.77</text:p>
          </table:table-cell>
          <table:table-cell office:value-type="float" office:value="16969.95">
            <text:p>16969.95</text:p>
          </table:table-cell>
          <table:table-cell office:value-type="float" office:value="12991.28">
            <text:p>12991.28</text:p>
          </table:table-cell>
          <table:table-cell office:value-type="float" office:value="20678.53">
            <text:p>20678.53</text:p>
          </table:table-cell>
          <table:table-cell office:value-type="float" office:value="12669.79">
            <text:p>12669.79</text:p>
          </table:table-cell>
          <table:table-cell office:value-type="float" office:value="14631.84">
            <text:p>14631.84</text:p>
          </table:table-cell>
          <table:table-cell office:value-type="float" office:value="11146.24">
            <text:p>11146.24</text:p>
          </table:table-cell>
          <table:table-cell office:value-type="float" office:value="16809.72">
            <text:p>16809.72</text:p>
          </table:table-cell>
          <table:table-cell office:value-type="float" office:value="10714.6">
            <text:p>10714.6</text:p>
          </table:table-cell>
          <table:table-cell table:number-columns-repeated="1002"/>
        </table:table-row>
        <table:table-row table:style-name="ro1">
          <table:table-cell office:value-type="string">
            <text:p>2/09/2015</text:p>
          </table:table-cell>
          <table:table-cell office:value-type="float" office:value="13.88">
            <text:p>13.88</text:p>
          </table:table-cell>
          <table:table-cell office:value-type="float" office:value="13.77">
            <text:p>13.77</text:p>
          </table:table-cell>
          <table:table-cell office:value-type="float" office:value="163.22">
            <text:p>163.22</text:p>
          </table:table-cell>
          <table:table-cell office:value-type="string">
            <text:p>3/31/2014</text:p>
          </table:table-cell>
          <table:table-cell office:value-type="float" office:value="14247.56">
            <text:p>14247.56</text:p>
          </table:table-cell>
          <table:table-cell office:value-type="float" office:value="14403.62">
            <text:p>14403.62</text:p>
          </table:table-cell>
          <table:table-cell office:value-type="float" office:value="15290.71">
            <text:p>15290.71</text:p>
          </table:table-cell>
          <table:table-cell office:value-type="float" office:value="14522.12">
            <text:p>14522.12</text:p>
          </table:table-cell>
          <table:table-cell office:value-type="float" office:value="13017.84">
            <text:p>13017.84</text:p>
          </table:table-cell>
          <table:table-cell office:value-type="float" office:value="15736.81">
            <text:p>15736.81</text:p>
          </table:table-cell>
          <table:table-cell office:value-type="float" office:value="14283.54">
            <text:p>14283.54</text:p>
          </table:table-cell>
          <table:table-cell office:value-type="float" office:value="14262.17">
            <text:p>14262.17</text:p>
          </table:table-cell>
          <table:table-cell office:value-type="float" office:value="14739.08">
            <text:p>14739.08</text:p>
          </table:table-cell>
          <table:table-cell office:value-type="float" office:value="17023.35">
            <text:p>17023.35</text:p>
          </table:table-cell>
          <table:table-cell office:value-type="float" office:value="12859.51">
            <text:p>12859.51</text:p>
          </table:table-cell>
          <table:table-cell office:value-type="float" office:value="20317.45">
            <text:p>20317.45</text:p>
          </table:table-cell>
          <table:table-cell office:value-type="float" office:value="12627.6">
            <text:p>12627.6</text:p>
          </table:table-cell>
          <table:table-cell office:value-type="float" office:value="14710.74">
            <text:p>14710.74</text:p>
          </table:table-cell>
          <table:table-cell office:value-type="float" office:value="11054.66">
            <text:p>11054.66</text:p>
          </table:table-cell>
          <table:table-cell office:value-type="float" office:value="16557.29">
            <text:p>16557.29</text:p>
          </table:table-cell>
          <table:table-cell office:value-type="float" office:value="10707.82">
            <text:p>10707.82</text:p>
          </table:table-cell>
          <table:table-cell table:number-columns-repeated="1002"/>
        </table:table-row>
        <table:table-row table:style-name="ro1">
          <table:table-cell office:value-type="string">
            <text:p>2/06/2015</text:p>
          </table:table-cell>
          <table:table-cell office:value-type="float" office:value="13.94">
            <text:p>13.94</text:p>
          </table:table-cell>
          <table:table-cell office:value-type="float" office:value="13.82">
            <text:p>13.82</text:p>
          </table:table-cell>
          <table:table-cell office:value-type="float" office:value="164.54">
            <text:p>164.54</text:p>
          </table:table-cell>
          <table:table-cell office:value-type="string">
            <text:p>2/28/2014</text:p>
          </table:table-cell>
          <table:table-cell office:value-type="float" office:value="14385.37">
            <text:p>14385.37</text:p>
          </table:table-cell>
          <table:table-cell office:value-type="float" office:value="14541.71">
            <text:p>14541.71</text:p>
          </table:table-cell>
          <table:table-cell office:value-type="float" office:value="15268.61">
            <text:p>15268.61</text:p>
          </table:table-cell>
          <table:table-cell office:value-type="float" office:value="14457.86">
            <text:p>14457.86</text:p>
          </table:table-cell>
          <table:table-cell office:value-type="float" office:value="12998.02">
            <text:p>12998.02</text:p>
          </table:table-cell>
          <table:table-cell office:value-type="float" office:value="15902.55">
            <text:p>15902.55</text:p>
          </table:table-cell>
          <table:table-cell office:value-type="float" office:value="14262.9">
            <text:p>14262.9</text:p>
          </table:table-cell>
          <table:table-cell office:value-type="float" office:value="14199.06">
            <text:p>14199.06</text:p>
          </table:table-cell>
          <table:table-cell office:value-type="float" office:value="14716.64">
            <text:p>14716.64</text:p>
          </table:table-cell>
          <table:table-cell office:value-type="float" office:value="17171.1">
            <text:p>17171.1</text:p>
          </table:table-cell>
          <table:table-cell office:value-type="float" office:value="12840.93">
            <text:p>12840.93</text:p>
          </table:table-cell>
          <table:table-cell office:value-type="float" office:value="19611.25">
            <text:p>19611.25</text:p>
          </table:table-cell>
          <table:table-cell office:value-type="float" office:value="12251.53">
            <text:p>12251.53</text:p>
          </table:table-cell>
          <table:table-cell office:value-type="float" office:value="14894.59">
            <text:p>14894.59</text:p>
          </table:table-cell>
          <table:table-cell office:value-type="float" office:value="11064.73">
            <text:p>11064.73</text:p>
          </table:table-cell>
          <table:table-cell office:value-type="float" office:value="16013.27">
            <text:p>16013.27</text:p>
          </table:table-cell>
          <table:table-cell office:value-type="float" office:value="10403.89">
            <text:p>10403.89</text:p>
          </table:table-cell>
          <table:table-cell table:number-columns-repeated="1002"/>
        </table:table-row>
        <table:table-row table:style-name="ro1">
          <table:table-cell office:value-type="string">
            <text:p>2/05/2015</text:p>
          </table:table-cell>
          <table:table-cell office:value-type="float" office:value="14.04">
            <text:p>14.04</text:p>
          </table:table-cell>
          <table:table-cell office:value-type="float" office:value="13.92">
            <text:p>13.92</text:p>
          </table:table-cell>
          <table:table-cell office:value-type="float" office:value="164.54">
            <text:p>164.54</text:p>
          </table:table-cell>
          <table:table-cell office:value-type="string">
            <text:p>1/31/2014</text:p>
          </table:table-cell>
          <table:table-cell office:value-type="float" office:value="13738.72">
            <text:p>13738.72</text:p>
          </table:table-cell>
          <table:table-cell office:value-type="float" office:value="13883.13">
            <text:p>13883.13</text:p>
          </table:table-cell>
          <table:table-cell office:value-type="float" office:value="14540.69">
            <text:p>14540.69</text:p>
          </table:table-cell>
          <table:table-cell office:value-type="float" office:value="13791.6">
            <text:p>13791.6</text:p>
          </table:table-cell>
          <table:table-cell office:value-type="float" office:value="12618.54">
            <text:p>12618.54</text:p>
          </table:table-cell>
          <table:table-cell office:value-type="float" office:value="15219.64">
            <text:p>15219.64</text:p>
          </table:table-cell>
          <table:table-cell office:value-type="float" office:value="13582.92">
            <text:p>13582.92</text:p>
          </table:table-cell>
          <table:table-cell office:value-type="float" office:value="13544.72">
            <text:p>13544.72</text:p>
          </table:table-cell>
          <table:table-cell office:value-type="float" office:value="14286.98">
            <text:p>14286.98</text:p>
          </table:table-cell>
          <table:table-cell office:value-type="float" office:value="16294.67">
            <text:p>16294.67</text:p>
          </table:table-cell>
          <table:table-cell office:value-type="float" office:value="12228.74">
            <text:p>12228.74</text:p>
          </table:table-cell>
          <table:table-cell office:value-type="float" office:value="18834.17">
            <text:p>18834.17</text:p>
          </table:table-cell>
          <table:table-cell office:value-type="float" office:value="11858.7">
            <text:p>11858.7</text:p>
          </table:table-cell>
          <table:table-cell office:value-type="float" office:value="14152.34">
            <text:p>14152.34</text:p>
          </table:table-cell>
          <table:table-cell office:value-type="float" office:value="10556.58">
            <text:p>10556.58</text:p>
          </table:table-cell>
          <table:table-cell office:value-type="float" office:value="15389.02">
            <text:p>15389.02</text:p>
          </table:table-cell>
          <table:table-cell office:value-type="float" office:value="10082.07">
            <text:p>10082.07</text:p>
          </table:table-cell>
          <table:table-cell table:number-columns-repeated="1002"/>
        </table:table-row>
        <table:table-row table:style-name="ro1">
          <table:table-cell office:value-type="string">
            <text:p>2/04/2015</text:p>
          </table:table-cell>
          <table:table-cell office:value-type="float" office:value="13.96">
            <text:p>13.96</text:p>
          </table:table-cell>
          <table:table-cell office:value-type="float" office:value="13.84">
            <text:p>13.84</text:p>
          </table:table-cell>
          <table:table-cell office:value-type="float" office:value="164.04">
            <text:p>164.04</text:p>
          </table:table-cell>
          <table:table-cell office:value-type="string">
            <text:p>12/31/2013</text:p>
          </table:table-cell>
          <table:table-cell office:value-type="float" office:value="14024.94">
            <text:p>14024.94</text:p>
          </table:table-cell>
          <table:table-cell office:value-type="float" office:value="14169.93">
            <text:p>14169.93</text:p>
          </table:table-cell>
          <table:table-cell office:value-type="float" office:value="15099.97">
            <text:p>15099.97</text:p>
          </table:table-cell>
          <table:table-cell office:value-type="float" office:value="14366.27">
            <text:p>14366.27</text:p>
          </table:table-cell>
          <table:table-cell office:value-type="float" office:value="12857.35">
            <text:p>12857.35</text:p>
          </table:table-cell>
          <table:table-cell office:value-type="float" office:value="15496.2">
            <text:p>15496.2</text:p>
          </table:table-cell>
          <table:table-cell office:value-type="float" office:value="14105.36">
            <text:p>14105.36</text:p>
          </table:table-cell>
          <table:table-cell office:value-type="float" office:value="14109.11">
            <text:p>14109.11</text:p>
          </table:table-cell>
          <table:table-cell office:value-type="float" office:value="14557.36">
            <text:p>14557.36</text:p>
          </table:table-cell>
          <table:table-cell office:value-type="float" office:value="16816.4">
            <text:p>16816.4</text:p>
          </table:table-cell>
          <table:table-cell office:value-type="float" office:value="12699.1">
            <text:p>12699.1</text:p>
          </table:table-cell>
          <table:table-cell office:value-type="float" office:value="19955.47">
            <text:p>19955.47</text:p>
          </table:table-cell>
          <table:table-cell office:value-type="float" office:value="12682.23">
            <text:p>12682.23</text:p>
          </table:table-cell>
          <table:table-cell office:value-type="float" office:value="14610.92">
            <text:p>14610.92</text:p>
          </table:table-cell>
          <table:table-cell office:value-type="float" office:value="10970.08">
            <text:p>10970.08</text:p>
          </table:table-cell>
          <table:table-cell office:value-type="float" office:value="16317.2">
            <text:p>16317.2</text:p>
          </table:table-cell>
          <table:table-cell office:value-type="float" office:value="10794.37">
            <text:p>10794.37</text:p>
          </table:table-cell>
          <table:table-cell table:number-columns-repeated="1002"/>
        </table:table-row>
        <table:table-row table:style-name="ro1">
          <table:table-cell office:value-type="string">
            <text:p>2/03/2015</text:p>
          </table:table-cell>
          <table:table-cell office:value-type="float" office:value="14.02">
            <text:p>14.02</text:p>
          </table:table-cell>
          <table:table-cell office:value-type="float" office:value="13.9">
            <text:p>13.9</text:p>
          </table:table-cell>
          <table:table-cell office:value-type="float" office:value="164.22">
            <text:p>164.22</text:p>
          </table:table-cell>
          <table:table-cell office:value-type="string">
            <text:p>11/29/2013</text:p>
          </table:table-cell>
          <table:table-cell office:value-type="float" office:value="13854.42">
            <text:p>13854.42</text:p>
          </table:table-cell>
          <table:table-cell office:value-type="float" office:value="13988.46">
            <text:p>13988.46</text:p>
          </table:table-cell>
          <table:table-cell office:value-type="float" office:value="14787.08">
            <text:p>14787.08</text:p>
          </table:table-cell>
          <table:table-cell office:value-type="float" office:value="14122.6">
            <text:p>14122.6</text:p>
          </table:table-cell>
          <table:table-cell office:value-type="float" office:value="12771.47">
            <text:p>12771.47</text:p>
          </table:table-cell>
          <table:table-cell office:value-type="float" office:value="15325.47">
            <text:p>15325.47</text:p>
          </table:table-cell>
          <table:table-cell office:value-type="float" office:value="13813.08">
            <text:p>13813.08</text:p>
          </table:table-cell>
          <table:table-cell office:value-type="float" office:value="13869.8">
            <text:p>13869.8</text:p>
          </table:table-cell>
          <table:table-cell office:value-type="float" office:value="14460.13">
            <text:p>14460.13</text:p>
          </table:table-cell>
          <table:table-cell office:value-type="float" office:value="16423.85">
            <text:p>16423.85</text:p>
          </table:table-cell>
          <table:table-cell office:value-type="float" office:value="12435.96">
            <text:p>12435.96</text:p>
          </table:table-cell>
          <table:table-cell office:value-type="float" office:value="20098.85">
            <text:p>20098.85</text:p>
          </table:table-cell>
          <table:table-cell office:value-type="float" office:value="12868.26">
            <text:p>12868.26</text:p>
          </table:table-cell>
          <table:table-cell office:value-type="float" office:value="14287.42">
            <text:p>14287.42</text:p>
          </table:table-cell>
          <table:table-cell office:value-type="float" office:value="10754.49">
            <text:p>10754.49</text:p>
          </table:table-cell>
          <table:table-cell office:value-type="float" office:value="16476.52">
            <text:p>16476.52</text:p>
          </table:table-cell>
          <table:table-cell office:value-type="float" office:value="10962.22">
            <text:p>10962.22</text:p>
          </table:table-cell>
          <table:table-cell table:number-columns-repeated="1002"/>
        </table:table-row>
        <table:table-row table:style-name="ro1">
          <table:table-cell office:value-type="string">
            <text:p>2/02/2015</text:p>
          </table:table-cell>
          <table:table-cell office:value-type="float" office:value="13.96">
            <text:p>13.96</text:p>
          </table:table-cell>
          <table:table-cell office:value-type="float" office:value="13.84">
            <text:p>13.84</text:p>
          </table:table-cell>
          <table:table-cell office:value-type="float" office:value="163.75">
            <text:p>163.75</text:p>
          </table:table-cell>
          <table:table-cell office:value-type="string">
            <text:p>10/31/2013</text:p>
          </table:table-cell>
          <table:table-cell office:value-type="float" office:value="13663.53">
            <text:p>13663.53</text:p>
          </table:table-cell>
          <table:table-cell office:value-type="float" office:value="13797.11">
            <text:p>13797.11</text:p>
          </table:table-cell>
          <table:table-cell office:value-type="float" office:value="14528.88">
            <text:p>14528.88</text:p>
          </table:table-cell>
          <table:table-cell office:value-type="float" office:value="13925.36">
            <text:p>13925.36</text:p>
          </table:table-cell>
          <table:table-cell office:value-type="float" office:value="12680.31">
            <text:p>12680.31</text:p>
          </table:table-cell>
          <table:table-cell office:value-type="float" office:value="15128.79">
            <text:p>15128.79</text:p>
          </table:table-cell>
          <table:table-cell office:value-type="float" office:value="13571.89">
            <text:p>13571.89</text:p>
          </table:table-cell>
          <table:table-cell office:value-type="float" office:value="13676.09">
            <text:p>13676.09</text:p>
          </table:table-cell>
          <table:table-cell office:value-type="float" office:value="14356.92">
            <text:p>14356.92</text:p>
          </table:table-cell>
          <table:table-cell office:value-type="float" office:value="16171.16">
            <text:p>16171.16</text:p>
          </table:table-cell>
          <table:table-cell office:value-type="float" office:value="12218.81">
            <text:p>12218.81</text:p>
          </table:table-cell>
          <table:table-cell office:value-type="float" office:value="20540.59">
            <text:p>20540.59</text:p>
          </table:table-cell>
          <table:table-cell office:value-type="float" office:value="13059.22">
            <text:p>13059.22</text:p>
          </table:table-cell>
          <table:table-cell office:value-type="float" office:value="14080.66">
            <text:p>14080.66</text:p>
          </table:table-cell>
          <table:table-cell office:value-type="float" office:value="10585.66">
            <text:p>10585.66</text:p>
          </table:table-cell>
          <table:table-cell office:value-type="float" office:value="16857.78">
            <text:p>16857.78</text:p>
          </table:table-cell>
          <table:table-cell office:value-type="float" office:value="11135.93">
            <text:p>11135.93</text:p>
          </table:table-cell>
          <table:table-cell table:number-columns-repeated="1002"/>
        </table:table-row>
        <table:table-row table:style-name="ro1">
          <table:table-cell office:value-type="string">
            <text:p>1/30/2015</text:p>
          </table:table-cell>
          <table:table-cell office:value-type="float" office:value="13.89">
            <text:p>13.89</text:p>
          </table:table-cell>
          <table:table-cell office:value-type="float" office:value="13.77">
            <text:p>13.77</text:p>
          </table:table-cell>
          <table:table-cell office:value-type="float" office:value="163.21">
            <text:p>163.21</text:p>
          </table:table-cell>
          <table:table-cell office:value-type="string">
            <text:p>9/30/2013</text:p>
          </table:table-cell>
          <table:table-cell office:value-type="float" office:value="13251.61">
            <text:p>13251.61</text:p>
          </table:table-cell>
          <table:table-cell office:value-type="float" office:value="13374.14">
            <text:p>13374.14</text:p>
          </table:table-cell>
          <table:table-cell office:value-type="float" office:value="13981.59">
            <text:p>13981.59</text:p>
          </table:table-cell>
          <table:table-cell office:value-type="float" office:value="13387.34">
            <text:p>13387.34</text:p>
          </table:table-cell>
          <table:table-cell office:value-type="float" office:value="12358.45">
            <text:p>12358.45</text:p>
          </table:table-cell>
          <table:table-cell office:value-type="float" office:value="14666.53">
            <text:p>14666.53</text:p>
          </table:table-cell>
          <table:table-cell office:value-type="float" office:value="13060.65">
            <text:p>13060.65</text:p>
          </table:table-cell>
          <table:table-cell office:value-type="float" office:value="13147.7">
            <text:p>13147.7</text:p>
          </table:table-cell>
          <table:table-cell office:value-type="float" office:value="13992.5">
            <text:p>13992.5</text:p>
          </table:table-cell>
          <table:table-cell office:value-type="float" office:value="15777.67">
            <text:p>15777.67</text:p>
          </table:table-cell>
          <table:table-cell office:value-type="float" office:value="11758.54">
            <text:p>11758.54</text:p>
          </table:table-cell>
          <table:table-cell office:value-type="float" office:value="19663.92">
            <text:p>19663.92</text:p>
          </table:table-cell>
          <table:table-cell office:value-type="float" office:value="12454.16">
            <text:p>12454.16</text:p>
          </table:table-cell>
          <table:table-cell office:value-type="float" office:value="13746.8">
            <text:p>13746.8</text:p>
          </table:table-cell>
          <table:table-cell office:value-type="float" office:value="10194.77">
            <text:p>10194.77</text:p>
          </table:table-cell>
          <table:table-cell office:value-type="float" office:value="16159.96">
            <text:p>16159.96</text:p>
          </table:table-cell>
          <table:table-cell office:value-type="float" office:value="10630.37">
            <text:p>10630.37</text:p>
          </table:table-cell>
          <table:table-cell table:number-columns-repeated="1002"/>
        </table:table-row>
        <table:table-row table:style-name="ro1">
          <table:table-cell office:value-type="string">
            <text:p>1/29/2015</text:p>
          </table:table-cell>
          <table:table-cell office:value-type="float" office:value="14.01">
            <text:p>14.01</text:p>
          </table:table-cell>
          <table:table-cell office:value-type="float" office:value="13.89">
            <text:p>13.89</text:p>
          </table:table-cell>
          <table:table-cell office:value-type="float" office:value="164.22">
            <text:p>164.22</text:p>
          </table:table-cell>
          <table:table-cell office:value-type="string">
            <text:p>8/30/2013</text:p>
          </table:table-cell>
          <table:table-cell office:value-type="float" office:value="12970.31">
            <text:p>12970.31</text:p>
          </table:table-cell>
          <table:table-cell office:value-type="float" office:value="13092.15">
            <text:p>13092.15</text:p>
          </table:table-cell>
          <table:table-cell office:value-type="float" office:value="13315.64">
            <text:p>13315.64</text:p>
          </table:table-cell>
          <table:table-cell office:value-type="float" office:value="12729.79">
            <text:p>12729.79</text:p>
          </table:table-cell>
          <table:table-cell office:value-type="float" office:value="11954.5">
            <text:p>11954.5</text:p>
          </table:table-cell>
          <table:table-cell office:value-type="float" office:value="14339.05">
            <text:p>14339.05</text:p>
          </table:table-cell>
          <table:table-cell office:value-type="float" office:value="12438.56">
            <text:p>12438.56</text:p>
          </table:table-cell>
          <table:table-cell office:value-type="float" office:value="12501.92">
            <text:p>12501.92</text:p>
          </table:table-cell>
          <table:table-cell office:value-type="float" office:value="13535.14">
            <text:p>13535.14</text:p>
          </table:table-cell>
          <table:table-cell office:value-type="float" office:value="14850.15">
            <text:p>14850.15</text:p>
          </table:table-cell>
          <table:table-cell office:value-type="float" office:value="11198.48">
            <text:p>11198.48</text:p>
          </table:table-cell>
          <table:table-cell office:value-type="float" office:value="18631.35">
            <text:p>18631.35</text:p>
          </table:table-cell>
          <table:table-cell office:value-type="float" office:value="11693.71">
            <text:p>11693.71</text:p>
          </table:table-cell>
          <table:table-cell office:value-type="float" office:value="12971.94">
            <text:p>12971.94</text:p>
          </table:table-cell>
          <table:table-cell office:value-type="float" office:value="9726.31">
            <text:p>9726.31</text:p>
          </table:table-cell>
          <table:table-cell office:value-type="float" office:value="15332.24">
            <text:p>15332.24</text:p>
          </table:table-cell>
          <table:table-cell office:value-type="float" office:value="10006.82">
            <text:p>10006.82</text:p>
          </table:table-cell>
          <table:table-cell table:number-columns-repeated="1002"/>
        </table:table-row>
        <table:table-row table:style-name="ro1">
          <table:table-cell office:value-type="string">
            <text:p>1/28/2015</text:p>
          </table:table-cell>
          <table:table-cell office:value-type="float" office:value="13.89">
            <text:p>13.89</text:p>
          </table:table-cell>
          <table:table-cell office:value-type="float" office:value="13.77">
            <text:p>13.77</text:p>
          </table:table-cell>
          <table:table-cell office:value-type="float" office:value="163.5">
            <text:p>163.5</text:p>
          </table:table-cell>
          <table:table-cell office:value-type="string">
            <text:p>7/31/2013</text:p>
          </table:table-cell>
          <table:table-cell office:value-type="float" office:value="13352.08">
            <text:p>13352.08</text:p>
          </table:table-cell>
          <table:table-cell office:value-type="float" office:value="13474.85">
            <text:p>13474.85</text:p>
          </table:table-cell>
          <table:table-cell office:value-type="float" office:value="13605.23">
            <text:p>13605.23</text:p>
          </table:table-cell>
          <table:table-cell office:value-type="float" office:value="13000.68">
            <text:p>13000.68</text:p>
          </table:table-cell>
          <table:table-cell office:value-type="float" office:value="12129.73">
            <text:p>12129.73</text:p>
          </table:table-cell>
          <table:table-cell office:value-type="float" office:value="14769.36">
            <text:p>14769.36</text:p>
          </table:table-cell>
          <table:table-cell office:value-type="float" office:value="12709.08">
            <text:p>12709.08</text:p>
          </table:table-cell>
          <table:table-cell office:value-type="float" office:value="12767.97">
            <text:p>12767.97</text:p>
          </table:table-cell>
          <table:table-cell office:value-type="float" office:value="13733.54">
            <text:p>13733.54</text:p>
          </table:table-cell>
          <table:table-cell office:value-type="float" office:value="15133.99">
            <text:p>15133.99</text:p>
          </table:table-cell>
          <table:table-cell office:value-type="float" office:value="11442.02">
            <text:p>11442.02</text:p>
          </table:table-cell>
          <table:table-cell office:value-type="float" office:value="19193.2">
            <text:p>19193.2</text:p>
          </table:table-cell>
          <table:table-cell office:value-type="float" office:value="11898.09">
            <text:p>11898.09</text:p>
          </table:table-cell>
          <table:table-cell office:value-type="float" office:value="13238.26">
            <text:p>13238.26</text:p>
          </table:table-cell>
          <table:table-cell office:value-type="float" office:value="9958.61">
            <text:p>9958.61</text:p>
          </table:table-cell>
          <table:table-cell office:value-type="float" office:value="15852.29">
            <text:p>15852.29</text:p>
          </table:table-cell>
          <table:table-cell office:value-type="float" office:value="10200.78">
            <text:p>10200.78</text:p>
          </table:table-cell>
          <table:table-cell table:number-columns-repeated="1002"/>
        </table:table-row>
        <table:table-row table:style-name="ro1">
          <table:table-cell office:value-type="string">
            <text:p>1/27/2015</text:p>
          </table:table-cell>
          <table:table-cell office:value-type="float" office:value="13.99">
            <text:p>13.99</text:p>
          </table:table-cell>
          <table:table-cell office:value-type="float" office:value="13.87">
            <text:p>13.87</text:p>
          </table:table-cell>
          <table:table-cell office:value-type="float" office:value="164.68">
            <text:p>164.68</text:p>
          </table:table-cell>
          <table:table-cell office:value-type="string">
            <text:p>6/28/2013</text:p>
          </table:table-cell>
          <table:table-cell office:value-type="float" office:value="13020.54">
            <text:p>13020.54</text:p>
          </table:table-cell>
          <table:table-cell office:value-type="float" office:value="13132.44">
            <text:p>13132.44</text:p>
          </table:table-cell>
          <table:table-cell office:value-type="float" office:value="12924.79">
            <text:p>12924.79</text:p>
          </table:table-cell>
          <table:table-cell office:value-type="float" office:value="12406.73">
            <text:p>12406.73</text:p>
          </table:table-cell>
          <table:table-cell office:value-type="float" office:value="11796.04">
            <text:p>11796.04</text:p>
          </table:table-cell>
          <table:table-cell office:value-type="float" office:value="14310.1">
            <text:p>14310.1</text:p>
          </table:table-cell>
          <table:table-cell office:value-type="float" office:value="12073.46">
            <text:p>12073.46</text:p>
          </table:table-cell>
          <table:table-cell office:value-type="float" office:value="12184.65">
            <text:p>12184.65</text:p>
          </table:table-cell>
          <table:table-cell office:value-type="float" office:value="13355.73">
            <text:p>13355.73</text:p>
          </table:table-cell>
          <table:table-cell office:value-type="float" office:value="14418.32">
            <text:p>14418.32</text:p>
          </table:table-cell>
          <table:table-cell office:value-type="float" office:value="10869.77">
            <text:p>10869.77</text:p>
          </table:table-cell>
          <table:table-cell office:value-type="float" office:value="18896">
            <text:p>18896</text:p>
          </table:table-cell>
          <table:table-cell office:value-type="float" office:value="11775.06">
            <text:p>11775.06</text:p>
          </table:table-cell>
          <table:table-cell office:value-type="float" office:value="12618.2">
            <text:p>12618.2</text:p>
          </table:table-cell>
          <table:table-cell office:value-type="float" office:value="9467.48">
            <text:p>9467.48</text:p>
          </table:table-cell>
          <table:table-cell office:value-type="float" office:value="15673.89">
            <text:p>15673.89</text:p>
          </table:table-cell>
          <table:table-cell office:value-type="float" office:value="10123.01">
            <text:p>10123.01</text:p>
          </table:table-cell>
          <table:table-cell table:number-columns-repeated="1002"/>
        </table:table-row>
        <table:table-row table:style-name="ro1">
          <table:table-cell office:value-type="string">
            <text:p>1/26/2015</text:p>
          </table:table-cell>
          <table:table-cell office:value-type="float" office:value="14.04">
            <text:p>14.04</text:p>
          </table:table-cell>
          <table:table-cell office:value-type="float" office:value="13.92">
            <text:p>13.92</text:p>
          </table:table-cell>
          <table:table-cell office:value-type="float" office:value="164.67">
            <text:p>164.67</text:p>
          </table:table-cell>
          <table:table-cell office:value-type="string">
            <text:p>5/31/2013</text:p>
          </table:table-cell>
          <table:table-cell office:value-type="float" office:value="13030.59">
            <text:p>13030.59</text:p>
          </table:table-cell>
          <table:table-cell office:value-type="float" office:value="13142.51">
            <text:p>13142.51</text:p>
          </table:table-cell>
          <table:table-cell office:value-type="float" office:value="13251.31">
            <text:p>13251.31</text:p>
          </table:table-cell>
          <table:table-cell office:value-type="float" office:value="12780.3">
            <text:p>12780.3</text:p>
          </table:table-cell>
          <table:table-cell office:value-type="float" office:value="12060.66">
            <text:p>12060.66</text:p>
          </table:table-cell>
          <table:table-cell office:value-type="float" office:value="14365.01">
            <text:p>14365.01</text:p>
          </table:table-cell>
          <table:table-cell office:value-type="float" office:value="12378.47">
            <text:p>12378.47</text:p>
          </table:table-cell>
          <table:table-cell office:value-type="float" office:value="12551.53">
            <text:p>12551.53</text:p>
          </table:table-cell>
          <table:table-cell office:value-type="float" office:value="13655.34">
            <text:p>13655.34</text:p>
          </table:table-cell>
          <table:table-cell office:value-type="float" office:value="14627.78">
            <text:p>14627.78</text:p>
          </table:table-cell>
          <table:table-cell office:value-type="float" office:value="11144.37">
            <text:p>11144.37</text:p>
          </table:table-cell>
          <table:table-cell office:value-type="float" office:value="19724.06">
            <text:p>19724.06</text:p>
          </table:table-cell>
          <table:table-cell office:value-type="float" office:value="12575.62">
            <text:p>12575.62</text:p>
          </table:table-cell>
          <table:table-cell office:value-type="float" office:value="12819.08">
            <text:p>12819.08</text:p>
          </table:table-cell>
          <table:table-cell office:value-type="float" office:value="9720.99">
            <text:p>9720.99</text:p>
          </table:table-cell>
          <table:table-cell office:value-type="float" office:value="16395.08">
            <text:p>16395.08</text:p>
          </table:table-cell>
          <table:table-cell office:value-type="float" office:value="10860.96">
            <text:p>10860.96</text:p>
          </table:table-cell>
          <table:table-cell table:number-columns-repeated="1002"/>
        </table:table-row>
        <table:table-row table:style-name="ro1">
          <table:table-cell office:value-type="string">
            <text:p>1/23/2015</text:p>
          </table:table-cell>
          <table:table-cell office:value-type="float" office:value="14.01">
            <text:p>14.01</text:p>
          </table:table-cell>
          <table:table-cell office:value-type="float" office:value="13.89">
            <text:p>13.89</text:p>
          </table:table-cell>
          <table:table-cell office:value-type="float" office:value="165.3">
            <text:p>165.3</text:p>
          </table:table-cell>
          <table:table-cell office:value-type="string">
            <text:p>4/30/2013</text:p>
          </table:table-cell>
          <table:table-cell office:value-type="float" office:value="13110.96">
            <text:p>13110.96</text:p>
          </table:table-cell>
          <table:table-cell office:value-type="float" office:value="13223.07">
            <text:p>13223.07</text:p>
          </table:table-cell>
          <table:table-cell office:value-type="float" office:value="13246.31">
            <text:p>13246.31</text:p>
          </table:table-cell>
          <table:table-cell office:value-type="float" office:value="12815.41">
            <text:p>12815.41</text:p>
          </table:table-cell>
          <table:table-cell office:value-type="float" office:value="12163.73">
            <text:p>12163.73</text:p>
          </table:table-cell>
          <table:table-cell office:value-type="float" office:value="14489.81">
            <text:p>14489.81</text:p>
          </table:table-cell>
          <table:table-cell office:value-type="float" office:value="12373.8">
            <text:p>12373.8</text:p>
          </table:table-cell>
          <table:table-cell office:value-type="float" office:value="12586">
            <text:p>12586</text:p>
          </table:table-cell>
          <table:table-cell office:value-type="float" office:value="13772.03">
            <text:p>13772.03</text:p>
          </table:table-cell>
          <table:table-cell office:value-type="float" office:value="14655.76">
            <text:p>14655.76</text:p>
          </table:table-cell>
          <table:table-cell office:value-type="float" office:value="11140.16">
            <text:p>11140.16</text:p>
          </table:table-cell>
          <table:table-cell office:value-type="float" office:value="20219.08">
            <text:p>20219.08</text:p>
          </table:table-cell>
          <table:table-cell office:value-type="float" office:value="12906.74">
            <text:p>12906.74</text:p>
          </table:table-cell>
          <table:table-cell office:value-type="float" office:value="12879.85">
            <text:p>12879.85</text:p>
          </table:table-cell>
          <table:table-cell office:value-type="float" office:value="9748.77">
            <text:p>9748.77</text:p>
          </table:table-cell>
          <table:table-cell office:value-type="float" office:value="16873.45">
            <text:p>16873.45</text:p>
          </table:table-cell>
          <table:table-cell office:value-type="float" office:value="11190.1">
            <text:p>11190.1</text:p>
          </table:table-cell>
          <table:table-cell table:number-columns-repeated="1002"/>
        </table:table-row>
        <table:table-row table:style-name="ro1">
          <table:table-cell office:value-type="string">
            <text:p>1/22/2015</text:p>
          </table:table-cell>
          <table:table-cell office:value-type="float" office:value="14.08">
            <text:p>14.08</text:p>
          </table:table-cell>
          <table:table-cell office:value-type="float" office:value="13.96">
            <text:p>13.96</text:p>
          </table:table-cell>
          <table:table-cell office:value-type="float" office:value="165.3">
            <text:p>165.3</text:p>
          </table:table-cell>
          <table:table-cell office:value-type="string">
            <text:p>3/28/2013</text:p>
          </table:table-cell>
          <table:table-cell office:value-type="float" office:value="12889.93">
            <text:p>12889.93</text:p>
          </table:table-cell>
          <table:table-cell office:value-type="float" office:value="13001.52">
            <text:p>13001.52</text:p>
          </table:table-cell>
          <table:table-cell office:value-type="float" office:value="12841.9">
            <text:p>12841.9</text:p>
          </table:table-cell>
          <table:table-cell office:value-type="float" office:value="12459.47">
            <text:p>12459.47</text:p>
          </table:table-cell>
          <table:table-cell office:value-type="float" office:value="11917.08">
            <text:p>11917.08</text:p>
          </table:table-cell>
          <table:table-cell office:value-type="float" office:value="14224.23">
            <text:p>14224.23</text:p>
          </table:table-cell>
          <table:table-cell office:value-type="float" office:value="11996.03">
            <text:p>11996.03</text:p>
          </table:table-cell>
          <table:table-cell office:value-type="float" office:value="12236.44">
            <text:p>12236.44</text:p>
          </table:table-cell>
          <table:table-cell office:value-type="float" office:value="13492.77">
            <text:p>13492.77</text:p>
          </table:table-cell>
          <table:table-cell office:value-type="float" office:value="14203.47">
            <text:p>14203.47</text:p>
          </table:table-cell>
          <table:table-cell office:value-type="float" office:value="10800.06">
            <text:p>10800.06</text:p>
          </table:table-cell>
          <table:table-cell office:value-type="float" office:value="19532.05">
            <text:p>19532.05</text:p>
          </table:table-cell>
          <table:table-cell office:value-type="float" office:value="12810.18">
            <text:p>12810.18</text:p>
          </table:table-cell>
          <table:table-cell office:value-type="float" office:value="12516.57">
            <text:p>12516.57</text:p>
          </table:table-cell>
          <table:table-cell office:value-type="float" office:value="9473.87">
            <text:p>9473.87</text:p>
          </table:table-cell>
          <table:table-cell office:value-type="float" office:value="16338.9">
            <text:p>16338.9</text:p>
          </table:table-cell>
          <table:table-cell office:value-type="float" office:value="11141.14">
            <text:p>11141.14</text:p>
          </table:table-cell>
          <table:table-cell table:number-columns-repeated="1002"/>
        </table:table-row>
        <table:table-row table:style-name="ro1">
          <table:table-cell office:value-type="string">
            <text:p>1/21/2015</text:p>
          </table:table-cell>
          <table:table-cell office:value-type="float" office:value="13.94">
            <text:p>13.94</text:p>
          </table:table-cell>
          <table:table-cell office:value-type="float" office:value="13.83">
            <text:p>13.83</text:p>
          </table:table-cell>
          <table:table-cell office:value-type="float" office:value="163.93">
            <text:p>163.93</text:p>
          </table:table-cell>
          <table:table-cell office:value-type="string">
            <text:p>2/28/2013</text:p>
          </table:table-cell>
          <table:table-cell office:value-type="float" office:value="12417.74">
            <text:p>12417.74</text:p>
          </table:table-cell>
          <table:table-cell office:value-type="float" office:value="12518.11">
            <text:p>12518.11</text:p>
          </table:table-cell>
          <table:table-cell office:value-type="float" office:value="12547.99">
            <text:p>12547.99</text:p>
          </table:table-cell>
          <table:table-cell office:value-type="float" office:value="12235.75">
            <text:p>12235.75</text:p>
          </table:table-cell>
          <table:table-cell office:value-type="float" office:value="11783.2">
            <text:p>11783.2</text:p>
          </table:table-cell>
          <table:table-cell office:value-type="float" office:value="13717.05">
            <text:p>13717.05</text:p>
          </table:table-cell>
          <table:table-cell office:value-type="float" office:value="11721.47">
            <text:p>11721.47</text:p>
          </table:table-cell>
          <table:table-cell office:value-type="float" office:value="12016.72">
            <text:p>12016.72</text:p>
          </table:table-cell>
          <table:table-cell office:value-type="float" office:value="13341.19">
            <text:p>13341.19</text:p>
          </table:table-cell>
          <table:table-cell office:value-type="float" office:value="13746.76">
            <text:p>13746.76</text:p>
          </table:table-cell>
          <table:table-cell office:value-type="float" office:value="10552.88">
            <text:p>10552.88</text:p>
          </table:table-cell>
          <table:table-cell office:value-type="float" office:value="19642.51">
            <text:p>19642.51</text:p>
          </table:table-cell>
          <table:table-cell office:value-type="float" office:value="13034.7">
            <text:p>13034.7</text:p>
          </table:table-cell>
          <table:table-cell office:value-type="float" office:value="12158.69">
            <text:p>12158.69</text:p>
          </table:table-cell>
          <table:table-cell office:value-type="float" office:value="9280.14">
            <text:p>9280.14</text:p>
          </table:table-cell>
          <table:table-cell office:value-type="float" office:value="16452.2">
            <text:p>16452.2</text:p>
          </table:table-cell>
          <table:table-cell office:value-type="float" office:value="11353.34">
            <text:p>11353.34</text:p>
          </table:table-cell>
          <table:table-cell table:number-columns-repeated="1002"/>
        </table:table-row>
        <table:table-row table:style-name="ro1">
          <table:table-cell office:value-type="string">
            <text:p>1/20/2015</text:p>
          </table:table-cell>
          <table:table-cell office:value-type="float" office:value="13.93">
            <text:p>13.93</text:p>
          </table:table-cell>
          <table:table-cell office:value-type="float" office:value="13.81">
            <text:p>13.81</text:p>
          </table:table-cell>
          <table:table-cell office:value-type="float" office:value="163.73">
            <text:p>163.73</text:p>
          </table:table-cell>
          <table:table-cell office:value-type="string">
            <text:p>1/31/2013</text:p>
          </table:table-cell>
          <table:table-cell office:value-type="float" office:value="12277.09">
            <text:p>12277.09</text:p>
          </table:table-cell>
          <table:table-cell office:value-type="float" office:value="12377.12">
            <text:p>12377.12</text:p>
          </table:table-cell>
          <table:table-cell office:value-type="float" office:value="12527.3">
            <text:p>12527.3</text:p>
          </table:table-cell>
          <table:table-cell office:value-type="float" office:value="12237.68">
            <text:p>12237.68</text:p>
          </table:table-cell>
          <table:table-cell office:value-type="float" office:value="11759.45">
            <text:p>11759.45</text:p>
          </table:table-cell>
          <table:table-cell office:value-type="float" office:value="13579.27">
            <text:p>13579.27</text:p>
          </table:table-cell>
          <table:table-cell office:value-type="float" office:value="11702.15">
            <text:p>11702.15</text:p>
          </table:table-cell>
          <table:table-cell office:value-type="float" office:value="12018.62">
            <text:p>12018.62</text:p>
          </table:table-cell>
          <table:table-cell office:value-type="float" office:value="13314.3">
            <text:p>13314.3</text:p>
          </table:table-cell>
          <table:table-cell office:value-type="float" office:value="13554.31">
            <text:p>13554.31</text:p>
          </table:table-cell>
          <table:table-cell office:value-type="float" office:value="10535.48">
            <text:p>10535.48</text:p>
          </table:table-cell>
          <table:table-cell office:value-type="float" office:value="19667.35">
            <text:p>19667.35</text:p>
          </table:table-cell>
          <table:table-cell office:value-type="float" office:value="13200.55">
            <text:p>13200.55</text:p>
          </table:table-cell>
          <table:table-cell office:value-type="float" office:value="12003.44">
            <text:p>12003.44</text:p>
          </table:table-cell>
          <table:table-cell office:value-type="float" office:value="9282.02">
            <text:p>9282.02</text:p>
          </table:table-cell>
          <table:table-cell office:value-type="float" office:value="16486.49">
            <text:p>16486.49</text:p>
          </table:table-cell>
          <table:table-cell office:value-type="float" office:value="11508.3">
            <text:p>11508.3</text:p>
          </table:table-cell>
          <table:table-cell table:number-columns-repeated="1002"/>
        </table:table-row>
        <table:table-row table:style-name="ro1">
          <table:table-cell office:value-type="string">
            <text:p>1/19/2015</text:p>
          </table:table-cell>
          <table:table-cell office:value-type="float" office:value="13.91">
            <text:p>13.91</text:p>
          </table:table-cell>
          <table:table-cell office:value-type="float" office:value="13.8">
            <text:p>13.8</text:p>
          </table:table-cell>
          <table:table-cell office:value-type="float" office:value="163.23">
            <text:p>163.23</text:p>
          </table:table-cell>
          <table:table-cell office:value-type="string">
            <text:p>12/31/2012</text:p>
          </table:table-cell>
          <table:table-cell office:value-type="float" office:value="11814.94">
            <text:p>11814.94</text:p>
          </table:table-cell>
          <table:table-cell office:value-type="float" office:value="11903.79">
            <text:p>11903.79</text:p>
          </table:table-cell>
          <table:table-cell office:value-type="float" office:value="11920.1">
            <text:p>11920.1</text:p>
          </table:table-cell>
          <table:table-cell office:value-type="float" office:value="11698.76">
            <text:p>11698.76</text:p>
          </table:table-cell>
          <table:table-cell office:value-type="float" office:value="11479.23">
            <text:p>11479.23</text:p>
          </table:table-cell>
          <table:table-cell office:value-type="float" office:value="13086.06">
            <text:p>13086.06</text:p>
          </table:table-cell>
          <table:table-cell office:value-type="float" office:value="11134.94">
            <text:p>11134.94</text:p>
          </table:table-cell>
          <table:table-cell office:value-type="float" office:value="11489.34">
            <text:p>11489.34</text:p>
          </table:table-cell>
          <table:table-cell office:value-type="float" office:value="12997.03">
            <text:p>12997.03</text:p>
          </table:table-cell>
          <table:table-cell office:value-type="float" office:value="12866.81">
            <text:p>12866.81</text:p>
          </table:table-cell>
          <table:table-cell office:value-type="float" office:value="10024.82">
            <text:p>10024.82</text:p>
          </table:table-cell>
          <table:table-cell office:value-type="float" office:value="19573.02">
            <text:p>19573.02</text:p>
          </table:table-cell>
          <table:table-cell office:value-type="float" office:value="13021.03">
            <text:p>13021.03</text:p>
          </table:table-cell>
          <table:table-cell office:value-type="float" office:value="11398.44">
            <text:p>11398.44</text:p>
          </table:table-cell>
          <table:table-cell office:value-type="float" office:value="8839.76">
            <text:p>8839.76</text:p>
          </table:table-cell>
          <table:table-cell office:value-type="float" office:value="16417.87">
            <text:p>16417.87</text:p>
          </table:table-cell>
          <table:table-cell office:value-type="float" office:value="11359.59">
            <text:p>11359.59</text:p>
          </table:table-cell>
          <table:table-cell table:number-columns-repeated="1002"/>
        </table:table-row>
        <table:table-row table:style-name="ro1">
          <table:table-cell office:value-type="string">
            <text:p>1/16/2015</text:p>
          </table:table-cell>
          <table:table-cell office:value-type="float" office:value="13.91">
            <text:p>13.91</text:p>
          </table:table-cell>
          <table:table-cell office:value-type="float" office:value="13.8">
            <text:p>13.8</text:p>
          </table:table-cell>
          <table:table-cell office:value-type="float" office:value="163.23">
            <text:p>163.23</text:p>
          </table:table-cell>
          <table:table-cell office:value-type="string">
            <text:p>11/30/2012</text:p>
          </table:table-cell>
          <table:table-cell office:value-type="float" office:value="11940">
            <text:p>11940</text:p>
          </table:table-cell>
          <table:table-cell office:value-type="float" office:value="12037.79">
            <text:p>12037.79</text:p>
          </table:table-cell>
          <table:table-cell office:value-type="float" office:value="11700.06">
            <text:p>11700.06</text:p>
          </table:table-cell>
          <table:table-cell office:value-type="float" office:value="11439.63">
            <text:p>11439.63</text:p>
          </table:table-cell>
          <table:table-cell office:value-type="float" office:value="11344.8">
            <text:p>11344.8</text:p>
          </table:table-cell>
          <table:table-cell office:value-type="float" office:value="13248.79">
            <text:p>13248.79</text:p>
          </table:table-cell>
          <table:table-cell office:value-type="float" office:value="10929.4">
            <text:p>10929.4</text:p>
          </table:table-cell>
          <table:table-cell office:value-type="float" office:value="11234.86">
            <text:p>11234.86</text:p>
          </table:table-cell>
          <table:table-cell office:value-type="float" office:value="12844.82">
            <text:p>12844.82</text:p>
          </table:table-cell>
          <table:table-cell office:value-type="float" office:value="12607.4">
            <text:p>12607.4</text:p>
          </table:table-cell>
          <table:table-cell office:value-type="float" office:value="9839.77">
            <text:p>9839.77</text:p>
          </table:table-cell>
          <table:table-cell office:value-type="float" office:value="18866.46">
            <text:p>18866.46</text:p>
          </table:table-cell>
          <table:table-cell office:value-type="float" office:value="12414.02">
            <text:p>12414.02</text:p>
          </table:table-cell>
          <table:table-cell office:value-type="float" office:value="11190.45">
            <text:p>11190.45</text:p>
          </table:table-cell>
          <table:table-cell office:value-type="float" office:value="8687.82">
            <text:p>8687.82</text:p>
          </table:table-cell>
          <table:table-cell office:value-type="float" office:value="15861.07">
            <text:p>15861.07</text:p>
          </table:table-cell>
          <table:table-cell office:value-type="float" office:value="10840.98">
            <text:p>10840.98</text:p>
          </table:table-cell>
          <table:table-cell table:number-columns-repeated="1002"/>
        </table:table-row>
        <table:table-row table:style-name="ro1">
          <table:table-cell office:value-type="string">
            <text:p>1/15/2015</text:p>
          </table:table-cell>
          <table:table-cell office:value-type="float" office:value="13.81">
            <text:p>13.81</text:p>
          </table:table-cell>
          <table:table-cell office:value-type="float" office:value="13.7">
            <text:p>13.7</text:p>
          </table:table-cell>
          <table:table-cell office:value-type="float" office:value="162.39">
            <text:p>162.39</text:p>
          </table:table-cell>
          <table:table-cell office:value-type="string">
            <text:p>10/31/2012</text:p>
          </table:table-cell>
          <table:table-cell office:value-type="float" office:value="11850">
            <text:p>11850</text:p>
          </table:table-cell>
          <table:table-cell office:value-type="float" office:value="11937.72">
            <text:p>11937.72</text:p>
          </table:table-cell>
          <table:table-cell office:value-type="float" office:value="11552.14">
            <text:p>11552.14</text:p>
          </table:table-cell>
          <table:table-cell office:value-type="float" office:value="11295.17">
            <text:p>11295.17</text:p>
          </table:table-cell>
          <table:table-cell office:value-type="float" office:value="11235.2">
            <text:p>11235.2</text:p>
          </table:table-cell>
          <table:table-cell office:value-type="float" office:value="13170.92">
            <text:p>13170.92</text:p>
          </table:table-cell>
          <table:table-cell office:value-type="float" office:value="10791.22">
            <text:p>10791.22</text:p>
          </table:table-cell>
          <table:table-cell office:value-type="float" office:value="11092.98">
            <text:p>11092.98</text:p>
          </table:table-cell>
          <table:table-cell office:value-type="float" office:value="12720.74">
            <text:p>12720.74</text:p>
          </table:table-cell>
          <table:table-cell office:value-type="float" office:value="12247.07">
            <text:p>12247.07</text:p>
          </table:table-cell>
          <table:table-cell office:value-type="float" office:value="9715.37">
            <text:p>9715.37</text:p>
          </table:table-cell>
          <table:table-cell office:value-type="float" office:value="18632.61">
            <text:p>18632.61</text:p>
          </table:table-cell>
          <table:table-cell office:value-type="float" office:value="12258.39">
            <text:p>12258.39</text:p>
          </table:table-cell>
          <table:table-cell office:value-type="float" office:value="10883.25">
            <text:p>10883.25</text:p>
          </table:table-cell>
          <table:table-cell office:value-type="float" office:value="8595.55">
            <text:p>8595.55</text:p>
          </table:table-cell>
          <table:table-cell office:value-type="float" office:value="15685.39">
            <text:p>15685.39</text:p>
          </table:table-cell>
          <table:table-cell office:value-type="float" office:value="10715.06">
            <text:p>10715.06</text:p>
          </table:table-cell>
          <table:table-cell table:number-columns-repeated="1002"/>
        </table:table-row>
        <table:table-row table:style-name="ro1">
          <table:table-cell office:value-type="string">
            <text:p>1/14/2015</text:p>
          </table:table-cell>
          <table:table-cell office:value-type="float" office:value="13.84">
            <text:p>13.84</text:p>
          </table:table-cell>
          <table:table-cell office:value-type="float" office:value="13.72">
            <text:p>13.72</text:p>
          </table:table-cell>
          <table:table-cell office:value-type="float" office:value="162.39">
            <text:p>162.39</text:p>
          </table:table-cell>
          <table:table-cell office:value-type="string">
            <text:p>9/28/2012</text:p>
          </table:table-cell>
          <table:table-cell office:value-type="float" office:value="12080">
            <text:p>12080</text:p>
          </table:table-cell>
          <table:table-cell office:value-type="float" office:value="12157.86">
            <text:p>12157.86</text:p>
          </table:table-cell>
          <table:table-cell office:value-type="float" office:value="11630.73">
            <text:p>11630.73</text:p>
          </table:table-cell>
          <table:table-cell office:value-type="float" office:value="11371.01">
            <text:p>11371.01</text:p>
          </table:table-cell>
          <table:table-cell office:value-type="float" office:value="11288.02">
            <text:p>11288.02</text:p>
          </table:table-cell>
          <table:table-cell office:value-type="float" office:value="13456.46">
            <text:p>13456.46</text:p>
          </table:table-cell>
          <table:table-cell office:value-type="float" office:value="10864.64">
            <text:p>10864.64</text:p>
          </table:table-cell>
          <table:table-cell office:value-type="float" office:value="11167.47">
            <text:p>11167.47</text:p>
          </table:table-cell>
          <table:table-cell office:value-type="float" office:value="12780.54">
            <text:p>12780.54</text:p>
          </table:table-cell>
          <table:table-cell office:value-type="float" office:value="12372.73">
            <text:p>12372.73</text:p>
          </table:table-cell>
          <table:table-cell office:value-type="float" office:value="9781.47">
            <text:p>9781.47</text:p>
          </table:table-cell>
          <table:table-cell office:value-type="float" office:value="18676.94">
            <text:p>18676.94</text:p>
          </table:table-cell>
          <table:table-cell office:value-type="float" office:value="12333.27">
            <text:p>12333.27</text:p>
          </table:table-cell>
          <table:table-cell office:value-type="float" office:value="11002.44">
            <text:p>11002.44</text:p>
          </table:table-cell>
          <table:table-cell office:value-type="float" office:value="8661.48">
            <text:p>8661.48</text:p>
          </table:table-cell>
          <table:table-cell office:value-type="float" office:value="15740.57">
            <text:p>15740.57</text:p>
          </table:table-cell>
          <table:table-cell office:value-type="float" office:value="10793.98">
            <text:p>10793.98</text:p>
          </table:table-cell>
          <table:table-cell table:number-columns-repeated="1002"/>
        </table:table-row>
        <table:table-row table:style-name="ro1">
          <table:table-cell office:value-type="string">
            <text:p>1/13/2015</text:p>
          </table:table-cell>
          <table:table-cell office:value-type="float" office:value="13.85">
            <text:p>13.85</text:p>
          </table:table-cell>
          <table:table-cell office:value-type="float" office:value="13.73">
            <text:p>13.73</text:p>
          </table:table-cell>
          <table:table-cell office:value-type="float" office:value="162.41">
            <text:p>162.41</text:p>
          </table:table-cell>
          <table:table-cell office:value-type="string">
            <text:p>8/31/2012</text:p>
          </table:table-cell>
          <table:table-cell office:value-type="float" office:value="11830">
            <text:p>11830</text:p>
          </table:table-cell>
          <table:table-cell office:value-type="float" office:value="11917.71">
            <text:p>11917.71</text:p>
          </table:table-cell>
          <table:table-cell office:value-type="float" office:value="11319.74">
            <text:p>11319.74</text:p>
          </table:table-cell>
          <table:table-cell office:value-type="float" office:value="11023.79">
            <text:p>11023.79</text:p>
          </table:table-cell>
          <table:table-cell office:value-type="float" office:value="11091.98">
            <text:p>11091.98</text:p>
          </table:table-cell>
          <table:table-cell office:value-type="float" office:value="13205.86">
            <text:p>13205.86</text:p>
          </table:table-cell>
          <table:table-cell office:value-type="float" office:value="10574.13">
            <text:p>10574.13</text:p>
          </table:table-cell>
          <table:table-cell office:value-type="float" office:value="10826.46">
            <text:p>10826.46</text:p>
          </table:table-cell>
          <table:table-cell office:value-type="float" office:value="12558.57">
            <text:p>12558.57</text:p>
          </table:table-cell>
          <table:table-cell office:value-type="float" office:value="12068.76">
            <text:p>12068.76</text:p>
          </table:table-cell>
          <table:table-cell office:value-type="float" office:value="9519.92">
            <text:p>9519.92</text:p>
          </table:table-cell>
          <table:table-cell office:value-type="float" office:value="17643.79">
            <text:p>17643.79</text:p>
          </table:table-cell>
          <table:table-cell office:value-type="float" office:value="11631.41">
            <text:p>11631.41</text:p>
          </table:table-cell>
          <table:table-cell office:value-type="float" office:value="10766.14">
            <text:p>10766.14</text:p>
          </table:table-cell>
          <table:table-cell office:value-type="float" office:value="8448.19">
            <text:p>8448.19</text:p>
          </table:table-cell>
          <table:table-cell office:value-type="float" office:value="14895.45">
            <text:p>14895.45</text:p>
          </table:table-cell>
          <table:table-cell office:value-type="float" office:value="10198.35">
            <text:p>10198.35</text:p>
          </table:table-cell>
          <table:table-cell table:number-columns-repeated="1002"/>
        </table:table-row>
        <table:table-row table:style-name="ro1">
          <table:table-cell office:value-type="string">
            <text:p>1/12/2015</text:p>
          </table:table-cell>
          <table:table-cell office:value-type="float" office:value="13.83">
            <text:p>13.83</text:p>
          </table:table-cell>
          <table:table-cell office:value-type="float" office:value="13.71">
            <text:p>13.71</text:p>
          </table:table-cell>
          <table:table-cell office:value-type="float" office:value="162.48">
            <text:p>162.48</text:p>
          </table:table-cell>
          <table:table-cell office:value-type="string">
            <text:p>7/31/2012</text:p>
          </table:table-cell>
          <table:table-cell office:value-type="float" office:value="11640">
            <text:p>11640</text:p>
          </table:table-cell>
          <table:table-cell office:value-type="float" office:value="11717.58">
            <text:p>11717.58</text:p>
          </table:table-cell>
          <table:table-cell office:value-type="float" office:value="11039.86">
            <text:p>11039.86</text:p>
          </table:table-cell>
          <table:table-cell office:value-type="float" office:value="10789.16">
            <text:p>10789.16</text:p>
          </table:table-cell>
          <table:table-cell office:value-type="float" office:value="10954.67">
            <text:p>10954.67</text:p>
          </table:table-cell>
          <table:table-cell office:value-type="float" office:value="12974.23">
            <text:p>12974.23</text:p>
          </table:table-cell>
          <table:table-cell office:value-type="float" office:value="10312.69">
            <text:p>10312.69</text:p>
          </table:table-cell>
          <table:table-cell office:value-type="float" office:value="10596.03">
            <text:p>10596.03</text:p>
          </table:table-cell>
          <table:table-cell office:value-type="float" office:value="12403.12">
            <text:p>12403.12</text:p>
          </table:table-cell>
          <table:table-cell office:value-type="float" office:value="11801.22">
            <text:p>11801.22</text:p>
          </table:table-cell>
          <table:table-cell office:value-type="float" office:value="9284.54">
            <text:p>9284.54</text:p>
          </table:table-cell>
          <table:table-cell office:value-type="float" office:value="17184.99">
            <text:p>17184.99</text:p>
          </table:table-cell>
          <table:table-cell office:value-type="float" office:value="11670.27">
            <text:p>11670.27</text:p>
          </table:table-cell>
          <table:table-cell office:value-type="float" office:value="10544.86">
            <text:p>10544.86</text:p>
          </table:table-cell>
          <table:table-cell office:value-type="float" office:value="8259.05">
            <text:p>8259.05</text:p>
          </table:table-cell>
          <table:table-cell office:value-type="float" office:value="14574.47">
            <text:p>14574.47</text:p>
          </table:table-cell>
          <table:table-cell office:value-type="float" office:value="10253.89">
            <text:p>10253.89</text:p>
          </table:table-cell>
          <table:table-cell table:number-columns-repeated="1002"/>
        </table:table-row>
        <table:table-row table:style-name="ro1">
          <table:table-cell office:value-type="string">
            <text:p>1/09/2015</text:p>
          </table:table-cell>
          <table:table-cell office:value-type="float" office:value="13.86">
            <text:p>13.86</text:p>
          </table:table-cell>
          <table:table-cell office:value-type="float" office:value="13.75">
            <text:p>13.75</text:p>
          </table:table-cell>
          <table:table-cell office:value-type="float" office:value="162.75">
            <text:p>162.75</text:p>
          </table:table-cell>
          <table:table-cell office:value-type="string">
            <text:p>6/29/2012</text:p>
          </table:table-cell>
          <table:table-cell office:value-type="float" office:value="11590">
            <text:p>11590</text:p>
          </table:table-cell>
          <table:table-cell office:value-type="float" office:value="11667.55">
            <text:p>11667.55</text:p>
          </table:table-cell>
          <table:table-cell office:value-type="float" office:value="10899.74">
            <text:p>10899.74</text:p>
          </table:table-cell>
          <table:table-cell office:value-type="float" office:value="10643.48">
            <text:p>10643.48</text:p>
          </table:table-cell>
          <table:table-cell office:value-type="float" office:value="10822.21">
            <text:p>10822.21</text:p>
          </table:table-cell>
          <table:table-cell office:value-type="float" office:value="12911.34">
            <text:p>12911.34</text:p>
          </table:table-cell>
          <table:table-cell office:value-type="float" office:value="10181.8">
            <text:p>10181.8</text:p>
          </table:table-cell>
          <table:table-cell office:value-type="float" office:value="10452.95">
            <text:p>10452.95</text:p>
          </table:table-cell>
          <table:table-cell office:value-type="float" office:value="12253.14">
            <text:p>12253.14</text:p>
          </table:table-cell>
          <table:table-cell office:value-type="float" office:value="11717.52">
            <text:p>11717.52</text:p>
          </table:table-cell>
          <table:table-cell office:value-type="float" office:value="9166.7">
            <text:p>9166.7</text:p>
          </table:table-cell>
          <table:table-cell office:value-type="float" office:value="16777.57">
            <text:p>16777.57</text:p>
          </table:table-cell>
          <table:table-cell office:value-type="float" office:value="11446.98">
            <text:p>11446.98</text:p>
          </table:table-cell>
          <table:table-cell office:value-type="float" office:value="10477.49">
            <text:p>10477.49</text:p>
          </table:table-cell>
          <table:table-cell office:value-type="float" office:value="8160.95">
            <text:p>8160.95</text:p>
          </table:table-cell>
          <table:table-cell office:value-type="float" office:value="14314.21">
            <text:p>14314.21</text:p>
          </table:table-cell>
          <table:table-cell office:value-type="float" office:value="10090.98">
            <text:p>10090.98</text:p>
          </table:table-cell>
          <table:table-cell table:number-columns-repeated="1002"/>
        </table:table-row>
        <table:table-row table:style-name="ro1">
          <table:table-cell office:value-type="string">
            <text:p>1/08/2015</text:p>
          </table:table-cell>
          <table:table-cell office:value-type="float" office:value="13.9">
            <text:p>13.9</text:p>
          </table:table-cell>
          <table:table-cell office:value-type="float" office:value="13.79">
            <text:p>13.79</text:p>
          </table:table-cell>
          <table:table-cell office:value-type="float" office:value="162.74">
            <text:p>162.74</text:p>
          </table:table-cell>
          <table:table-cell office:value-type="string">
            <text:p>5/31/2012</text:p>
          </table:table-cell>
          <table:table-cell office:value-type="float" office:value="11280">
            <text:p>11280</text:p>
          </table:table-cell>
          <table:table-cell office:value-type="float" office:value="11347.34">
            <text:p>11347.34</text:p>
          </table:table-cell>
          <table:table-cell office:value-type="float" office:value="10371.27">
            <text:p>10371.27</text:p>
          </table:table-cell>
          <table:table-cell office:value-type="float" office:value="10142.52">
            <text:p>10142.52</text:p>
          </table:table-cell>
          <table:table-cell office:value-type="float" office:value="10524.95">
            <text:p>10524.95</text:p>
          </table:table-cell>
          <table:table-cell office:value-type="float" office:value="12577.87">
            <text:p>12577.87</text:p>
          </table:table-cell>
          <table:table-cell office:value-type="float" office:value="9688.13">
            <text:p>9688.13</text:p>
          </table:table-cell>
          <table:table-cell office:value-type="float" office:value="9960.97">
            <text:p>9960.97</text:p>
          </table:table-cell>
          <table:table-cell office:value-type="float" office:value="11916.57">
            <text:p>11916.57</text:p>
          </table:table-cell>
          <table:table-cell office:value-type="float" office:value="11262.78">
            <text:p>11262.78</text:p>
          </table:table-cell>
          <table:table-cell office:value-type="float" office:value="8722.25">
            <text:p>8722.25</text:p>
          </table:table-cell>
          <table:table-cell office:value-type="float" office:value="16188.93">
            <text:p>16188.93</text:p>
          </table:table-cell>
          <table:table-cell office:value-type="float" office:value="11021.6">
            <text:p>11021.6</text:p>
          </table:table-cell>
          <table:table-cell office:value-type="float" office:value="10086.42">
            <text:p>10086.42</text:p>
          </table:table-cell>
          <table:table-cell office:value-type="float" office:value="7777.44">
            <text:p>7777.44</text:p>
          </table:table-cell>
          <table:table-cell office:value-type="float" office:value="13851.9">
            <text:p>13851.9</text:p>
          </table:table-cell>
          <table:table-cell office:value-type="float" office:value="9756.62">
            <text:p>9756.62</text:p>
          </table:table-cell>
          <table:table-cell table:number-columns-repeated="1002"/>
        </table:table-row>
        <table:table-row table:style-name="ro1">
          <table:table-cell office:value-type="string">
            <text:p>1/07/2015</text:p>
          </table:table-cell>
          <table:table-cell office:value-type="float" office:value="13.7">
            <text:p>13.7</text:p>
          </table:table-cell>
          <table:table-cell office:value-type="float" office:value="13.59">
            <text:p>13.59</text:p>
          </table:table-cell>
          <table:table-cell office:value-type="float" office:value="160.31">
            <text:p>160.31</text:p>
          </table:table-cell>
          <table:table-cell office:value-type="string">
            <text:p>4/30/2012</text:p>
          </table:table-cell>
          <table:table-cell office:value-type="float" office:value="11600.01">
            <text:p>11600.01</text:p>
          </table:table-cell>
          <table:table-cell office:value-type="float" office:value="11667.55">
            <text:p>11667.55</text:p>
          </table:table-cell>
          <table:table-cell office:value-type="float" office:value="11351.15">
            <text:p>11351.15</text:p>
          </table:table-cell>
          <table:table-cell office:value-type="float" office:value="11141.47">
            <text:p>11141.47</text:p>
          </table:table-cell>
          <table:table-cell office:value-type="float" office:value="11043.33">
            <text:p>11043.33</text:p>
          </table:table-cell>
          <table:table-cell office:value-type="float" office:value="13094.04">
            <text:p>13094.04</text:p>
          </table:table-cell>
          <table:table-cell office:value-type="float" office:value="10603.47">
            <text:p>10603.47</text:p>
          </table:table-cell>
          <table:table-cell office:value-type="float" office:value="10942.03">
            <text:p>10942.03</text:p>
          </table:table-cell>
          <table:table-cell office:value-type="float" office:value="12503.49">
            <text:p>12503.49</text:p>
          </table:table-cell>
          <table:table-cell office:value-type="float" office:value="12320.22">
            <text:p>12320.22</text:p>
          </table:table-cell>
          <table:table-cell office:value-type="float" office:value="9546.33">
            <text:p>9546.33</text:p>
          </table:table-cell>
          <table:table-cell office:value-type="float" office:value="17718.81">
            <text:p>17718.81</text:p>
          </table:table-cell>
          <table:table-cell office:value-type="float" office:value="12413.73">
            <text:p>12413.73</text:p>
          </table:table-cell>
          <table:table-cell office:value-type="float" office:value="11070.85">
            <text:p>11070.85</text:p>
          </table:table-cell>
          <table:table-cell office:value-type="float" office:value="8545.82">
            <text:p>8545.82</text:p>
          </table:table-cell>
          <table:table-cell office:value-type="float" office:value="15209.19">
            <text:p>15209.19</text:p>
          </table:table-cell>
          <table:table-cell office:value-type="float" office:value="11045.45">
            <text:p>11045.45</text:p>
          </table:table-cell>
          <table:table-cell table:number-columns-repeated="1002"/>
        </table:table-row>
        <table:table-row table:style-name="ro1">
          <table:table-cell office:value-type="string">
            <text:p>1/06/2015</text:p>
          </table:table-cell>
          <table:table-cell office:value-type="float" office:value="13.58">
            <text:p>13.58</text:p>
          </table:table-cell>
          <table:table-cell office:value-type="float" office:value="13.47">
            <text:p>13.47</text:p>
          </table:table-cell>
          <table:table-cell office:value-type="float" office:value="159.55">
            <text:p>159.55</text:p>
          </table:table-cell>
          <table:table-cell office:value-type="string">
            <text:p>3/30/2012</text:p>
          </table:table-cell>
          <table:table-cell office:value-type="float" office:value="11670.01">
            <text:p>11670.01</text:p>
          </table:table-cell>
          <table:table-cell office:value-type="float" office:value="11737.59">
            <text:p>11737.59</text:p>
          </table:table-cell>
          <table:table-cell office:value-type="float" office:value="11481.53">
            <text:p>11481.53</text:p>
          </table:table-cell>
          <table:table-cell office:value-type="float" office:value="11270.32">
            <text:p>11270.32</text:p>
          </table:table-cell>
          <table:table-cell office:value-type="float" office:value="11054.83">
            <text:p>11054.83</text:p>
          </table:table-cell>
          <table:table-cell office:value-type="float" office:value="13185.9">
            <text:p>13185.9</text:p>
          </table:table-cell>
          <table:table-cell office:value-type="float" office:value="10725.26">
            <text:p>10725.26</text:p>
          </table:table-cell>
          <table:table-cell office:value-type="float" office:value="11068.58">
            <text:p>11068.58</text:p>
          </table:table-cell>
          <table:table-cell office:value-type="float" office:value="12516.52">
            <text:p>12516.52</text:p>
          </table:table-cell>
          <table:table-cell office:value-type="float" office:value="12411.56">
            <text:p>12411.56</text:p>
          </table:table-cell>
          <table:table-cell office:value-type="float" office:value="9655.98">
            <text:p>9655.98</text:p>
          </table:table-cell>
          <table:table-cell office:value-type="float" office:value="17815.99">
            <text:p>17815.99</text:p>
          </table:table-cell>
          <table:table-cell office:value-type="float" office:value="12563.89">
            <text:p>12563.89</text:p>
          </table:table-cell>
          <table:table-cell office:value-type="float" office:value="11183.07">
            <text:p>11183.07</text:p>
          </table:table-cell>
          <table:table-cell office:value-type="float" office:value="8664.82">
            <text:p>8664.82</text:p>
          </table:table-cell>
          <table:table-cell office:value-type="float" office:value="15345.84">
            <text:p>15345.84</text:p>
          </table:table-cell>
          <table:table-cell office:value-type="float" office:value="11211.58">
            <text:p>11211.58</text:p>
          </table:table-cell>
          <table:table-cell table:number-columns-repeated="1002"/>
        </table:table-row>
        <table:table-row table:style-name="ro1">
          <table:table-cell office:value-type="string">
            <text:p>1/05/2015</text:p>
          </table:table-cell>
          <table:table-cell office:value-type="float" office:value="13.69">
            <text:p>13.69</text:p>
          </table:table-cell>
          <table:table-cell office:value-type="float" office:value="13.58">
            <text:p>13.58</text:p>
          </table:table-cell>
          <table:table-cell office:value-type="float" office:value="161.11">
            <text:p>161.11</text:p>
          </table:table-cell>
          <table:table-cell office:value-type="string">
            <text:p>2/29/2012</text:p>
          </table:table-cell>
          <table:table-cell office:value-type="float" office:value="11410">
            <text:p>11410</text:p>
          </table:table-cell>
          <table:table-cell office:value-type="float" office:value="11467.42">
            <text:p>11467.42</text:p>
          </table:table-cell>
          <table:table-cell office:value-type="float" office:value="11335.79">
            <text:p>11335.79</text:p>
          </table:table-cell>
          <table:table-cell office:value-type="float" office:value="11195.97">
            <text:p>11195.97</text:p>
          </table:table-cell>
          <table:table-cell office:value-type="float" office:value="11055.14">
            <text:p>11055.14</text:p>
          </table:table-cell>
          <table:table-cell office:value-type="float" office:value="12858.42">
            <text:p>12858.42</text:p>
          </table:table-cell>
          <table:table-cell office:value-type="float" office:value="10589.12">
            <text:p>10589.12</text:p>
          </table:table-cell>
          <table:table-cell office:value-type="float" office:value="10995.55">
            <text:p>10995.55</text:p>
          </table:table-cell>
          <table:table-cell office:value-type="float" office:value="12516.87">
            <text:p>12516.87</text:p>
          </table:table-cell>
          <table:table-cell office:value-type="float" office:value="12137.92">
            <text:p>12137.92</text:p>
          </table:table-cell>
          <table:table-cell office:value-type="float" office:value="9533.42">
            <text:p>9533.42</text:p>
          </table:table-cell>
          <table:table-cell office:value-type="float" office:value="18096.04">
            <text:p>18096.04</text:p>
          </table:table-cell>
          <table:table-cell office:value-type="float" office:value="12997.74">
            <text:p>12997.74</text:p>
          </table:table-cell>
          <table:table-cell office:value-type="float" office:value="10982.98">
            <text:p>10982.98</text:p>
          </table:table-cell>
          <table:table-cell office:value-type="float" office:value="8577.05">
            <text:p>8577.05</text:p>
          </table:table-cell>
          <table:table-cell office:value-type="float" office:value="15607.6">
            <text:p>15607.6</text:p>
          </table:table-cell>
          <table:table-cell office:value-type="float" office:value="11620.62">
            <text:p>11620.62</text:p>
          </table:table-cell>
          <table:table-cell table:number-columns-repeated="1002"/>
        </table:table-row>
        <table:table-row table:style-name="ro1">
          <table:table-cell office:value-type="string">
            <text:p>1/02/2015</text:p>
          </table:table-cell>
          <table:table-cell office:value-type="float" office:value="13.76">
            <text:p>13.76</text:p>
          </table:table-cell>
          <table:table-cell office:value-type="float" office:value="13.65">
            <text:p>13.65</text:p>
          </table:table-cell>
          <table:table-cell office:value-type="float" office:value="161.83">
            <text:p>161.83</text:p>
          </table:table-cell>
          <table:table-cell office:value-type="string">
            <text:p>1/31/2012</text:p>
          </table:table-cell>
          <table:table-cell office:value-type="float" office:value="11240">
            <text:p>11240</text:p>
          </table:table-cell>
          <table:table-cell office:value-type="float" office:value="11297.31">
            <text:p>11297.31</text:p>
          </table:table-cell>
          <table:table-cell office:value-type="float" office:value="10807.84">
            <text:p>10807.84</text:p>
          </table:table-cell>
          <table:table-cell office:value-type="float" office:value="10659.64">
            <text:p>10659.64</text:p>
          </table:table-cell>
          <table:table-cell office:value-type="float" office:value="10760.96">
            <text:p>10760.96</text:p>
          </table:table-cell>
          <table:table-cell office:value-type="float" office:value="12659.74">
            <text:p>12659.74</text:p>
          </table:table-cell>
          <table:table-cell office:value-type="float" office:value="10095.95">
            <text:p>10095.95</text:p>
          </table:table-cell>
          <table:table-cell office:value-type="float" office:value="10468.83">
            <text:p>10468.83</text:p>
          </table:table-cell>
          <table:table-cell office:value-type="float" office:value="12183.79">
            <text:p>12183.79</text:p>
          </table:table-cell>
          <table:table-cell office:value-type="float" office:value="11603.51">
            <text:p>11603.51</text:p>
          </table:table-cell>
          <table:table-cell office:value-type="float" office:value="9089.41">
            <text:p>9089.41</text:p>
          </table:table-cell>
          <table:table-cell office:value-type="float" office:value="17063.96">
            <text:p>17063.96</text:p>
          </table:table-cell>
          <table:table-cell office:value-type="float" office:value="12263.18">
            <text:p>12263.18</text:p>
          </table:table-cell>
          <table:table-cell office:value-type="float" office:value="10513.55">
            <text:p>10513.55</text:p>
          </table:table-cell>
          <table:table-cell office:value-type="float" office:value="8195.15">
            <text:p>8195.15</text:p>
          </table:table-cell>
          <table:table-cell office:value-type="float" office:value="14727.45">
            <text:p>14727.45</text:p>
          </table:table-cell>
          <table:table-cell office:value-type="float" office:value="10974.17">
            <text:p>10974.17</text:p>
          </table:table-cell>
          <table:table-cell table:number-columns-repeated="1002"/>
        </table:table-row>
        <table:table-row table:style-name="ro1">
          <table:table-cell office:value-type="string">
            <text:p>12/31/2014</text:p>
          </table:table-cell>
          <table:table-cell office:value-type="float" office:value="13.74">
            <text:p>13.74</text:p>
          </table:table-cell>
          <table:table-cell office:value-type="float" office:value="13.63">
            <text:p>13.63</text:p>
          </table:table-cell>
          <table:table-cell office:value-type="float" office:value="161.71">
            <text:p>161.71</text:p>
          </table:table-cell>
          <table:table-cell office:value-type="string">
            <text:p>12/30/2011</text:p>
          </table:table-cell>
          <table:table-cell office:value-type="float" office:value="10760">
            <text:p>10760</text:p>
          </table:table-cell>
          <table:table-cell office:value-type="float" office:value="10806.99">
            <text:p>10806.99</text:p>
          </table:table-cell>
          <table:table-cell office:value-type="float" office:value="10291.39">
            <text:p>10291.39</text:p>
          </table:table-cell>
          <table:table-cell office:value-type="float" office:value="10073.91">
            <text:p>10073.91</text:p>
          </table:table-cell>
          <table:table-cell office:value-type="float" office:value="10381.24">
            <text:p>10381.24</text:p>
          </table:table-cell>
          <table:table-cell office:value-type="float" office:value="12127.59">
            <text:p>12127.59</text:p>
          </table:table-cell>
          <table:table-cell office:value-type="float" office:value="9613.51">
            <text:p>9613.51</text:p>
          </table:table-cell>
          <table:table-cell office:value-type="float" office:value="9893.58">
            <text:p>9893.58</text:p>
          </table:table-cell>
          <table:table-cell office:value-type="float" office:value="11753.86">
            <text:p>11753.86</text:p>
          </table:table-cell>
          <table:table-cell office:value-type="float" office:value="11020.68">
            <text:p>11020.68</text:p>
          </table:table-cell>
          <table:table-cell office:value-type="float" office:value="8655.07">
            <text:p>8655.07</text:p>
          </table:table-cell>
          <table:table-cell office:value-type="float" office:value="15690.1">
            <text:p>15690.1</text:p>
          </table:table-cell>
          <table:table-cell office:value-type="float" office:value="11013.91">
            <text:p>11013.91</text:p>
          </table:table-cell>
          <table:table-cell office:value-type="float" office:value="9989.23">
            <text:p>9989.23</text:p>
          </table:table-cell>
          <table:table-cell office:value-type="float" office:value="7810.13">
            <text:p>7810.13</text:p>
          </table:table-cell>
          <table:table-cell office:value-type="float" office:value="13548.11">
            <text:p>13548.11</text:p>
          </table:table-cell>
          <table:table-cell office:value-type="float" office:value="9865.26">
            <text:p>9865.26</text:p>
          </table:table-cell>
          <table:table-cell table:number-columns-repeated="1002"/>
        </table:table-row>
        <table:table-row table:style-name="ro1">
          <table:table-cell office:value-type="string">
            <text:p>12/30/2014</text:p>
          </table:table-cell>
          <table:table-cell office:value-type="float" office:value="13.84">
            <text:p>13.84</text:p>
          </table:table-cell>
          <table:table-cell office:value-type="float" office:value="13.72">
            <text:p>13.72</text:p>
          </table:table-cell>
          <table:table-cell office:value-type="float" office:value="162.85">
            <text:p>162.85</text:p>
          </table:table-cell>
          <table:table-cell office:value-type="string">
            <text:p>11/30/2011</text:p>
          </table:table-cell>
          <table:table-cell office:value-type="float" office:value="10690">
            <text:p>10690</text:p>
          </table:table-cell>
          <table:table-cell office:value-type="float" office:value="10740">
            <text:p>10740</text:p>
          </table:table-cell>
          <table:table-cell office:value-type="float" office:value="10297.11">
            <text:p>10297.11</text:p>
          </table:table-cell>
          <table:table-cell office:value-type="float" office:value="10094.27">
            <text:p>10094.27</text:p>
          </table:table-cell>
          <table:table-cell office:value-type="float" office:value="10353.75">
            <text:p>10353.75</text:p>
          </table:table-cell>
          <table:table-cell office:value-type="float" office:value="12020.76">
            <text:p>12020.76</text:p>
          </table:table-cell>
          <table:table-cell office:value-type="float" office:value="9618.86">
            <text:p>9618.86</text:p>
          </table:table-cell>
          <table:table-cell office:value-type="float" office:value="9913.58">
            <text:p>9913.58</text:p>
          </table:table-cell>
          <table:table-cell office:value-type="float" office:value="11722.74">
            <text:p>11722.74</text:p>
          </table:table-cell>
          <table:table-cell office:value-type="float" office:value="11071.23">
            <text:p>11071.23</text:p>
          </table:table-cell>
          <table:table-cell office:value-type="float" office:value="8659.89">
            <text:p>8659.89</text:p>
          </table:table-cell>
          <table:table-cell office:value-type="float" office:value="15596.66">
            <text:p>15596.66</text:p>
          </table:table-cell>
          <table:table-cell office:value-type="float" office:value="11148.28">
            <text:p>11148.28</text:p>
          </table:table-cell>
          <table:table-cell office:value-type="float" office:value="10048.87">
            <text:p>10048.87</text:p>
          </table:table-cell>
          <table:table-cell office:value-type="float" office:value="7823.4">
            <text:p>7823.4</text:p>
          </table:table-cell>
          <table:table-cell office:value-type="float" office:value="13504.94">
            <text:p>13504.94</text:p>
          </table:table-cell>
          <table:table-cell office:value-type="float" office:value="9993.77">
            <text:p>9993.77</text:p>
          </table:table-cell>
          <table:table-cell table:number-columns-repeated="1002"/>
        </table:table-row>
        <table:table-row table:style-name="ro1">
          <table:table-cell office:value-type="string">
            <text:p>12/29/2014</text:p>
          </table:table-cell>
          <table:table-cell office:value-type="float" office:value="13.89">
            <text:p>13.89</text:p>
          </table:table-cell>
          <table:table-cell office:value-type="float" office:value="13.78">
            <text:p>13.78</text:p>
          </table:table-cell>
          <table:table-cell office:value-type="float" office:value="163.03">
            <text:p>163.03</text:p>
          </table:table-cell>
          <table:table-cell office:value-type="string">
            <text:p>10/31/2011</text:p>
          </table:table-cell>
          <table:table-cell office:value-type="float" office:value="10610">
            <text:p>10610</text:p>
          </table:table-cell>
          <table:table-cell office:value-type="float" office:value="10640">
            <text:p>10640</text:p>
          </table:table-cell>
          <table:table-cell office:value-type="float" office:value="10554.81">
            <text:p>10554.81</text:p>
          </table:table-cell>
          <table:table-cell office:value-type="float" office:value="10405.83">
            <text:p>10405.83</text:p>
          </table:table-cell>
          <table:table-cell office:value-type="float" office:value="10511.21">
            <text:p>10511.21</text:p>
          </table:table-cell>
          <table:table-cell office:value-type="float" office:value="12274.36">
            <text:p>12274.36</text:p>
          </table:table-cell>
          <table:table-cell office:value-type="float" office:value="9859.59">
            <text:p>9859.59</text:p>
          </table:table-cell>
          <table:table-cell office:value-type="float" office:value="10219.56">
            <text:p>10219.56</text:p>
          </table:table-cell>
          <table:table-cell office:value-type="float" office:value="11901.01">
            <text:p>11901.01</text:p>
          </table:table-cell>
          <table:table-cell office:value-type="float" office:value="11295.18">
            <text:p>11295.18</text:p>
          </table:table-cell>
          <table:table-cell office:value-type="float" office:value="8876.61">
            <text:p>8876.61</text:p>
          </table:table-cell>
          <table:table-cell office:value-type="float" office:value="16498.85">
            <text:p>16498.85</text:p>
          </table:table-cell>
          <table:table-cell office:value-type="float" office:value="11944.32">
            <text:p>11944.32</text:p>
          </table:table-cell>
          <table:table-cell office:value-type="float" office:value="10264.39">
            <text:p>10264.39</text:p>
          </table:table-cell>
          <table:table-cell office:value-type="float" office:value="8039.31">
            <text:p>8039.31</text:p>
          </table:table-cell>
          <table:table-cell office:value-type="float" office:value="14294.19">
            <text:p>14294.19</text:p>
          </table:table-cell>
          <table:table-cell office:value-type="float" office:value="10717.61">
            <text:p>10717.61</text:p>
          </table:table-cell>
          <table:table-cell table:number-columns-repeated="1002"/>
        </table:table-row>
        <table:table-row table:style-name="ro1">
          <table:table-cell office:value-type="string">
            <text:p>12/24/2014</text:p>
          </table:table-cell>
          <table:table-cell office:value-type="float" office:value="13.91">
            <text:p>13.91</text:p>
          </table:table-cell>
          <table:table-cell office:value-type="float" office:value="13.79">
            <text:p>13.79</text:p>
          </table:table-cell>
          <table:table-cell office:value-type="float" office:value="163.03">
            <text:p>163.03</text:p>
          </table:table-cell>
          <table:table-cell office:value-type="string">
            <text:p>9/30/2011</text:p>
          </table:table-cell>
          <table:table-cell office:value-type="float" office:value="10130">
            <text:p>10130</text:p>
          </table:table-cell>
          <table:table-cell office:value-type="float" office:value="10160">
            <text:p>10160</text:p>
          </table:table-cell>
          <table:table-cell office:value-type="float" office:value="9565.4">
            <text:p>9565.4</text:p>
          </table:table-cell>
          <table:table-cell office:value-type="float" office:value="9398.77">
            <text:p>9398.77</text:p>
          </table:table-cell>
          <table:table-cell office:value-type="float" office:value="9906.63">
            <text:p>9906.63</text:p>
          </table:table-cell>
          <table:table-cell office:value-type="float" office:value="11580.47">
            <text:p>11580.47</text:p>
          </table:table-cell>
          <table:table-cell office:value-type="float" office:value="8935.34">
            <text:p>8935.34</text:p>
          </table:table-cell>
          <table:table-cell office:value-type="float" office:value="9230.53">
            <text:p>9230.53</text:p>
          </table:table-cell>
          <table:table-cell office:value-type="float" office:value="11216.5">
            <text:p>11216.5</text:p>
          </table:table-cell>
          <table:table-cell office:value-type="float" office:value="10362.89">
            <text:p>10362.89</text:p>
          </table:table-cell>
          <table:table-cell office:value-type="float" office:value="8044.52">
            <text:p>8044.52</text:p>
          </table:table-cell>
          <table:table-cell office:value-type="float" office:value="15052.54">
            <text:p>15052.54</text:p>
          </table:table-cell>
          <table:table-cell office:value-type="float" office:value="10547.26">
            <text:p>10547.26</text:p>
          </table:table-cell>
          <table:table-cell office:value-type="float" office:value="9424.84">
            <text:p>9424.84</text:p>
          </table:table-cell>
          <table:table-cell office:value-type="float" office:value="7291.5">
            <text:p>7291.5</text:p>
          </table:table-cell>
          <table:table-cell office:value-type="float" office:value="13056.33">
            <text:p>13056.33</text:p>
          </table:table-cell>
          <table:table-cell office:value-type="float" office:value="9478.21">
            <text:p>9478.21</text:p>
          </table:table-cell>
          <table:table-cell table:number-columns-repeated="1002"/>
        </table:table-row>
        <table:table-row table:style-name="ro1">
          <table:table-cell office:value-type="string">
            <text:p>12/23/2014</text:p>
          </table:table-cell>
          <table:table-cell office:value-type="float" office:value="13.89">
            <text:p>13.89</text:p>
          </table:table-cell>
          <table:table-cell office:value-type="float" office:value="13.78">
            <text:p>13.78</text:p>
          </table:table-cell>
          <table:table-cell office:value-type="float" office:value="163.03">
            <text:p>163.03</text:p>
          </table:table-cell>
          <table:table-cell office:value-type="string">
            <text:p>8/31/2011</text:p>
          </table:table-cell>
          <table:table-cell office:value-type="float" office:value="10210">
            <text:p>10210</text:p>
          </table:table-cell>
          <table:table-cell office:value-type="float" office:value="10240">
            <text:p>10240</text:p>
          </table:table-cell>
          <table:table-cell office:value-type="float" office:value="10469.67">
            <text:p>10469.67</text:p>
          </table:table-cell>
          <table:table-cell office:value-type="float" office:value="10378.66">
            <text:p>10378.66</text:p>
          </table:table-cell>
          <table:table-cell office:value-type="float" office:value="10424.33">
            <text:p>10424.33</text:p>
          </table:table-cell>
          <table:table-cell office:value-type="float" office:value="11757.19">
            <text:p>11757.19</text:p>
          </table:table-cell>
          <table:table-cell office:value-type="float" office:value="9780.05">
            <text:p>9780.05</text:p>
          </table:table-cell>
          <table:table-cell office:value-type="float" office:value="10192.88">
            <text:p>10192.88</text:p>
          </table:table-cell>
          <table:table-cell office:value-type="float" office:value="11802.65">
            <text:p>11802.65</text:p>
          </table:table-cell>
          <table:table-cell office:value-type="float" office:value="11028.13">
            <text:p>11028.13</text:p>
          </table:table-cell>
          <table:table-cell office:value-type="float" office:value="8805.01">
            <text:p>8805.01</text:p>
          </table:table-cell>
          <table:table-cell office:value-type="float" office:value="16789.14">
            <text:p>16789.14</text:p>
          </table:table-cell>
          <table:table-cell office:value-type="float" office:value="12347.45">
            <text:p>12347.45</text:p>
          </table:table-cell>
          <table:table-cell office:value-type="float" office:value="10062.51">
            <text:p>10062.51</text:p>
          </table:table-cell>
          <table:table-cell office:value-type="float" office:value="7999.21">
            <text:p>7999.21</text:p>
          </table:table-cell>
          <table:table-cell office:value-type="float" office:value="14610.83">
            <text:p>14610.83</text:p>
          </table:table-cell>
          <table:table-cell office:value-type="float" office:value="11122.25">
            <text:p>11122.25</text:p>
          </table:table-cell>
          <table:table-cell table:number-columns-repeated="1002"/>
        </table:table-row>
        <table:table-row table:style-name="ro1">
          <table:table-cell office:value-type="string">
            <text:p>12/22/2014</text:p>
          </table:table-cell>
          <table:table-cell office:value-type="float" office:value="13.94">
            <text:p>13.94</text:p>
          </table:table-cell>
          <table:table-cell office:value-type="float" office:value="13.83">
            <text:p>13.83</text:p>
          </table:table-cell>
          <table:table-cell office:value-type="float" office:value="163.82">
            <text:p>163.82</text:p>
          </table:table-cell>
          <table:table-cell office:value-type="string">
            <text:p>7/29/2011</text:p>
          </table:table-cell>
          <table:table-cell office:value-type="float" office:value="10380">
            <text:p>10380</text:p>
          </table:table-cell>
          <table:table-cell office:value-type="float" office:value="10410">
            <text:p>10410</text:p>
          </table:table-cell>
          <table:table-cell office:value-type="float" office:value="11263.24">
            <text:p>11263.24</text:p>
          </table:table-cell>
          <table:table-cell office:value-type="float" office:value="11196.58">
            <text:p>11196.58</text:p>
          </table:table-cell>
          <table:table-cell office:value-type="float" office:value="10776.97">
            <text:p>10776.97</text:p>
          </table:table-cell>
          <table:table-cell office:value-type="float" office:value="12234.42">
            <text:p>12234.42</text:p>
          </table:table-cell>
          <table:table-cell office:value-type="float" office:value="10521.36">
            <text:p>10521.36</text:p>
          </table:table-cell>
          <table:table-cell office:value-type="float" office:value="10996.15">
            <text:p>10996.15</text:p>
          </table:table-cell>
          <table:table-cell office:value-type="float" office:value="12201.91">
            <text:p>12201.91</text:p>
          </table:table-cell>
          <table:table-cell office:value-type="float" office:value="11726.5">
            <text:p>11726.5</text:p>
          </table:table-cell>
          <table:table-cell office:value-type="float" office:value="9472.41">
            <text:p>9472.41</text:p>
          </table:table-cell>
          <table:table-cell office:value-type="float" office:value="17850.71">
            <text:p>17850.71</text:p>
          </table:table-cell>
          <table:table-cell office:value-type="float" office:value="13559.15">
            <text:p>13559.15</text:p>
          </table:table-cell>
          <table:table-cell office:value-type="float" office:value="10717.01">
            <text:p>10717.01</text:p>
          </table:table-cell>
          <table:table-cell office:value-type="float" office:value="8625.48">
            <text:p>8625.48</text:p>
          </table:table-cell>
          <table:table-cell office:value-type="float" office:value="15608.19">
            <text:p>15608.19</text:p>
          </table:table-cell>
          <table:table-cell office:value-type="float" office:value="12248.11">
            <text:p>12248.11</text:p>
          </table:table-cell>
          <table:table-cell table:number-columns-repeated="1002"/>
        </table:table-row>
        <table:table-row table:style-name="ro1">
          <table:table-cell office:value-type="string">
            <text:p>12/19/2014</text:p>
          </table:table-cell>
          <table:table-cell office:value-type="float" office:value="13.89">
            <text:p>13.89</text:p>
          </table:table-cell>
          <table:table-cell office:value-type="float" office:value="13.78">
            <text:p>13.78</text:p>
          </table:table-cell>
          <table:table-cell office:value-type="float" office:value="163.33">
            <text:p>163.33</text:p>
          </table:table-cell>
          <table:table-cell office:value-type="string">
            <text:p>6/30/2011</text:p>
          </table:table-cell>
          <table:table-cell office:value-type="float" office:value="10420">
            <text:p>10420</text:p>
          </table:table-cell>
          <table:table-cell office:value-type="float" office:value="10440">
            <text:p>10440</text:p>
          </table:table-cell>
          <table:table-cell office:value-type="float" office:value="11471.25">
            <text:p>11471.25</text:p>
          </table:table-cell>
          <table:table-cell office:value-type="float" office:value="11381.87">
            <text:p>11381.87</text:p>
          </table:table-cell>
          <table:table-cell office:value-type="float" office:value="10803.72">
            <text:p>10803.72</text:p>
          </table:table-cell>
          <table:table-cell office:value-type="float" office:value="12279.35">
            <text:p>12279.35</text:p>
          </table:table-cell>
          <table:table-cell office:value-type="float" office:value="10715.65">
            <text:p>10715.65</text:p>
          </table:table-cell>
          <table:table-cell office:value-type="float" office:value="11178.13">
            <text:p>11178.13</text:p>
          </table:table-cell>
          <table:table-cell office:value-type="float" office:value="12232.21">
            <text:p>12232.21</text:p>
          </table:table-cell>
          <table:table-cell office:value-type="float" office:value="11923.45">
            <text:p>11923.45</text:p>
          </table:table-cell>
          <table:table-cell office:value-type="float" office:value="9647.34">
            <text:p>9647.34</text:p>
          </table:table-cell>
          <table:table-cell office:value-type="float" office:value="17716.13">
            <text:p>17716.13</text:p>
          </table:table-cell>
          <table:table-cell office:value-type="float" office:value="13619.64">
            <text:p>13619.64</text:p>
          </table:table-cell>
          <table:table-cell office:value-type="float" office:value="10899.96">
            <text:p>10899.96</text:p>
          </table:table-cell>
          <table:table-cell office:value-type="float" office:value="8791.44">
            <text:p>8791.44</text:p>
          </table:table-cell>
          <table:table-cell office:value-type="float" office:value="15605.25">
            <text:p>15605.25</text:p>
          </table:table-cell>
          <table:table-cell office:value-type="float" office:value="12339.48">
            <text:p>12339.48</text:p>
          </table:table-cell>
          <table:table-cell table:number-columns-repeated="1002"/>
        </table:table-row>
        <table:table-row table:style-name="ro1">
          <table:table-cell office:value-type="string">
            <text:p>12/18/2014</text:p>
          </table:table-cell>
          <table:table-cell office:value-type="float" office:value="13.86">
            <text:p>13.86</text:p>
          </table:table-cell>
          <table:table-cell office:value-type="float" office:value="13.75">
            <text:p>13.75</text:p>
          </table:table-cell>
          <table:table-cell office:value-type="float" office:value="162.5">
            <text:p>162.5</text:p>
          </table:table-cell>
          <table:table-cell office:value-type="string">
            <text:p>5/31/2011</text:p>
          </table:table-cell>
          <table:table-cell office:value-type="float" office:value="10440">
            <text:p>10440</text:p>
          </table:table-cell>
          <table:table-cell office:value-type="float" office:value="10450">
            <text:p>10450</text:p>
          </table:table-cell>
          <table:table-cell office:value-type="float" office:value="11655.63">
            <text:p>11655.63</text:p>
          </table:table-cell>
          <table:table-cell office:value-type="float" office:value="11564.1">
            <text:p>11564.1</text:p>
          </table:table-cell>
          <table:table-cell office:value-type="float" office:value="10921.77">
            <text:p>10921.77</text:p>
          </table:table-cell>
          <table:table-cell office:value-type="float" office:value="12298.32">
            <text:p>12298.32</text:p>
          </table:table-cell>
          <table:table-cell office:value-type="float" office:value="10887.9">
            <text:p>10887.9</text:p>
          </table:table-cell>
          <table:table-cell office:value-type="float" office:value="11357.1">
            <text:p>11357.1</text:p>
          </table:table-cell>
          <table:table-cell office:value-type="float" office:value="12365.86">
            <text:p>12365.86</text:p>
          </table:table-cell>
          <table:table-cell office:value-type="float" office:value="12023.73">
            <text:p>12023.73</text:p>
          </table:table-cell>
          <table:table-cell office:value-type="float" office:value="9802.4">
            <text:p>9802.4</text:p>
          </table:table-cell>
          <table:table-cell office:value-type="float" office:value="17843.48">
            <text:p>17843.48</text:p>
          </table:table-cell>
          <table:table-cell office:value-type="float" office:value="13832.44">
            <text:p>13832.44</text:p>
          </table:table-cell>
          <table:table-cell office:value-type="float" office:value="11006.83">
            <text:p>11006.83</text:p>
          </table:table-cell>
          <table:table-cell office:value-type="float" office:value="8946.14">
            <text:p>8946.14</text:p>
          </table:table-cell>
          <table:table-cell office:value-type="float" office:value="15761.92">
            <text:p>15761.92</text:p>
          </table:table-cell>
          <table:table-cell office:value-type="float" office:value="12573.67">
            <text:p>12573.67</text:p>
          </table:table-cell>
          <table:table-cell table:number-columns-repeated="1002"/>
        </table:table-row>
        <table:table-row table:style-name="ro1">
          <table:table-cell office:value-type="string">
            <text:p>12/17/2014</text:p>
          </table:table-cell>
          <table:table-cell office:value-type="float" office:value="13.65">
            <text:p>13.65</text:p>
          </table:table-cell>
          <table:table-cell office:value-type="float" office:value="13.54">
            <text:p>13.54</text:p>
          </table:table-cell>
          <table:table-cell office:value-type="float" office:value="160.4">
            <text:p>160.4</text:p>
          </table:table-cell>
          <table:table-cell office:value-type="string">
            <text:p>4/29/2011</text:p>
          </table:table-cell>
          <table:table-cell office:value-type="float" office:value="10370">
            <text:p>10370</text:p>
          </table:table-cell>
          <table:table-cell office:value-type="float" office:value="10390">
            <text:p>10390</text:p>
          </table:table-cell>
          <table:table-cell office:value-type="float" office:value="11902.56">
            <text:p>11902.56</text:p>
          </table:table-cell>
          <table:table-cell office:value-type="float" office:value="11818.08">
            <text:p>11818.08</text:p>
          </table:table-cell>
          <table:table-cell office:value-type="float" office:value="10994.86">
            <text:p>10994.86</text:p>
          </table:table-cell>
          <table:table-cell office:value-type="float" office:value="12176.52">
            <text:p>12176.52</text:p>
          </table:table-cell>
          <table:table-cell office:value-type="float" office:value="11118.56">
            <text:p>11118.56</text:p>
          </table:table-cell>
          <table:table-cell office:value-type="float" office:value="11606.53">
            <text:p>11606.53</text:p>
          </table:table-cell>
          <table:table-cell office:value-type="float" office:value="12448.62">
            <text:p>12448.62</text:p>
          </table:table-cell>
          <table:table-cell office:value-type="float" office:value="12129">
            <text:p>12129</text:p>
          </table:table-cell>
          <table:table-cell office:value-type="float" office:value="10010.07">
            <text:p>10010.07</text:p>
          </table:table-cell>
          <table:table-cell office:value-type="float" office:value="17828.39">
            <text:p>17828.39</text:p>
          </table:table-cell>
          <table:table-cell office:value-type="float" office:value="14205.02">
            <text:p>14205.02</text:p>
          </table:table-cell>
          <table:table-cell office:value-type="float" office:value="11136.9">
            <text:p>11136.9</text:p>
          </table:table-cell>
          <table:table-cell office:value-type="float" office:value="9170.77">
            <text:p>9170.77</text:p>
          </table:table-cell>
          <table:table-cell office:value-type="float" office:value="15790.04">
            <text:p>15790.04</text:p>
          </table:table-cell>
          <table:table-cell office:value-type="float" office:value="12961.82">
            <text:p>12961.82</text:p>
          </table:table-cell>
          <table:table-cell table:number-columns-repeated="1002"/>
        </table:table-row>
        <table:table-row table:style-name="ro1">
          <table:table-cell office:value-type="string">
            <text:p>12/16/2014</text:p>
          </table:table-cell>
          <table:table-cell office:value-type="float" office:value="13.53">
            <text:p>13.53</text:p>
          </table:table-cell>
          <table:table-cell office:value-type="float" office:value="13.42">
            <text:p>13.42</text:p>
          </table:table-cell>
          <table:table-cell office:value-type="float" office:value="159.51">
            <text:p>159.51</text:p>
          </table:table-cell>
          <table:table-cell office:value-type="string">
            <text:p>3/31/2011</text:p>
          </table:table-cell>
          <table:table-cell office:value-type="float" office:value="10190">
            <text:p>10190</text:p>
          </table:table-cell>
          <table:table-cell office:value-type="float" office:value="10200">
            <text:p>10200</text:p>
          </table:table-cell>
          <table:table-cell office:value-type="float" office:value="11417.51">
            <text:p>11417.51</text:p>
          </table:table-cell>
          <table:table-cell office:value-type="float" office:value="11353.58">
            <text:p>11353.58</text:p>
          </table:table-cell>
          <table:table-cell office:value-type="float" office:value="10683.31">
            <text:p>10683.31</text:p>
          </table:table-cell>
          <table:table-cell office:value-type="float" office:value="11685.3">
            <text:p>11685.3</text:p>
          </table:table-cell>
          <table:table-cell office:value-type="float" office:value="10665.46">
            <text:p>10665.46</text:p>
          </table:table-cell>
          <table:table-cell office:value-type="float" office:value="11150.34">
            <text:p>11150.34</text:p>
          </table:table-cell>
          <table:table-cell office:value-type="float" office:value="12095.88">
            <text:p>12095.88</text:p>
          </table:table-cell>
          <table:table-cell office:value-type="float" office:value="11591.02">
            <text:p>11591.02</text:p>
          </table:table-cell>
          <table:table-cell office:value-type="float" office:value="9602.15">
            <text:p>9602.15</text:p>
          </table:table-cell>
          <table:table-cell office:value-type="float" office:value="16901.59">
            <text:p>16901.59</text:p>
          </table:table-cell>
          <table:table-cell office:value-type="float" office:value="13777.64">
            <text:p>13777.64</text:p>
          </table:table-cell>
          <table:table-cell office:value-type="float" office:value="10670.4">
            <text:p>10670.4</text:p>
          </table:table-cell>
          <table:table-cell office:value-type="float" office:value="8816.15">
            <text:p>8816.15</text:p>
          </table:table-cell>
          <table:table-cell office:value-type="float" office:value="15021.13">
            <text:p>15021.13</text:p>
          </table:table-cell>
          <table:table-cell office:value-type="float" office:value="12604.87">
            <text:p>12604.87</text:p>
          </table:table-cell>
          <table:table-cell table:number-columns-repeated="1002"/>
        </table:table-row>
        <table:table-row table:style-name="ro1">
          <table:table-cell office:value-type="string">
            <text:p>12/15/2014</text:p>
          </table:table-cell>
          <table:table-cell office:value-type="float" office:value="13.59">
            <text:p>13.59</text:p>
          </table:table-cell>
          <table:table-cell office:value-type="float" office:value="13.48">
            <text:p>13.48</text:p>
          </table:table-cell>
          <table:table-cell office:value-type="float" office:value="160.22">
            <text:p>160.22</text:p>
          </table:table-cell>
          <table:table-cell office:value-type="string">
            <text:p>2/28/2011</text:p>
          </table:table-cell>
          <table:table-cell office:value-type="float" office:value="10200">
            <text:p>10200</text:p>
          </table:table-cell>
          <table:table-cell office:value-type="float" office:value="10220">
            <text:p>10220</text:p>
          </table:table-cell>
          <table:table-cell office:value-type="float" office:value="11531.23">
            <text:p>11531.23</text:p>
          </table:table-cell>
          <table:table-cell office:value-type="float" office:value="11364.98">
            <text:p>11364.98</text:p>
          </table:table-cell>
          <table:table-cell office:value-type="float" office:value="10692.36">
            <text:p>10692.36</text:p>
          </table:table-cell>
          <table:table-cell office:value-type="float" office:value="11757.19">
            <text:p>11757.19</text:p>
          </table:table-cell>
          <table:table-cell office:value-type="float" office:value="10771.69">
            <text:p>10771.69</text:p>
          </table:table-cell>
          <table:table-cell office:value-type="float" office:value="11161.54">
            <text:p>11161.54</text:p>
          </table:table-cell>
          <table:table-cell office:value-type="float" office:value="12106.12">
            <text:p>12106.12</text:p>
          </table:table-cell>
          <table:table-cell office:value-type="float" office:value="11629.35">
            <text:p>11629.35</text:p>
          </table:table-cell>
          <table:table-cell office:value-type="float" office:value="9697.78">
            <text:p>9697.78</text:p>
          </table:table-cell>
          <table:table-cell office:value-type="float" office:value="15989.91">
            <text:p>15989.91</text:p>
          </table:table-cell>
          <table:table-cell office:value-type="float" office:value="13012.58">
            <text:p>13012.58</text:p>
          </table:table-cell>
          <table:table-cell office:value-type="float" office:value="10745.97">
            <text:p>10745.97</text:p>
          </table:table-cell>
          <table:table-cell office:value-type="float" office:value="8926.59">
            <text:p>8926.59</text:p>
          </table:table-cell>
          <table:table-cell office:value-type="float" office:value="14252.68">
            <text:p>14252.68</text:p>
          </table:table-cell>
          <table:table-cell office:value-type="float" office:value="11925.54">
            <text:p>11925.54</text:p>
          </table:table-cell>
          <table:table-cell table:number-columns-repeated="1002"/>
        </table:table-row>
        <table:table-row table:style-name="ro1">
          <table:table-cell office:value-type="string">
            <text:p>12/12/2014</text:p>
          </table:table-cell>
          <table:table-cell office:value-type="float" office:value="13.65">
            <text:p>13.65</text:p>
          </table:table-cell>
          <table:table-cell office:value-type="float" office:value="13.54">
            <text:p>13.54</text:p>
          </table:table-cell>
          <table:table-cell office:value-type="float" office:value="162.21">
            <text:p>162.21</text:p>
          </table:table-cell>
          <table:table-cell office:value-type="string">
            <text:p>1/31/2011</text:p>
          </table:table-cell>
          <table:table-cell office:value-type="float" office:value="10010">
            <text:p>10010</text:p>
          </table:table-cell>
          <table:table-cell office:value-type="float" office:value="10020">
            <text:p>10020</text:p>
          </table:table-cell>
          <table:table-cell office:value-type="float" office:value="11141.15">
            <text:p>11141.15</text:p>
          </table:table-cell>
          <table:table-cell office:value-type="float" office:value="11043.34">
            <text:p>11043.34</text:p>
          </table:table-cell>
          <table:table-cell office:value-type="float" office:value="10511.79">
            <text:p>10511.79</text:p>
          </table:table-cell>
          <table:table-cell office:value-type="float" office:value="11398.76">
            <text:p>11398.76</text:p>
          </table:table-cell>
          <table:table-cell office:value-type="float" office:value="10407.3">
            <text:p>10407.3</text:p>
          </table:table-cell>
          <table:table-cell office:value-type="float" office:value="10845.66">
            <text:p>10845.66</text:p>
          </table:table-cell>
          <table:table-cell office:value-type="float" office:value="11901.68">
            <text:p>11901.68</text:p>
          </table:table-cell>
          <table:table-cell office:value-type="float" office:value="11274.9">
            <text:p>11274.9</text:p>
          </table:table-cell>
          <table:table-cell office:value-type="float" office:value="9369.72">
            <text:p>9369.72</text:p>
          </table:table-cell>
          <table:table-cell office:value-type="float" office:value="16276.99">
            <text:p>16276.99</text:p>
          </table:table-cell>
          <table:table-cell office:value-type="float" office:value="13135.07">
            <text:p>13135.07</text:p>
          </table:table-cell>
          <table:table-cell office:value-type="float" office:value="10432.31">
            <text:p>10432.31</text:p>
          </table:table-cell>
          <table:table-cell office:value-type="float" office:value="8638.89">
            <text:p>8638.89</text:p>
          </table:table-cell>
          <table:table-cell office:value-type="float" office:value="14516.51">
            <text:p>14516.51</text:p>
          </table:table-cell>
          <table:table-cell office:value-type="float" office:value="12047.32">
            <text:p>12047.32</text:p>
          </table:table-cell>
          <table:table-cell table:number-columns-repeated="1002"/>
        </table:table-row>
        <table:table-row table:style-name="ro1">
          <table:table-cell office:value-type="string">
            <text:p>12/11/2014</text:p>
          </table:table-cell>
          <table:table-cell office:value-type="float" office:value="13.78">
            <text:p>13.78</text:p>
          </table:table-cell>
          <table:table-cell office:value-type="float" office:value="13.67">
            <text:p>13.67</text:p>
          </table:table-cell>
          <table:table-cell office:value-type="float" office:value="162.21">
            <text:p>162.21</text:p>
          </table:table-cell>
          <table:table-cell office:value-type="string">
            <text:p>12/31/2010</text:p>
          </table:table-cell>
          <table:table-cell table:number-columns-repeated="2" office:value-type="float" office:value="10040">
            <text:p>10040</text:p>
          </table:table-cell>
          <table:table-cell office:value-type="float" office:value="10895.01">
            <text:p>10895.01</text:p>
          </table:table-cell>
          <table:table-cell office:value-type="float" office:value="10872.71">
            <text:p>10872.71</text:p>
          </table:table-cell>
          <table:table-cell office:value-type="float" office:value="10414.76">
            <text:p>10414.76</text:p>
          </table:table-cell>
          <table:table-cell office:value-type="float" office:value="11421.72">
            <text:p>11421.72</text:p>
          </table:table-cell>
          <table:table-cell office:value-type="float" office:value="10177.37">
            <text:p>10177.37</text:p>
          </table:table-cell>
          <table:table-cell office:value-type="float" office:value="10678.09">
            <text:p>10678.09</text:p>
          </table:table-cell>
          <table:table-cell office:value-type="float" office:value="11791.81">
            <text:p>11791.81</text:p>
          </table:table-cell>
          <table:table-cell office:value-type="float" office:value="11195.27">
            <text:p>11195.27</text:p>
          </table:table-cell>
          <table:table-cell office:value-type="float" office:value="9162.72">
            <text:p>9162.72</text:p>
          </table:table-cell>
          <table:table-cell office:value-type="float" office:value="16949.86">
            <text:p>16949.86</text:p>
          </table:table-cell>
          <table:table-cell office:value-type="float" office:value="13501.38">
            <text:p>13501.38</text:p>
          </table:table-cell>
          <table:table-cell office:value-type="float" office:value="10362.74">
            <text:p>10362.74</text:p>
          </table:table-cell>
          <table:table-cell office:value-type="float" office:value="8453.89">
            <text:p>8453.89</text:p>
          </table:table-cell>
          <table:table-cell office:value-type="float" office:value="15125.29">
            <text:p>15125.29</text:p>
          </table:table-cell>
          <table:table-cell office:value-type="float" office:value="12395.1">
            <text:p>12395.1</text:p>
          </table:table-cell>
          <table:table-cell table:number-columns-repeated="1002"/>
        </table:table-row>
        <table:table-row table:style-name="ro1">
          <table:table-cell office:value-type="string">
            <text:p>12/10/2014</text:p>
          </table:table-cell>
          <table:table-cell office:value-type="float" office:value="13.73">
            <text:p>13.73</text:p>
          </table:table-cell>
          <table:table-cell office:value-type="float" office:value="13.62">
            <text:p>13.62</text:p>
          </table:table-cell>
          <table:table-cell office:value-type="float" office:value="161.97">
            <text:p>161.97</text:p>
          </table:table-cell>
          <table:table-cell office:value-type="string">
            <text:p>11/30/2010</text:p>
          </table:table-cell>
          <table:table-cell table:number-columns-repeated="2" office:value-type="float" office:value="9980">
            <text:p>9980</text:p>
          </table:table-cell>
          <table:table-cell office:value-type="float" office:value="10148.81">
            <text:p>10148.81</text:p>
          </table:table-cell>
          <table:table-cell office:value-type="float" office:value="10130.87">
            <text:p>10130.87</text:p>
          </table:table-cell>
          <table:table-cell office:value-type="float" office:value="10045.69">
            <text:p>10045.69</text:p>
          </table:table-cell>
          <table:table-cell office:value-type="float" office:value="10963.45">
            <text:p>10963.45</text:p>
          </table:table-cell>
          <table:table-cell office:value-type="float" office:value="9480.33">
            <text:p>9480.33</text:p>
          </table:table-cell>
          <table:table-cell office:value-type="float" office:value="9949.52">
            <text:p>9949.52</text:p>
          </table:table-cell>
          <table:table-cell office:value-type="float" office:value="11373.94">
            <text:p>11373.94</text:p>
          </table:table-cell>
          <table:table-cell office:value-type="float" office:value="10478.27">
            <text:p>10478.27</text:p>
          </table:table-cell>
          <table:table-cell office:value-type="float" office:value="8535.17">
            <text:p>8535.17</text:p>
          </table:table-cell>
          <table:table-cell office:value-type="float" office:value="15878.67">
            <text:p>15878.67</text:p>
          </table:table-cell>
          <table:table-cell office:value-type="float" office:value="12602.1">
            <text:p>12602.1</text:p>
          </table:table-cell>
          <table:table-cell office:value-type="float" office:value="9715.12">
            <text:p>9715.12</text:p>
          </table:table-cell>
          <table:table-cell office:value-type="float" office:value="7882.54">
            <text:p>7882.54</text:p>
          </table:table-cell>
          <table:table-cell office:value-type="float" office:value="14199.85">
            <text:p>14199.85</text:p>
          </table:table-cell>
          <table:table-cell office:value-type="float" office:value="11581.97">
            <text:p>11581.97</text:p>
          </table:table-cell>
          <table:table-cell table:number-columns-repeated="1002"/>
        </table:table-row>
        <table:table-row table:style-name="ro1">
          <table:table-cell office:value-type="string">
            <text:p>12/09/2014</text:p>
          </table:table-cell>
          <table:table-cell office:value-type="float" office:value="13.88">
            <text:p>13.88</text:p>
          </table:table-cell>
          <table:table-cell office:value-type="float" office:value="13.77">
            <text:p>13.77</text:p>
          </table:table-cell>
          <table:table-cell office:value-type="float" office:value="163.96">
            <text:p>163.96</text:p>
          </table:table-cell>
          <table:table-cell office:value-type="string">
            <text:p>10/29/2010</text:p>
          </table:table-cell>
          <table:table-cell table:number-columns-repeated="2" office:value-type="float" office:value="10030">
            <text:p>10030</text:p>
          </table:table-cell>
          <table:table-cell office:value-type="float" office:value="10372.76">
            <text:p>10372.76</text:p>
          </table:table-cell>
          <table:table-cell office:value-type="float" office:value="10361.4">
            <text:p>10361.4</text:p>
          </table:table-cell>
          <table:table-cell office:value-type="float" office:value="10210.52">
            <text:p>10210.52</text:p>
          </table:table-cell>
          <table:table-cell office:value-type="float" office:value="11137.18">
            <text:p>11137.18</text:p>
          </table:table-cell>
          <table:table-cell office:value-type="float" office:value="9689.52">
            <text:p>9689.52</text:p>
          </table:table-cell>
          <table:table-cell office:value-type="float" office:value="10175.93">
            <text:p>10175.93</text:p>
          </table:table-cell>
          <table:table-cell office:value-type="float" office:value="11560.57">
            <text:p>11560.57</text:p>
          </table:table-cell>
          <table:table-cell office:value-type="float" office:value="10473.16">
            <text:p>10473.16</text:p>
          </table:table-cell>
          <table:table-cell office:value-type="float" office:value="8723.5">
            <text:p>8723.5</text:p>
          </table:table-cell>
          <table:table-cell office:value-type="float" office:value="16173.73">
            <text:p>16173.73</text:p>
          </table:table-cell>
          <table:table-cell office:value-type="float" office:value="12943.79">
            <text:p>12943.79</text:p>
          </table:table-cell>
          <table:table-cell office:value-type="float" office:value="9720.05">
            <text:p>9720.05</text:p>
          </table:table-cell>
          <table:table-cell office:value-type="float" office:value="8071.86">
            <text:p>8071.86</text:p>
          </table:table-cell>
          <table:table-cell office:value-type="float" office:value="14471.16">
            <text:p>14471.16</text:p>
          </table:table-cell>
          <table:table-cell office:value-type="float" office:value="11903.86">
            <text:p>11903.86</text:p>
          </table:table-cell>
          <table:table-cell table:number-columns-repeated="1002"/>
        </table:table-row>
        <table:table-row table:style-name="ro1">
          <table:table-cell office:value-type="string">
            <text:p>12/08/2014</text:p>
          </table:table-cell>
          <table:table-cell office:value-type="float" office:value="14.29">
            <text:p>14.29</text:p>
          </table:table-cell>
          <table:table-cell office:value-type="float" office:value="14.14">
            <text:p>14.14</text:p>
          </table:table-cell>
          <table:table-cell office:value-type="float" office:value="164.04">
            <text:p>164.04</text:p>
          </table:table-cell>
          <table:table-cell office:value-type="string">
            <text:p>9/30/2010</text:p>
          </table:table-cell>
          <table:table-cell table:number-columns-repeated="5" office:value-type="float" office:value="10000">
            <text:p>10000</text:p>
          </table:table-cell>
          <table:table-cell office:value-type="float" office:value="10732.82">
            <text:p>10732.82</text:p>
          </table:table-cell>
          <table:table-cell office:value-type="float" office:value="9341.32">
            <text:p>9341.32</text:p>
          </table:table-cell>
          <table:table-cell office:value-type="float" office:value="9820.99">
            <text:p>9820.99</text:p>
          </table:table-cell>
          <table:table-cell office:value-type="float" office:value="11322.21">
            <text:p>11322.21</text:p>
          </table:table-cell>
          <table:table-cell office:value-type="float" office:value="10157.37">
            <text:p>10157.37</text:p>
          </table:table-cell>
          <table:table-cell office:value-type="float" office:value="8410.02">
            <text:p>8410.02</text:p>
          </table:table-cell>
          <table:table-cell office:value-type="float" office:value="15906.25">
            <text:p>15906.25</text:p>
          </table:table-cell>
          <table:table-cell office:value-type="float" office:value="12578.55">
            <text:p>12578.55</text:p>
          </table:table-cell>
          <table:table-cell office:value-type="float" office:value="9433.32">
            <text:p>9433.32</text:p>
          </table:table-cell>
          <table:table-cell office:value-type="float" office:value="7787.67">
            <text:p>7787.67</text:p>
          </table:table-cell>
          <table:table-cell office:value-type="float" office:value="14247.67">
            <text:p>14247.67</text:p>
          </table:table-cell>
          <table:table-cell office:value-type="float" office:value="11578.49">
            <text:p>11578.49</text:p>
          </table:table-cell>
          <table:table-cell table:number-columns-repeated="1002"/>
        </table:table-row>
        <table:table-row table:style-name="ro1">
          <table:table-cell office:value-type="string">
            <text:p>12/05/2014</text:p>
          </table:table-cell>
          <table:table-cell office:value-type="float" office:value="14.35">
            <text:p>14.35</text:p>
          </table:table-cell>
          <table:table-cell office:value-type="float" office:value="14.2">
            <text:p>14.2</text:p>
          </table:table-cell>
          <table:table-cell office:value-type="float" office:value="164.49">
            <text:p>164.49</text:p>
          </table:table-cell>
          <table:table-cell office:value-type="string">
            <text:p>8/31/2010</text:p>
          </table:table-cell>
          <table:table-cell table:number-columns-repeated="5" office:value-type="string">
            <text:p>null</text:p>
          </table:table-cell>
          <table:table-cell office:value-type="float" office:value="9873.2">
            <text:p>9873.2</text:p>
          </table:table-cell>
          <table:table-cell office:value-type="float" office:value="8544.57">
            <text:p>8544.57</text:p>
          </table:table-cell>
          <table:table-cell office:value-type="float" office:value="8963.48">
            <text:p>8963.48</text:p>
          </table:table-cell>
          <table:table-cell office:value-type="float" office:value="10706.74">
            <text:p>10706.74</text:p>
          </table:table-cell>
          <table:table-cell office:value-type="float" office:value="9192.37">
            <text:p>9192.37</text:p>
          </table:table-cell>
          <table:table-cell office:value-type="float" office:value="7692.7">
            <text:p>7692.7</text:p>
          </table:table-cell>
          <table:table-cell office:value-type="float" office:value="14363.03">
            <text:p>14363.03</text:p>
          </table:table-cell>
          <table:table-cell office:value-type="float" office:value="11320.51">
            <text:p>11320.51</text:p>
          </table:table-cell>
          <table:table-cell office:value-type="float" office:value="8560.78">
            <text:p>8560.78</text:p>
          </table:table-cell>
          <table:table-cell office:value-type="float" office:value="7137.19">
            <text:p>7137.19</text:p>
          </table:table-cell>
          <table:table-cell office:value-type="float" office:value="12904.05">
            <text:p>12904.05</text:p>
          </table:table-cell>
          <table:table-cell office:value-type="float" office:value="10442.92">
            <text:p>10442.92</text:p>
          </table:table-cell>
          <table:table-cell table:number-columns-repeated="1002"/>
        </table:table-row>
        <table:table-row table:style-name="ro1">
          <table:table-cell office:value-type="string">
            <text:p>12/04/2014</text:p>
          </table:table-cell>
          <table:table-cell office:value-type="float" office:value="14.33">
            <text:p>14.33</text:p>
          </table:table-cell>
          <table:table-cell office:value-type="float" office:value="14.18">
            <text:p>14.18</text:p>
          </table:table-cell>
          <table:table-cell office:value-type="float" office:value="164.43">
            <text:p>164.43</text:p>
          </table:table-cell>
          <table:table-cell office:value-type="string">
            <text:p>7/30/2010</text:p>
          </table:table-cell>
          <table:table-cell table:number-columns-repeated="5" office:value-type="string">
            <text:p>null</text:p>
          </table:table-cell>
          <table:table-cell office:value-type="float" office:value="10296.52">
            <text:p>10296.52</text:p>
          </table:table-cell>
          <table:table-cell office:value-type="float" office:value="8875.96">
            <text:p>8875.96</text:p>
          </table:table-cell>
          <table:table-cell office:value-type="float" office:value="9288.18">
            <text:p>9288.18</text:p>
          </table:table-cell>
          <table:table-cell office:value-type="float" office:value="10847.13">
            <text:p>10847.13</text:p>
          </table:table-cell>
          <table:table-cell office:value-type="float" office:value="9549.2">
            <text:p>9549.2</text:p>
          </table:table-cell>
          <table:table-cell office:value-type="float" office:value="7991.05">
            <text:p>7991.05</text:p>
          </table:table-cell>
          <table:table-cell office:value-type="float" office:value="14189.36">
            <text:p>14189.36</text:p>
          </table:table-cell>
          <table:table-cell office:value-type="float" office:value="11544.72">
            <text:p>11544.72</text:p>
          </table:table-cell>
          <table:table-cell office:value-type="float" office:value="8905.22">
            <text:p>8905.22</text:p>
          </table:table-cell>
          <table:table-cell office:value-type="float" office:value="7428.61">
            <text:p>7428.61</text:p>
          </table:table-cell>
          <table:table-cell office:value-type="float" office:value="12816.83">
            <text:p>12816.83</text:p>
          </table:table-cell>
          <table:table-cell office:value-type="float" office:value="10672.91">
            <text:p>10672.91</text:p>
          </table:table-cell>
          <table:table-cell table:number-columns-repeated="1002"/>
        </table:table-row>
        <table:table-row table:style-name="ro1">
          <table:table-cell office:value-type="string">
            <text:p>12/03/2014</text:p>
          </table:table-cell>
          <table:table-cell office:value-type="float" office:value="14.33">
            <text:p>14.33</text:p>
          </table:table-cell>
          <table:table-cell office:value-type="float" office:value="14.18">
            <text:p>14.18</text:p>
          </table:table-cell>
          <table:table-cell office:value-type="float" office:value="164.26">
            <text:p>164.26</text:p>
          </table:table-cell>
          <table:table-cell office:value-type="string">
            <text:p>6/30/2010</text:p>
          </table:table-cell>
          <table:table-cell table:number-columns-repeated="5" office:value-type="string">
            <text:p>null</text:p>
          </table:table-cell>
          <table:table-cell office:value-type="float" office:value="9721.44">
            <text:p>9721.44</text:p>
          </table:table-cell>
          <table:table-cell office:value-type="float" office:value="8210.32">
            <text:p>8210.32</text:p>
          </table:table-cell>
          <table:table-cell office:value-type="float" office:value="8589.31">
            <text:p>8589.31</text:p>
          </table:table-cell>
          <table:table-cell office:value-type="float" office:value="10315.41">
            <text:p>10315.41</text:p>
          </table:table-cell>
          <table:table-cell office:value-type="float" office:value="9013.48">
            <text:p>9013.48</text:p>
          </table:table-cell>
          <table:table-cell office:value-type="float" office:value="7391.78">
            <text:p>7391.78</text:p>
          </table:table-cell>
          <table:table-cell office:value-type="float" office:value="13024.64">
            <text:p>13024.64</text:p>
          </table:table-cell>
          <table:table-cell office:value-type="float" office:value="10657.23">
            <text:p>10657.23</text:p>
          </table:table-cell>
          <table:table-cell office:value-type="float" office:value="8411.57">
            <text:p>8411.57</text:p>
          </table:table-cell>
          <table:table-cell office:value-type="float" office:value="6877.14">
            <text:p>6877.14</text:p>
          </table:table-cell>
          <table:table-cell office:value-type="float" office:value="11829.24">
            <text:p>11829.24</text:p>
          </table:table-cell>
          <table:table-cell office:value-type="float" office:value="9882.46">
            <text:p>9882.46</text:p>
          </table:table-cell>
          <table:table-cell table:number-columns-repeated="1002"/>
        </table:table-row>
        <table:table-row table:style-name="ro1">
          <table:table-cell office:value-type="string">
            <text:p>12/02/2014</text:p>
          </table:table-cell>
          <table:table-cell office:value-type="float" office:value="14.28">
            <text:p>14.28</text:p>
          </table:table-cell>
          <table:table-cell office:value-type="float" office:value="14.13">
            <text:p>14.13</text:p>
          </table:table-cell>
          <table:table-cell office:value-type="float" office:value="163.56">
            <text:p>163.56</text:p>
          </table:table-cell>
          <table:table-cell office:value-type="string">
            <text:p>5/28/2010</text:p>
          </table:table-cell>
          <table:table-cell table:number-columns-repeated="5" office:value-type="string">
            <text:p>null</text:p>
          </table:table-cell>
          <table:table-cell office:value-type="float" office:value="10107.82">
            <text:p>10107.82</text:p>
          </table:table-cell>
          <table:table-cell office:value-type="float" office:value="8501.82">
            <text:p>8501.82</text:p>
          </table:table-cell>
          <table:table-cell office:value-type="float" office:value="8862.31">
            <text:p>8862.31</text:p>
          </table:table-cell>
          <table:table-cell office:value-type="float" office:value="10430.72">
            <text:p>10430.72</text:p>
          </table:table-cell>
          <table:table-cell office:value-type="float" office:value="9226.25">
            <text:p>9226.25</text:p>
          </table:table-cell>
          <table:table-cell office:value-type="float" office:value="7654.21">
            <text:p>7654.21</text:p>
          </table:table-cell>
          <table:table-cell office:value-type="float" office:value="12965.04">
            <text:p>12965.04</text:p>
          </table:table-cell>
          <table:table-cell office:value-type="float" office:value="10736.15">
            <text:p>10736.15</text:p>
          </table:table-cell>
          <table:table-cell office:value-type="float" office:value="8624.29">
            <text:p>8624.29</text:p>
          </table:table-cell>
          <table:table-cell office:value-type="float" office:value="7131.25">
            <text:p>7131.25</text:p>
          </table:table-cell>
          <table:table-cell office:value-type="float" office:value="11797.17">
            <text:p>11797.17</text:p>
          </table:table-cell>
          <table:table-cell office:value-type="float" office:value="9973.09">
            <text:p>9973.09</text:p>
          </table:table-cell>
          <table:table-cell table:number-columns-repeated="1002"/>
        </table:table-row>
        <table:table-row table:style-name="ro1">
          <table:table-cell office:value-type="string">
            <text:p>12/01/2014</text:p>
          </table:table-cell>
          <table:table-cell office:value-type="float" office:value="14.25">
            <text:p>14.25</text:p>
          </table:table-cell>
          <table:table-cell office:value-type="float" office:value="14.1">
            <text:p>14.1</text:p>
          </table:table-cell>
          <table:table-cell office:value-type="float" office:value="163.56">
            <text:p>163.56</text:p>
          </table:table-cell>
          <table:table-cell office:value-type="string">
            <text:p>4/30/2010</text:p>
          </table:table-cell>
          <table:table-cell table:number-columns-repeated="5" office:value-type="string">
            <text:p>null</text:p>
          </table:table-cell>
          <table:table-cell office:value-type="float" office:value="10948.48">
            <text:p>10948.48</text:p>
          </table:table-cell>
          <table:table-cell office:value-type="float" office:value="9402.46">
            <text:p>9402.46</text:p>
          </table:table-cell>
          <table:table-cell office:value-type="float" office:value="9790.56">
            <text:p>9790.56</text:p>
          </table:table-cell>
          <table:table-cell office:value-type="float" office:value="10980.23">
            <text:p>10980.23</text:p>
          </table:table-cell>
          <table:table-cell office:value-type="float" office:value="10046.7">
            <text:p>10046.7</text:p>
          </table:table-cell>
          <table:table-cell office:value-type="float" office:value="8465.06">
            <text:p>8465.06</text:p>
          </table:table-cell>
          <table:table-cell office:value-type="float" office:value="13940.71">
            <text:p>13940.71</text:p>
          </table:table-cell>
          <table:table-cell office:value-type="float" office:value="11771.54">
            <text:p>11771.54</text:p>
          </table:table-cell>
          <table:table-cell office:value-type="float" office:value="9415.48">
            <text:p>9415.48</text:p>
          </table:table-cell>
          <table:table-cell office:value-type="float" office:value="7915.59">
            <text:p>7915.59</text:p>
          </table:table-cell>
          <table:table-cell office:value-type="float" office:value="12731.18">
            <text:p>12731.18</text:p>
          </table:table-cell>
          <table:table-cell office:value-type="float" office:value="10981.05">
            <text:p>10981.05</text:p>
          </table:table-cell>
          <table:table-cell table:number-columns-repeated="1002"/>
        </table:table-row>
        <table:table-row table:style-name="ro1">
          <table:table-cell office:value-type="string">
            <text:p>11/28/2014</text:p>
          </table:table-cell>
          <table:table-cell office:value-type="float" office:value="14.26">
            <text:p>14.26</text:p>
          </table:table-cell>
          <table:table-cell office:value-type="float" office:value="14.11">
            <text:p>14.11</text:p>
          </table:table-cell>
          <table:table-cell office:value-type="float" office:value="163.64">
            <text:p>163.64</text:p>
          </table:table-cell>
          <table:table-cell office:value-type="string">
            <text:p>3/31/2010</text:p>
          </table:table-cell>
          <table:table-cell table:number-columns-repeated="5" office:value-type="string">
            <text:p>null</text:p>
          </table:table-cell>
          <table:table-cell office:value-type="float" office:value="10744.81">
            <text:p>10744.81</text:p>
          </table:table-cell>
          <table:table-cell office:value-type="float" office:value="9401.14">
            <text:p>9401.14</text:p>
          </table:table-cell>
          <table:table-cell office:value-type="float" office:value="9774.05">
            <text:p>9774.05</text:p>
          </table:table-cell>
          <table:table-cell office:value-type="float" office:value="10923.36">
            <text:p>10923.36</text:p>
          </table:table-cell>
          <table:table-cell office:value-type="float" office:value="9912.66">
            <text:p>9912.66</text:p>
          </table:table-cell>
          <table:table-cell office:value-type="float" office:value="8463.88">
            <text:p>8463.88</text:p>
          </table:table-cell>
          <table:table-cell office:value-type="float" office:value="13602.1">
            <text:p>13602.1</text:p>
          </table:table-cell>
          <table:table-cell office:value-type="float" office:value="11630.63">
            <text:p>11630.63</text:p>
          </table:table-cell>
          <table:table-cell office:value-type="float" office:value="9306.69">
            <text:p>9306.69</text:p>
          </table:table-cell>
          <table:table-cell office:value-type="float" office:value="7928.58">
            <text:p>7928.58</text:p>
          </table:table-cell>
          <table:table-cell office:value-type="float" office:value="12473.19">
            <text:p>12473.19</text:p>
          </table:table-cell>
          <table:table-cell office:value-type="float" office:value="10876.63">
            <text:p>10876.63</text:p>
          </table:table-cell>
          <table:table-cell table:number-columns-repeated="1002"/>
        </table:table-row>
        <table:table-row table:style-name="ro1">
          <table:table-cell office:value-type="string">
            <text:p>11/27/2014</text:p>
          </table:table-cell>
          <table:table-cell office:value-type="float" office:value="14.22">
            <text:p>14.22</text:p>
          </table:table-cell>
          <table:table-cell office:value-type="float" office:value="14.07">
            <text:p>14.07</text:p>
          </table:table-cell>
          <table:table-cell office:value-type="float" office:value="163.24">
            <text:p>163.24</text:p>
          </table:table-cell>
          <table:table-cell office:value-type="string">
            <text:p>2/26/2010</text:p>
          </table:table-cell>
          <table:table-cell table:number-columns-repeated="5" office:value-type="string">
            <text:p>null</text:p>
          </table:table-cell>
          <table:table-cell office:value-type="float" office:value="10163.74">
            <text:p>10163.74</text:p>
          </table:table-cell>
          <table:table-cell office:value-type="float" office:value="8852.88">
            <text:p>8852.88</text:p>
          </table:table-cell>
          <table:table-cell office:value-type="float" office:value="9183.31">
            <text:p>9183.31</text:p>
          </table:table-cell>
          <table:table-cell office:value-type="float" office:value="10551.86">
            <text:p>10551.86</text:p>
          </table:table-cell>
          <table:table-cell office:value-type="float" office:value="9348.48">
            <text:p>9348.48</text:p>
          </table:table-cell>
          <table:table-cell office:value-type="float" office:value="7970.27">
            <text:p>7970.27</text:p>
          </table:table-cell>
          <table:table-cell office:value-type="float" office:value="12606.8">
            <text:p>12606.8</text:p>
          </table:table-cell>
          <table:table-cell office:value-type="float" office:value="10761.8">
            <text:p>10761.8</text:p>
          </table:table-cell>
          <table:table-cell office:value-type="float" office:value="8807.87">
            <text:p>8807.87</text:p>
          </table:table-cell>
          <table:table-cell office:value-type="float" office:value="7484.89">
            <text:p>7484.89</text:p>
          </table:table-cell>
          <table:table-cell office:value-type="float" office:value="11577.4">
            <text:p>11577.4</text:p>
          </table:table-cell>
          <table:table-cell office:value-type="float" office:value="10075.64">
            <text:p>10075.64</text:p>
          </table:table-cell>
          <table:table-cell table:number-columns-repeated="1002"/>
        </table:table-row>
        <table:table-row table:style-name="ro1">
          <table:table-cell office:value-type="string">
            <text:p>11/26/2014</text:p>
          </table:table-cell>
          <table:table-cell office:value-type="float" office:value="14.22">
            <text:p>14.22</text:p>
          </table:table-cell>
          <table:table-cell office:value-type="float" office:value="14.07">
            <text:p>14.07</text:p>
          </table:table-cell>
          <table:table-cell office:value-type="float" office:value="163.24">
            <text:p>163.24</text:p>
          </table:table-cell>
          <table:table-cell office:value-type="string">
            <text:p>1/29/2010</text:p>
          </table:table-cell>
          <table:table-cell table:number-columns-repeated="5" office:value-type="string">
            <text:p>null</text:p>
          </table:table-cell>
          <table:table-cell office:value-type="float" office:value="9963.06">
            <text:p>9963.06</text:p>
          </table:table-cell>
          <table:table-cell office:value-type="float" office:value="8729.82">
            <text:p>8729.82</text:p>
          </table:table-cell>
          <table:table-cell office:value-type="float" office:value="9067.82">
            <text:p>9067.82</text:p>
          </table:table-cell>
          <table:table-cell office:value-type="float" office:value="10455.44">
            <text:p>10455.44</text:p>
          </table:table-cell>
          <table:table-cell office:value-type="float" office:value="9122.63">
            <text:p>9122.63</text:p>
          </table:table-cell>
          <table:table-cell office:value-type="float" office:value="7859.48">
            <text:p>7859.48</text:p>
          </table:table-cell>
          <table:table-cell office:value-type="float" office:value="12592.34">
            <text:p>12592.34</text:p>
          </table:table-cell>
          <table:table-cell office:value-type="float" office:value="10724.06">
            <text:p>10724.06</text:p>
          </table:table-cell>
          <table:table-cell office:value-type="float" office:value="8606.82">
            <text:p>8606.82</text:p>
          </table:table-cell>
          <table:table-cell office:value-type="float" office:value="7393.68">
            <text:p>7393.68</text:p>
          </table:table-cell>
          <table:table-cell office:value-type="float" office:value="11571.58">
            <text:p>11571.58</text:p>
          </table:table-cell>
          <table:table-cell office:value-type="float" office:value="10050.45">
            <text:p>10050.45</text:p>
          </table:table-cell>
          <table:table-cell table:number-columns-repeated="1002"/>
        </table:table-row>
        <table:table-row table:style-name="ro1">
          <table:table-cell office:value-type="string">
            <text:p>11/25/2014</text:p>
          </table:table-cell>
          <table:table-cell office:value-type="float" office:value="14.18">
            <text:p>14.18</text:p>
          </table:table-cell>
          <table:table-cell office:value-type="float" office:value="14.04">
            <text:p>14.04</text:p>
          </table:table-cell>
          <table:table-cell office:value-type="float" office:value="162.83">
            <text:p>162.83</text:p>
          </table:table-cell>
          <table:table-cell office:value-type="string">
            <text:p>12/31/2009</text:p>
          </table:table-cell>
          <table:table-cell table:number-columns-repeated="5" office:value-type="string">
            <text:p>null</text:p>
          </table:table-cell>
          <table:table-cell office:value-type="float" office:value="10388.38">
            <text:p>10388.38</text:p>
          </table:table-cell>
          <table:table-cell office:value-type="float" office:value="9106.19">
            <text:p>9106.19</text:p>
          </table:table-cell>
          <table:table-cell office:value-type="float" office:value="9477.34">
            <text:p>9477.34</text:p>
          </table:table-cell>
          <table:table-cell office:value-type="float" office:value="10664.48">
            <text:p>10664.48</text:p>
          </table:table-cell>
          <table:table-cell office:value-type="float" office:value="9323.57">
            <text:p>9323.57</text:p>
          </table:table-cell>
          <table:table-cell office:value-type="float" office:value="8198.32">
            <text:p>8198.32</text:p>
          </table:table-cell>
          <table:table-cell office:value-type="float" office:value="13190.39">
            <text:p>13190.39</text:p>
          </table:table-cell>
          <table:table-cell office:value-type="float" office:value="11357.49">
            <text:p>11357.49</text:p>
          </table:table-cell>
          <table:table-cell office:value-type="float" office:value="8799.48">
            <text:p>8799.48</text:p>
          </table:table-cell>
          <table:table-cell office:value-type="float" office:value="7716.83">
            <text:p>7716.83</text:p>
          </table:table-cell>
          <table:table-cell office:value-type="float" office:value="12129.48">
            <text:p>12129.48</text:p>
          </table:table-cell>
          <table:table-cell office:value-type="float" office:value="10652.02">
            <text:p>10652.02</text:p>
          </table:table-cell>
          <table:table-cell table:number-columns-repeated="1002"/>
        </table:table-row>
        <table:table-row table:style-name="ro1">
          <table:table-cell office:value-type="string">
            <text:p>11/24/2014</text:p>
          </table:table-cell>
          <table:table-cell office:value-type="float" office:value="14.19">
            <text:p>14.19</text:p>
          </table:table-cell>
          <table:table-cell office:value-type="float" office:value="14.05">
            <text:p>14.05</text:p>
          </table:table-cell>
          <table:table-cell office:value-type="float" office:value="162.75">
            <text:p>162.75</text:p>
          </table:table-cell>
          <table:table-cell office:value-type="string">
            <text:p>11/30/2009</text:p>
          </table:table-cell>
          <table:table-cell table:number-columns-repeated="5" office:value-type="string">
            <text:p>null</text:p>
          </table:table-cell>
          <table:table-cell office:value-type="float" office:value="10043.93">
            <text:p>10043.93</text:p>
          </table:table-cell>
          <table:table-cell office:value-type="float" office:value="8945.55">
            <text:p>8945.55</text:p>
          </table:table-cell>
          <table:table-cell office:value-type="float" office:value="9285.08">
            <text:p>9285.08</text:p>
          </table:table-cell>
          <table:table-cell office:value-type="float" office:value="10643.46">
            <text:p>10643.46</text:p>
          </table:table-cell>
          <table:table-cell office:value-type="float" office:value="9057.5">
            <text:p>9057.5</text:p>
          </table:table-cell>
          <table:table-cell office:value-type="float" office:value="8053.7">
            <text:p>8053.7</text:p>
          </table:table-cell>
          <table:table-cell office:value-type="float" office:value="12426.44">
            <text:p>12426.44</text:p>
          </table:table-cell>
          <table:table-cell office:value-type="float" office:value="10926.01">
            <text:p>10926.01</text:p>
          </table:table-cell>
          <table:table-cell office:value-type="float" office:value="8558.86">
            <text:p>8558.86</text:p>
          </table:table-cell>
          <table:table-cell office:value-type="float" office:value="7588.31">
            <text:p>7588.31</text:p>
          </table:table-cell>
          <table:table-cell office:value-type="float" office:value="11461.08">
            <text:p>11461.08</text:p>
          </table:table-cell>
          <table:table-cell office:value-type="float" office:value="10260.79">
            <text:p>10260.79</text:p>
          </table:table-cell>
          <table:table-cell table:number-columns-repeated="1002"/>
        </table:table-row>
        <table:table-row table:style-name="ro1">
          <table:table-cell office:value-type="string">
            <text:p>11/21/2014</text:p>
          </table:table-cell>
          <table:table-cell office:value-type="float" office:value="14.16">
            <text:p>14.16</text:p>
          </table:table-cell>
          <table:table-cell office:value-type="float" office:value="14.01">
            <text:p>14.01</text:p>
          </table:table-cell>
          <table:table-cell office:value-type="float" office:value="162.47">
            <text:p>162.47</text:p>
          </table:table-cell>
          <table:table-cell office:value-type="string">
            <text:p>10/30/2009</text:p>
          </table:table-cell>
          <table:table-cell table:number-columns-repeated="5" office:value-type="string">
            <text:p>null</text:p>
          </table:table-cell>
          <table:table-cell office:value-type="float" office:value="9679.51">
            <text:p>9679.51</text:p>
          </table:table-cell>
          <table:table-cell office:value-type="float" office:value="8594.36">
            <text:p>8594.36</text:p>
          </table:table-cell>
          <table:table-cell office:value-type="float" office:value="8918.31">
            <text:p>8918.31</text:p>
          </table:table-cell>
          <table:table-cell office:value-type="float" office:value="10331.01">
            <text:p>10331.01</text:p>
          </table:table-cell>
          <table:table-cell office:value-type="float" office:value="8740.35">
            <text:p>8740.35</text:p>
          </table:table-cell>
          <table:table-cell office:value-type="float" office:value="7737.53">
            <text:p>7737.53</text:p>
          </table:table-cell>
          <table:table-cell office:value-type="float" office:value="11737.23">
            <text:p>11737.23</text:p>
          </table:table-cell>
          <table:table-cell office:value-type="float" office:value="10476">
            <text:p>10476</text:p>
          </table:table-cell>
          <table:table-cell office:value-type="float" office:value="8268.18">
            <text:p>8268.18</text:p>
          </table:table-cell>
          <table:table-cell office:value-type="float" office:value="7305.4">
            <text:p>7305.4</text:p>
          </table:table-cell>
          <table:table-cell office:value-type="float" office:value="10830.94">
            <text:p>10830.94</text:p>
          </table:table-cell>
          <table:table-cell office:value-type="float" office:value="9842.35">
            <text:p>9842.35</text:p>
          </table:table-cell>
          <table:table-cell table:number-columns-repeated="1002"/>
        </table:table-row>
        <table:table-row table:style-name="ro1">
          <table:table-cell office:value-type="string">
            <text:p>11/20/2014</text:p>
          </table:table-cell>
          <table:table-cell office:value-type="float" office:value="14.1">
            <text:p>14.1</text:p>
          </table:table-cell>
          <table:table-cell office:value-type="float" office:value="13.96">
            <text:p>13.96</text:p>
          </table:table-cell>
          <table:table-cell office:value-type="float" office:value="161.93">
            <text:p>161.93</text:p>
          </table:table-cell>
          <table:table-cell office:value-type="string">
            <text:p>9/30/2009</text:p>
          </table:table-cell>
          <table:table-cell table:number-columns-repeated="5" office:value-type="string">
            <text:p>null</text:p>
          </table:table-cell>
          <table:table-cell office:value-type="float" office:value="9870.21">
            <text:p>9870.21</text:p>
          </table:table-cell>
          <table:table-cell office:value-type="float" office:value="8750.03">
            <text:p>8750.03</text:p>
          </table:table-cell>
          <table:table-cell office:value-type="float" office:value="9058.26">
            <text:p>9058.26</text:p>
          </table:table-cell>
          <table:table-cell office:value-type="float" office:value="10429.71">
            <text:p>10429.71</text:p>
          </table:table-cell>
          <table:table-cell office:value-type="float" office:value="8926.98">
            <text:p>8926.98</text:p>
          </table:table-cell>
          <table:table-cell office:value-type="float" office:value="7877.68">
            <text:p>7877.68</text:p>
          </table:table-cell>
          <table:table-cell office:value-type="float" office:value="11722.6">
            <text:p>11722.6</text:p>
          </table:table-cell>
          <table:table-cell office:value-type="float" office:value="10463.06">
            <text:p>10463.06</text:p>
          </table:table-cell>
          <table:table-cell office:value-type="float" office:value="8450.56">
            <text:p>8450.56</text:p>
          </table:table-cell>
          <table:table-cell office:value-type="float" office:value="7442.87">
            <text:p>7442.87</text:p>
          </table:table-cell>
          <table:table-cell office:value-type="float" office:value="10824.36">
            <text:p>10824.36</text:p>
          </table:table-cell>
          <table:table-cell office:value-type="float" office:value="9840.05">
            <text:p>9840.05</text:p>
          </table:table-cell>
          <table:table-cell table:number-columns-repeated="1002"/>
        </table:table-row>
        <table:table-row table:style-name="ro1">
          <table:table-cell office:value-type="string">
            <text:p>11/19/2014</text:p>
          </table:table-cell>
          <table:table-cell office:value-type="float" office:value="14.11">
            <text:p>14.11</text:p>
          </table:table-cell>
          <table:table-cell office:value-type="float" office:value="13.96">
            <text:p>13.96</text:p>
          </table:table-cell>
          <table:table-cell office:value-type="float" office:value="161.87">
            <text:p>161.87</text:p>
          </table:table-cell>
          <table:table-cell office:value-type="string">
            <text:p>8/31/2009</text:p>
          </table:table-cell>
          <table:table-cell table:number-columns-repeated="5" office:value-type="string">
            <text:p>null</text:p>
          </table:table-cell>
          <table:table-cell office:value-type="float" office:value="9368.01">
            <text:p>9368.01</text:p>
          </table:table-cell>
          <table:table-cell office:value-type="float" office:value="8414.64">
            <text:p>8414.64</text:p>
          </table:table-cell>
          <table:table-cell office:value-type="float" office:value="8660.94">
            <text:p>8660.94</text:p>
          </table:table-cell>
          <table:table-cell office:value-type="float" office:value="10119.69">
            <text:p>10119.69</text:p>
          </table:table-cell>
          <table:table-cell office:value-type="float" office:value="8526.8">
            <text:p>8526.8</text:p>
          </table:table-cell>
          <table:table-cell office:value-type="float" office:value="7575.72">
            <text:p>7575.72</text:p>
          </table:table-cell>
          <table:table-cell office:value-type="float" office:value="10686.16">
            <text:p>10686.16</text:p>
          </table:table-cell>
          <table:table-cell office:value-type="float" office:value="9592.36">
            <text:p>9592.36</text:p>
          </table:table-cell>
          <table:table-cell office:value-type="float" office:value="8093.21">
            <text:p>8093.21</text:p>
          </table:table-cell>
          <table:table-cell office:value-type="float" office:value="7169.55">
            <text:p>7169.55</text:p>
          </table:table-cell>
          <table:table-cell office:value-type="float" office:value="9891.02">
            <text:p>9891.02</text:p>
          </table:table-cell>
          <table:table-cell office:value-type="float" office:value="9037.11">
            <text:p>9037.11</text:p>
          </table:table-cell>
          <table:table-cell table:number-columns-repeated="1002"/>
        </table:table-row>
        <table:table-row table:style-name="ro1">
          <table:table-cell office:value-type="string">
            <text:p>11/18/2014</text:p>
          </table:table-cell>
          <table:table-cell office:value-type="float" office:value="14.15">
            <text:p>14.15</text:p>
          </table:table-cell>
          <table:table-cell office:value-type="float" office:value="14">
            <text:p>14</text:p>
          </table:table-cell>
          <table:table-cell office:value-type="float" office:value="162.39">
            <text:p>162.39</text:p>
          </table:table-cell>
          <table:table-cell office:value-type="string">
            <text:p>7/31/2009</text:p>
          </table:table-cell>
          <table:table-cell table:number-columns-repeated="5" office:value-type="string">
            <text:p>null</text:p>
          </table:table-cell>
          <table:table-cell office:value-type="float" office:value="9305.11">
            <text:p>9305.11</text:p>
          </table:table-cell>
          <table:table-cell office:value-type="float" office:value="8081.25">
            <text:p>8081.25</text:p>
          </table:table-cell>
          <table:table-cell office:value-type="float" office:value="8361.91">
            <text:p>8361.91</text:p>
          </table:table-cell>
          <table:table-cell office:value-type="float" office:value="9872.68">
            <text:p>9872.68</text:p>
          </table:table-cell>
          <table:table-cell office:value-type="float" office:value="8145.45">
            <text:p>8145.45</text:p>
          </table:table-cell>
          <table:table-cell office:value-type="float" office:value="7275.57">
            <text:p>7275.57</text:p>
          </table:table-cell>
          <table:table-cell office:value-type="float" office:value="10693.03">
            <text:p>10693.03</text:p>
          </table:table-cell>
          <table:table-cell office:value-type="float" office:value="9626.83">
            <text:p>9626.83</text:p>
          </table:table-cell>
          <table:table-cell office:value-type="float" office:value="7741.56">
            <text:p>7741.56</text:p>
          </table:table-cell>
          <table:table-cell office:value-type="float" office:value="6899.79">
            <text:p>6899.79</text:p>
          </table:table-cell>
          <table:table-cell office:value-type="float" office:value="9938.44">
            <text:p>9938.44</text:p>
          </table:table-cell>
          <table:table-cell office:value-type="float" office:value="9086.25">
            <text:p>9086.25</text:p>
          </table:table-cell>
          <table:table-cell table:number-columns-repeated="1002"/>
        </table:table-row>
        <table:table-row table:style-name="ro1">
          <table:table-cell office:value-type="string">
            <text:p>11/17/2014</text:p>
          </table:table-cell>
          <table:table-cell office:value-type="float" office:value="14.04">
            <text:p>14.04</text:p>
          </table:table-cell>
          <table:table-cell office:value-type="float" office:value="13.9">
            <text:p>13.9</text:p>
          </table:table-cell>
          <table:table-cell office:value-type="float" office:value="160.93">
            <text:p>160.93</text:p>
          </table:table-cell>
          <table:table-cell office:value-type="string">
            <text:p>6/30/2009</text:p>
          </table:table-cell>
          <table:table-cell table:number-columns-repeated="5" office:value-type="string">
            <text:p>null</text:p>
          </table:table-cell>
          <table:table-cell office:value-type="float" office:value="8592.25">
            <text:p>8592.25</text:p>
          </table:table-cell>
          <table:table-cell office:value-type="float" office:value="7450.24">
            <text:p>7450.24</text:p>
          </table:table-cell>
          <table:table-cell office:value-type="float" office:value="7685.38">
            <text:p>7685.38</text:p>
          </table:table-cell>
          <table:table-cell office:value-type="float" office:value="9362.52">
            <text:p>9362.52</text:p>
          </table:table-cell>
          <table:table-cell office:value-type="float" office:value="7461.21">
            <text:p>7461.21</text:p>
          </table:table-cell>
          <table:table-cell office:value-type="float" office:value="6707.47">
            <text:p>6707.47</text:p>
          </table:table-cell>
          <table:table-cell office:value-type="float" office:value="9557.65">
            <text:p>9557.65</text:p>
          </table:table-cell>
          <table:table-cell office:value-type="float" office:value="8653.73">
            <text:p>8653.73</text:p>
          </table:table-cell>
          <table:table-cell office:value-type="float" office:value="7097.93">
            <text:p>7097.93</text:p>
          </table:table-cell>
          <table:table-cell office:value-type="float" office:value="6366.8">
            <text:p>6366.8</text:p>
          </table:table-cell>
          <table:table-cell office:value-type="float" office:value="8924.36">
            <text:p>8924.36</text:p>
          </table:table-cell>
          <table:table-cell office:value-type="float" office:value="8195.64">
            <text:p>8195.64</text:p>
          </table:table-cell>
          <table:table-cell table:number-columns-repeated="1002"/>
        </table:table-row>
        <table:table-row table:style-name="ro1">
          <table:table-cell office:value-type="string">
            <text:p>11/14/2014</text:p>
          </table:table-cell>
          <table:table-cell office:value-type="float" office:value="14.07">
            <text:p>14.07</text:p>
          </table:table-cell>
          <table:table-cell office:value-type="float" office:value="13.93">
            <text:p>13.93</text:p>
          </table:table-cell>
          <table:table-cell office:value-type="float" office:value="161.49">
            <text:p>161.49</text:p>
          </table:table-cell>
          <table:table-cell office:value-type="string">
            <text:p>5/29/2009</text:p>
          </table:table-cell>
          <table:table-cell table:number-columns-repeated="5" office:value-type="string">
            <text:p>null</text:p>
          </table:table-cell>
          <table:table-cell office:value-type="float" office:value="8458.46">
            <text:p>8458.46</text:p>
          </table:table-cell>
          <table:table-cell office:value-type="float" office:value="7484">
            <text:p>7484</text:p>
          </table:table-cell>
          <table:table-cell office:value-type="float" office:value="7728.66">
            <text:p>7728.66</text:p>
          </table:table-cell>
          <table:table-cell office:value-type="float" office:value="9402.09">
            <text:p>9402.09</text:p>
          </table:table-cell>
          <table:table-cell office:value-type="float" office:value="7336.61">
            <text:p>7336.61</text:p>
          </table:table-cell>
          <table:table-cell office:value-type="float" office:value="6737.87">
            <text:p>6737.87</text:p>
          </table:table-cell>
          <table:table-cell office:value-type="float" office:value="9416.91">
            <text:p>9416.91</text:p>
          </table:table-cell>
          <table:table-cell office:value-type="float" office:value="8771.89">
            <text:p>8771.89</text:p>
          </table:table-cell>
          <table:table-cell office:value-type="float" office:value="6987.3">
            <text:p>6987.3</text:p>
          </table:table-cell>
          <table:table-cell office:value-type="float" office:value="6406.13">
            <text:p>6406.13</text:p>
          </table:table-cell>
          <table:table-cell office:value-type="float" office:value="8819.73">
            <text:p>8819.73</text:p>
          </table:table-cell>
          <table:table-cell office:value-type="float" office:value="8322.95">
            <text:p>8322.95</text:p>
          </table:table-cell>
          <table:table-cell table:number-columns-repeated="1002"/>
        </table:table-row>
        <table:table-row table:style-name="ro1">
          <table:table-cell office:value-type="string">
            <text:p>11/13/2014</text:p>
          </table:table-cell>
          <table:table-cell office:value-type="float" office:value="14.09">
            <text:p>14.09</text:p>
          </table:table-cell>
          <table:table-cell office:value-type="float" office:value="13.95">
            <text:p>13.95</text:p>
          </table:table-cell>
          <table:table-cell office:value-type="float" office:value="161.76">
            <text:p>161.76</text:p>
          </table:table-cell>
          <table:table-cell office:value-type="string">
            <text:p>4/30/2009</text:p>
          </table:table-cell>
          <table:table-cell table:number-columns-repeated="5" office:value-type="string">
            <text:p>null</text:p>
          </table:table-cell>
          <table:table-cell office:value-type="float" office:value="8169.93">
            <text:p>8169.93</text:p>
          </table:table-cell>
          <table:table-cell office:value-type="float" office:value="6862.24">
            <text:p>6862.24</text:p>
          </table:table-cell>
          <table:table-cell office:value-type="float" office:value="7028.35">
            <text:p>7028.35</text:p>
          </table:table-cell>
          <table:table-cell office:value-type="float" office:value="8905.61">
            <text:p>8905.61</text:p>
          </table:table-cell>
          <table:table-cell office:value-type="float" office:value="6871.57">
            <text:p>6871.57</text:p>
          </table:table-cell>
          <table:table-cell office:value-type="float" office:value="6178.09">
            <text:p>6178.09</text:p>
          </table:table-cell>
          <table:table-cell office:value-type="float" office:value="8187.02">
            <text:p>8187.02</text:p>
          </table:table-cell>
          <table:table-cell office:value-type="float" office:value="7491.8">
            <text:p>7491.8</text:p>
          </table:table-cell>
          <table:table-cell office:value-type="float" office:value="6566.66">
            <text:p>6566.66</text:p>
          </table:table-cell>
          <table:table-cell office:value-type="float" office:value="5897.74">
            <text:p>5897.74</text:p>
          </table:table-cell>
          <table:table-cell office:value-type="float" office:value="7713.23">
            <text:p>7713.23</text:p>
          </table:table-cell>
          <table:table-cell office:value-type="float" office:value="7134.55">
            <text:p>7134.55</text:p>
          </table:table-cell>
          <table:table-cell table:number-columns-repeated="1002"/>
        </table:table-row>
        <table:table-row table:style-name="ro1">
          <table:table-cell office:value-type="string">
            <text:p>11/12/2014</text:p>
          </table:table-cell>
          <table:table-cell office:value-type="float" office:value="14.04">
            <text:p>14.04</text:p>
          </table:table-cell>
          <table:table-cell office:value-type="float" office:value="13.89">
            <text:p>13.89</text:p>
          </table:table-cell>
          <table:table-cell office:value-type="float" office:value="161.26">
            <text:p>161.26</text:p>
          </table:table-cell>
          <table:table-cell office:value-type="string">
            <text:p>3/31/2009</text:p>
          </table:table-cell>
          <table:table-cell table:number-columns-repeated="5" office:value-type="string">
            <text:p>null</text:p>
          </table:table-cell>
          <table:table-cell office:value-type="float" office:value="7618.81">
            <text:p>7618.81</text:p>
          </table:table-cell>
          <table:table-cell office:value-type="float" office:value="6170.08">
            <text:p>6170.08</text:p>
          </table:table-cell>
          <table:table-cell office:value-type="float" office:value="6286.31">
            <text:p>6286.31</text:p>
          </table:table-cell>
          <table:table-cell office:value-type="float" office:value="8373.65">
            <text:p>8373.65</text:p>
          </table:table-cell>
          <table:table-cell office:value-type="float" office:value="6082.17">
            <text:p>6082.17</text:p>
          </table:table-cell>
          <table:table-cell office:value-type="float" office:value="5554.94">
            <text:p>5554.94</text:p>
          </table:table-cell>
          <table:table-cell office:value-type="float" office:value="7113.14">
            <text:p>7113.14</text:p>
          </table:table-cell>
          <table:table-cell office:value-type="float" office:value="6422.96">
            <text:p>6422.96</text:p>
          </table:table-cell>
          <table:table-cell office:value-type="float" office:value="5830.85">
            <text:p>5830.85</text:p>
          </table:table-cell>
          <table:table-cell office:value-type="float" office:value="5317.84">
            <text:p>5317.84</text:p>
          </table:table-cell>
          <table:table-cell office:value-type="float" office:value="6717.33">
            <text:p>6717.33</text:p>
          </table:table-cell>
          <table:table-cell office:value-type="float" office:value="6135.91">
            <text:p>6135.91</text:p>
          </table:table-cell>
          <table:table-cell table:number-columns-repeated="1002"/>
        </table:table-row>
        <table:table-row table:style-name="ro1">
          <table:table-cell office:value-type="string">
            <text:p>11/11/2014</text:p>
          </table:table-cell>
          <table:table-cell office:value-type="float" office:value="14.04">
            <text:p>14.04</text:p>
          </table:table-cell>
          <table:table-cell office:value-type="float" office:value="13.89">
            <text:p>13.89</text:p>
          </table:table-cell>
          <table:table-cell office:value-type="float" office:value="160.57">
            <text:p>160.57</text:p>
          </table:table-cell>
          <table:table-cell office:value-type="string">
            <text:p>2/27/2009</text:p>
          </table:table-cell>
          <table:table-cell table:number-columns-repeated="5" office:value-type="string">
            <text:p>null</text:p>
          </table:table-cell>
          <table:table-cell office:value-type="float" office:value="7163.54">
            <text:p>7163.54</text:p>
          </table:table-cell>
          <table:table-cell office:value-type="float" office:value="5737.43">
            <text:p>5737.43</text:p>
          </table:table-cell>
          <table:table-cell office:value-type="float" office:value="5807.89">
            <text:p>5807.89</text:p>
          </table:table-cell>
          <table:table-cell office:value-type="float" office:value="7913.57">
            <text:p>7913.57</text:p>
          </table:table-cell>
          <table:table-cell office:value-type="float" office:value="5656.79">
            <text:p>5656.79</text:p>
          </table:table-cell>
          <table:table-cell office:value-type="float" office:value="5165.43">
            <text:p>5165.43</text:p>
          </table:table-cell>
          <table:table-cell office:value-type="float" office:value="6382.87">
            <text:p>6382.87</text:p>
          </table:table-cell>
          <table:table-cell office:value-type="float" office:value="5615.91">
            <text:p>5615.91</text:p>
          </table:table-cell>
          <table:table-cell office:value-type="float" office:value="5451.89">
            <text:p>5451.89</text:p>
          </table:table-cell>
          <table:table-cell office:value-type="float" office:value="4958.87">
            <text:p>4958.87</text:p>
          </table:table-cell>
          <table:table-cell office:value-type="float" office:value="6042.04">
            <text:p>6042.04</text:p>
          </table:table-cell>
          <table:table-cell office:value-type="float" office:value="5375.2">
            <text:p>5375.2</text:p>
          </table:table-cell>
          <table:table-cell table:number-columns-repeated="1002"/>
        </table:table-row>
        <table:table-row table:style-name="ro1">
          <table:table-cell office:value-type="string">
            <text:p>11/10/2014</text:p>
          </table:table-cell>
          <table:table-cell office:value-type="float" office:value="14">
            <text:p>14</text:p>
          </table:table-cell>
          <table:table-cell office:value-type="float" office:value="13.85">
            <text:p>13.85</text:p>
          </table:table-cell>
          <table:table-cell office:value-type="float" office:value="160.57">
            <text:p>160.57</text:p>
          </table:table-cell>
          <table:table-cell office:value-type="string">
            <text:p>1/30/2009</text:p>
          </table:table-cell>
          <table:table-cell table:number-columns-repeated="5" office:value-type="string">
            <text:p>null</text:p>
          </table:table-cell>
          <table:table-cell office:value-type="float" office:value="7823.48">
            <text:p>7823.48</text:p>
          </table:table-cell>
          <table:table-cell office:value-type="float" office:value="6391.68">
            <text:p>6391.68</text:p>
          </table:table-cell>
          <table:table-cell office:value-type="float" office:value="6438.34">
            <text:p>6438.34</text:p>
          </table:table-cell>
          <table:table-cell office:value-type="float" office:value="8426.36">
            <text:p>8426.36</text:p>
          </table:table-cell>
          <table:table-cell office:value-type="float" office:value="6174.44">
            <text:p>6174.44</text:p>
          </table:table-cell>
          <table:table-cell office:value-type="float" office:value="5754.45">
            <text:p>5754.45</text:p>
          </table:table-cell>
          <table:table-cell office:value-type="float" office:value="6643.57">
            <text:p>6643.57</text:p>
          </table:table-cell>
          <table:table-cell office:value-type="float" office:value="5951.65">
            <text:p>5951.65</text:p>
          </table:table-cell>
          <table:table-cell office:value-type="float" office:value="5961.59">
            <text:p>5961.59</text:p>
          </table:table-cell>
          <table:table-cell office:value-type="float" office:value="5539.81">
            <text:p>5539.81</text:p>
          </table:table-cell>
          <table:table-cell office:value-type="float" office:value="6294.7">
            <text:p>6294.7</text:p>
          </table:table-cell>
          <table:table-cell office:value-type="float" office:value="5700.62">
            <text:p>5700.62</text:p>
          </table:table-cell>
          <table:table-cell table:number-columns-repeated="1002"/>
        </table:table-row>
        <table:table-row table:style-name="ro1">
          <table:table-cell office:value-type="string">
            <text:p>11/07/2014</text:p>
          </table:table-cell>
          <table:table-cell office:value-type="float" office:value="13.92">
            <text:p>13.92</text:p>
          </table:table-cell>
          <table:table-cell office:value-type="float" office:value="13.78">
            <text:p>13.78</text:p>
          </table:table-cell>
          <table:table-cell office:value-type="float" office:value="159.79">
            <text:p>159.79</text:p>
          </table:table-cell>
          <table:table-cell office:value-type="string">
            <text:p>12/31/2008</text:p>
          </table:table-cell>
          <table:table-cell table:number-columns-repeated="5" office:value-type="string">
            <text:p>null</text:p>
          </table:table-cell>
          <table:table-cell office:value-type="float" office:value="8442.49">
            <text:p>8442.49</text:p>
          </table:table-cell>
          <table:table-cell office:value-type="float" office:value="7005.39">
            <text:p>7005.39</text:p>
          </table:table-cell>
          <table:table-cell office:value-type="float" office:value="7039.78">
            <text:p>7039.78</text:p>
          </table:table-cell>
          <table:table-cell office:value-type="float" office:value="8992.19">
            <text:p>8992.19</text:p>
          </table:table-cell>
          <table:table-cell office:value-type="float" office:value="6641.27">
            <text:p>6641.27</text:p>
          </table:table-cell>
          <table:table-cell office:value-type="float" office:value="6306.97">
            <text:p>6306.97</text:p>
          </table:table-cell>
          <table:table-cell office:value-type="float" office:value="7092.53">
            <text:p>7092.53</text:p>
          </table:table-cell>
          <table:table-cell office:value-type="float" office:value="6362.55">
            <text:p>6362.55</text:p>
          </table:table-cell>
          <table:table-cell office:value-type="float" office:value="6415.63">
            <text:p>6415.63</text:p>
          </table:table-cell>
          <table:table-cell office:value-type="float" office:value="6077.38">
            <text:p>6077.38</text:p>
          </table:table-cell>
          <table:table-cell office:value-type="float" office:value="6724.89">
            <text:p>6724.89</text:p>
          </table:table-cell>
          <table:table-cell office:value-type="float" office:value="6104.43">
            <text:p>6104.43</text:p>
          </table:table-cell>
          <table:table-cell table:number-columns-repeated="1002"/>
        </table:table-row>
        <table:table-row table:style-name="ro1">
          <table:table-cell office:value-type="string">
            <text:p>11/06/2014</text:p>
          </table:table-cell>
          <table:table-cell office:value-type="float" office:value="13.99">
            <text:p>13.99</text:p>
          </table:table-cell>
          <table:table-cell office:value-type="float" office:value="13.85">
            <text:p>13.85</text:p>
          </table:table-cell>
          <table:table-cell office:value-type="float" office:value="160.34">
            <text:p>160.34</text:p>
          </table:table-cell>
          <table:table-cell office:value-type="string">
            <text:p>11/28/2008</text:p>
          </table:table-cell>
          <table:table-cell table:number-columns-repeated="5" office:value-type="string">
            <text:p>null</text:p>
          </table:table-cell>
          <table:table-cell office:value-type="float" office:value="8183.9">
            <text:p>8183.9</text:p>
          </table:table-cell>
          <table:table-cell office:value-type="float" office:value="6787.62">
            <text:p>6787.62</text:p>
          </table:table-cell>
          <table:table-cell office:value-type="float" office:value="6793.56">
            <text:p>6793.56</text:p>
          </table:table-cell>
          <table:table-cell office:value-type="float" office:value="8685.61">
            <text:p>8685.61</text:p>
          </table:table-cell>
          <table:table-cell office:value-type="float" office:value="6251">
            <text:p>6251</text:p>
          </table:table-cell>
          <table:table-cell office:value-type="float" office:value="6110.91">
            <text:p>6110.91</text:p>
          </table:table-cell>
          <table:table-cell office:value-type="float" office:value="6595.36">
            <text:p>6595.36</text:p>
          </table:table-cell>
          <table:table-cell office:value-type="float" office:value="5902.2">
            <text:p>5902.2</text:p>
          </table:table-cell>
          <table:table-cell office:value-type="float" office:value="6050.26">
            <text:p>6050.26</text:p>
          </table:table-cell>
          <table:table-cell office:value-type="float" office:value="5897.09">
            <text:p>5897.09</text:p>
          </table:table-cell>
          <table:table-cell office:value-type="float" office:value="6275.49">
            <text:p>6275.49</text:p>
          </table:table-cell>
          <table:table-cell office:value-type="float" office:value="5673.06">
            <text:p>5673.06</text:p>
          </table:table-cell>
          <table:table-cell table:number-columns-repeated="1002"/>
        </table:table-row>
        <table:table-row table:style-name="ro1">
          <table:table-cell office:value-type="string">
            <text:p>11/05/2014</text:p>
          </table:table-cell>
          <table:table-cell office:value-type="float" office:value="13.96">
            <text:p>13.96</text:p>
          </table:table-cell>
          <table:table-cell office:value-type="float" office:value="13.82">
            <text:p>13.82</text:p>
          </table:table-cell>
          <table:table-cell office:value-type="float" office:value="160.34">
            <text:p>160.34</text:p>
          </table:table-cell>
          <table:table-cell office:value-type="string">
            <text:p>10/31/2008</text:p>
          </table:table-cell>
          <table:table-cell table:number-columns-repeated="5" office:value-type="string">
            <text:p>null</text:p>
          </table:table-cell>
          <table:table-cell office:value-type="float" office:value="8886.78">
            <text:p>8886.78</text:p>
          </table:table-cell>
          <table:table-cell office:value-type="float" office:value="7257.38">
            <text:p>7257.38</text:p>
          </table:table-cell>
          <table:table-cell office:value-type="float" office:value="7271.25">
            <text:p>7271.25</text:p>
          </table:table-cell>
          <table:table-cell office:value-type="float" office:value="8846.52">
            <text:p>8846.52</text:p>
          </table:table-cell>
          <table:table-cell office:value-type="float" office:value="6595.17">
            <text:p>6595.17</text:p>
          </table:table-cell>
          <table:table-cell office:value-type="float" office:value="6533.84">
            <text:p>6533.84</text:p>
          </table:table-cell>
          <table:table-cell office:value-type="float" office:value="7120.65">
            <text:p>7120.65</text:p>
          </table:table-cell>
          <table:table-cell office:value-type="float" office:value="6382.67">
            <text:p>6382.67</text:p>
          </table:table-cell>
          <table:table-cell office:value-type="float" office:value="6390.95">
            <text:p>6390.95</text:p>
          </table:table-cell>
          <table:table-cell office:value-type="float" office:value="6321.87">
            <text:p>6321.87</text:p>
          </table:table-cell>
          <table:table-cell office:value-type="float" office:value="6779.81">
            <text:p>6779.81</text:p>
          </table:table-cell>
          <table:table-cell office:value-type="float" office:value="6141.88">
            <text:p>6141.88</text:p>
          </table:table-cell>
          <table:table-cell table:number-columns-repeated="1002"/>
        </table:table-row>
        <table:table-row table:style-name="ro1">
          <table:table-cell office:value-type="string">
            <text:p>11/04/2014</text:p>
          </table:table-cell>
          <table:table-cell office:value-type="float" office:value="13.94">
            <text:p>13.94</text:p>
          </table:table-cell>
          <table:table-cell office:value-type="float" office:value="13.79">
            <text:p>13.79</text:p>
          </table:table-cell>
          <table:table-cell office:value-type="float" office:value="160.14">
            <text:p>160.14</text:p>
          </table:table-cell>
          <table:table-cell office:value-type="string">
            <text:p>9/30/2008</text:p>
          </table:table-cell>
          <table:table-cell table:number-columns-repeated="5" office:value-type="string">
            <text:p>null</text:p>
          </table:table-cell>
          <table:table-cell office:value-type="float" office:value="10791.73">
            <text:p>10791.73</text:p>
          </table:table-cell>
          <table:table-cell office:value-type="float" office:value="8955.32">
            <text:p>8955.32</text:p>
          </table:table-cell>
          <table:table-cell office:value-type="float" office:value="9068.13">
            <text:p>9068.13</text:p>
          </table:table-cell>
          <table:table-cell office:value-type="float" office:value="10045.26">
            <text:p>10045.26</text:p>
          </table:table-cell>
          <table:table-cell office:value-type="float" office:value="8152.19">
            <text:p>8152.19</text:p>
          </table:table-cell>
          <table:table-cell office:value-type="float" office:value="8062.5">
            <text:p>8062.5</text:p>
          </table:table-cell>
          <table:table-cell office:value-type="float" office:value="9270.21">
            <text:p>9270.21</text:p>
          </table:table-cell>
          <table:table-cell office:value-type="float" office:value="8787.67">
            <text:p>8787.67</text:p>
          </table:table-cell>
          <table:table-cell office:value-type="float" office:value="7906.84">
            <text:p>7906.84</text:p>
          </table:table-cell>
          <table:table-cell office:value-type="float" office:value="7809.13">
            <text:p>7809.13</text:p>
          </table:table-cell>
          <table:table-cell office:value-type="float" office:value="8844.95">
            <text:p>8844.95</text:p>
          </table:table-cell>
          <table:table-cell office:value-type="float" office:value="8471.54">
            <text:p>8471.54</text:p>
          </table:table-cell>
          <table:table-cell table:number-columns-repeated="1002"/>
        </table:table-row>
        <table:table-row table:style-name="ro1">
          <table:table-cell office:value-type="string">
            <text:p>11/03/2014</text:p>
          </table:table-cell>
          <table:table-cell office:value-type="float" office:value="13.95">
            <text:p>13.95</text:p>
          </table:table-cell>
          <table:table-cell office:value-type="float" office:value="13.81">
            <text:p>13.81</text:p>
          </table:table-cell>
          <table:table-cell office:value-type="float" office:value="159.29">
            <text:p>159.29</text:p>
          </table:table-cell>
          <table:table-cell office:value-type="string">
            <text:p>8/29/2008</text:p>
          </table:table-cell>
          <table:table-cell table:number-columns-repeated="5" office:value-type="string">
            <text:p>null</text:p>
          </table:table-cell>
          <table:table-cell office:value-type="float" office:value="11568.49">
            <text:p>11568.49</text:p>
          </table:table-cell>
          <table:table-cell office:value-type="float" office:value="10164.23">
            <text:p>10164.23</text:p>
          </table:table-cell>
          <table:table-cell office:value-type="float" office:value="10363.31">
            <text:p>10363.31</text:p>
          </table:table-cell>
          <table:table-cell office:value-type="float" office:value="10830.91">
            <text:p>10830.91</text:p>
          </table:table-cell>
          <table:table-cell office:value-type="float" office:value="9181.48">
            <text:p>9181.48</text:p>
          </table:table-cell>
          <table:table-cell office:value-type="float" office:value="9150.88">
            <text:p>9150.88</text:p>
          </table:table-cell>
          <table:table-cell office:value-type="float" office:value="10889.33">
            <text:p>10889.33</text:p>
          </table:table-cell>
          <table:table-cell office:value-type="float" office:value="10651.76">
            <text:p>10651.76</text:p>
          </table:table-cell>
          <table:table-cell office:value-type="float" office:value="8931.68">
            <text:p>8931.68</text:p>
          </table:table-cell>
          <table:table-cell office:value-type="float" office:value="8881.8">
            <text:p>8881.8</text:p>
          </table:table-cell>
          <table:table-cell office:value-type="float" office:value="10422.97">
            <text:p>10422.97</text:p>
          </table:table-cell>
          <table:table-cell office:value-type="float" office:value="10294.43">
            <text:p>10294.43</text:p>
          </table:table-cell>
          <table:table-cell table:number-columns-repeated="1002"/>
        </table:table-row>
        <table:table-row table:style-name="ro1">
          <table:table-cell office:value-type="string">
            <text:p>10/31/2014</text:p>
          </table:table-cell>
          <table:table-cell office:value-type="float" office:value="14">
            <text:p>14</text:p>
          </table:table-cell>
          <table:table-cell office:value-type="float" office:value="13.86">
            <text:p>13.86</text:p>
          </table:table-cell>
          <table:table-cell office:value-type="float" office:value="160.34">
            <text:p>160.34</text:p>
          </table:table-cell>
          <table:table-cell office:value-type="string">
            <text:p>7/31/2008</text:p>
          </table:table-cell>
          <table:table-cell table:number-columns-repeated="5" office:value-type="string">
            <text:p>null</text:p>
          </table:table-cell>
          <table:table-cell office:value-type="float" office:value="11557.51">
            <text:p>11557.51</text:p>
          </table:table-cell>
          <table:table-cell office:value-type="float" office:value="10309.04">
            <text:p>10309.04</text:p>
          </table:table-cell>
          <table:table-cell office:value-type="float" office:value="10591.6">
            <text:p>10591.6</text:p>
          </table:table-cell>
          <table:table-cell office:value-type="float" office:value="10917.56">
            <text:p>10917.56</text:p>
          </table:table-cell>
          <table:table-cell office:value-type="float" office:value="9151.75">
            <text:p>9151.75</text:p>
          </table:table-cell>
          <table:table-cell office:value-type="float" office:value="9281.26">
            <text:p>9281.26</text:p>
          </table:table-cell>
          <table:table-cell office:value-type="float" office:value="11249.07">
            <text:p>11249.07</text:p>
          </table:table-cell>
          <table:table-cell office:value-type="float" office:value="11576.4">
            <text:p>11576.4</text:p>
          </table:table-cell>
          <table:table-cell office:value-type="float" office:value="8913.56">
            <text:p>8913.56</text:p>
          </table:table-cell>
          <table:table-cell office:value-type="float" office:value="9026">
            <text:p>9026</text:p>
          </table:table-cell>
          <table:table-cell office:value-type="float" office:value="10821.49">
            <text:p>10821.49</text:p>
          </table:table-cell>
          <table:table-cell office:value-type="float" office:value="11215.98">
            <text:p>11215.98</text:p>
          </table:table-cell>
          <table:table-cell table:number-columns-repeated="1002"/>
        </table:table-row>
        <table:table-row table:style-name="ro1">
          <table:table-cell office:value-type="string">
            <text:p>10/30/2014</text:p>
          </table:table-cell>
          <table:table-cell office:value-type="float" office:value="13.88">
            <text:p>13.88</text:p>
          </table:table-cell>
          <table:table-cell office:value-type="float" office:value="13.74">
            <text:p>13.74</text:p>
          </table:table-cell>
          <table:table-cell office:value-type="float" office:value="158.94">
            <text:p>158.94</text:p>
          </table:table-cell>
          <table:table-cell office:value-type="string">
            <text:p>6/30/2008</text:p>
          </table:table-cell>
          <table:table-cell table:number-columns-repeated="5" office:value-type="string">
            <text:p>null</text:p>
          </table:table-cell>
          <table:table-cell office:value-type="float" office:value="11251">
            <text:p>11251</text:p>
          </table:table-cell>
          <table:table-cell office:value-type="float" office:value="10567.24">
            <text:p>10567.24</text:p>
          </table:table-cell>
          <table:table-cell office:value-type="float" office:value="10874">
            <text:p>10874</text:p>
          </table:table-cell>
          <table:table-cell office:value-type="float" office:value="11071.34">
            <text:p>11071.34</text:p>
          </table:table-cell>
          <table:table-cell office:value-type="float" office:value="9291.21">
            <text:p>9291.21</text:p>
          </table:table-cell>
          <table:table-cell office:value-type="float" office:value="9513.72">
            <text:p>9513.72</text:p>
          </table:table-cell>
          <table:table-cell office:value-type="float" office:value="11172.04">
            <text:p>11172.04</text:p>
          </table:table-cell>
          <table:table-cell office:value-type="float" office:value="12030.19">
            <text:p>12030.19</text:p>
          </table:table-cell>
          <table:table-cell office:value-type="float" office:value="9055.45">
            <text:p>9055.45</text:p>
          </table:table-cell>
          <table:table-cell office:value-type="float" office:value="9259.98">
            <text:p>9259.98</text:p>
          </table:table-cell>
          <table:table-cell office:value-type="float" office:value="10805.47">
            <text:p>10805.47</text:p>
          </table:table-cell>
          <table:table-cell office:value-type="float" office:value="11703.25">
            <text:p>11703.25</text:p>
          </table:table-cell>
          <table:table-cell table:number-columns-repeated="1002"/>
        </table:table-row>
        <table:table-row table:style-name="ro1">
          <table:table-cell office:value-type="string">
            <text:p>10/29/2014</text:p>
          </table:table-cell>
          <table:table-cell office:value-type="float" office:value="13.81">
            <text:p>13.81</text:p>
          </table:table-cell>
          <table:table-cell office:value-type="float" office:value="13.67">
            <text:p>13.67</text:p>
          </table:table-cell>
          <table:table-cell office:value-type="float" office:value="158.94">
            <text:p>158.94</text:p>
          </table:table-cell>
          <table:table-cell office:value-type="string">
            <text:p>5/30/2008</text:p>
          </table:table-cell>
          <table:table-cell table:number-columns-repeated="5" office:value-type="string">
            <text:p>null</text:p>
          </table:table-cell>
          <table:table-cell office:value-type="float" office:value="12099.64">
            <text:p>12099.64</text:p>
          </table:table-cell>
          <table:table-cell office:value-type="float" office:value="11483.1">
            <text:p>11483.1</text:p>
          </table:table-cell>
          <table:table-cell office:value-type="float" office:value="11846.73">
            <text:p>11846.73</text:p>
          </table:table-cell>
          <table:table-cell office:value-type="float" office:value="11606.7">
            <text:p>11606.7</text:p>
          </table:table-cell>
          <table:table-cell office:value-type="float" office:value="10123.54">
            <text:p>10123.54</text:p>
          </table:table-cell>
          <table:table-cell office:value-type="float" office:value="10338.27">
            <text:p>10338.27</text:p>
          </table:table-cell>
          <table:table-cell office:value-type="float" office:value="12229.36">
            <text:p>12229.36</text:p>
          </table:table-cell>
          <table:table-cell office:value-type="float" office:value="13363.22">
            <text:p>13363.22</text:p>
          </table:table-cell>
          <table:table-cell office:value-type="float" office:value="9878.32">
            <text:p>9878.32</text:p>
          </table:table-cell>
          <table:table-cell office:value-type="float" office:value="10076.25">
            <text:p>10076.25</text:p>
          </table:table-cell>
          <table:table-cell office:value-type="float" office:value="11841.68">
            <text:p>11841.68</text:p>
          </table:table-cell>
          <table:table-cell office:value-type="float" office:value="13024.72">
            <text:p>13024.72</text:p>
          </table:table-cell>
          <table:table-cell table:number-columns-repeated="1002"/>
        </table:table-row>
        <table:table-row table:style-name="ro1">
          <table:table-cell office:value-type="string">
            <text:p>10/28/2014</text:p>
          </table:table-cell>
          <table:table-cell office:value-type="float" office:value="13.83">
            <text:p>13.83</text:p>
          </table:table-cell>
          <table:table-cell office:value-type="float" office:value="13.69">
            <text:p>13.69</text:p>
          </table:table-cell>
          <table:table-cell office:value-type="float" office:value="158.82">
            <text:p>158.82</text:p>
          </table:table-cell>
          <table:table-cell office:value-type="string">
            <text:p>4/30/2008</text:p>
          </table:table-cell>
          <table:table-cell table:number-columns-repeated="5" office:value-type="string">
            <text:p>null</text:p>
          </table:table-cell>
          <table:table-cell office:value-type="float" office:value="11955.87">
            <text:p>11955.87</text:p>
          </table:table-cell>
          <table:table-cell office:value-type="float" office:value="11310.63">
            <text:p>11310.63</text:p>
          </table:table-cell>
          <table:table-cell office:value-type="float" office:value="11664.42">
            <text:p>11664.42</text:p>
          </table:table-cell>
          <table:table-cell office:value-type="float" office:value="11552.31">
            <text:p>11552.31</text:p>
          </table:table-cell>
          <table:table-cell office:value-type="float" office:value="9846.07">
            <text:p>9846.07</text:p>
          </table:table-cell>
          <table:table-cell office:value-type="float" office:value="10182.99">
            <text:p>10182.99</text:p>
          </table:table-cell>
          <table:table-cell office:value-type="float" office:value="12105.16">
            <text:p>12105.16</text:p>
          </table:table-cell>
          <table:table-cell office:value-type="float" office:value="13119.82">
            <text:p>13119.82</text:p>
          </table:table-cell>
          <table:table-cell office:value-type="float" office:value="9635.5">
            <text:p>9635.5</text:p>
          </table:table-cell>
          <table:table-cell office:value-type="float" office:value="9965.7">
            <text:p>9965.7</text:p>
          </table:table-cell>
          <table:table-cell office:value-type="float" office:value="11760.35">
            <text:p>11760.35</text:p>
          </table:table-cell>
          <table:table-cell office:value-type="float" office:value="12825.5">
            <text:p>12825.5</text:p>
          </table:table-cell>
          <table:table-cell table:number-columns-repeated="1002"/>
        </table:table-row>
        <table:table-row table:style-name="ro1">
          <table:table-cell office:value-type="string">
            <text:p>10/27/2014</text:p>
          </table:table-cell>
          <table:table-cell office:value-type="float" office:value="13.71">
            <text:p>13.71</text:p>
          </table:table-cell>
          <table:table-cell office:value-type="float" office:value="13.57">
            <text:p>13.57</text:p>
          </table:table-cell>
          <table:table-cell office:value-type="float" office:value="156">
            <text:p>156</text:p>
          </table:table-cell>
          <table:table-cell office:value-type="string">
            <text:p>3/31/2008</text:p>
          </table:table-cell>
          <table:table-cell table:number-columns-repeated="5" office:value-type="string">
            <text:p>null</text:p>
          </table:table-cell>
          <table:table-cell office:value-type="float" office:value="11482.63">
            <text:p>11482.63</text:p>
          </table:table-cell>
          <table:table-cell office:value-type="float" office:value="10745.85">
            <text:p>10745.85</text:p>
          </table:table-cell>
          <table:table-cell office:value-type="float" office:value="11048.09">
            <text:p>11048.09</text:p>
          </table:table-cell>
          <table:table-cell office:value-type="float" office:value="11252.99">
            <text:p>11252.99</text:p>
          </table:table-cell>
          <table:table-cell office:value-type="float" office:value="9562.1">
            <text:p>9562.1</text:p>
          </table:table-cell>
          <table:table-cell office:value-type="float" office:value="9674.52">
            <text:p>9674.52</text:p>
          </table:table-cell>
          <table:table-cell office:value-type="float" office:value="11404.11">
            <text:p>11404.11</text:p>
          </table:table-cell>
          <table:table-cell office:value-type="float" office:value="12135.02">
            <text:p>12135.02</text:p>
          </table:table-cell>
          <table:table-cell office:value-type="float" office:value="9388.15">
            <text:p>9388.15</text:p>
          </table:table-cell>
          <table:table-cell office:value-type="float" office:value="9492.94">
            <text:p>9492.94</text:p>
          </table:table-cell>
          <table:table-cell office:value-type="float" office:value="11119.65">
            <text:p>11119.65</text:p>
          </table:table-cell>
          <table:table-cell office:value-type="float" office:value="11889.62">
            <text:p>11889.62</text:p>
          </table:table-cell>
          <table:table-cell table:number-columns-repeated="1002"/>
        </table:table-row>
        <table:table-row table:style-name="ro1">
          <table:table-cell office:value-type="string">
            <text:p>10/24/2014</text:p>
          </table:table-cell>
          <table:table-cell office:value-type="float" office:value="13.69">
            <text:p>13.69</text:p>
          </table:table-cell>
          <table:table-cell office:value-type="float" office:value="13.55">
            <text:p>13.55</text:p>
          </table:table-cell>
          <table:table-cell office:value-type="float" office:value="156">
            <text:p>156</text:p>
          </table:table-cell>
          <table:table-cell office:value-type="string">
            <text:p>2/29/2008</text:p>
          </table:table-cell>
          <table:table-cell table:number-columns-repeated="5" office:value-type="string">
            <text:p>null</text:p>
          </table:table-cell>
          <table:table-cell office:value-type="float" office:value="11606.43">
            <text:p>11606.43</text:p>
          </table:table-cell>
          <table:table-cell office:value-type="float" office:value="10849.85">
            <text:p>10849.85</text:p>
          </table:table-cell>
          <table:table-cell office:value-type="float" office:value="11212.59">
            <text:p>11212.59</text:p>
          </table:table-cell>
          <table:table-cell office:value-type="float" office:value="11321.25">
            <text:p>11321.25</text:p>
          </table:table-cell>
          <table:table-cell office:value-type="float" office:value="9537.08">
            <text:p>9537.08</text:p>
          </table:table-cell>
          <table:table-cell office:value-type="float" office:value="9768.15">
            <text:p>9768.15</text:p>
          </table:table-cell>
          <table:table-cell office:value-type="float" office:value="11842.41">
            <text:p>11842.41</text:p>
          </table:table-cell>
          <table:table-cell office:value-type="float" office:value="12813.08">
            <text:p>12813.08</text:p>
          </table:table-cell>
          <table:table-cell office:value-type="float" office:value="9403.37">
            <text:p>9403.37</text:p>
          </table:table-cell>
          <table:table-cell office:value-type="float" office:value="9612.86">
            <text:p>9612.86</text:p>
          </table:table-cell>
          <table:table-cell office:value-type="float" office:value="11565.72">
            <text:p>11565.72</text:p>
          </table:table-cell>
          <table:table-cell office:value-type="float" office:value="12568.56">
            <text:p>12568.56</text:p>
          </table:table-cell>
          <table:table-cell table:number-columns-repeated="1002"/>
        </table:table-row>
        <table:table-row table:style-name="ro1">
          <table:table-cell office:value-type="string">
            <text:p>10/23/2014</text:p>
          </table:table-cell>
          <table:table-cell office:value-type="float" office:value="13.6">
            <text:p>13.6</text:p>
          </table:table-cell>
          <table:table-cell office:value-type="float" office:value="13.46">
            <text:p>13.46</text:p>
          </table:table-cell>
          <table:table-cell office:value-type="float" office:value="156">
            <text:p>156</text:p>
          </table:table-cell>
          <table:table-cell office:value-type="string">
            <text:p>1/31/2008</text:p>
          </table:table-cell>
          <table:table-cell table:number-columns-repeated="5" office:value-type="string">
            <text:p>null</text:p>
          </table:table-cell>
          <table:table-cell office:value-type="float" office:value="11618.41">
            <text:p>11618.41</text:p>
          </table:table-cell>
          <table:table-cell office:value-type="float" office:value="10913.01">
            <text:p>10913.01</text:p>
          </table:table-cell>
          <table:table-cell office:value-type="float" office:value="11180.98">
            <text:p>11180.98</text:p>
          </table:table-cell>
          <table:table-cell office:value-type="float" office:value="11250.86">
            <text:p>11250.86</text:p>
          </table:table-cell>
          <table:table-cell office:value-type="float" office:value="9504.35">
            <text:p>9504.35</text:p>
          </table:table-cell>
          <table:table-cell office:value-type="float" office:value="9825.02">
            <text:p>9825.02</text:p>
          </table:table-cell>
          <table:table-cell office:value-type="float" office:value="11223.66">
            <text:p>11223.66</text:p>
          </table:table-cell>
          <table:table-cell office:value-type="float" office:value="11932.33">
            <text:p>11932.33</text:p>
          </table:table-cell>
          <table:table-cell office:value-type="float" office:value="9382.12">
            <text:p>9382.12</text:p>
          </table:table-cell>
          <table:table-cell office:value-type="float" office:value="9684.09">
            <text:p>9684.09</text:p>
          </table:table-cell>
          <table:table-cell office:value-type="float" office:value="10967.11">
            <text:p>10967.11</text:p>
          </table:table-cell>
          <table:table-cell office:value-type="float" office:value="11718.87">
            <text:p>11718.87</text:p>
          </table:table-cell>
          <table:table-cell table:number-columns-repeated="1002"/>
        </table:table-row>
        <table:table-row table:style-name="ro1">
          <table:table-cell office:value-type="string">
            <text:p>10/22/2014</text:p>
          </table:table-cell>
          <table:table-cell office:value-type="float" office:value="13.45">
            <text:p>13.45</text:p>
          </table:table-cell>
          <table:table-cell office:value-type="float" office:value="13.32">
            <text:p>13.32</text:p>
          </table:table-cell>
          <table:table-cell office:value-type="float" office:value="154.76">
            <text:p>154.76</text:p>
          </table:table-cell>
          <table:table-cell office:value-type="string">
            <text:p>12/31/2007</text:p>
          </table:table-cell>
          <table:table-cell table:number-columns-repeated="5" office:value-type="string">
            <text:p>null</text:p>
          </table:table-cell>
          <table:table-cell office:value-type="float" office:value="13223.84">
            <text:p>13223.84</text:p>
          </table:table-cell>
          <table:table-cell office:value-type="float" office:value="11815.98">
            <text:p>11815.98</text:p>
          </table:table-cell>
          <table:table-cell office:value-type="float" office:value="12178.47">
            <text:p>12178.47</text:p>
          </table:table-cell>
          <table:table-cell office:value-type="float" office:value="11707.32">
            <text:p>11707.32</text:p>
          </table:table-cell>
          <table:table-cell office:value-type="float" office:value="10242.8">
            <text:p>10242.8</text:p>
          </table:table-cell>
          <table:table-cell office:value-type="float" office:value="10637.96">
            <text:p>10637.96</text:p>
          </table:table-cell>
          <table:table-cell office:value-type="float" office:value="12217.64">
            <text:p>12217.64</text:p>
          </table:table-cell>
          <table:table-cell office:value-type="float" office:value="13633.73">
            <text:p>13633.73</text:p>
          </table:table-cell>
          <table:table-cell office:value-type="float" office:value="10116.42">
            <text:p>10116.42</text:p>
          </table:table-cell>
          <table:table-cell office:value-type="float" office:value="10492.82">
            <text:p>10492.82</text:p>
          </table:table-cell>
          <table:table-cell office:value-type="float" office:value="11950.21">
            <text:p>11950.21</text:p>
          </table:table-cell>
          <table:table-cell office:value-type="float" office:value="13407.45">
            <text:p>13407.45</text:p>
          </table:table-cell>
          <table:table-cell table:number-columns-repeated="1002"/>
        </table:table-row>
        <table:table-row table:style-name="ro1">
          <table:table-cell office:value-type="string">
            <text:p>10/21/2014</text:p>
          </table:table-cell>
          <table:table-cell office:value-type="float" office:value="13.51">
            <text:p>13.51</text:p>
          </table:table-cell>
          <table:table-cell office:value-type="float" office:value="13.37">
            <text:p>13.37</text:p>
          </table:table-cell>
          <table:table-cell office:value-type="float" office:value="154.92">
            <text:p>154.92</text:p>
          </table:table-cell>
          <table:table-cell office:value-type="string">
            <text:p>11/30/2007</text:p>
          </table:table-cell>
          <table:table-cell table:number-columns-repeated="5" office:value-type="string">
            <text:p>null</text:p>
          </table:table-cell>
          <table:table-cell office:value-type="float" office:value="13121">
            <text:p>13121</text:p>
          </table:table-cell>
          <table:table-cell office:value-type="float" office:value="11970.42">
            <text:p>11970.42</text:p>
          </table:table-cell>
          <table:table-cell office:value-type="float" office:value="12314.82">
            <text:p>12314.82</text:p>
          </table:table-cell>
          <table:table-cell office:value-type="float" office:value="11781.82">
            <text:p>11781.82</text:p>
          </table:table-cell>
          <table:table-cell office:value-type="float" office:value="10394.68">
            <text:p>10394.68</text:p>
          </table:table-cell>
          <table:table-cell office:value-type="float" office:value="10777">
            <text:p>10777</text:p>
          </table:table-cell>
          <table:table-cell office:value-type="float" office:value="12026.51">
            <text:p>12026.51</text:p>
          </table:table-cell>
          <table:table-cell office:value-type="float" office:value="13585.84">
            <text:p>13585.84</text:p>
          </table:table-cell>
          <table:table-cell office:value-type="float" office:value="10274.89">
            <text:p>10274.89</text:p>
          </table:table-cell>
          <table:table-cell office:value-type="float" office:value="10639.03">
            <text:p>10639.03</text:p>
          </table:table-cell>
          <table:table-cell office:value-type="float" office:value="11796.63">
            <text:p>11796.63</text:p>
          </table:table-cell>
          <table:table-cell office:value-type="float" office:value="13369.2">
            <text:p>13369.2</text:p>
          </table:table-cell>
          <table:table-cell table:number-columns-repeated="1002"/>
        </table:table-row>
        <table:table-row table:style-name="ro1">
          <table:table-cell office:value-type="string">
            <text:p>10/20/2014</text:p>
          </table:table-cell>
          <table:table-cell office:value-type="float" office:value="13.33">
            <text:p>13.33</text:p>
          </table:table-cell>
          <table:table-cell office:value-type="float" office:value="13.2">
            <text:p>13.2</text:p>
          </table:table-cell>
          <table:table-cell office:value-type="float" office:value="153.18">
            <text:p>153.18</text:p>
          </table:table-cell>
          <table:table-cell office:value-type="string">
            <text:p>10/31/2007</text:p>
          </table:table-cell>
          <table:table-cell table:number-columns-repeated="5" office:value-type="string">
            <text:p>null</text:p>
          </table:table-cell>
          <table:table-cell office:value-type="float" office:value="13751.99">
            <text:p>13751.99</text:p>
          </table:table-cell>
          <table:table-cell office:value-type="float" office:value="12480.57">
            <text:p>12480.57</text:p>
          </table:table-cell>
          <table:table-cell office:value-type="float" office:value="12884.47">
            <text:p>12884.47</text:p>
          </table:table-cell>
          <table:table-cell office:value-type="float" office:value="11952.16">
            <text:p>11952.16</text:p>
          </table:table-cell>
          <table:table-cell office:value-type="float" office:value="10835.19">
            <text:p>10835.19</text:p>
          </table:table-cell>
          <table:table-cell office:value-type="float" office:value="11236.29">
            <text:p>11236.29</text:p>
          </table:table-cell>
          <table:table-cell office:value-type="float" office:value="12930.35">
            <text:p>12930.35</text:p>
          </table:table-cell>
          <table:table-cell office:value-type="float" office:value="14622.66">
            <text:p>14622.66</text:p>
          </table:table-cell>
          <table:table-cell office:value-type="float" office:value="10719.11">
            <text:p>10719.11</text:p>
          </table:table-cell>
          <table:table-cell office:value-type="float" office:value="11110.64">
            <text:p>11110.64</text:p>
          </table:table-cell>
          <table:table-cell office:value-type="float" office:value="12706.25">
            <text:p>12706.25</text:p>
          </table:table-cell>
          <table:table-cell office:value-type="float" office:value="14398.14">
            <text:p>14398.14</text:p>
          </table:table-cell>
          <table:table-cell table:number-columns-repeated="1002"/>
        </table:table-row>
        <table:table-row table:style-name="ro1">
          <table:table-cell office:value-type="string">
            <text:p>10/17/2014</text:p>
          </table:table-cell>
          <table:table-cell office:value-type="float" office:value="13.23">
            <text:p>13.23</text:p>
          </table:table-cell>
          <table:table-cell office:value-type="float" office:value="13.1">
            <text:p>13.1</text:p>
          </table:table-cell>
          <table:table-cell office:value-type="float" office:value="151.82">
            <text:p>151.82</text:p>
          </table:table-cell>
          <table:table-cell office:value-type="string">
            <text:p>9/28/2007</text:p>
          </table:table-cell>
          <table:table-cell table:number-columns-repeated="5" office:value-type="string">
            <text:p>null</text:p>
          </table:table-cell>
          <table:table-cell office:value-type="float" office:value="12902.35">
            <text:p>12902.35</text:p>
          </table:table-cell>
          <table:table-cell office:value-type="float" office:value="12109.16">
            <text:p>12109.16</text:p>
          </table:table-cell>
          <table:table-cell office:value-type="float" office:value="12400.69">
            <text:p>12400.69</text:p>
          </table:table-cell>
          <table:table-cell office:value-type="float" office:value="11643.01">
            <text:p>11643.01</text:p>
          </table:table-cell>
          <table:table-cell office:value-type="float" office:value="10663.83">
            <text:p>10663.83</text:p>
          </table:table-cell>
          <table:table-cell office:value-type="float" office:value="10901.91">
            <text:p>10901.91</text:p>
          </table:table-cell>
          <table:table-cell office:value-type="float" office:value="12126.56">
            <text:p>12126.56</text:p>
          </table:table-cell>
          <table:table-cell office:value-type="float" office:value="13155.55">
            <text:p>13155.55</text:p>
          </table:table-cell>
          <table:table-cell office:value-type="float" office:value="10556.79">
            <text:p>10556.79</text:p>
          </table:table-cell>
          <table:table-cell office:value-type="float" office:value="10788.52">
            <text:p>10788.52</text:p>
          </table:table-cell>
          <table:table-cell office:value-type="float" office:value="11927.53">
            <text:p>11927.53</text:p>
          </table:table-cell>
          <table:table-cell office:value-type="float" office:value="12969.49">
            <text:p>12969.49</text:p>
          </table:table-cell>
          <table:table-cell table:number-columns-repeated="1002"/>
        </table:table-row>
        <table:table-row table:style-name="ro1">
          <table:table-cell office:value-type="string">
            <text:p>10/16/2014</text:p>
          </table:table-cell>
          <table:table-cell office:value-type="float" office:value="13.17">
            <text:p>13.17</text:p>
          </table:table-cell>
          <table:table-cell office:value-type="float" office:value="13.04">
            <text:p>13.04</text:p>
          </table:table-cell>
          <table:table-cell office:value-type="float" office:value="152.01">
            <text:p>152.01</text:p>
          </table:table-cell>
          <table:table-cell office:value-type="string">
            <text:p>8/31/2007</text:p>
          </table:table-cell>
          <table:table-cell table:number-columns-repeated="5" office:value-type="string">
            <text:p>null</text:p>
          </table:table-cell>
          <table:table-cell office:value-type="float" office:value="11930.91">
            <text:p>11930.91</text:p>
          </table:table-cell>
          <table:table-cell office:value-type="float" office:value="11559.45">
            <text:p>11559.45</text:p>
          </table:table-cell>
          <table:table-cell office:value-type="float" office:value="11768.91">
            <text:p>11768.91</text:p>
          </table:table-cell>
          <table:table-cell office:value-type="float" office:value="11256.18">
            <text:p>11256.18</text:p>
          </table:table-cell>
          <table:table-cell office:value-type="float" office:value="10340.38">
            <text:p>10340.38</text:p>
          </table:table-cell>
          <table:table-cell office:value-type="float" office:value="10407">
            <text:p>10407</text:p>
          </table:table-cell>
          <table:table-cell office:value-type="float" office:value="11351.54">
            <text:p>11351.54</text:p>
          </table:table-cell>
          <table:table-cell office:value-type="float" office:value="11847.14">
            <text:p>11847.14</text:p>
          </table:table-cell>
          <table:table-cell office:value-type="float" office:value="10256.28">
            <text:p>10256.28</text:p>
          </table:table-cell>
          <table:table-cell office:value-type="float" office:value="10313.07">
            <text:p>10313.07</text:p>
          </table:table-cell>
          <table:table-cell office:value-type="float" office:value="11178.56">
            <text:p>11178.56</text:p>
          </table:table-cell>
          <table:table-cell office:value-type="float" office:value="11700.09">
            <text:p>11700.09</text:p>
          </table:table-cell>
          <table:table-cell table:number-columns-repeated="1002"/>
        </table:table-row>
        <table:table-row table:style-name="ro1">
          <table:table-cell office:value-type="string">
            <text:p>10/15/2014</text:p>
          </table:table-cell>
          <table:table-cell office:value-type="float" office:value="13.21">
            <text:p>13.21</text:p>
          </table:table-cell>
          <table:table-cell office:value-type="float" office:value="13.07">
            <text:p>13.07</text:p>
          </table:table-cell>
          <table:table-cell office:value-type="float" office:value="152.01">
            <text:p>152.01</text:p>
          </table:table-cell>
          <table:table-cell office:value-type="string">
            <text:p>7/31/2007</text:p>
          </table:table-cell>
          <table:table-cell table:number-columns-repeated="5" office:value-type="string">
            <text:p>null</text:p>
          </table:table-cell>
          <table:table-cell office:value-type="float" office:value="12064.69">
            <text:p>12064.69</text:p>
          </table:table-cell>
          <table:table-cell office:value-type="float" office:value="11568.22">
            <text:p>11568.22</text:p>
          </table:table-cell>
          <table:table-cell office:value-type="float" office:value="11801.56">
            <text:p>11801.56</text:p>
          </table:table-cell>
          <table:table-cell office:value-type="float" office:value="11204.52">
            <text:p>11204.52</text:p>
          </table:table-cell>
          <table:table-cell office:value-type="float" office:value="10413.28">
            <text:p>10413.28</text:p>
          </table:table-cell>
          <table:table-cell office:value-type="float" office:value="10414.9">
            <text:p>10414.9</text:p>
          </table:table-cell>
          <table:table-cell office:value-type="float" office:value="11702.9">
            <text:p>11702.9</text:p>
          </table:table-cell>
          <table:table-cell office:value-type="float" office:value="12104.38">
            <text:p>12104.38</text:p>
          </table:table-cell>
          <table:table-cell office:value-type="float" office:value="10342.24">
            <text:p>10342.24</text:p>
          </table:table-cell>
          <table:table-cell office:value-type="float" office:value="10340.98">
            <text:p>10340.98</text:p>
          </table:table-cell>
          <table:table-cell office:value-type="float" office:value="11557.27">
            <text:p>11557.27</text:p>
          </table:table-cell>
          <table:table-cell office:value-type="float" office:value="11977.72">
            <text:p>11977.72</text:p>
          </table:table-cell>
          <table:table-cell table:number-columns-repeated="1002"/>
        </table:table-row>
        <table:table-row table:style-name="ro1">
          <table:table-cell office:value-type="string">
            <text:p>10/14/2014</text:p>
          </table:table-cell>
          <table:table-cell office:value-type="float" office:value="13.22">
            <text:p>13.22</text:p>
          </table:table-cell>
          <table:table-cell office:value-type="float" office:value="13.09">
            <text:p>13.09</text:p>
          </table:table-cell>
          <table:table-cell office:value-type="float" office:value="151.95">
            <text:p>151.95</text:p>
          </table:table-cell>
          <table:table-cell office:value-type="string">
            <text:p>6/29/2007</text:p>
          </table:table-cell>
          <table:table-cell table:number-columns-repeated="5" office:value-type="string">
            <text:p>null</text:p>
          </table:table-cell>
          <table:table-cell office:value-type="float" office:value="12029.75">
            <text:p>12029.75</text:p>
          </table:table-cell>
          <table:table-cell office:value-type="float" office:value="11830.22">
            <text:p>11830.22</text:p>
          </table:table-cell>
          <table:table-cell office:value-type="float" office:value="11984.58">
            <text:p>11984.58</text:p>
          </table:table-cell>
          <table:table-cell office:value-type="float" office:value="11232.92">
            <text:p>11232.92</text:p>
          </table:table-cell>
          <table:table-cell office:value-type="float" office:value="10585.11">
            <text:p>10585.11</text:p>
          </table:table-cell>
          <table:table-cell office:value-type="float" office:value="10650.78">
            <text:p>10650.78</text:p>
          </table:table-cell>
          <table:table-cell office:value-type="float" office:value="11546.66">
            <text:p>11546.66</text:p>
          </table:table-cell>
          <table:table-cell office:value-type="float" office:value="11497.72">
            <text:p>11497.72</text:p>
          </table:table-cell>
          <table:table-cell office:value-type="float" office:value="10518.62">
            <text:p>10518.62</text:p>
          </table:table-cell>
          <table:table-cell office:value-type="float" office:value="10582.36">
            <text:p>10582.36</text:p>
          </table:table-cell>
          <table:table-cell office:value-type="float" office:value="11454.52">
            <text:p>11454.52</text:p>
          </table:table-cell>
          <table:table-cell office:value-type="float" office:value="11406.4">
            <text:p>11406.4</text:p>
          </table:table-cell>
          <table:table-cell table:number-columns-repeated="1002"/>
        </table:table-row>
        <table:table-row table:style-name="ro1">
          <table:table-cell office:value-type="string">
            <text:p>10/13/2014</text:p>
          </table:table-cell>
          <table:table-cell office:value-type="float" office:value="13.19">
            <text:p>13.19</text:p>
          </table:table-cell>
          <table:table-cell office:value-type="float" office:value="13.06">
            <text:p>13.06</text:p>
          </table:table-cell>
          <table:table-cell office:value-type="float" office:value="153.2">
            <text:p>153.2</text:p>
          </table:table-cell>
          <table:table-cell office:value-type="string">
            <text:p>5/31/2007</text:p>
          </table:table-cell>
          <table:table-cell table:number-columns-repeated="5" office:value-type="string">
            <text:p>null</text:p>
          </table:table-cell>
          <table:table-cell office:value-type="float" office:value="11827.08">
            <text:p>11827.08</text:p>
          </table:table-cell>
          <table:table-cell office:value-type="float" office:value="11922.18">
            <text:p>11922.18</text:p>
          </table:table-cell>
          <table:table-cell office:value-type="float" office:value="12019.91">
            <text:p>12019.91</text:p>
          </table:table-cell>
          <table:table-cell office:value-type="float" office:value="11254.72">
            <text:p>11254.72</text:p>
          </table:table-cell>
          <table:table-cell office:value-type="float" office:value="10591.57">
            <text:p>10591.57</text:p>
          </table:table-cell>
          <table:table-cell office:value-type="float" office:value="10733.57">
            <text:p>10733.57</text:p>
          </table:table-cell>
          <table:table-cell office:value-type="float" office:value="11338.65">
            <text:p>11338.65</text:p>
          </table:table-cell>
          <table:table-cell office:value-type="float" office:value="10982.89">
            <text:p>10982.89</text:p>
          </table:table-cell>
          <table:table-cell office:value-type="float" office:value="10535.24">
            <text:p>10535.24</text:p>
          </table:table-cell>
          <table:table-cell office:value-type="float" office:value="10678.19">
            <text:p>10678.19</text:p>
          </table:table-cell>
          <table:table-cell office:value-type="float" office:value="11269.05">
            <text:p>11269.05</text:p>
          </table:table-cell>
          <table:table-cell office:value-type="float" office:value="10923">
            <text:p>10923</text:p>
          </table:table-cell>
          <table:table-cell table:number-columns-repeated="1002"/>
        </table:table-row>
        <table:table-row table:style-name="ro1">
          <table:table-cell office:value-type="string">
            <text:p>10/10/2014</text:p>
          </table:table-cell>
          <table:table-cell office:value-type="float" office:value="13.32">
            <text:p>13.32</text:p>
          </table:table-cell>
          <table:table-cell office:value-type="float" office:value="13.19">
            <text:p>13.19</text:p>
          </table:table-cell>
          <table:table-cell office:value-type="float" office:value="153.2">
            <text:p>153.2</text:p>
          </table:table-cell>
          <table:table-cell office:value-type="string">
            <text:p>4/30/2007</text:p>
          </table:table-cell>
          <table:table-cell table:number-columns-repeated="5" office:value-type="string">
            <text:p>null</text:p>
          </table:table-cell>
          <table:table-cell office:value-type="float" office:value="11525.56">
            <text:p>11525.56</text:p>
          </table:table-cell>
          <table:table-cell office:value-type="float" office:value="11597.23">
            <text:p>11597.23</text:p>
          </table:table-cell>
          <table:table-cell office:value-type="float" office:value="11671.83">
            <text:p>11671.83</text:p>
          </table:table-cell>
          <table:table-cell office:value-type="float" office:value="11096.04">
            <text:p>11096.04</text:p>
          </table:table-cell>
          <table:table-cell office:value-type="float" office:value="10418.37">
            <text:p>10418.37</text:p>
          </table:table-cell>
          <table:table-cell office:value-type="float" office:value="10441.02">
            <text:p>10441.02</text:p>
          </table:table-cell>
          <table:table-cell office:value-type="float" office:value="10622.12">
            <text:p>10622.12</text:p>
          </table:table-cell>
          <table:table-cell office:value-type="float" office:value="10474.43">
            <text:p>10474.43</text:p>
          </table:table-cell>
          <table:table-cell office:value-type="float" office:value="10389.7">
            <text:p>10389.7</text:p>
          </table:table-cell>
          <table:table-cell office:value-type="float" office:value="10420.55">
            <text:p>10420.55</text:p>
          </table:table-cell>
          <table:table-cell office:value-type="float" office:value="10586.86">
            <text:p>10586.86</text:p>
          </table:table-cell>
          <table:table-cell office:value-type="float" office:value="10451.64">
            <text:p>10451.64</text:p>
          </table:table-cell>
          <table:table-cell table:number-columns-repeated="1002"/>
        </table:table-row>
        <table:table-row table:style-name="ro1">
          <table:table-cell office:value-type="string">
            <text:p>10/09/2014</text:p>
          </table:table-cell>
          <table:table-cell office:value-type="float" office:value="13.46">
            <text:p>13.46</text:p>
          </table:table-cell>
          <table:table-cell office:value-type="float" office:value="13.33">
            <text:p>13.33</text:p>
          </table:table-cell>
          <table:table-cell office:value-type="float" office:value="155.11">
            <text:p>155.11</text:p>
          </table:table-cell>
          <table:table-cell office:value-type="string">
            <text:p>3/30/2007</text:p>
          </table:table-cell>
          <table:table-cell table:number-columns-repeated="5" office:value-type="string">
            <text:p>null</text:p>
          </table:table-cell>
          <table:table-cell office:value-type="float" office:value="11220.05">
            <text:p>11220.05</text:p>
          </table:table-cell>
          <table:table-cell office:value-type="float" office:value="11107.37">
            <text:p>11107.37</text:p>
          </table:table-cell>
          <table:table-cell office:value-type="float" office:value="11176.87">
            <text:p>11176.87</text:p>
          </table:table-cell>
          <table:table-cell office:value-type="float" office:value="10787.18">
            <text:p>10787.18</text:p>
          </table:table-cell>
          <table:table-cell table:number-columns-repeated="8" office:value-type="float" office:value="10000">
            <text:p>10000</text:p>
          </table:table-cell>
          <table:table-cell table:number-columns-repeated="1002"/>
        </table:table-row>
        <table:table-row table:style-name="ro1">
          <table:table-cell office:value-type="string">
            <text:p>10/08/2014</text:p>
          </table:table-cell>
          <table:table-cell office:value-type="float" office:value="13.68">
            <text:p>13.68</text:p>
          </table:table-cell>
          <table:table-cell office:value-type="float" office:value="13.55">
            <text:p>13.55</text:p>
          </table:table-cell>
          <table:table-cell office:value-type="float" office:value="156.95">
            <text:p>156.95</text:p>
          </table:table-cell>
          <table:table-cell office:value-type="string">
            <text:p>2/28/2007</text:p>
          </table:table-cell>
          <table:table-cell table:number-columns-repeated="5" office:value-type="string">
            <text:p>null</text:p>
          </table:table-cell>
          <table:table-cell office:value-type="float" office:value="10910.54">
            <text:p>10910.54</text:p>
          </table:table-cell>
          <table:table-cell office:value-type="float" office:value="10907.7">
            <text:p>10907.7</text:p>
          </table:table-cell>
          <table:table-cell office:value-type="float" office:value="10956.99">
            <text:p>10956.99</text:p>
          </table:table-cell>
          <table:table-cell office:value-type="float" office:value="10660.88">
            <text:p>10660.88</text:p>
          </table:table-cell>
          <table:table-cell table:number-columns-repeated="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7/2014</text:p>
          </table:table-cell>
          <table:table-cell office:value-type="float" office:value="13.52">
            <text:p>13.52</text:p>
          </table:table-cell>
          <table:table-cell office:value-type="float" office:value="13.38">
            <text:p>13.38</text:p>
          </table:table-cell>
          <table:table-cell office:value-type="float" office:value="156.74">
            <text:p>156.74</text:p>
          </table:table-cell>
          <table:table-cell office:value-type="string">
            <text:p>1/31/2007</text:p>
          </table:table-cell>
          <table:table-cell table:number-columns-repeated="5" office:value-type="string">
            <text:p>null</text:p>
          </table:table-cell>
          <table:table-cell office:value-type="float" office:value="10918.53">
            <text:p>10918.53</text:p>
          </table:table-cell>
          <table:table-cell office:value-type="float" office:value="10964.76">
            <text:p>10964.76</text:p>
          </table:table-cell>
          <table:table-cell office:value-type="float" office:value="11014.99">
            <text:p>11014.99</text:p>
          </table:table-cell>
          <table:table-cell office:value-type="float" office:value="10623.97">
            <text:p>10623.97</text:p>
          </table:table-cell>
          <table:table-cell table:number-columns-repeated="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6/2014</text:p>
          </table:table-cell>
          <table:table-cell office:value-type="float" office:value="13.64">
            <text:p>13.64</text:p>
          </table:table-cell>
          <table:table-cell office:value-type="float" office:value="13.51">
            <text:p>13.51</text:p>
          </table:table-cell>
          <table:table-cell office:value-type="float" office:value="156.74">
            <text:p>156.74</text:p>
          </table:table-cell>
          <table:table-cell office:value-type="string">
            <text:p>12/29/2006</text:p>
          </table:table-cell>
          <table:table-cell table:number-columns-repeated="5" office:value-type="string">
            <text:p>null</text:p>
          </table:table-cell>
          <table:table-cell office:value-type="float" office:value="10607.03">
            <text:p>10607.03</text:p>
          </table:table-cell>
          <table:table-cell office:value-type="float" office:value="10836.83">
            <text:p>10836.83</text:p>
          </table:table-cell>
          <table:table-cell office:value-type="float" office:value="10906.48">
            <text:p>10906.48</text:p>
          </table:table-cell>
          <table:table-cell office:value-type="float" office:value="10567.64">
            <text:p>10567.64</text:p>
          </table:table-cell>
          <table:table-cell table:number-columns-repeated="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3/2014</text:p>
          </table:table-cell>
          <table:table-cell office:value-type="float" office:value="13.58">
            <text:p>13.58</text:p>
          </table:table-cell>
          <table:table-cell office:value-type="float" office:value="13.44">
            <text:p>13.44</text:p>
          </table:table-cell>
          <table:table-cell office:value-type="float" office:value="155.7">
            <text:p>155.7</text:p>
          </table:table-cell>
          <table:table-cell office:value-type="string">
            <text:p>11/30/2006</text:p>
          </table:table-cell>
          <table:table-cell table:number-columns-repeated="5" office:value-type="string">
            <text:p>null</text:p>
          </table:table-cell>
          <table:table-cell office:value-type="float" office:value="10382.39">
            <text:p>10382.39</text:p>
          </table:table-cell>
          <table:table-cell office:value-type="float" office:value="10620.9">
            <text:p>10620.9</text:p>
          </table:table-cell>
          <table:table-cell office:value-type="float" office:value="10668.42">
            <text:p>10668.42</text:p>
          </table:table-cell>
          <table:table-cell office:value-type="float" office:value="10461.96">
            <text:p>10461.96</text:p>
          </table:table-cell>
          <table:table-cell table:number-columns-repeated="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2/2014</text:p>
          </table:table-cell>
          <table:table-cell office:value-type="float" office:value="13.47">
            <text:p>13.47</text:p>
          </table:table-cell>
          <table:table-cell office:value-type="float" office:value="13.34">
            <text:p>13.34</text:p>
          </table:table-cell>
          <table:table-cell office:value-type="float" office:value="154.93">
            <text:p>154.93</text:p>
          </table:table-cell>
          <table:table-cell office:value-type="string">
            <text:p>10/31/2006</text:p>
          </table:table-cell>
          <table:table-cell table:number-columns-repeated="5" office:value-type="string">
            <text:p>null</text:p>
          </table:table-cell>
          <table:table-cell office:value-type="float" office:value="10283.55">
            <text:p>10283.55</text:p>
          </table:table-cell>
          <table:table-cell office:value-type="float" office:value="10367.03">
            <text:p>10367.03</text:p>
          </table:table-cell>
          <table:table-cell office:value-type="float" office:value="10375.11">
            <text:p>10375.11</text:p>
          </table:table-cell>
          <table:table-cell office:value-type="float" office:value="10245.37">
            <text:p>10245.37</text:p>
          </table:table-cell>
          <table:table-cell table:number-columns-repeated="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1/2014</text:p>
          </table:table-cell>
          <table:table-cell office:value-type="float" office:value="13.49">
            <text:p>13.49</text:p>
          </table:table-cell>
          <table:table-cell office:value-type="float" office:value="13.36">
            <text:p>13.36</text:p>
          </table:table-cell>
          <table:table-cell office:value-type="float" office:value="155.3">
            <text:p>155.3</text:p>
          </table:table-cell>
          <table:table-cell office:value-type="string">
            <text:p>9/29/2006</text:p>
          </table:table-cell>
          <table:table-cell table:number-columns-repeated="5" office:value-type="string">
            <text:p>null</text:p>
          </table:table-cell>
          <table:table-cell table:number-columns-repeated="4" office:value-type="float" office:value="10000">
            <text:p>10000</text:p>
          </table:table-cell>
          <table:table-cell table:number-columns-repeated="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30/2014</text:p>
          </table:table-cell>
          <table:table-cell office:value-type="float" office:value="13.63">
            <text:p>13.63</text:p>
          </table:table-cell>
          <table:table-cell office:value-type="float" office:value="13.5">
            <text:p>13.5</text:p>
          </table:table-cell>
          <table:table-cell office:value-type="float" office:value="156.74">
            <text:p>156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9/2014</text:p>
          </table:table-cell>
          <table:table-cell office:value-type="float" office:value="13.68">
            <text:p>13.68</text:p>
          </table:table-cell>
          <table:table-cell office:value-type="float" office:value="13.54">
            <text:p>13.54</text:p>
          </table:table-cell>
          <table:table-cell office:value-type="float" office:value="157.31">
            <text:p>157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6/2014</text:p>
          </table:table-cell>
          <table:table-cell office:value-type="float" office:value="13.7">
            <text:p>13.7</text:p>
          </table:table-cell>
          <table:table-cell office:value-type="float" office:value="13.56">
            <text:p>13.56</text:p>
          </table:table-cell>
          <table:table-cell office:value-type="float" office:value="157.36">
            <text:p>157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5/2014</text:p>
          </table:table-cell>
          <table:table-cell office:value-type="float" office:value="13.65">
            <text:p>13.65</text:p>
          </table:table-cell>
          <table:table-cell office:value-type="float" office:value="13.51">
            <text:p>13.51</text:p>
          </table:table-cell>
          <table:table-cell office:value-type="float" office:value="157.24">
            <text:p>157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4/2014</text:p>
          </table:table-cell>
          <table:table-cell office:value-type="float" office:value="13.79">
            <text:p>13.79</text:p>
          </table:table-cell>
          <table:table-cell office:value-type="float" office:value="13.66">
            <text:p>13.66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3/2014</text:p>
          </table:table-cell>
          <table:table-cell office:value-type="float" office:value="13.72">
            <text:p>13.72</text:p>
          </table:table-cell>
          <table:table-cell office:value-type="float" office:value="13.58">
            <text:p>13.58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2/2014</text:p>
          </table:table-cell>
          <table:table-cell office:value-type="float" office:value="13.8">
            <text:p>13.8</text:p>
          </table:table-cell>
          <table:table-cell office:value-type="float" office:value="13.67">
            <text:p>13.67</text:p>
          </table:table-cell>
          <table:table-cell office:value-type="float" office:value="158.93">
            <text:p>158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9/2014</text:p>
          </table:table-cell>
          <table:table-cell office:value-type="float" office:value="13.85">
            <text:p>13.85</text:p>
          </table:table-cell>
          <table:table-cell office:value-type="float" office:value="13.71">
            <text:p>13.71</text:p>
          </table:table-cell>
          <table:table-cell office:value-type="float" office:value="159.51">
            <text:p>159.5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8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59.4">
            <text:p>159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7/2014</text:p>
          </table:table-cell>
          <table:table-cell office:value-type="float" office:value="13.83">
            <text:p>13.83</text:p>
          </table:table-cell>
          <table:table-cell office:value-type="float" office:value="13.7">
            <text:p>13.7</text:p>
          </table:table-cell>
          <table:table-cell office:value-type="float" office:value="159.4">
            <text:p>159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6/2014</text:p>
          </table:table-cell>
          <table:table-cell office:value-type="float" office:value="13.87">
            <text:p>13.87</text:p>
          </table:table-cell>
          <table:table-cell office:value-type="float" office:value="13.73">
            <text:p>13.73</text:p>
          </table:table-cell>
          <table:table-cell office:value-type="float" office:value="159.69">
            <text:p>159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5/2014</text:p>
          </table:table-cell>
          <table:table-cell office:value-type="float" office:value="13.8">
            <text:p>13.8</text:p>
          </table:table-cell>
          <table:table-cell office:value-type="float" office:value="13.66">
            <text:p>13.66</text:p>
          </table:table-cell>
          <table:table-cell office:value-type="float" office:value="159.07">
            <text:p>159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2/2014</text:p>
          </table:table-cell>
          <table:table-cell office:value-type="float" office:value="13.84">
            <text:p>13.84</text:p>
          </table:table-cell>
          <table:table-cell office:value-type="float" office:value="13.7">
            <text:p>13.7</text:p>
          </table:table-cell>
          <table:table-cell office:value-type="float" office:value="159.53">
            <text:p>159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1/2014</text:p>
          </table:table-cell>
          <table:table-cell office:value-type="float" office:value="13.9">
            <text:p>13.9</text:p>
          </table:table-cell>
          <table:table-cell office:value-type="float" office:value="13.76">
            <text:p>13.76</text:p>
          </table:table-cell>
          <table:table-cell office:value-type="float" office:value="160.3">
            <text:p>160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0/2014</text:p>
          </table:table-cell>
          <table:table-cell office:value-type="float" office:value="13.9">
            <text:p>13.9</text:p>
          </table:table-cell>
          <table:table-cell office:value-type="float" office:value="13.76">
            <text:p>13.76</text:p>
          </table:table-cell>
          <table:table-cell office:value-type="float" office:value="160.08">
            <text:p>160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9/2014</text:p>
          </table:table-cell>
          <table:table-cell office:value-type="float" office:value="13.85">
            <text:p>13.85</text:p>
          </table:table-cell>
          <table:table-cell office:value-type="float" office:value="13.71">
            <text:p>13.71</text:p>
          </table:table-cell>
          <table:table-cell office:value-type="float" office:value="159.76">
            <text:p>159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8/2014</text:p>
          </table:table-cell>
          <table:table-cell office:value-type="float" office:value="13.91">
            <text:p>13.91</text:p>
          </table:table-cell>
          <table:table-cell office:value-type="float" office:value="13.77">
            <text:p>13.77</text:p>
          </table:table-cell>
          <table:table-cell office:value-type="float" office:value="160.56">
            <text:p>160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5/2014</text:p>
          </table:table-cell>
          <table:table-cell office:value-type="float" office:value="13.95">
            <text:p>13.95</text:p>
          </table:table-cell>
          <table:table-cell office:value-type="float" office:value="13.81">
            <text:p>13.81</text:p>
          </table:table-cell>
          <table:table-cell office:value-type="float" office:value="160.93">
            <text:p>160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4/2014</text:p>
          </table:table-cell>
          <table:table-cell office:value-type="float" office:value="13.91">
            <text:p>13.91</text:p>
          </table:table-cell>
          <table:table-cell office:value-type="float" office:value="13.78">
            <text:p>13.78</text:p>
          </table:table-cell>
          <table:table-cell office:value-type="float" office:value="160.55">
            <text:p>160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3/2014</text:p>
          </table:table-cell>
          <table:table-cell office:value-type="float" office:value="13.96">
            <text:p>13.96</text:p>
          </table:table-cell>
          <table:table-cell office:value-type="float" office:value="13.82">
            <text:p>13.82</text:p>
          </table:table-cell>
          <table:table-cell office:value-type="float" office:value="161.05">
            <text:p>161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2/2014</text:p>
          </table:table-cell>
          <table:table-cell office:value-type="float" office:value="13.94">
            <text:p>13.94</text:p>
          </table:table-cell>
          <table:table-cell office:value-type="float" office:value="13.81">
            <text:p>13.81</text:p>
          </table:table-cell>
          <table:table-cell office:value-type="float" office:value="160.79">
            <text:p>160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1/2014</text:p>
          </table:table-cell>
          <table:table-cell office:value-type="float" office:value="13.93">
            <text:p>13.93</text:p>
          </table:table-cell>
          <table:table-cell office:value-type="float" office:value="13.79">
            <text:p>13.79</text:p>
          </table:table-cell>
          <table:table-cell office:value-type="float" office:value="160.81">
            <text:p>160.8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9/2014</text:p>
          </table:table-cell>
          <table:table-cell office:value-type="float" office:value="13.93">
            <text:p>13.93</text:p>
          </table:table-cell>
          <table:table-cell office:value-type="float" office:value="13.79">
            <text:p>13.79</text:p>
          </table:table-cell>
          <table:table-cell office:value-type="float" office:value="160.81">
            <text:p>160.8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8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37">
            <text:p>160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7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35">
            <text:p>160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6/2014</text:p>
          </table:table-cell>
          <table:table-cell office:value-type="float" office:value="13.93">
            <text:p>13.93</text:p>
          </table:table-cell>
          <table:table-cell office:value-type="float" office:value="13.79">
            <text:p>13.79</text:p>
          </table:table-cell>
          <table:table-cell office:value-type="float" office:value="160.7">
            <text:p>160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5/2014</text:p>
          </table:table-cell>
          <table:table-cell office:value-type="float" office:value="13.93">
            <text:p>13.93</text:p>
          </table:table-cell>
          <table:table-cell office:value-type="float" office:value="13.8">
            <text:p>13.8</text:p>
          </table:table-cell>
          <table:table-cell office:value-type="float" office:value="160.79">
            <text:p>160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2/2014</text:p>
          </table:table-cell>
          <table:table-cell office:value-type="float" office:value="13.88">
            <text:p>13.88</text:p>
          </table:table-cell>
          <table:table-cell office:value-type="float" office:value="13.75">
            <text:p>13.75</text:p>
          </table:table-cell>
          <table:table-cell office:value-type="float" office:value="160.19">
            <text:p>160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1/2014</text:p>
          </table:table-cell>
          <table:table-cell office:value-type="float" office:value="13.91">
            <text:p>13.91</text:p>
          </table:table-cell>
          <table:table-cell office:value-type="float" office:value="13.78">
            <text:p>13.78</text:p>
          </table:table-cell>
          <table:table-cell office:value-type="float" office:value="160.57">
            <text:p>160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0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43">
            <text:p>160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9/2014</text:p>
          </table:table-cell>
          <table:table-cell office:value-type="float" office:value="13.92">
            <text:p>13.92</text:p>
          </table:table-cell>
          <table:table-cell office:value-type="float" office:value="13.78">
            <text:p>13.78</text:p>
          </table:table-cell>
          <table:table-cell office:value-type="float" office:value="160.68">
            <text:p>160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8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35">
            <text:p>160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5/2014</text:p>
          </table:table-cell>
          <table:table-cell office:value-type="float" office:value="13.84">
            <text:p>13.84</text:p>
          </table:table-cell>
          <table:table-cell office:value-type="float" office:value="13.71">
            <text:p>13.71</text:p>
          </table:table-cell>
          <table:table-cell office:value-type="float" office:value="159.76">
            <text:p>159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4/2014</text:p>
          </table:table-cell>
          <table:table-cell office:value-type="float" office:value="13.83">
            <text:p>13.83</text:p>
          </table:table-cell>
          <table:table-cell office:value-type="float" office:value="13.69">
            <text:p>13.69</text:p>
          </table:table-cell>
          <table:table-cell office:value-type="float" office:value="159.7">
            <text:p>159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3/2014</text:p>
          </table:table-cell>
          <table:table-cell office:value-type="float" office:value="13.78">
            <text:p>13.78</text:p>
          </table:table-cell>
          <table:table-cell office:value-type="float" office:value="13.64">
            <text:p>13.64</text:p>
          </table:table-cell>
          <table:table-cell office:value-type="float" office:value="159.11">
            <text:p>159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2/2014</text:p>
          </table:table-cell>
          <table:table-cell office:value-type="float" office:value="13.69">
            <text:p>13.69</text:p>
          </table:table-cell>
          <table:table-cell office:value-type="float" office:value="13.56">
            <text:p>13.56</text:p>
          </table:table-cell>
          <table:table-cell office:value-type="float" office:value="158.24">
            <text:p>158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1/2014</text:p>
          </table:table-cell>
          <table:table-cell office:value-type="float" office:value="13.7">
            <text:p>13.7</text:p>
          </table:table-cell>
          <table:table-cell office:value-type="float" office:value="13.56">
            <text:p>13.56</text:p>
          </table:table-cell>
          <table:table-cell office:value-type="float" office:value="158.28">
            <text:p>158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8/2014</text:p>
          </table:table-cell>
          <table:table-cell office:value-type="float" office:value="13.63">
            <text:p>13.63</text:p>
          </table:table-cell>
          <table:table-cell office:value-type="float" office:value="13.5">
            <text:p>13.5</text:p>
          </table:table-cell>
          <table:table-cell office:value-type="float" office:value="157.32">
            <text:p>157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7/2014</text:p>
          </table:table-cell>
          <table:table-cell office:value-type="float" office:value="13.55">
            <text:p>13.55</text:p>
          </table:table-cell>
          <table:table-cell office:value-type="float" office:value="13.42">
            <text:p>13.42</text:p>
          </table:table-cell>
          <table:table-cell office:value-type="float" office:value="156.75">
            <text:p>156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6/2014</text:p>
          </table:table-cell>
          <table:table-cell office:value-type="float" office:value="13.62">
            <text:p>13.62</text:p>
          </table:table-cell>
          <table:table-cell office:value-type="float" office:value="13.49">
            <text:p>13.49</text:p>
          </table:table-cell>
          <table:table-cell office:value-type="float" office:value="157.37">
            <text:p>157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5/2014</text:p>
          </table:table-cell>
          <table:table-cell office:value-type="float" office:value="13.65">
            <text:p>13.65</text:p>
          </table:table-cell>
          <table:table-cell office:value-type="float" office:value="13.52">
            <text:p>13.52</text:p>
          </table:table-cell>
          <table:table-cell office:value-type="float" office:value="157.89">
            <text:p>157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4/2014</text:p>
          </table:table-cell>
          <table:table-cell office:value-type="float" office:value="13.75">
            <text:p>13.75</text:p>
          </table:table-cell>
          <table:table-cell office:value-type="float" office:value="13.61">
            <text:p>13.61</text:p>
          </table:table-cell>
          <table:table-cell office:value-type="float" office:value="158.3">
            <text:p>158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1/2014</text:p>
          </table:table-cell>
          <table:table-cell office:value-type="float" office:value="13.67">
            <text:p>13.67</text:p>
          </table:table-cell>
          <table:table-cell office:value-type="float" office:value="13.54">
            <text:p>13.54</text:p>
          </table:table-cell>
          <table:table-cell office:value-type="float" office:value="158.3">
            <text:p>158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1/2014</text:p>
          </table:table-cell>
          <table:table-cell office:value-type="float" office:value="13.69">
            <text:p>13.69</text:p>
          </table:table-cell>
          <table:table-cell office:value-type="float" office:value="13.55">
            <text:p>13.55</text:p>
          </table:table-cell>
          <table:table-cell office:value-type="float" office:value="158.43">
            <text:p>158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0/2014</text:p>
          </table:table-cell>
          <table:table-cell office:value-type="float" office:value="13.87">
            <text:p>13.87</text:p>
          </table:table-cell>
          <table:table-cell office:value-type="float" office:value="13.73">
            <text:p>13.73</text:p>
          </table:table-cell>
          <table:table-cell office:value-type="float" office:value="160.2">
            <text:p>160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9/2014</text:p>
          </table:table-cell>
          <table:table-cell office:value-type="float" office:value="13.84">
            <text:p>13.84</text:p>
          </table:table-cell>
          <table:table-cell office:value-type="float" office:value="13.71">
            <text:p>13.71</text:p>
          </table:table-cell>
          <table:table-cell office:value-type="float" office:value="160.1">
            <text:p>160.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8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73">
            <text:p>160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5/2014</text:p>
          </table:table-cell>
          <table:table-cell office:value-type="float" office:value="13.87">
            <text:p>13.87</text:p>
          </table:table-cell>
          <table:table-cell office:value-type="float" office:value="13.74">
            <text:p>13.74</text:p>
          </table:table-cell>
          <table:table-cell office:value-type="float" office:value="160.53">
            <text:p>160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4/2014</text:p>
          </table:table-cell>
          <table:table-cell office:value-type="float" office:value="13.91">
            <text:p>13.91</text:p>
          </table:table-cell>
          <table:table-cell office:value-type="float" office:value="13.77">
            <text:p>13.77</text:p>
          </table:table-cell>
          <table:table-cell office:value-type="float" office:value="160.91">
            <text:p>16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3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78">
            <text:p>160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2/2014</text:p>
          </table:table-cell>
          <table:table-cell office:value-type="float" office:value="13.88">
            <text:p>13.88</text:p>
          </table:table-cell>
          <table:table-cell office:value-type="float" office:value="13.75">
            <text:p>13.75</text:p>
          </table:table-cell>
          <table:table-cell office:value-type="float" office:value="160.68">
            <text:p>160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1/2014</text:p>
          </table:table-cell>
          <table:table-cell office:value-type="float" office:value="13.82">
            <text:p>13.82</text:p>
          </table:table-cell>
          <table:table-cell office:value-type="float" office:value="13.69">
            <text:p>13.69</text:p>
          </table:table-cell>
          <table:table-cell office:value-type="float" office:value="160.05">
            <text:p>160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8/2014</text:p>
          </table:table-cell>
          <table:table-cell office:value-type="float" office:value="13.85">
            <text:p>13.85</text:p>
          </table:table-cell>
          <table:table-cell office:value-type="float" office:value="13.72">
            <text:p>13.72</text:p>
          </table:table-cell>
          <table:table-cell office:value-type="float" office:value="160.31">
            <text:p>160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7/2014</text:p>
          </table:table-cell>
          <table:table-cell office:value-type="float" office:value="13.77">
            <text:p>13.77</text:p>
          </table:table-cell>
          <table:table-cell office:value-type="float" office:value="13.63">
            <text:p>13.63</text:p>
          </table:table-cell>
          <table:table-cell office:value-type="float" office:value="159.55">
            <text:p>159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6/2014</text:p>
          </table:table-cell>
          <table:table-cell office:value-type="float" office:value="13.87">
            <text:p>13.87</text:p>
          </table:table-cell>
          <table:table-cell office:value-type="float" office:value="13.74">
            <text:p>13.74</text:p>
          </table:table-cell>
          <table:table-cell office:value-type="float" office:value="160.64">
            <text:p>160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5/2014</text:p>
          </table:table-cell>
          <table:table-cell office:value-type="float" office:value="13.83">
            <text:p>13.83</text:p>
          </table:table-cell>
          <table:table-cell office:value-type="float" office:value="13.7">
            <text:p>13.7</text:p>
          </table:table-cell>
          <table:table-cell office:value-type="float" office:value="160.24">
            <text:p>160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4/2014</text:p>
          </table:table-cell>
          <table:table-cell office:value-type="float" office:value="13.88">
            <text:p>13.88</text:p>
          </table:table-cell>
          <table:table-cell office:value-type="float" office:value="13.75">
            <text:p>13.75</text:p>
          </table:table-cell>
          <table:table-cell office:value-type="float" office:value="160.92">
            <text:p>160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1/2014</text:p>
          </table:table-cell>
          <table:table-cell office:value-type="float" office:value="13.82">
            <text:p>13.82</text:p>
          </table:table-cell>
          <table:table-cell office:value-type="float" office:value="13.69">
            <text:p>13.69</text:p>
          </table:table-cell>
          <table:table-cell office:value-type="float" office:value="160.14">
            <text:p>160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0/2014</text:p>
          </table:table-cell>
          <table:table-cell office:value-type="float" office:value="13.79">
            <text:p>13.79</text:p>
          </table:table-cell>
          <table:table-cell office:value-type="float" office:value="13.66">
            <text:p>13.66</text:p>
          </table:table-cell>
          <table:table-cell office:value-type="float" office:value="159.97">
            <text:p>159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9/2014</text:p>
          </table:table-cell>
          <table:table-cell office:value-type="float" office:value="13.85">
            <text:p>13.85</text:p>
          </table:table-cell>
          <table:table-cell office:value-type="float" office:value="13.72">
            <text:p>13.72</text:p>
          </table:table-cell>
          <table:table-cell office:value-type="float" office:value="160.59">
            <text:p>160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8/2014</text:p>
          </table:table-cell>
          <table:table-cell office:value-type="float" office:value="13.81">
            <text:p>13.81</text:p>
          </table:table-cell>
          <table:table-cell office:value-type="float" office:value="13.68">
            <text:p>13.68</text:p>
          </table:table-cell>
          <table:table-cell office:value-type="float" office:value="160.22">
            <text:p>160.2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7/2014</text:p>
          </table:table-cell>
          <table:table-cell office:value-type="float" office:value="13.91">
            <text:p>13.91</text:p>
          </table:table-cell>
          <table:table-cell office:value-type="float" office:value="13.78">
            <text:p>13.78</text:p>
          </table:table-cell>
          <table:table-cell office:value-type="float" office:value="161.25">
            <text:p>16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4/2014</text:p>
          </table:table-cell>
          <table:table-cell office:value-type="float" office:value="13.97">
            <text:p>13.97</text:p>
          </table:table-cell>
          <table:table-cell office:value-type="float" office:value="13.84">
            <text:p>13.84</text:p>
          </table:table-cell>
          <table:table-cell office:value-type="float" office:value="161.94">
            <text:p>161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3/2014</text:p>
          </table:table-cell>
          <table:table-cell office:value-type="float" office:value="13.97">
            <text:p>13.97</text:p>
          </table:table-cell>
          <table:table-cell office:value-type="float" office:value="13.84">
            <text:p>13.84</text:p>
          </table:table-cell>
          <table:table-cell office:value-type="float" office:value="161.94">
            <text:p>161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2/2014</text:p>
          </table:table-cell>
          <table:table-cell office:value-type="float" office:value="13.93">
            <text:p>13.93</text:p>
          </table:table-cell>
          <table:table-cell office:value-type="float" office:value="13.8">
            <text:p>13.8</text:p>
          </table:table-cell>
          <table:table-cell office:value-type="float" office:value="161.53">
            <text:p>16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1/2014</text:p>
          </table:table-cell>
          <table:table-cell office:value-type="float" office:value="13.93">
            <text:p>13.93</text:p>
          </table:table-cell>
          <table:table-cell office:value-type="float" office:value="13.8">
            <text:p>13.8</text:p>
          </table:table-cell>
          <table:table-cell office:value-type="float" office:value="161.58">
            <text:p>161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30/2014</text:p>
          </table:table-cell>
          <table:table-cell office:value-type="float" office:value="13.85">
            <text:p>13.85</text:p>
          </table:table-cell>
          <table:table-cell office:value-type="float" office:value="13.72">
            <text:p>13.72</text:p>
          </table:table-cell>
          <table:table-cell office:value-type="float" office:value="160.7">
            <text:p>160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7/2014</text:p>
          </table:table-cell>
          <table:table-cell office:value-type="float" office:value="13.85">
            <text:p>13.85</text:p>
          </table:table-cell>
          <table:table-cell office:value-type="float" office:value="13.72">
            <text:p>13.72</text:p>
          </table:table-cell>
          <table:table-cell office:value-type="float" office:value="160.53">
            <text:p>160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6/2014</text:p>
          </table:table-cell>
          <table:table-cell office:value-type="float" office:value="13.84">
            <text:p>13.84</text:p>
          </table:table-cell>
          <table:table-cell office:value-type="float" office:value="13.71">
            <text:p>13.71</text:p>
          </table:table-cell>
          <table:table-cell office:value-type="float" office:value="160.46">
            <text:p>160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5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0.98">
            <text:p>160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4/2014</text:p>
          </table:table-cell>
          <table:table-cell office:value-type="float" office:value="13.83">
            <text:p>13.83</text:p>
          </table:table-cell>
          <table:table-cell office:value-type="float" office:value="13.7">
            <text:p>13.7</text:p>
          </table:table-cell>
          <table:table-cell office:value-type="float" office:value="160.41">
            <text:p>160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3/2014</text:p>
          </table:table-cell>
          <table:table-cell office:value-type="float" office:value="13.88">
            <text:p>13.88</text:p>
          </table:table-cell>
          <table:table-cell office:value-type="float" office:value="13.75">
            <text:p>13.75</text:p>
          </table:table-cell>
          <table:table-cell office:value-type="float" office:value="160.95">
            <text:p>160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0/2014</text:p>
          </table:table-cell>
          <table:table-cell office:value-type="float" office:value="13.91">
            <text:p>13.91</text:p>
          </table:table-cell>
          <table:table-cell office:value-type="float" office:value="13.78">
            <text:p>13.78</text:p>
          </table:table-cell>
          <table:table-cell office:value-type="float" office:value="161.15">
            <text:p>161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9/2014</text:p>
          </table:table-cell>
          <table:table-cell office:value-type="float" office:value="13.89">
            <text:p>13.89</text:p>
          </table:table-cell>
          <table:table-cell office:value-type="float" office:value="13.76">
            <text:p>13.76</text:p>
          </table:table-cell>
          <table:table-cell office:value-type="float" office:value="161.14">
            <text:p>161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8/2014</text:p>
          </table:table-cell>
          <table:table-cell office:value-type="float" office:value="13.85">
            <text:p>13.85</text:p>
          </table:table-cell>
          <table:table-cell office:value-type="float" office:value="13.73">
            <text:p>13.73</text:p>
          </table:table-cell>
          <table:table-cell office:value-type="float" office:value="160.37">
            <text:p>160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7/2014</text:p>
          </table:table-cell>
          <table:table-cell office:value-type="float" office:value="13.77">
            <text:p>13.77</text:p>
          </table:table-cell>
          <table:table-cell office:value-type="float" office:value="13.64">
            <text:p>13.64</text:p>
          </table:table-cell>
          <table:table-cell office:value-type="float" office:value="159.52">
            <text:p>159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6/2014</text:p>
          </table:table-cell>
          <table:table-cell office:value-type="float" office:value="13.72">
            <text:p>13.72</text:p>
          </table:table-cell>
          <table:table-cell office:value-type="float" office:value="13.59">
            <text:p>13.59</text:p>
          </table:table-cell>
          <table:table-cell office:value-type="float" office:value="158.99">
            <text:p>158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3/2014</text:p>
          </table:table-cell>
          <table:table-cell office:value-type="float" office:value="13.69">
            <text:p>13.69</text:p>
          </table:table-cell>
          <table:table-cell office:value-type="float" office:value="13.56">
            <text:p>13.56</text:p>
          </table:table-cell>
          <table:table-cell office:value-type="float" office:value="158.52">
            <text:p>158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2/2014</text:p>
          </table:table-cell>
          <table:table-cell office:value-type="float" office:value="13.66">
            <text:p>13.66</text:p>
          </table:table-cell>
          <table:table-cell office:value-type="float" office:value="13.54">
            <text:p>13.54</text:p>
          </table:table-cell>
          <table:table-cell office:value-type="float" office:value="158.38">
            <text:p>158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1/2014</text:p>
          </table:table-cell>
          <table:table-cell office:value-type="float" office:value="13.69">
            <text:p>13.69</text:p>
          </table:table-cell>
          <table:table-cell office:value-type="float" office:value="13.57">
            <text:p>13.57</text:p>
          </table:table-cell>
          <table:table-cell office:value-type="float" office:value="158.78">
            <text:p>158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0/2014</text:p>
          </table:table-cell>
          <table:table-cell office:value-type="float" office:value="13.73">
            <text:p>13.73</text:p>
          </table:table-cell>
          <table:table-cell office:value-type="float" office:value="13.61">
            <text:p>13.61</text:p>
          </table:table-cell>
          <table:table-cell office:value-type="float" office:value="159.13">
            <text:p>159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9/2014</text:p>
          </table:table-cell>
          <table:table-cell office:value-type="float" office:value="13.75">
            <text:p>13.75</text:p>
          </table:table-cell>
          <table:table-cell office:value-type="float" office:value="13.62">
            <text:p>13.62</text:p>
          </table:table-cell>
          <table:table-cell office:value-type="float" office:value="159.27">
            <text:p>159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6/2014</text:p>
          </table:table-cell>
          <table:table-cell office:value-type="float" office:value="13.75">
            <text:p>13.75</text:p>
          </table:table-cell>
          <table:table-cell office:value-type="float" office:value="13.62">
            <text:p>13.62</text:p>
          </table:table-cell>
          <table:table-cell office:value-type="float" office:value="159.14">
            <text:p>15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5/2014</text:p>
          </table:table-cell>
          <table:table-cell office:value-type="float" office:value="13.72">
            <text:p>13.72</text:p>
          </table:table-cell>
          <table:table-cell office:value-type="float" office:value="13.59">
            <text:p>13.59</text:p>
          </table:table-cell>
          <table:table-cell office:value-type="float" office:value="158.75">
            <text:p>15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4/2014</text:p>
          </table:table-cell>
          <table:table-cell office:value-type="float" office:value="13.66">
            <text:p>13.66</text:p>
          </table:table-cell>
          <table:table-cell office:value-type="float" office:value="13.54">
            <text:p>13.54</text:p>
          </table:table-cell>
          <table:table-cell office:value-type="float" office:value="158.17">
            <text:p>158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3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7.79">
            <text:p>157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0/2014</text:p>
          </table:table-cell>
          <table:table-cell office:value-type="float" office:value="13.65">
            <text:p>13.65</text:p>
          </table:table-cell>
          <table:table-cell office:value-type="float" office:value="13.53">
            <text:p>13.53</text:p>
          </table:table-cell>
          <table:table-cell office:value-type="float" office:value="158.14">
            <text:p>158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9/2014</text:p>
          </table:table-cell>
          <table:table-cell office:value-type="float" office:value="13.64">
            <text:p>13.64</text:p>
          </table:table-cell>
          <table:table-cell office:value-type="float" office:value="13.51">
            <text:p>13.51</text:p>
          </table:table-cell>
          <table:table-cell office:value-type="float" office:value="157.99">
            <text:p>157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8/2014</text:p>
          </table:table-cell>
          <table:table-cell office:value-type="float" office:value="13.56">
            <text:p>13.56</text:p>
          </table:table-cell>
          <table:table-cell office:value-type="float" office:value="13.44">
            <text:p>13.44</text:p>
          </table:table-cell>
          <table:table-cell office:value-type="float" office:value="157.2">
            <text:p>157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7/2014</text:p>
          </table:table-cell>
          <table:table-cell office:value-type="float" office:value="13.57">
            <text:p>13.57</text:p>
          </table:table-cell>
          <table:table-cell office:value-type="float" office:value="13.44">
            <text:p>13.44</text:p>
          </table:table-cell>
          <table:table-cell office:value-type="float" office:value="157.14">
            <text:p>157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6/2014</text:p>
          </table:table-cell>
          <table:table-cell office:value-type="float" office:value="13.49">
            <text:p>13.49</text:p>
          </table:table-cell>
          <table:table-cell office:value-type="float" office:value="13.37">
            <text:p>13.37</text:p>
          </table:table-cell>
          <table:table-cell office:value-type="float" office:value="156.35">
            <text:p>156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3/2014</text:p>
          </table:table-cell>
          <table:table-cell office:value-type="float" office:value="13.49">
            <text:p>13.49</text:p>
          </table:table-cell>
          <table:table-cell office:value-type="float" office:value="13.37">
            <text:p>13.37</text:p>
          </table:table-cell>
          <table:table-cell office:value-type="float" office:value="156.35">
            <text:p>156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2/2014</text:p>
          </table:table-cell>
          <table:table-cell office:value-type="float" office:value="13.46">
            <text:p>13.46</text:p>
          </table:table-cell>
          <table:table-cell office:value-type="float" office:value="13.34">
            <text:p>13.34</text:p>
          </table:table-cell>
          <table:table-cell office:value-type="float" office:value="156.12">
            <text:p>156.1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1/2014</text:p>
          </table:table-cell>
          <table:table-cell office:value-type="float" office:value="13.44">
            <text:p>13.44</text:p>
          </table:table-cell>
          <table:table-cell office:value-type="float" office:value="13.32">
            <text:p>13.32</text:p>
          </table:table-cell>
          <table:table-cell office:value-type="float" office:value="155.7">
            <text:p>155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0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38">
            <text:p>155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9/2014</text:p>
          </table:table-cell>
          <table:table-cell office:value-type="float" office:value="13.44">
            <text:p>13.44</text:p>
          </table:table-cell>
          <table:table-cell office:value-type="float" office:value="13.32">
            <text:p>13.32</text:p>
          </table:table-cell>
          <table:table-cell office:value-type="float" office:value="155.91">
            <text:p>155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6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32">
            <text:p>15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5/2014</text:p>
          </table:table-cell>
          <table:table-cell office:value-type="float" office:value="13.36">
            <text:p>13.36</text:p>
          </table:table-cell>
          <table:table-cell office:value-type="float" office:value="13.24">
            <text:p>13.24</text:p>
          </table:table-cell>
          <table:table-cell office:value-type="float" office:value="155.01">
            <text:p>15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4/2014</text:p>
          </table:table-cell>
          <table:table-cell office:value-type="float" office:value="13.43">
            <text:p>13.43</text:p>
          </table:table-cell>
          <table:table-cell office:value-type="float" office:value="13.31">
            <text:p>13.31</text:p>
          </table:table-cell>
          <table:table-cell office:value-type="float" office:value="155.96">
            <text:p>155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3/2014</text:p>
          </table:table-cell>
          <table:table-cell office:value-type="float" office:value="13.46">
            <text:p>13.46</text:p>
          </table:table-cell>
          <table:table-cell office:value-type="float" office:value="13.34">
            <text:p>13.34</text:p>
          </table:table-cell>
          <table:table-cell office:value-type="float" office:value="156.13">
            <text:p>156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2/2014</text:p>
          </table:table-cell>
          <table:table-cell office:value-type="float" office:value="13.45">
            <text:p>13.45</text:p>
          </table:table-cell>
          <table:table-cell office:value-type="float" office:value="13.33">
            <text:p>13.33</text:p>
          </table:table-cell>
          <table:table-cell office:value-type="float" office:value="155.98">
            <text:p>155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9/2014</text:p>
          </table:table-cell>
          <table:table-cell office:value-type="float" office:value="13.38">
            <text:p>13.38</text:p>
          </table:table-cell>
          <table:table-cell office:value-type="float" office:value="13.26">
            <text:p>13.26</text:p>
          </table:table-cell>
          <table:table-cell office:value-type="float" office:value="155.28">
            <text:p>155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8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59">
            <text:p>155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7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45">
            <text:p>155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6/2014</text:p>
          </table:table-cell>
          <table:table-cell office:value-type="float" office:value="13.36">
            <text:p>13.36</text:p>
          </table:table-cell>
          <table:table-cell office:value-type="float" office:value="13.24">
            <text:p>13.24</text:p>
          </table:table-cell>
          <table:table-cell office:value-type="float" office:value="155.37">
            <text:p>155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2/2014</text:p>
          </table:table-cell>
          <table:table-cell office:value-type="float" office:value="13.4">
            <text:p>13.4</text:p>
          </table:table-cell>
          <table:table-cell office:value-type="float" office:value="13.28">
            <text:p>13.28</text:p>
          </table:table-cell>
          <table:table-cell office:value-type="float" office:value="155.61">
            <text:p>155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1/2014</text:p>
          </table:table-cell>
          <table:table-cell office:value-type="float" office:value="13.42">
            <text:p>13.42</text:p>
          </table:table-cell>
          <table:table-cell office:value-type="float" office:value="13.3">
            <text:p>13.3</text:p>
          </table:table-cell>
          <table:table-cell office:value-type="float" office:value="155.79">
            <text:p>15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30/2014</text:p>
          </table:table-cell>
          <table:table-cell office:value-type="float" office:value="13.43">
            <text:p>13.43</text:p>
          </table:table-cell>
          <table:table-cell office:value-type="float" office:value="13.31">
            <text:p>13.31</text:p>
          </table:table-cell>
          <table:table-cell office:value-type="float" office:value="155.84">
            <text:p>155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9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36">
            <text:p>155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8/2014</text:p>
          </table:table-cell>
          <table:table-cell office:value-type="float" office:value="13.35">
            <text:p>13.35</text:p>
          </table:table-cell>
          <table:table-cell office:value-type="float" office:value="13.23">
            <text:p>13.23</text:p>
          </table:table-cell>
          <table:table-cell office:value-type="float" office:value="154.87">
            <text:p>154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5/2014</text:p>
          </table:table-cell>
          <table:table-cell office:value-type="float" office:value="13.33">
            <text:p>13.33</text:p>
          </table:table-cell>
          <table:table-cell office:value-type="float" office:value="13.21">
            <text:p>13.21</text:p>
          </table:table-cell>
          <table:table-cell office:value-type="float" office:value="154.8">
            <text:p>154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4/2014</text:p>
          </table:table-cell>
          <table:table-cell office:value-type="float" office:value="13.43">
            <text:p>13.43</text:p>
          </table:table-cell>
          <table:table-cell office:value-type="float" office:value="13.31">
            <text:p>13.31</text:p>
          </table:table-cell>
          <table:table-cell office:value-type="float" office:value="155.9">
            <text:p>155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3/2014</text:p>
          </table:table-cell>
          <table:table-cell office:value-type="float" office:value="13.4">
            <text:p>13.4</text:p>
          </table:table-cell>
          <table:table-cell office:value-type="float" office:value="13.28">
            <text:p>13.28</text:p>
          </table:table-cell>
          <table:table-cell office:value-type="float" office:value="155.57">
            <text:p>155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2/2014</text:p>
          </table:table-cell>
          <table:table-cell office:value-type="float" office:value="13.42">
            <text:p>13.42</text:p>
          </table:table-cell>
          <table:table-cell office:value-type="float" office:value="13.3">
            <text:p>13.3</text:p>
          </table:table-cell>
          <table:table-cell office:value-type="float" office:value="155.69">
            <text:p>155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7/2014</text:p>
          </table:table-cell>
          <table:table-cell office:value-type="float" office:value="13.36">
            <text:p>13.36</text:p>
          </table:table-cell>
          <table:table-cell office:value-type="float" office:value="13.24">
            <text:p>13.24</text:p>
          </table:table-cell>
          <table:table-cell office:value-type="float" office:value="155.12">
            <text:p>155.1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6/2014</text:p>
          </table:table-cell>
          <table:table-cell office:value-type="float" office:value="13.34">
            <text:p>13.34</text:p>
          </table:table-cell>
          <table:table-cell office:value-type="float" office:value="13.22">
            <text:p>13.22</text:p>
          </table:table-cell>
          <table:table-cell office:value-type="float" office:value="154.75">
            <text:p>154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5/2014</text:p>
          </table:table-cell>
          <table:table-cell office:value-type="float" office:value="13.23">
            <text:p>13.23</text:p>
          </table:table-cell>
          <table:table-cell office:value-type="float" office:value="13.11">
            <text:p>13.11</text:p>
          </table:table-cell>
          <table:table-cell office:value-type="float" office:value="153.46">
            <text:p>153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4/2014</text:p>
          </table:table-cell>
          <table:table-cell office:value-type="float" office:value="13.23">
            <text:p>13.23</text:p>
          </table:table-cell>
          <table:table-cell office:value-type="float" office:value="13.11">
            <text:p>13.11</text:p>
          </table:table-cell>
          <table:table-cell office:value-type="float" office:value="153.41">
            <text:p>153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1/2014</text:p>
          </table:table-cell>
          <table:table-cell office:value-type="float" office:value="13.17">
            <text:p>13.17</text:p>
          </table:table-cell>
          <table:table-cell office:value-type="float" office:value="13.06">
            <text:p>13.06</text:p>
          </table:table-cell>
          <table:table-cell office:value-type="float" office:value="153.12">
            <text:p>153.1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0/2014</text:p>
          </table:table-cell>
          <table:table-cell office:value-type="float" office:value="13.27">
            <text:p>13.27</text:p>
          </table:table-cell>
          <table:table-cell office:value-type="float" office:value="13.16">
            <text:p>13.16</text:p>
          </table:table-cell>
          <table:table-cell office:value-type="float" office:value="154.57">
            <text:p>15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9/2014</text:p>
          </table:table-cell>
          <table:table-cell office:value-type="float" office:value="13.5">
            <text:p>13.5</text:p>
          </table:table-cell>
          <table:table-cell office:value-type="float" office:value="13.38">
            <text:p>13.38</text:p>
          </table:table-cell>
          <table:table-cell office:value-type="float" office:value="156.6">
            <text:p>156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8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6">
            <text:p>155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7/2014</text:p>
          </table:table-cell>
          <table:table-cell office:value-type="float" office:value="13.39">
            <text:p>13.39</text:p>
          </table:table-cell>
          <table:table-cell office:value-type="float" office:value="13.27">
            <text:p>13.27</text:p>
          </table:table-cell>
          <table:table-cell office:value-type="float" office:value="155.6">
            <text:p>155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4/2014</text:p>
          </table:table-cell>
          <table:table-cell office:value-type="float" office:value="13.51">
            <text:p>13.51</text:p>
          </table:table-cell>
          <table:table-cell office:value-type="float" office:value="13.39">
            <text:p>13.39</text:p>
          </table:table-cell>
          <table:table-cell office:value-type="float" office:value="157.04">
            <text:p>15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3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24">
            <text:p>158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2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24">
            <text:p>158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1/2014</text:p>
          </table:table-cell>
          <table:table-cell office:value-type="float" office:value="13.6">
            <text:p>13.6</text:p>
          </table:table-cell>
          <table:table-cell office:value-type="float" office:value="13.48">
            <text:p>13.48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1/2014</text:p>
          </table:table-cell>
          <table:table-cell office:value-type="float" office:value="13.56">
            <text:p>13.56</text:p>
          </table:table-cell>
          <table:table-cell office:value-type="float" office:value="13.44">
            <text:p>13.44</text:p>
          </table:table-cell>
          <table:table-cell office:value-type="float" office:value="157.62">
            <text:p>157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8/2014</text:p>
          </table:table-cell>
          <table:table-cell office:value-type="float" office:value="13.5">
            <text:p>13.5</text:p>
          </table:table-cell>
          <table:table-cell office:value-type="float" office:value="13.38">
            <text:p>13.38</text:p>
          </table:table-cell>
          <table:table-cell office:value-type="float" office:value="156.8">
            <text:p>156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7/2014</text:p>
          </table:table-cell>
          <table:table-cell office:value-type="float" office:value="13.42">
            <text:p>13.42</text:p>
          </table:table-cell>
          <table:table-cell office:value-type="float" office:value="13.3">
            <text:p>13.3</text:p>
          </table:table-cell>
          <table:table-cell office:value-type="float" office:value="155.94">
            <text:p>155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6/2014</text:p>
          </table:table-cell>
          <table:table-cell office:value-type="float" office:value="13.43">
            <text:p>13.43</text:p>
          </table:table-cell>
          <table:table-cell office:value-type="float" office:value="13.31">
            <text:p>13.31</text:p>
          </table:table-cell>
          <table:table-cell office:value-type="float" office:value="156.14">
            <text:p>156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5/2014</text:p>
          </table:table-cell>
          <table:table-cell office:value-type="float" office:value="13.48">
            <text:p>13.48</text:p>
          </table:table-cell>
          <table:table-cell office:value-type="float" office:value="13.36">
            <text:p>13.36</text:p>
          </table:table-cell>
          <table:table-cell office:value-type="float" office:value="156.47">
            <text:p>156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4/2014</text:p>
          </table:table-cell>
          <table:table-cell office:value-type="float" office:value="13.42">
            <text:p>13.42</text:p>
          </table:table-cell>
          <table:table-cell office:value-type="float" office:value="13.3">
            <text:p>13.3</text:p>
          </table:table-cell>
          <table:table-cell office:value-type="float" office:value="155.84">
            <text:p>155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1/2014</text:p>
          </table:table-cell>
          <table:table-cell office:value-type="float" office:value="13.49">
            <text:p>13.49</text:p>
          </table:table-cell>
          <table:table-cell office:value-type="float" office:value="13.37">
            <text:p>13.37</text:p>
          </table:table-cell>
          <table:table-cell office:value-type="float" office:value="156.82">
            <text:p>156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0/2014</text:p>
          </table:table-cell>
          <table:table-cell office:value-type="float" office:value="13.55">
            <text:p>13.55</text:p>
          </table:table-cell>
          <table:table-cell office:value-type="float" office:value="13.43">
            <text:p>13.43</text:p>
          </table:table-cell>
          <table:table-cell office:value-type="float" office:value="157.46">
            <text:p>15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9/2014</text:p>
          </table:table-cell>
          <table:table-cell office:value-type="float" office:value="13.55">
            <text:p>13.55</text:p>
          </table:table-cell>
          <table:table-cell office:value-type="float" office:value="13.44">
            <text:p>13.44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8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45">
            <text:p>158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7/2014</text:p>
          </table:table-cell>
          <table:table-cell office:value-type="float" office:value="13.54">
            <text:p>13.54</text:p>
          </table:table-cell>
          <table:table-cell office:value-type="float" office:value="13.42">
            <text:p>13.42</text:p>
          </table:table-cell>
          <table:table-cell office:value-type="float" office:value="156.42">
            <text:p>156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4/2014</text:p>
          </table:table-cell>
          <table:table-cell office:value-type="float" office:value="13.44">
            <text:p>13.44</text:p>
          </table:table-cell>
          <table:table-cell office:value-type="float" office:value="13.33">
            <text:p>13.33</text:p>
          </table:table-cell>
          <table:table-cell office:value-type="float" office:value="156.42">
            <text:p>156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3/2014</text:p>
          </table:table-cell>
          <table:table-cell office:value-type="float" office:value="13.51">
            <text:p>13.51</text:p>
          </table:table-cell>
          <table:table-cell office:value-type="float" office:value="13.39">
            <text:p>13.39</text:p>
          </table:table-cell>
          <table:table-cell office:value-type="float" office:value="157.32">
            <text:p>157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2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39">
            <text:p>158.3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1/2014</text:p>
          </table:table-cell>
          <table:table-cell office:value-type="float" office:value="13.62">
            <text:p>13.62</text:p>
          </table:table-cell>
          <table:table-cell office:value-type="float" office:value="13.51">
            <text:p>13.51</text:p>
          </table:table-cell>
          <table:table-cell office:value-type="float" office:value="158.56">
            <text:p>158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0/2014</text:p>
          </table:table-cell>
          <table:table-cell office:value-type="float" office:value="13.67">
            <text:p>13.67</text:p>
          </table:table-cell>
          <table:table-cell office:value-type="float" office:value="13.55">
            <text:p>13.55</text:p>
          </table:table-cell>
          <table:table-cell office:value-type="float" office:value="158.91">
            <text:p>158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7/2014</text:p>
          </table:table-cell>
          <table:table-cell office:value-type="float" office:value="13.66">
            <text:p>13.66</text:p>
          </table:table-cell>
          <table:table-cell office:value-type="float" office:value="13.55">
            <text:p>13.55</text:p>
          </table:table-cell>
          <table:table-cell office:value-type="float" office:value="158.9">
            <text:p>158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6/2014</text:p>
          </table:table-cell>
          <table:table-cell office:value-type="float" office:value="13.71">
            <text:p>13.71</text:p>
          </table:table-cell>
          <table:table-cell office:value-type="float" office:value="13.59">
            <text:p>13.59</text:p>
          </table:table-cell>
          <table:table-cell office:value-type="float" office:value="159.41">
            <text:p>159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5/2014</text:p>
          </table:table-cell>
          <table:table-cell office:value-type="float" office:value="13.71">
            <text:p>13.71</text:p>
          </table:table-cell>
          <table:table-cell office:value-type="float" office:value="13.6">
            <text:p>13.6</text:p>
          </table:table-cell>
          <table:table-cell office:value-type="float" office:value="159.56">
            <text:p>159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4/2014</text:p>
          </table:table-cell>
          <table:table-cell office:value-type="float" office:value="13.73">
            <text:p>13.73</text:p>
          </table:table-cell>
          <table:table-cell office:value-type="float" office:value="13.61">
            <text:p>13.61</text:p>
          </table:table-cell>
          <table:table-cell office:value-type="float" office:value="159.68">
            <text:p>159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3/2014</text:p>
          </table:table-cell>
          <table:table-cell office:value-type="float" office:value="13.56">
            <text:p>13.56</text:p>
          </table:table-cell>
          <table:table-cell office:value-type="float" office:value="13.44">
            <text:p>13.44</text:p>
          </table:table-cell>
          <table:table-cell office:value-type="float" office:value="157.82">
            <text:p>157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8/2014</text:p>
          </table:table-cell>
          <table:table-cell office:value-type="float" office:value="13.69">
            <text:p>13.69</text:p>
          </table:table-cell>
          <table:table-cell office:value-type="float" office:value="13.57">
            <text:p>13.57</text:p>
          </table:table-cell>
          <table:table-cell office:value-type="float" office:value="159.28">
            <text:p>15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7/2014</text:p>
          </table:table-cell>
          <table:table-cell office:value-type="float" office:value="13.67">
            <text:p>13.67</text:p>
          </table:table-cell>
          <table:table-cell office:value-type="float" office:value="13.55">
            <text:p>13.55</text:p>
          </table:table-cell>
          <table:table-cell office:value-type="float" office:value="159">
            <text:p>1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6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35">
            <text:p>158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5/2014</text:p>
          </table:table-cell>
          <table:table-cell office:value-type="float" office:value="13.62">
            <text:p>13.62</text:p>
          </table:table-cell>
          <table:table-cell office:value-type="float" office:value="13.5">
            <text:p>13.5</text:p>
          </table:table-cell>
          <table:table-cell office:value-type="float" office:value="158.41">
            <text:p>158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4/2014</text:p>
          </table:table-cell>
          <table:table-cell office:value-type="float" office:value="13.64">
            <text:p>13.64</text:p>
          </table:table-cell>
          <table:table-cell office:value-type="float" office:value="13.52">
            <text:p>13.52</text:p>
          </table:table-cell>
          <table:table-cell office:value-type="float" office:value="158.59">
            <text:p>158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1/2014</text:p>
          </table:table-cell>
          <table:table-cell office:value-type="float" office:value="13.58">
            <text:p>13.58</text:p>
          </table:table-cell>
          <table:table-cell office:value-type="float" office:value="13.46">
            <text:p>13.46</text:p>
          </table:table-cell>
          <table:table-cell office:value-type="float" office:value="158.04">
            <text:p>15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0/2014</text:p>
          </table:table-cell>
          <table:table-cell office:value-type="float" office:value="13.56">
            <text:p>13.56</text:p>
          </table:table-cell>
          <table:table-cell office:value-type="float" office:value="13.45">
            <text:p>13.45</text:p>
          </table:table-cell>
          <table:table-cell office:value-type="float" office:value="157.76">
            <text:p>15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9/2014</text:p>
          </table:table-cell>
          <table:table-cell office:value-type="float" office:value="13.53">
            <text:p>13.53</text:p>
          </table:table-cell>
          <table:table-cell office:value-type="float" office:value="13.42">
            <text:p>13.42</text:p>
          </table:table-cell>
          <table:table-cell office:value-type="float" office:value="157.4">
            <text:p>157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8/2014</text:p>
          </table:table-cell>
          <table:table-cell office:value-type="float" office:value="13.55">
            <text:p>13.55</text:p>
          </table:table-cell>
          <table:table-cell office:value-type="float" office:value="13.43">
            <text:p>13.43</text:p>
          </table:table-cell>
          <table:table-cell office:value-type="float" office:value="157.76">
            <text:p>15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7/2014</text:p>
          </table:table-cell>
          <table:table-cell office:value-type="float" office:value="13.51">
            <text:p>13.51</text:p>
          </table:table-cell>
          <table:table-cell office:value-type="float" office:value="13.39">
            <text:p>13.39</text:p>
          </table:table-cell>
          <table:table-cell office:value-type="float" office:value="157.15">
            <text:p>157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4/2014</text:p>
          </table:table-cell>
          <table:table-cell office:value-type="float" office:value="13.51">
            <text:p>13.51</text:p>
          </table:table-cell>
          <table:table-cell office:value-type="float" office:value="13.39">
            <text:p>13.39</text:p>
          </table:table-cell>
          <table:table-cell office:value-type="float" office:value="157.15">
            <text:p>157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3/2014</text:p>
          </table:table-cell>
          <table:table-cell office:value-type="float" office:value="13.46">
            <text:p>13.46</text:p>
          </table:table-cell>
          <table:table-cell office:value-type="float" office:value="13.35">
            <text:p>13.35</text:p>
          </table:table-cell>
          <table:table-cell office:value-type="float" office:value="156.5">
            <text:p>156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2/2014</text:p>
          </table:table-cell>
          <table:table-cell office:value-type="float" office:value="13.4">
            <text:p>13.4</text:p>
          </table:table-cell>
          <table:table-cell office:value-type="float" office:value="13.29">
            <text:p>13.29</text:p>
          </table:table-cell>
          <table:table-cell office:value-type="float" office:value="155.71">
            <text:p>155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1/2014</text:p>
          </table:table-cell>
          <table:table-cell office:value-type="float" office:value="13.36">
            <text:p>13.36</text:p>
          </table:table-cell>
          <table:table-cell office:value-type="float" office:value="13.25">
            <text:p>13.25</text:p>
          </table:table-cell>
          <table:table-cell office:value-type="float" office:value="155.58">
            <text:p>155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0/2014</text:p>
          </table:table-cell>
          <table:table-cell office:value-type="float" office:value="13.26">
            <text:p>13.26</text:p>
          </table:table-cell>
          <table:table-cell office:value-type="float" office:value="13.15">
            <text:p>13.15</text:p>
          </table:table-cell>
          <table:table-cell office:value-type="float" office:value="154.34">
            <text:p>154.3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7/2014</text:p>
          </table:table-cell>
          <table:table-cell office:value-type="float" office:value="13.19">
            <text:p>13.19</text:p>
          </table:table-cell>
          <table:table-cell office:value-type="float" office:value="13.08">
            <text:p>13.08</text:p>
          </table:table-cell>
          <table:table-cell office:value-type="float" office:value="153.57">
            <text:p>153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6/2014</text:p>
          </table:table-cell>
          <table:table-cell office:value-type="float" office:value="13.04">
            <text:p>13.04</text:p>
          </table:table-cell>
          <table:table-cell office:value-type="float" office:value="12.93">
            <text:p>12.93</text:p>
          </table:table-cell>
          <table:table-cell office:value-type="float" office:value="151.8">
            <text:p>151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5/2014</text:p>
          </table:table-cell>
          <table:table-cell office:value-type="float" office:value="12.92">
            <text:p>12.92</text:p>
          </table:table-cell>
          <table:table-cell office:value-type="float" office:value="12.82">
            <text:p>12.82</text:p>
          </table:table-cell>
          <table:table-cell office:value-type="float" office:value="150.65">
            <text:p>150.6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4/2014</text:p>
          </table:table-cell>
          <table:table-cell office:value-type="float" office:value="12.9">
            <text:p>12.9</text:p>
          </table:table-cell>
          <table:table-cell office:value-type="float" office:value="12.79">
            <text:p>12.79</text:p>
          </table:table-cell>
          <table:table-cell office:value-type="float" office:value="150.32">
            <text:p>150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3/2014</text:p>
          </table:table-cell>
          <table:table-cell office:value-type="float" office:value="12.9">
            <text:p>12.9</text:p>
          </table:table-cell>
          <table:table-cell office:value-type="float" office:value="12.8">
            <text:p>12.8</text:p>
          </table:table-cell>
          <table:table-cell office:value-type="float" office:value="150.61">
            <text:p>150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1/2014</text:p>
          </table:table-cell>
          <table:table-cell office:value-type="float" office:value="13.07">
            <text:p>13.07</text:p>
          </table:table-cell>
          <table:table-cell office:value-type="float" office:value="12.96">
            <text:p>12.96</text:p>
          </table:table-cell>
          <table:table-cell office:value-type="float" office:value="152.44">
            <text:p>152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0/2014</text:p>
          </table:table-cell>
          <table:table-cell office:value-type="float" office:value="13.13">
            <text:p>13.13</text:p>
          </table:table-cell>
          <table:table-cell office:value-type="float" office:value="13.02">
            <text:p>13.02</text:p>
          </table:table-cell>
          <table:table-cell office:value-type="float" office:value="152.91">
            <text:p>152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9/2014</text:p>
          </table:table-cell>
          <table:table-cell office:value-type="float" office:value="13.07">
            <text:p>13.07</text:p>
          </table:table-cell>
          <table:table-cell office:value-type="float" office:value="12.96">
            <text:p>12.96</text:p>
          </table:table-cell>
          <table:table-cell office:value-type="float" office:value="152.29">
            <text:p>152.2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8/2014</text:p>
          </table:table-cell>
          <table:table-cell office:value-type="float" office:value="13.15">
            <text:p>13.15</text:p>
          </table:table-cell>
          <table:table-cell office:value-type="float" office:value="13.04">
            <text:p>13.04</text:p>
          </table:table-cell>
          <table:table-cell office:value-type="float" office:value="153.08">
            <text:p>15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7/2014</text:p>
          </table:table-cell>
          <table:table-cell office:value-type="float" office:value="13.12">
            <text:p>13.12</text:p>
          </table:table-cell>
          <table:table-cell office:value-type="float" office:value="13.01">
            <text:p>13.01</text:p>
          </table:table-cell>
          <table:table-cell office:value-type="float" office:value="152.53">
            <text:p>152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4/2014</text:p>
          </table:table-cell>
          <table:table-cell office:value-type="float" office:value="13.2">
            <text:p>13.2</text:p>
          </table:table-cell>
          <table:table-cell office:value-type="float" office:value="13.09">
            <text:p>13.09</text:p>
          </table:table-cell>
          <table:table-cell office:value-type="float" office:value="153.69">
            <text:p>153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3/2014</text:p>
          </table:table-cell>
          <table:table-cell office:value-type="float" office:value="13.41">
            <text:p>13.41</text:p>
          </table:table-cell>
          <table:table-cell office:value-type="float" office:value="13.3">
            <text:p>13.3</text:p>
          </table:table-cell>
          <table:table-cell office:value-type="float" office:value="156.18">
            <text:p>156.1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2/2014</text:p>
          </table:table-cell>
          <table:table-cell office:value-type="float" office:value="13.46">
            <text:p>13.46</text:p>
          </table:table-cell>
          <table:table-cell office:value-type="float" office:value="13.35">
            <text:p>13.35</text:p>
          </table:table-cell>
          <table:table-cell office:value-type="float" office:value="156.76">
            <text:p>156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1/2014</text:p>
          </table:table-cell>
          <table:table-cell office:value-type="float" office:value="13.45">
            <text:p>13.45</text:p>
          </table:table-cell>
          <table:table-cell office:value-type="float" office:value="13.34">
            <text:p>13.34</text:p>
          </table:table-cell>
          <table:table-cell office:value-type="float" office:value="156.52">
            <text:p>156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0/2014</text:p>
          </table:table-cell>
          <table:table-cell office:value-type="float" office:value="13.43">
            <text:p>13.43</text:p>
          </table:table-cell>
          <table:table-cell office:value-type="float" office:value="13.32">
            <text:p>13.32</text:p>
          </table:table-cell>
          <table:table-cell office:value-type="float" office:value="156.42">
            <text:p>156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7/2014</text:p>
          </table:table-cell>
          <table:table-cell office:value-type="float" office:value="13.43">
            <text:p>13.43</text:p>
          </table:table-cell>
          <table:table-cell office:value-type="float" office:value="13.32">
            <text:p>13.32</text:p>
          </table:table-cell>
          <table:table-cell office:value-type="float" office:value="156.42">
            <text:p>156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6/2014</text:p>
          </table:table-cell>
          <table:table-cell office:value-type="float" office:value="13.47">
            <text:p>13.47</text:p>
          </table:table-cell>
          <table:table-cell office:value-type="float" office:value="13.36">
            <text:p>13.36</text:p>
          </table:table-cell>
          <table:table-cell office:value-type="float" office:value="156.79">
            <text:p>156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5/2014</text:p>
          </table:table-cell>
          <table:table-cell office:value-type="float" office:value="13.46">
            <text:p>13.46</text:p>
          </table:table-cell>
          <table:table-cell office:value-type="float" office:value="13.35">
            <text:p>13.35</text:p>
          </table:table-cell>
          <table:table-cell office:value-type="float" office:value="156.69">
            <text:p>156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4/2014</text:p>
          </table:table-cell>
          <table:table-cell office:value-type="float" office:value="13.42">
            <text:p>13.42</text:p>
          </table:table-cell>
          <table:table-cell office:value-type="float" office:value="13.31">
            <text:p>13.31</text:p>
          </table:table-cell>
          <table:table-cell office:value-type="float" office:value="156.24">
            <text:p>15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3/2014</text:p>
          </table:table-cell>
          <table:table-cell office:value-type="float" office:value="13.33">
            <text:p>13.33</text:p>
          </table:table-cell>
          <table:table-cell office:value-type="float" office:value="13.22">
            <text:p>13.22</text:p>
          </table:table-cell>
          <table:table-cell office:value-type="float" office:value="155.28">
            <text:p>155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0/2014</text:p>
          </table:table-cell>
          <table:table-cell office:value-type="float" office:value="13.4">
            <text:p>13.4</text:p>
          </table:table-cell>
          <table:table-cell office:value-type="float" office:value="13.29">
            <text:p>13.29</text:p>
          </table:table-cell>
          <table:table-cell office:value-type="float" office:value="155.99">
            <text:p>155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9/2014</text:p>
          </table:table-cell>
          <table:table-cell office:value-type="float" office:value="13.35">
            <text:p>13.35</text:p>
          </table:table-cell>
          <table:table-cell office:value-type="float" office:value="13.24">
            <text:p>13.24</text:p>
          </table:table-cell>
          <table:table-cell office:value-type="float" office:value="155.24">
            <text:p>155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8/2014</text:p>
          </table:table-cell>
          <table:table-cell office:value-type="float" office:value="13.35">
            <text:p>13.35</text:p>
          </table:table-cell>
          <table:table-cell office:value-type="float" office:value="13.24">
            <text:p>13.24</text:p>
          </table:table-cell>
          <table:table-cell office:value-type="float" office:value="155.39">
            <text:p>155.3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7/2014</text:p>
          </table:table-cell>
          <table:table-cell office:value-type="float" office:value="13.33">
            <text:p>13.33</text:p>
          </table:table-cell>
          <table:table-cell office:value-type="float" office:value="13.22">
            <text:p>13.22</text:p>
          </table:table-cell>
          <table:table-cell office:value-type="float" office:value="154.97">
            <text:p>154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6/2014</text:p>
          </table:table-cell>
          <table:table-cell office:value-type="float" office:value="13.26">
            <text:p>13.26</text:p>
          </table:table-cell>
          <table:table-cell office:value-type="float" office:value="13.15">
            <text:p>13.15</text:p>
          </table:table-cell>
          <table:table-cell office:value-type="float" office:value="154.22">
            <text:p>154.2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3/2014</text:p>
          </table:table-cell>
          <table:table-cell office:value-type="float" office:value="13.27">
            <text:p>13.27</text:p>
          </table:table-cell>
          <table:table-cell office:value-type="float" office:value="13.16">
            <text:p>13.16</text:p>
          </table:table-cell>
          <table:table-cell office:value-type="float" office:value="154.42">
            <text:p>154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2/2014</text:p>
          </table:table-cell>
          <table:table-cell office:value-type="float" office:value="13.25">
            <text:p>13.25</text:p>
          </table:table-cell>
          <table:table-cell office:value-type="float" office:value="13.14">
            <text:p>13.14</text:p>
          </table:table-cell>
          <table:table-cell office:value-type="float" office:value="154.08">
            <text:p>154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1/2013</text:p>
          </table:table-cell>
          <table:table-cell office:value-type="float" office:value="13.34">
            <text:p>13.34</text:p>
          </table:table-cell>
          <table:table-cell office:value-type="float" office:value="13.23">
            <text:p>13.23</text:p>
          </table:table-cell>
          <table:table-cell office:value-type="float" office:value="155.21">
            <text:p>155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0/2013</text:p>
          </table:table-cell>
          <table:table-cell office:value-type="float" office:value="13.33">
            <text:p>13.33</text:p>
          </table:table-cell>
          <table:table-cell office:value-type="float" office:value="13.22">
            <text:p>13.22</text:p>
          </table:table-cell>
          <table:table-cell office:value-type="float" office:value="155.16">
            <text:p>155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7/2013</text:p>
          </table:table-cell>
          <table:table-cell office:value-type="float" office:value="13.31">
            <text:p>13.31</text:p>
          </table:table-cell>
          <table:table-cell office:value-type="float" office:value="13.2">
            <text:p>13.2</text:p>
          </table:table-cell>
          <table:table-cell office:value-type="float" office:value="154.36">
            <text:p>154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4/2013</text:p>
          </table:table-cell>
          <table:table-cell office:value-type="float" office:value="13.27">
            <text:p>13.27</text:p>
          </table:table-cell>
          <table:table-cell office:value-type="float" office:value="13.16">
            <text:p>13.16</text:p>
          </table:table-cell>
          <table:table-cell office:value-type="float" office:value="154.36">
            <text:p>154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3/2013</text:p>
          </table:table-cell>
          <table:table-cell office:value-type="float" office:value="13.26">
            <text:p>13.26</text:p>
          </table:table-cell>
          <table:table-cell office:value-type="float" office:value="13.15">
            <text:p>13.15</text:p>
          </table:table-cell>
          <table:table-cell office:value-type="float" office:value="154.21">
            <text:p>154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0/2013</text:p>
          </table:table-cell>
          <table:table-cell office:value-type="float" office:value="13.19">
            <text:p>13.19</text:p>
          </table:table-cell>
          <table:table-cell office:value-type="float" office:value="13.08">
            <text:p>13.08</text:p>
          </table:table-cell>
          <table:table-cell office:value-type="float" office:value="153.37">
            <text:p>153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9/2013</text:p>
          </table:table-cell>
          <table:table-cell office:value-type="float" office:value="13.13">
            <text:p>13.13</text:p>
          </table:table-cell>
          <table:table-cell office:value-type="float" office:value="13.02">
            <text:p>13.02</text:p>
          </table:table-cell>
          <table:table-cell office:value-type="float" office:value="152.63">
            <text:p>152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8/2013</text:p>
          </table:table-cell>
          <table:table-cell office:value-type="float" office:value="13.12">
            <text:p>13.12</text:p>
          </table:table-cell>
          <table:table-cell office:value-type="float" office:value="13.01">
            <text:p>13.01</text:p>
          </table:table-cell>
          <table:table-cell office:value-type="float" office:value="152.47">
            <text:p>152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7/2013</text:p>
          </table:table-cell>
          <table:table-cell office:value-type="float" office:value="12.99">
            <text:p>12.99</text:p>
          </table:table-cell>
          <table:table-cell office:value-type="float" office:value="12.88">
            <text:p>12.88</text:p>
          </table:table-cell>
          <table:table-cell office:value-type="float" office:value="150.79">
            <text:p>150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6/2013</text:p>
          </table:table-cell>
          <table:table-cell office:value-type="float" office:value="13">
            <text:p>13</text:p>
          </table:table-cell>
          <table:table-cell office:value-type="float" office:value="12.9">
            <text:p>12.9</text:p>
          </table:table-cell>
          <table:table-cell office:value-type="float" office:value="151.02">
            <text:p>151.0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3/2013</text:p>
          </table:table-cell>
          <table:table-cell office:value-type="float" office:value="12.96">
            <text:p>12.96</text:p>
          </table:table-cell>
          <table:table-cell office:value-type="float" office:value="12.86">
            <text:p>12.86</text:p>
          </table:table-cell>
          <table:table-cell office:value-type="float" office:value="150.5">
            <text:p>150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2/2013</text:p>
          </table:table-cell>
          <table:table-cell office:value-type="float" office:value="12.92">
            <text:p>12.92</text:p>
          </table:table-cell>
          <table:table-cell office:value-type="float" office:value="12.82">
            <text:p>12.82</text:p>
          </table:table-cell>
          <table:table-cell office:value-type="float" office:value="150.07">
            <text:p>150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1/2013</text:p>
          </table:table-cell>
          <table:table-cell office:value-type="float" office:value="13">
            <text:p>13</text:p>
          </table:table-cell>
          <table:table-cell office:value-type="float" office:value="12.9">
            <text:p>12.9</text:p>
          </table:table-cell>
          <table:table-cell office:value-type="float" office:value="151.23">
            <text:p>151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0/2013</text:p>
          </table:table-cell>
          <table:table-cell office:value-type="float" office:value="13.12">
            <text:p>13.12</text:p>
          </table:table-cell>
          <table:table-cell office:value-type="float" office:value="13.02">
            <text:p>13.02</text:p>
          </table:table-cell>
          <table:table-cell office:value-type="float" office:value="152.7">
            <text:p>152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9/2013</text:p>
          </table:table-cell>
          <table:table-cell office:value-type="float" office:value="13.86">
            <text:p>13.86</text:p>
          </table:table-cell>
          <table:table-cell office:value-type="float" office:value="13.76">
            <text:p>13.76</text:p>
          </table:table-cell>
          <table:table-cell office:value-type="float" office:value="152.91">
            <text:p>152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6/2013</text:p>
          </table:table-cell>
          <table:table-cell office:value-type="float" office:value="13.85">
            <text:p>13.85</text:p>
          </table:table-cell>
          <table:table-cell office:value-type="float" office:value="13.74">
            <text:p>13.74</text:p>
          </table:table-cell>
          <table:table-cell office:value-type="float" office:value="152.7">
            <text:p>152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5/2013</text:p>
          </table:table-cell>
          <table:table-cell office:value-type="float" office:value="13.75">
            <text:p>13.75</text:p>
          </table:table-cell>
          <table:table-cell office:value-type="float" office:value="13.65">
            <text:p>13.65</text:p>
          </table:table-cell>
          <table:table-cell office:value-type="float" office:value="151.62">
            <text:p>151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4/2013</text:p>
          </table:table-cell>
          <table:table-cell office:value-type="float" office:value="13.78">
            <text:p>13.78</text:p>
          </table:table-cell>
          <table:table-cell office:value-type="float" office:value="13.68">
            <text:p>13.68</text:p>
          </table:table-cell>
          <table:table-cell office:value-type="float" office:value="151.93">
            <text:p>151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3/2013</text:p>
          </table:table-cell>
          <table:table-cell office:value-type="float" office:value="13.84">
            <text:p>13.84</text:p>
          </table:table-cell>
          <table:table-cell office:value-type="float" office:value="13.73">
            <text:p>13.73</text:p>
          </table:table-cell>
          <table:table-cell office:value-type="float" office:value="152.77">
            <text:p>152.7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2/2013</text:p>
          </table:table-cell>
          <table:table-cell office:value-type="float" office:value="13.88">
            <text:p>13.88</text:p>
          </table:table-cell>
          <table:table-cell office:value-type="float" office:value="13.77">
            <text:p>13.77</text:p>
          </table:table-cell>
          <table:table-cell office:value-type="float" office:value="153.22">
            <text:p>153.2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9/2013</text:p>
          </table:table-cell>
          <table:table-cell office:value-type="float" office:value="13.89">
            <text:p>13.89</text:p>
          </table:table-cell>
          <table:table-cell office:value-type="float" office:value="13.79">
            <text:p>13.79</text:p>
          </table:table-cell>
          <table:table-cell office:value-type="float" office:value="153.5">
            <text:p>153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8/2013</text:p>
          </table:table-cell>
          <table:table-cell office:value-type="float" office:value="13.9">
            <text:p>13.9</text:p>
          </table:table-cell>
          <table:table-cell office:value-type="float" office:value="13.8">
            <text:p>13.8</text:p>
          </table:table-cell>
          <table:table-cell office:value-type="float" office:value="153.53">
            <text:p>153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7/2013</text:p>
          </table:table-cell>
          <table:table-cell office:value-type="float" office:value="13.9">
            <text:p>13.9</text:p>
          </table:table-cell>
          <table:table-cell office:value-type="float" office:value="13.8">
            <text:p>13.8</text:p>
          </table:table-cell>
          <table:table-cell office:value-type="float" office:value="153.53">
            <text:p>153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6/2013</text:p>
          </table:table-cell>
          <table:table-cell office:value-type="float" office:value="13.87">
            <text:p>13.87</text:p>
          </table:table-cell>
          <table:table-cell office:value-type="float" office:value="13.76">
            <text:p>13.76</text:p>
          </table:table-cell>
          <table:table-cell office:value-type="float" office:value="153.16">
            <text:p>153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5/2013</text:p>
          </table:table-cell>
          <table:table-cell office:value-type="float" office:value="13.88">
            <text:p>13.88</text:p>
          </table:table-cell>
          <table:table-cell office:value-type="float" office:value="13.77">
            <text:p>13.77</text:p>
          </table:table-cell>
          <table:table-cell office:value-type="float" office:value="153.29">
            <text:p>153.2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2/2013</text:p>
          </table:table-cell>
          <table:table-cell office:value-type="float" office:value="13.87">
            <text:p>13.87</text:p>
          </table:table-cell>
          <table:table-cell office:value-type="float" office:value="13.77">
            <text:p>13.77</text:p>
          </table:table-cell>
          <table:table-cell office:value-type="float" office:value="153.13">
            <text:p>153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1/2013</text:p>
          </table:table-cell>
          <table:table-cell office:value-type="float" office:value="13.83">
            <text:p>13.83</text:p>
          </table:table-cell>
          <table:table-cell office:value-type="float" office:value="13.73">
            <text:p>13.73</text:p>
          </table:table-cell>
          <table:table-cell office:value-type="float" office:value="152.63">
            <text:p>152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0/2013</text:p>
          </table:table-cell>
          <table:table-cell office:value-type="float" office:value="13.77">
            <text:p>13.77</text:p>
          </table:table-cell>
          <table:table-cell office:value-type="float" office:value="13.67">
            <text:p>13.67</text:p>
          </table:table-cell>
          <table:table-cell office:value-type="float" office:value="152.18">
            <text:p>152.1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9/2013</text:p>
          </table:table-cell>
          <table:table-cell office:value-type="float" office:value="13.8">
            <text:p>13.8</text:p>
          </table:table-cell>
          <table:table-cell office:value-type="float" office:value="13.7">
            <text:p>13.7</text:p>
          </table:table-cell>
          <table:table-cell office:value-type="float" office:value="152.45">
            <text:p>15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8/2013</text:p>
          </table:table-cell>
          <table:table-cell office:value-type="float" office:value="13.84">
            <text:p>13.84</text:p>
          </table:table-cell>
          <table:table-cell office:value-type="float" office:value="13.74">
            <text:p>13.74</text:p>
          </table:table-cell>
          <table:table-cell office:value-type="float" office:value="153.04">
            <text:p>153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5/2013</text:p>
          </table:table-cell>
          <table:table-cell office:value-type="float" office:value="13.88">
            <text:p>13.88</text:p>
          </table:table-cell>
          <table:table-cell office:value-type="float" office:value="13.78">
            <text:p>13.78</text:p>
          </table:table-cell>
          <table:table-cell office:value-type="float" office:value="153.35">
            <text:p>15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4/2013</text:p>
          </table:table-cell>
          <table:table-cell office:value-type="float" office:value="13.86">
            <text:p>13.86</text:p>
          </table:table-cell>
          <table:table-cell office:value-type="float" office:value="13.76">
            <text:p>13.76</text:p>
          </table:table-cell>
          <table:table-cell office:value-type="float" office:value="153.16">
            <text:p>153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3/2013</text:p>
          </table:table-cell>
          <table:table-cell office:value-type="float" office:value="13.83">
            <text:p>13.83</text:p>
          </table:table-cell>
          <table:table-cell office:value-type="float" office:value="13.73">
            <text:p>13.73</text:p>
          </table:table-cell>
          <table:table-cell office:value-type="float" office:value="152.67">
            <text:p>152.6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2/2013</text:p>
          </table:table-cell>
          <table:table-cell office:value-type="float" office:value="13.76">
            <text:p>13.76</text:p>
          </table:table-cell>
          <table:table-cell office:value-type="float" office:value="13.66">
            <text:p>13.66</text:p>
          </table:table-cell>
          <table:table-cell office:value-type="float" office:value="151.99">
            <text:p>151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1/2013</text:p>
          </table:table-cell>
          <table:table-cell office:value-type="float" office:value="13.74">
            <text:p>13.74</text:p>
          </table:table-cell>
          <table:table-cell office:value-type="float" office:value="13.64">
            <text:p>13.64</text:p>
          </table:table-cell>
          <table:table-cell office:value-type="float" office:value="151.85">
            <text:p>151.8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8/2013</text:p>
          </table:table-cell>
          <table:table-cell office:value-type="float" office:value="13.75">
            <text:p>13.75</text:p>
          </table:table-cell>
          <table:table-cell office:value-type="float" office:value="13.65">
            <text:p>13.65</text:p>
          </table:table-cell>
          <table:table-cell office:value-type="float" office:value="151.85">
            <text:p>151.8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7/2013</text:p>
          </table:table-cell>
          <table:table-cell office:value-type="float" office:value="13.66">
            <text:p>13.66</text:p>
          </table:table-cell>
          <table:table-cell office:value-type="float" office:value="13.56">
            <text:p>13.56</text:p>
          </table:table-cell>
          <table:table-cell office:value-type="float" office:value="150.91">
            <text:p>15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6/2013</text:p>
          </table:table-cell>
          <table:table-cell office:value-type="float" office:value="13.76">
            <text:p>13.76</text:p>
          </table:table-cell>
          <table:table-cell office:value-type="float" office:value="13.66">
            <text:p>13.66</text:p>
          </table:table-cell>
          <table:table-cell office:value-type="float" office:value="152.15">
            <text:p>152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5/2013</text:p>
          </table:table-cell>
          <table:table-cell office:value-type="float" office:value="13.72">
            <text:p>13.72</text:p>
          </table:table-cell>
          <table:table-cell office:value-type="float" office:value="13.62">
            <text:p>13.62</text:p>
          </table:table-cell>
          <table:table-cell office:value-type="float" office:value="151.72">
            <text:p>151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4/2013</text:p>
          </table:table-cell>
          <table:table-cell office:value-type="float" office:value="13.74">
            <text:p>13.74</text:p>
          </table:table-cell>
          <table:table-cell office:value-type="float" office:value="13.64">
            <text:p>13.64</text:p>
          </table:table-cell>
          <table:table-cell office:value-type="float" office:value="151.87">
            <text:p>151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1/2013</text:p>
          </table:table-cell>
          <table:table-cell office:value-type="float" office:value="13.71">
            <text:p>13.71</text:p>
          </table:table-cell>
          <table:table-cell office:value-type="float" office:value="13.61">
            <text:p>13.61</text:p>
          </table:table-cell>
          <table:table-cell office:value-type="float" office:value="151.47">
            <text:p>151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1/2013</text:p>
          </table:table-cell>
          <table:table-cell office:value-type="float" office:value="13.7">
            <text:p>13.7</text:p>
          </table:table-cell>
          <table:table-cell office:value-type="float" office:value="13.6">
            <text:p>13.6</text:p>
          </table:table-cell>
          <table:table-cell office:value-type="float" office:value="151.53">
            <text:p>15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0/2013</text:p>
          </table:table-cell>
          <table:table-cell office:value-type="float" office:value="13.71">
            <text:p>13.71</text:p>
          </table:table-cell>
          <table:table-cell office:value-type="float" office:value="13.61">
            <text:p>13.61</text:p>
          </table:table-cell>
          <table:table-cell office:value-type="float" office:value="151.84">
            <text:p>151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9/2013</text:p>
          </table:table-cell>
          <table:table-cell office:value-type="float" office:value="13.76">
            <text:p>13.76</text:p>
          </table:table-cell>
          <table:table-cell office:value-type="float" office:value="13.66">
            <text:p>13.66</text:p>
          </table:table-cell>
          <table:table-cell office:value-type="float" office:value="152.28">
            <text:p>152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8/2013</text:p>
          </table:table-cell>
          <table:table-cell office:value-type="float" office:value="13.73">
            <text:p>13.73</text:p>
          </table:table-cell>
          <table:table-cell office:value-type="float" office:value="13.63">
            <text:p>13.63</text:p>
          </table:table-cell>
          <table:table-cell office:value-type="float" office:value="151.47">
            <text:p>151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5/2013</text:p>
          </table:table-cell>
          <table:table-cell office:value-type="float" office:value="13.69">
            <text:p>13.69</text:p>
          </table:table-cell>
          <table:table-cell office:value-type="float" office:value="13.59">
            <text:p>13.59</text:p>
          </table:table-cell>
          <table:table-cell office:value-type="float" office:value="151.47">
            <text:p>151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4/2013</text:p>
          </table:table-cell>
          <table:table-cell office:value-type="float" office:value="13.66">
            <text:p>13.66</text:p>
          </table:table-cell>
          <table:table-cell office:value-type="float" office:value="13.56">
            <text:p>13.56</text:p>
          </table:table-cell>
          <table:table-cell office:value-type="float" office:value="151.25">
            <text:p>15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3/2013</text:p>
          </table:table-cell>
          <table:table-cell office:value-type="float" office:value="13.68">
            <text:p>13.68</text:p>
          </table:table-cell>
          <table:table-cell office:value-type="float" office:value="13.58">
            <text:p>13.58</text:p>
          </table:table-cell>
          <table:table-cell office:value-type="float" office:value="151.54">
            <text:p>151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2/2013</text:p>
          </table:table-cell>
          <table:table-cell office:value-type="float" office:value="13.69">
            <text:p>13.69</text:p>
          </table:table-cell>
          <table:table-cell office:value-type="float" office:value="13.59">
            <text:p>13.59</text:p>
          </table:table-cell>
          <table:table-cell office:value-type="float" office:value="151.4">
            <text:p>151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1/2013</text:p>
          </table:table-cell>
          <table:table-cell office:value-type="float" office:value="13.63">
            <text:p>13.63</text:p>
          </table:table-cell>
          <table:table-cell office:value-type="float" office:value="13.54">
            <text:p>13.54</text:p>
          </table:table-cell>
          <table:table-cell office:value-type="float" office:value="150.83">
            <text:p>150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8/2013</text:p>
          </table:table-cell>
          <table:table-cell office:value-type="float" office:value="13.63">
            <text:p>13.63</text:p>
          </table:table-cell>
          <table:table-cell office:value-type="float" office:value="13.53">
            <text:p>13.53</text:p>
          </table:table-cell>
          <table:table-cell office:value-type="float" office:value="150.85">
            <text:p>150.8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7/2013</text:p>
          </table:table-cell>
          <table:table-cell office:value-type="float" office:value="13.53">
            <text:p>13.53</text:p>
          </table:table-cell>
          <table:table-cell office:value-type="float" office:value="13.43">
            <text:p>13.43</text:p>
          </table:table-cell>
          <table:table-cell office:value-type="float" office:value="149.64">
            <text:p>149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6/2013</text:p>
          </table:table-cell>
          <table:table-cell office:value-type="float" office:value="13.44">
            <text:p>13.44</text:p>
          </table:table-cell>
          <table:table-cell office:value-type="float" office:value="13.34">
            <text:p>13.34</text:p>
          </table:table-cell>
          <table:table-cell office:value-type="float" office:value="148.38">
            <text:p>148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5/2013</text:p>
          </table:table-cell>
          <table:table-cell office:value-type="float" office:value="13.35">
            <text:p>13.35</text:p>
          </table:table-cell>
          <table:table-cell office:value-type="float" office:value="13.25">
            <text:p>13.25</text:p>
          </table:table-cell>
          <table:table-cell office:value-type="float" office:value="147.49">
            <text:p>147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4/2013</text:p>
          </table:table-cell>
          <table:table-cell office:value-type="float" office:value="13.4">
            <text:p>13.4</text:p>
          </table:table-cell>
          <table:table-cell office:value-type="float" office:value="13.3">
            <text:p>13.3</text:p>
          </table:table-cell>
          <table:table-cell office:value-type="float" office:value="147.43">
            <text:p>147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1/2013</text:p>
          </table:table-cell>
          <table:table-cell office:value-type="float" office:value="13.34">
            <text:p>13.34</text:p>
          </table:table-cell>
          <table:table-cell office:value-type="float" office:value="13.25">
            <text:p>13.25</text:p>
          </table:table-cell>
          <table:table-cell office:value-type="float" office:value="147.43">
            <text:p>147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0/2013</text:p>
          </table:table-cell>
          <table:table-cell office:value-type="float" office:value="13.27">
            <text:p>13.27</text:p>
          </table:table-cell>
          <table:table-cell office:value-type="float" office:value="13.17">
            <text:p>13.17</text:p>
          </table:table-cell>
          <table:table-cell office:value-type="float" office:value="146.58">
            <text:p>146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9/2013</text:p>
          </table:table-cell>
          <table:table-cell office:value-type="float" office:value="13.1">
            <text:p>13.1</text:p>
          </table:table-cell>
          <table:table-cell office:value-type="float" office:value="13.01">
            <text:p>13.01</text:p>
          </table:table-cell>
          <table:table-cell office:value-type="float" office:value="144.85">
            <text:p>144.8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8/2013</text:p>
          </table:table-cell>
          <table:table-cell office:value-type="float" office:value="13.08">
            <text:p>13.08</text:p>
          </table:table-cell>
          <table:table-cell office:value-type="float" office:value="12.99">
            <text:p>12.99</text:p>
          </table:table-cell>
          <table:table-cell office:value-type="float" office:value="144.83">
            <text:p>144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7/2013</text:p>
          </table:table-cell>
          <table:table-cell office:value-type="float" office:value="13.2">
            <text:p>13.2</text:p>
          </table:table-cell>
          <table:table-cell office:value-type="float" office:value="13.11">
            <text:p>13.11</text:p>
          </table:table-cell>
          <table:table-cell office:value-type="float" office:value="146.11">
            <text:p>146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4/2013</text:p>
          </table:table-cell>
          <table:table-cell office:value-type="float" office:value="13.27">
            <text:p>13.27</text:p>
          </table:table-cell>
          <table:table-cell office:value-type="float" office:value="13.17">
            <text:p>13.17</text:p>
          </table:table-cell>
          <table:table-cell office:value-type="float" office:value="146.9">
            <text:p>146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3/2013</text:p>
          </table:table-cell>
          <table:table-cell office:value-type="float" office:value="13.24">
            <text:p>13.24</text:p>
          </table:table-cell>
          <table:table-cell office:value-type="float" office:value="13.15">
            <text:p>13.15</text:p>
          </table:table-cell>
          <table:table-cell office:value-type="float" office:value="146.54">
            <text:p>146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2/2013</text:p>
          </table:table-cell>
          <table:table-cell office:value-type="float" office:value="13.32">
            <text:p>13.32</text:p>
          </table:table-cell>
          <table:table-cell office:value-type="float" office:value="13.23">
            <text:p>13.23</text:p>
          </table:table-cell>
          <table:table-cell office:value-type="float" office:value="147.42">
            <text:p>147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1/2013</text:p>
          </table:table-cell>
          <table:table-cell office:value-type="float" office:value="13.34">
            <text:p>13.34</text:p>
          </table:table-cell>
          <table:table-cell office:value-type="float" office:value="13.25">
            <text:p>13.25</text:p>
          </table:table-cell>
          <table:table-cell office:value-type="float" office:value="146.9">
            <text:p>146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30/2013</text:p>
          </table:table-cell>
          <table:table-cell office:value-type="float" office:value="13.28">
            <text:p>13.28</text:p>
          </table:table-cell>
          <table:table-cell office:value-type="float" office:value="13.19">
            <text:p>13.19</text:p>
          </table:table-cell>
          <table:table-cell office:value-type="float" office:value="146.9">
            <text:p>146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7/2013</text:p>
          </table:table-cell>
          <table:table-cell office:value-type="float" office:value="13.31">
            <text:p>13.31</text:p>
          </table:table-cell>
          <table:table-cell office:value-type="float" office:value="13.22">
            <text:p>13.22</text:p>
          </table:table-cell>
          <table:table-cell office:value-type="float" office:value="147.23">
            <text:p>147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6/2013</text:p>
          </table:table-cell>
          <table:table-cell office:value-type="float" office:value="13.32">
            <text:p>13.32</text:p>
          </table:table-cell>
          <table:table-cell office:value-type="float" office:value="13.23">
            <text:p>13.23</text:p>
          </table:table-cell>
          <table:table-cell office:value-type="float" office:value="147.18">
            <text:p>147.1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5/2013</text:p>
          </table:table-cell>
          <table:table-cell office:value-type="float" office:value="13.3">
            <text:p>13.3</text:p>
          </table:table-cell>
          <table:table-cell office:value-type="float" office:value="13.21">
            <text:p>13.21</text:p>
          </table:table-cell>
          <table:table-cell office:value-type="float" office:value="147.06">
            <text:p>147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4/2013</text:p>
          </table:table-cell>
          <table:table-cell office:value-type="float" office:value="13.36">
            <text:p>13.36</text:p>
          </table:table-cell>
          <table:table-cell office:value-type="float" office:value="13.27">
            <text:p>13.27</text:p>
          </table:table-cell>
          <table:table-cell office:value-type="float" office:value="147.77">
            <text:p>147.7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3/2013</text:p>
          </table:table-cell>
          <table:table-cell office:value-type="float" office:value="13.39">
            <text:p>13.39</text:p>
          </table:table-cell>
          <table:table-cell office:value-type="float" office:value="13.29">
            <text:p>13.29</text:p>
          </table:table-cell>
          <table:table-cell office:value-type="float" office:value="148.08">
            <text:p>148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0/2013</text:p>
          </table:table-cell>
          <table:table-cell office:value-type="float" office:value="13.43">
            <text:p>13.43</text:p>
          </table:table-cell>
          <table:table-cell office:value-type="float" office:value="13.33">
            <text:p>13.33</text:p>
          </table:table-cell>
          <table:table-cell office:value-type="float" office:value="148.41">
            <text:p>148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9/2013</text:p>
          </table:table-cell>
          <table:table-cell office:value-type="float" office:value="13.47">
            <text:p>13.47</text:p>
          </table:table-cell>
          <table:table-cell office:value-type="float" office:value="13.37">
            <text:p>13.37</text:p>
          </table:table-cell>
          <table:table-cell office:value-type="float" office:value="148.93">
            <text:p>148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8/2013</text:p>
          </table:table-cell>
          <table:table-cell office:value-type="float" office:value="13.5">
            <text:p>13.5</text:p>
          </table:table-cell>
          <table:table-cell office:value-type="float" office:value="13.4">
            <text:p>13.4</text:p>
          </table:table-cell>
          <table:table-cell office:value-type="float" office:value="148.78">
            <text:p>148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7/2013</text:p>
          </table:table-cell>
          <table:table-cell office:value-type="float" office:value="13.36">
            <text:p>13.36</text:p>
          </table:table-cell>
          <table:table-cell office:value-type="float" office:value="13.27">
            <text:p>13.27</text:p>
          </table:table-cell>
          <table:table-cell office:value-type="float" office:value="147.62">
            <text:p>147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6/2013</text:p>
          </table:table-cell>
          <table:table-cell office:value-type="float" office:value="13.37">
            <text:p>13.37</text:p>
          </table:table-cell>
          <table:table-cell office:value-type="float" office:value="13.27">
            <text:p>13.27</text:p>
          </table:table-cell>
          <table:table-cell office:value-type="float" office:value="147.8">
            <text:p>147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3/2013</text:p>
          </table:table-cell>
          <table:table-cell office:value-type="float" office:value="13.28">
            <text:p>13.28</text:p>
          </table:table-cell>
          <table:table-cell office:value-type="float" office:value="13.19">
            <text:p>13.19</text:p>
          </table:table-cell>
          <table:table-cell office:value-type="float" office:value="146.72">
            <text:p>146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2/2013</text:p>
          </table:table-cell>
          <table:table-cell office:value-type="float" office:value="13.25">
            <text:p>13.25</text:p>
          </table:table-cell>
          <table:table-cell office:value-type="float" office:value="13.15">
            <text:p>13.15</text:p>
          </table:table-cell>
          <table:table-cell office:value-type="float" office:value="146.51">
            <text:p>146.5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1/2013</text:p>
          </table:table-cell>
          <table:table-cell office:value-type="float" office:value="13.29">
            <text:p>13.29</text:p>
          </table:table-cell>
          <table:table-cell office:value-type="float" office:value="13.2">
            <text:p>13.2</text:p>
          </table:table-cell>
          <table:table-cell office:value-type="float" office:value="146.77">
            <text:p>146.7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0/2013</text:p>
          </table:table-cell>
          <table:table-cell office:value-type="float" office:value="13.26">
            <text:p>13.26</text:p>
          </table:table-cell>
          <table:table-cell office:value-type="float" office:value="13.17">
            <text:p>13.17</text:p>
          </table:table-cell>
          <table:table-cell office:value-type="float" office:value="146.34">
            <text:p>146.3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9/2013</text:p>
          </table:table-cell>
          <table:table-cell office:value-type="float" office:value="13.21">
            <text:p>13.21</text:p>
          </table:table-cell>
          <table:table-cell office:value-type="float" office:value="13.12">
            <text:p>13.12</text:p>
          </table:table-cell>
          <table:table-cell office:value-type="float" office:value="145.84">
            <text:p>145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6/2013</text:p>
          </table:table-cell>
          <table:table-cell office:value-type="float" office:value="13.13">
            <text:p>13.13</text:p>
          </table:table-cell>
          <table:table-cell office:value-type="float" office:value="13.04">
            <text:p>13.04</text:p>
          </table:table-cell>
          <table:table-cell office:value-type="float" office:value="144.97">
            <text:p>144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5/2013</text:p>
          </table:table-cell>
          <table:table-cell office:value-type="float" office:value="13.1">
            <text:p>13.1</text:p>
          </table:table-cell>
          <table:table-cell office:value-type="float" office:value="13.01">
            <text:p>13.01</text:p>
          </table:table-cell>
          <table:table-cell office:value-type="float" office:value="144.58">
            <text:p>14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4/2013</text:p>
          </table:table-cell>
          <table:table-cell office:value-type="float" office:value="13.11">
            <text:p>13.11</text:p>
          </table:table-cell>
          <table:table-cell office:value-type="float" office:value="13.02">
            <text:p>13.02</text:p>
          </table:table-cell>
          <table:table-cell office:value-type="float" office:value="144.72">
            <text:p>14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3/2013</text:p>
          </table:table-cell>
          <table:table-cell office:value-type="float" office:value="13.04">
            <text:p>13.04</text:p>
          </table:table-cell>
          <table:table-cell office:value-type="float" office:value="12.95">
            <text:p>12.95</text:p>
          </table:table-cell>
          <table:table-cell office:value-type="float" office:value="143.93">
            <text:p>143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2/2013</text:p>
          </table:table-cell>
          <table:table-cell office:value-type="float" office:value="13">
            <text:p>13</text:p>
          </table:table-cell>
          <table:table-cell office:value-type="float" office:value="12.91">
            <text:p>12.91</text:p>
          </table:table-cell>
          <table:table-cell office:value-type="float" office:value="143.62">
            <text:p>143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0/2013</text:p>
          </table:table-cell>
          <table:table-cell office:value-type="float" office:value="13">
            <text:p>13</text:p>
          </table:table-cell>
          <table:table-cell office:value-type="float" office:value="12.91">
            <text:p>12.91</text:p>
          </table:table-cell>
          <table:table-cell office:value-type="float" office:value="143.62">
            <text:p>143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9/2013</text:p>
          </table:table-cell>
          <table:table-cell office:value-type="float" office:value="13.04">
            <text:p>13.04</text:p>
          </table:table-cell>
          <table:table-cell office:value-type="float" office:value="12.95">
            <text:p>12.95</text:p>
          </table:table-cell>
          <table:table-cell office:value-type="float" office:value="144.02">
            <text:p>144.0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8/2013</text:p>
          </table:table-cell>
          <table:table-cell office:value-type="float" office:value="13.04">
            <text:p>13.04</text:p>
          </table:table-cell>
          <table:table-cell office:value-type="float" office:value="12.95">
            <text:p>12.95</text:p>
          </table:table-cell>
          <table:table-cell office:value-type="float" office:value="144.11">
            <text:p>144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7/2013</text:p>
          </table:table-cell>
          <table:table-cell office:value-type="float" office:value="13.06">
            <text:p>13.06</text:p>
          </table:table-cell>
          <table:table-cell office:value-type="float" office:value="12.97">
            <text:p>12.97</text:p>
          </table:table-cell>
          <table:table-cell office:value-type="float" office:value="144.62">
            <text:p>144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6/2013</text:p>
          </table:table-cell>
          <table:table-cell office:value-type="float" office:value="13.19">
            <text:p>13.19</text:p>
          </table:table-cell>
          <table:table-cell office:value-type="float" office:value="13.1">
            <text:p>13.1</text:p>
          </table:table-cell>
          <table:table-cell office:value-type="float" office:value="145.9">
            <text:p>145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3/2013</text:p>
          </table:table-cell>
          <table:table-cell office:value-type="float" office:value="13.23">
            <text:p>13.23</text:p>
          </table:table-cell>
          <table:table-cell office:value-type="float" office:value="13.14">
            <text:p>13.14</text:p>
          </table:table-cell>
          <table:table-cell office:value-type="float" office:value="146.26">
            <text:p>146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2/2013</text:p>
          </table:table-cell>
          <table:table-cell office:value-type="float" office:value="13.19">
            <text:p>13.19</text:p>
          </table:table-cell>
          <table:table-cell office:value-type="float" office:value="13.1">
            <text:p>13.1</text:p>
          </table:table-cell>
          <table:table-cell office:value-type="float" office:value="145.78">
            <text:p>145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1/2013</text:p>
          </table:table-cell>
          <table:table-cell office:value-type="float" office:value="13.14">
            <text:p>13.14</text:p>
          </table:table-cell>
          <table:table-cell office:value-type="float" office:value="13.05">
            <text:p>13.05</text:p>
          </table:table-cell>
          <table:table-cell office:value-type="float" office:value="145.42">
            <text:p>145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0/2013</text:p>
          </table:table-cell>
          <table:table-cell office:value-type="float" office:value="13.21">
            <text:p>13.21</text:p>
          </table:table-cell>
          <table:table-cell office:value-type="float" office:value="13.12">
            <text:p>13.12</text:p>
          </table:table-cell>
          <table:table-cell office:value-type="float" office:value="146.14">
            <text:p>146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9/2013</text:p>
          </table:table-cell>
          <table:table-cell office:value-type="float" office:value="13.21">
            <text:p>13.21</text:p>
          </table:table-cell>
          <table:table-cell office:value-type="float" office:value="13.12">
            <text:p>13.12</text:p>
          </table:table-cell>
          <table:table-cell office:value-type="float" office:value="146.25">
            <text:p>14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6/2013</text:p>
          </table:table-cell>
          <table:table-cell office:value-type="float" office:value="13.22">
            <text:p>13.22</text:p>
          </table:table-cell>
          <table:table-cell office:value-type="float" office:value="13.13">
            <text:p>13.13</text:p>
          </table:table-cell>
          <table:table-cell office:value-type="float" office:value="146.24">
            <text:p>14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5/2013</text:p>
          </table:table-cell>
          <table:table-cell office:value-type="float" office:value="13.27">
            <text:p>13.27</text:p>
          </table:table-cell>
          <table:table-cell office:value-type="float" office:value="13.18">
            <text:p>13.18</text:p>
          </table:table-cell>
          <table:table-cell office:value-type="float" office:value="146.64">
            <text:p>146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4/2013</text:p>
          </table:table-cell>
          <table:table-cell office:value-type="float" office:value="13.41">
            <text:p>13.41</text:p>
          </table:table-cell>
          <table:table-cell office:value-type="float" office:value="13.32">
            <text:p>13.32</text:p>
          </table:table-cell>
          <table:table-cell office:value-type="float" office:value="148.38">
            <text:p>148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3/2013</text:p>
          </table:table-cell>
          <table:table-cell office:value-type="float" office:value="13.46">
            <text:p>13.46</text:p>
          </table:table-cell>
          <table:table-cell office:value-type="float" office:value="13.37">
            <text:p>13.37</text:p>
          </table:table-cell>
          <table:table-cell office:value-type="float" office:value="148.76">
            <text:p>148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2/2013</text:p>
          </table:table-cell>
          <table:table-cell office:value-type="float" office:value="13.43">
            <text:p>13.43</text:p>
          </table:table-cell>
          <table:table-cell office:value-type="float" office:value="13.34">
            <text:p>13.34</text:p>
          </table:table-cell>
          <table:table-cell office:value-type="float" office:value="148.5">
            <text:p>148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9/2013</text:p>
          </table:table-cell>
          <table:table-cell office:value-type="float" office:value="13.47">
            <text:p>13.47</text:p>
          </table:table-cell>
          <table:table-cell office:value-type="float" office:value="13.37">
            <text:p>13.37</text:p>
          </table:table-cell>
          <table:table-cell office:value-type="float" office:value="149.03">
            <text:p>149.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8/2013</text:p>
          </table:table-cell>
          <table:table-cell office:value-type="float" office:value="13.49">
            <text:p>13.49</text:p>
          </table:table-cell>
          <table:table-cell office:value-type="float" office:value="13.4">
            <text:p>13.4</text:p>
          </table:table-cell>
          <table:table-cell office:value-type="float" office:value="149.34">
            <text:p>149.3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7/2013</text:p>
          </table:table-cell>
          <table:table-cell office:value-type="float" office:value="13.46">
            <text:p>13.46</text:p>
          </table:table-cell>
          <table:table-cell office:value-type="float" office:value="13.37">
            <text:p>13.37</text:p>
          </table:table-cell>
          <table:table-cell office:value-type="float" office:value="148.99">
            <text:p>148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6/2013</text:p>
          </table:table-cell>
          <table:table-cell office:value-type="float" office:value="13.51">
            <text:p>13.51</text:p>
          </table:table-cell>
          <table:table-cell office:value-type="float" office:value="13.42">
            <text:p>13.42</text:p>
          </table:table-cell>
          <table:table-cell office:value-type="float" office:value="149.58">
            <text:p>149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5/2013</text:p>
          </table:table-cell>
          <table:table-cell office:value-type="float" office:value="13.51">
            <text:p>13.51</text:p>
          </table:table-cell>
          <table:table-cell office:value-type="float" office:value="13.42">
            <text:p>13.42</text:p>
          </table:table-cell>
          <table:table-cell office:value-type="float" office:value="149.49">
            <text:p>149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2/2013</text:p>
          </table:table-cell>
          <table:table-cell office:value-type="float" office:value="13.51">
            <text:p>13.51</text:p>
          </table:table-cell>
          <table:table-cell office:value-type="float" office:value="13.42">
            <text:p>13.42</text:p>
          </table:table-cell>
          <table:table-cell office:value-type="float" office:value="149.49">
            <text:p>149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1/2013</text:p>
          </table:table-cell>
          <table:table-cell office:value-type="float" office:value="13.47">
            <text:p>13.47</text:p>
          </table:table-cell>
          <table:table-cell office:value-type="float" office:value="13.38">
            <text:p>13.38</text:p>
          </table:table-cell>
          <table:table-cell office:value-type="float" office:value="148.88">
            <text:p>148.8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1/2013</text:p>
          </table:table-cell>
          <table:table-cell office:value-type="float" office:value="13.38">
            <text:p>13.38</text:p>
          </table:table-cell>
          <table:table-cell office:value-type="float" office:value="13.29">
            <text:p>13.29</text:p>
          </table:table-cell>
          <table:table-cell office:value-type="float" office:value="147.93">
            <text:p>147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0/2013</text:p>
          </table:table-cell>
          <table:table-cell office:value-type="float" office:value="13.4">
            <text:p>13.4</text:p>
          </table:table-cell>
          <table:table-cell office:value-type="float" office:value="13.31">
            <text:p>13.31</text:p>
          </table:table-cell>
          <table:table-cell office:value-type="float" office:value="148.31">
            <text:p>148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9/2013</text:p>
          </table:table-cell>
          <table:table-cell office:value-type="float" office:value="13.38">
            <text:p>13.38</text:p>
          </table:table-cell>
          <table:table-cell office:value-type="float" office:value="13.29">
            <text:p>13.29</text:p>
          </table:table-cell>
          <table:table-cell office:value-type="float" office:value="148.11">
            <text:p>148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6/2013</text:p>
          </table:table-cell>
          <table:table-cell office:value-type="float" office:value="13.43">
            <text:p>13.43</text:p>
          </table:table-cell>
          <table:table-cell office:value-type="float" office:value="13.34">
            <text:p>13.34</text:p>
          </table:table-cell>
          <table:table-cell office:value-type="float" office:value="148.71">
            <text:p>148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5/2013</text:p>
          </table:table-cell>
          <table:table-cell office:value-type="float" office:value="13.45">
            <text:p>13.45</text:p>
          </table:table-cell>
          <table:table-cell office:value-type="float" office:value="13.36">
            <text:p>13.36</text:p>
          </table:table-cell>
          <table:table-cell office:value-type="float" office:value="148.75">
            <text:p>14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4/2013</text:p>
          </table:table-cell>
          <table:table-cell office:value-type="float" office:value="13.45">
            <text:p>13.45</text:p>
          </table:table-cell>
          <table:table-cell office:value-type="float" office:value="13.36">
            <text:p>13.36</text:p>
          </table:table-cell>
          <table:table-cell office:value-type="float" office:value="148.9">
            <text:p>148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3/2013</text:p>
          </table:table-cell>
          <table:table-cell office:value-type="float" office:value="13.49">
            <text:p>13.49</text:p>
          </table:table-cell>
          <table:table-cell office:value-type="float" office:value="13.41">
            <text:p>13.41</text:p>
          </table:table-cell>
          <table:table-cell office:value-type="float" office:value="149.31">
            <text:p>149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2/2013</text:p>
          </table:table-cell>
          <table:table-cell office:value-type="float" office:value="13.48">
            <text:p>13.48</text:p>
          </table:table-cell>
          <table:table-cell office:value-type="float" office:value="13.39">
            <text:p>13.39</text:p>
          </table:table-cell>
          <table:table-cell office:value-type="float" office:value="149.19">
            <text:p>149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9/2013</text:p>
          </table:table-cell>
          <table:table-cell office:value-type="float" office:value="13.45">
            <text:p>13.45</text:p>
          </table:table-cell>
          <table:table-cell office:value-type="float" office:value="13.36">
            <text:p>13.36</text:p>
          </table:table-cell>
          <table:table-cell office:value-type="float" office:value="148.7">
            <text:p>148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8/2013</text:p>
          </table:table-cell>
          <table:table-cell office:value-type="float" office:value="13.43">
            <text:p>13.43</text:p>
          </table:table-cell>
          <table:table-cell office:value-type="float" office:value="13.34">
            <text:p>13.34</text:p>
          </table:table-cell>
          <table:table-cell office:value-type="float" office:value="148.48">
            <text:p>14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7/2013</text:p>
          </table:table-cell>
          <table:table-cell office:value-type="float" office:value="13.39">
            <text:p>13.39</text:p>
          </table:table-cell>
          <table:table-cell office:value-type="float" office:value="13.3">
            <text:p>13.3</text:p>
          </table:table-cell>
          <table:table-cell office:value-type="float" office:value="148.03">
            <text:p>148.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6/2013</text:p>
          </table:table-cell>
          <table:table-cell office:value-type="float" office:value="13.37">
            <text:p>13.37</text:p>
          </table:table-cell>
          <table:table-cell office:value-type="float" office:value="13.28">
            <text:p>13.28</text:p>
          </table:table-cell>
          <table:table-cell office:value-type="float" office:value="147.92">
            <text:p>147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5/2013</text:p>
          </table:table-cell>
          <table:table-cell office:value-type="float" office:value="13.4">
            <text:p>13.4</text:p>
          </table:table-cell>
          <table:table-cell office:value-type="float" office:value="13.31">
            <text:p>13.31</text:p>
          </table:table-cell>
          <table:table-cell office:value-type="float" office:value="148.05">
            <text:p>148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2/2013</text:p>
          </table:table-cell>
          <table:table-cell office:value-type="float" office:value="13.39">
            <text:p>13.39</text:p>
          </table:table-cell>
          <table:table-cell office:value-type="float" office:value="13.3">
            <text:p>13.3</text:p>
          </table:table-cell>
          <table:table-cell office:value-type="float" office:value="148.04">
            <text:p>14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1/2013</text:p>
          </table:table-cell>
          <table:table-cell office:value-type="float" office:value="13.39">
            <text:p>13.39</text:p>
          </table:table-cell>
          <table:table-cell office:value-type="float" office:value="13.3">
            <text:p>13.3</text:p>
          </table:table-cell>
          <table:table-cell office:value-type="float" office:value="148">
            <text:p>1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0/2013</text:p>
          </table:table-cell>
          <table:table-cell office:value-type="float" office:value="13.26">
            <text:p>13.26</text:p>
          </table:table-cell>
          <table:table-cell office:value-type="float" office:value="13.18">
            <text:p>13.18</text:p>
          </table:table-cell>
          <table:table-cell office:value-type="float" office:value="146.49">
            <text:p>146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9/2013</text:p>
          </table:table-cell>
          <table:table-cell office:value-type="float" office:value="13.23">
            <text:p>13.23</text:p>
          </table:table-cell>
          <table:table-cell office:value-type="float" office:value="13.14">
            <text:p>13.14</text:p>
          </table:table-cell>
          <table:table-cell office:value-type="float" office:value="145.89">
            <text:p>14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8/2013</text:p>
          </table:table-cell>
          <table:table-cell office:value-type="float" office:value="13.18">
            <text:p>13.18</text:p>
          </table:table-cell>
          <table:table-cell office:value-type="float" office:value="13.1">
            <text:p>13.1</text:p>
          </table:table-cell>
          <table:table-cell office:value-type="float" office:value="145.09">
            <text:p>145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5/2013</text:p>
          </table:table-cell>
          <table:table-cell office:value-type="float" office:value="13.12">
            <text:p>13.12</text:p>
          </table:table-cell>
          <table:table-cell office:value-type="float" office:value="13.03">
            <text:p>13.03</text:p>
          </table:table-cell>
          <table:table-cell office:value-type="float" office:value="144.34">
            <text:p>144.3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4/2013</text:p>
          </table:table-cell>
          <table:table-cell office:value-type="float" office:value="13.07">
            <text:p>13.07</text:p>
          </table:table-cell>
          <table:table-cell office:value-type="float" office:value="12.99">
            <text:p>12.99</text:p>
          </table:table-cell>
          <table:table-cell office:value-type="float" office:value="143.79">
            <text:p>143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3/2013</text:p>
          </table:table-cell>
          <table:table-cell office:value-type="float" office:value="13.07">
            <text:p>13.07</text:p>
          </table:table-cell>
          <table:table-cell office:value-type="float" office:value="12.99">
            <text:p>12.99</text:p>
          </table:table-cell>
          <table:table-cell office:value-type="float" office:value="143.79">
            <text:p>143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2/2013</text:p>
          </table:table-cell>
          <table:table-cell office:value-type="float" office:value="13.07">
            <text:p>13.07</text:p>
          </table:table-cell>
          <table:table-cell office:value-type="float" office:value="12.98">
            <text:p>12.98</text:p>
          </table:table-cell>
          <table:table-cell office:value-type="float" office:value="143.78">
            <text:p>143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1/2013</text:p>
          </table:table-cell>
          <table:table-cell office:value-type="float" office:value="13.09">
            <text:p>13.09</text:p>
          </table:table-cell>
          <table:table-cell office:value-type="float" office:value="13">
            <text:p>13</text:p>
          </table:table-cell>
          <table:table-cell office:value-type="float" office:value="143.96">
            <text:p>143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8/2013</text:p>
          </table:table-cell>
          <table:table-cell office:value-type="float" office:value="13.04">
            <text:p>13.04</text:p>
          </table:table-cell>
          <table:table-cell office:value-type="float" office:value="12.96">
            <text:p>12.96</text:p>
          </table:table-cell>
          <table:table-cell office:value-type="float" office:value="143.33">
            <text:p>143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7/2013</text:p>
          </table:table-cell>
          <table:table-cell office:value-type="float" office:value="13.06">
            <text:p>13.06</text:p>
          </table:table-cell>
          <table:table-cell office:value-type="float" office:value="12.97">
            <text:p>12.97</text:p>
          </table:table-cell>
          <table:table-cell office:value-type="float" office:value="143.3">
            <text:p>143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6/2013</text:p>
          </table:table-cell>
          <table:table-cell office:value-type="float" office:value="12.99">
            <text:p>12.99</text:p>
          </table:table-cell>
          <table:table-cell office:value-type="float" office:value="12.91">
            <text:p>12.91</text:p>
          </table:table-cell>
          <table:table-cell office:value-type="float" office:value="142.62">
            <text:p>142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5/2013</text:p>
          </table:table-cell>
          <table:table-cell office:value-type="float" office:value="12.93">
            <text:p>12.93</text:p>
          </table:table-cell>
          <table:table-cell office:value-type="float" office:value="12.85">
            <text:p>12.85</text:p>
          </table:table-cell>
          <table:table-cell office:value-type="float" office:value="141.57">
            <text:p>141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4/2013</text:p>
          </table:table-cell>
          <table:table-cell office:value-type="float" office:value="12.9">
            <text:p>12.9</text:p>
          </table:table-cell>
          <table:table-cell office:value-type="float" office:value="12.82">
            <text:p>12.82</text:p>
          </table:table-cell>
          <table:table-cell office:value-type="float" office:value="141.25">
            <text:p>14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1/2013</text:p>
          </table:table-cell>
          <table:table-cell office:value-type="float" office:value="12.97">
            <text:p>12.97</text:p>
          </table:table-cell>
          <table:table-cell office:value-type="float" office:value="12.88">
            <text:p>12.88</text:p>
          </table:table-cell>
          <table:table-cell office:value-type="float" office:value="142.2">
            <text:p>142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0/2013</text:p>
          </table:table-cell>
          <table:table-cell office:value-type="float" office:value="12.91">
            <text:p>12.91</text:p>
          </table:table-cell>
          <table:table-cell office:value-type="float" office:value="12.82">
            <text:p>12.82</text:p>
          </table:table-cell>
          <table:table-cell office:value-type="float" office:value="141.5">
            <text:p>141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9/2013</text:p>
          </table:table-cell>
          <table:table-cell office:value-type="float" office:value="13.11">
            <text:p>13.11</text:p>
          </table:table-cell>
          <table:table-cell office:value-type="float" office:value="13.03">
            <text:p>13.03</text:p>
          </table:table-cell>
          <table:table-cell office:value-type="float" office:value="145.24">
            <text:p>145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8/2013</text:p>
          </table:table-cell>
          <table:table-cell office:value-type="float" office:value="13.21">
            <text:p>13.21</text:p>
          </table:table-cell>
          <table:table-cell office:value-type="float" office:value="13.12">
            <text:p>13.12</text:p>
          </table:table-cell>
          <table:table-cell office:value-type="float" office:value="145.69">
            <text:p>145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7/2013</text:p>
          </table:table-cell>
          <table:table-cell office:value-type="float" office:value="13.18">
            <text:p>13.18</text:p>
          </table:table-cell>
          <table:table-cell office:value-type="float" office:value="13.09">
            <text:p>13.09</text:p>
          </table:table-cell>
          <table:table-cell office:value-type="float" office:value="145.55">
            <text:p>145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4/2013</text:p>
          </table:table-cell>
          <table:table-cell office:value-type="float" office:value="13.11">
            <text:p>13.11</text:p>
          </table:table-cell>
          <table:table-cell office:value-type="float" office:value="13.03">
            <text:p>13.03</text:p>
          </table:table-cell>
          <table:table-cell office:value-type="float" office:value="144.62">
            <text:p>144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3/2013</text:p>
          </table:table-cell>
          <table:table-cell office:value-type="float" office:value="13.12">
            <text:p>13.12</text:p>
          </table:table-cell>
          <table:table-cell office:value-type="float" office:value="13.04">
            <text:p>13.04</text:p>
          </table:table-cell>
          <table:table-cell office:value-type="float" office:value="144.36">
            <text:p>144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2/2013</text:p>
          </table:table-cell>
          <table:table-cell office:value-type="float" office:value="13.06">
            <text:p>13.06</text:p>
          </table:table-cell>
          <table:table-cell office:value-type="float" office:value="12.98">
            <text:p>12.98</text:p>
          </table:table-cell>
          <table:table-cell office:value-type="float" office:value="144.24">
            <text:p>144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1/2013</text:p>
          </table:table-cell>
          <table:table-cell office:value-type="float" office:value="13.1">
            <text:p>13.1</text:p>
          </table:table-cell>
          <table:table-cell office:value-type="float" office:value="13.01">
            <text:p>13.01</text:p>
          </table:table-cell>
          <table:table-cell office:value-type="float" office:value="144.45">
            <text:p>144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0/2013</text:p>
          </table:table-cell>
          <table:table-cell office:value-type="float" office:value="13.14">
            <text:p>13.14</text:p>
          </table:table-cell>
          <table:table-cell office:value-type="float" office:value="13.06">
            <text:p>13.06</text:p>
          </table:table-cell>
          <table:table-cell office:value-type="float" office:value="144.81">
            <text:p>144.8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7/2013</text:p>
          </table:table-cell>
          <table:table-cell office:value-type="float" office:value="13.13">
            <text:p>13.13</text:p>
          </table:table-cell>
          <table:table-cell office:value-type="float" office:value="13.05">
            <text:p>13.05</text:p>
          </table:table-cell>
          <table:table-cell office:value-type="float" office:value="144.57">
            <text:p>14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6/2013</text:p>
          </table:table-cell>
          <table:table-cell office:value-type="float" office:value="13.01">
            <text:p>13.01</text:p>
          </table:table-cell>
          <table:table-cell office:value-type="float" office:value="12.93">
            <text:p>12.93</text:p>
          </table:table-cell>
          <table:table-cell office:value-type="float" office:value="143.11">
            <text:p>143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5/2013</text:p>
          </table:table-cell>
          <table:table-cell office:value-type="float" office:value="12.94">
            <text:p>12.94</text:p>
          </table:table-cell>
          <table:table-cell office:value-type="float" office:value="12.86">
            <text:p>12.86</text:p>
          </table:table-cell>
          <table:table-cell office:value-type="float" office:value="142.42">
            <text:p>142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4/2013</text:p>
          </table:table-cell>
          <table:table-cell office:value-type="float" office:value="13.07">
            <text:p>13.07</text:p>
          </table:table-cell>
          <table:table-cell office:value-type="float" office:value="12.99">
            <text:p>12.99</text:p>
          </table:table-cell>
          <table:table-cell office:value-type="float" office:value="144.07">
            <text:p>144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1/2013</text:p>
          </table:table-cell>
          <table:table-cell office:value-type="float" office:value="13.05">
            <text:p>13.05</text:p>
          </table:table-cell>
          <table:table-cell office:value-type="float" office:value="12.97">
            <text:p>12.97</text:p>
          </table:table-cell>
          <table:table-cell office:value-type="float" office:value="143.88">
            <text:p>143.8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0/2013</text:p>
          </table:table-cell>
          <table:table-cell office:value-type="float" office:value="13.18">
            <text:p>13.18</text:p>
          </table:table-cell>
          <table:table-cell office:value-type="float" office:value="13.1">
            <text:p>13.1</text:p>
          </table:table-cell>
          <table:table-cell office:value-type="float" office:value="145.46">
            <text:p>145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9/2013</text:p>
          </table:table-cell>
          <table:table-cell office:value-type="float" office:value="13.17">
            <text:p>13.17</text:p>
          </table:table-cell>
          <table:table-cell office:value-type="float" office:value="13.09">
            <text:p>13.09</text:p>
          </table:table-cell>
          <table:table-cell office:value-type="float" office:value="145.67">
            <text:p>145.6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8/2013</text:p>
          </table:table-cell>
          <table:table-cell office:value-type="float" office:value="13.27">
            <text:p>13.27</text:p>
          </table:table-cell>
          <table:table-cell office:value-type="float" office:value="13.19">
            <text:p>13.19</text:p>
          </table:table-cell>
          <table:table-cell office:value-type="float" office:value="146.58">
            <text:p>146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7/2013</text:p>
          </table:table-cell>
          <table:table-cell office:value-type="float" office:value="13.24">
            <text:p>13.24</text:p>
          </table:table-cell>
          <table:table-cell office:value-type="float" office:value="13.15">
            <text:p>13.15</text:p>
          </table:table-cell>
          <table:table-cell office:value-type="float" office:value="146.47">
            <text:p>146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4/2013</text:p>
          </table:table-cell>
          <table:table-cell office:value-type="float" office:value="13.24">
            <text:p>13.24</text:p>
          </table:table-cell>
          <table:table-cell office:value-type="float" office:value="13.15">
            <text:p>13.15</text:p>
          </table:table-cell>
          <table:table-cell office:value-type="float" office:value="146.47">
            <text:p>146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3/2013</text:p>
          </table:table-cell>
          <table:table-cell office:value-type="float" office:value="13.26">
            <text:p>13.26</text:p>
          </table:table-cell>
          <table:table-cell office:value-type="float" office:value="13.18">
            <text:p>13.18</text:p>
          </table:table-cell>
          <table:table-cell office:value-type="float" office:value="146.45">
            <text:p>146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2/2013</text:p>
          </table:table-cell>
          <table:table-cell office:value-type="float" office:value="13.33">
            <text:p>13.33</text:p>
          </table:table-cell>
          <table:table-cell office:value-type="float" office:value="13.24">
            <text:p>13.24</text:p>
          </table:table-cell>
          <table:table-cell office:value-type="float" office:value="147.56">
            <text:p>147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1/2013</text:p>
          </table:table-cell>
          <table:table-cell office:value-type="float" office:value="13.36">
            <text:p>13.36</text:p>
          </table:table-cell>
          <table:table-cell office:value-type="float" office:value="13.28">
            <text:p>13.28</text:p>
          </table:table-cell>
          <table:table-cell office:value-type="float" office:value="147.97">
            <text:p>147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0/2013</text:p>
          </table:table-cell>
          <table:table-cell office:value-type="float" office:value="13.33">
            <text:p>13.33</text:p>
          </table:table-cell>
          <table:table-cell office:value-type="float" office:value="13.25">
            <text:p>13.25</text:p>
          </table:table-cell>
          <table:table-cell office:value-type="float" office:value="147.63">
            <text:p>147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7/2013</text:p>
          </table:table-cell>
          <table:table-cell office:value-type="float" office:value="13.37">
            <text:p>13.37</text:p>
          </table:table-cell>
          <table:table-cell office:value-type="float" office:value="13.29">
            <text:p>13.29</text:p>
          </table:table-cell>
          <table:table-cell office:value-type="float" office:value="148.06">
            <text:p>148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6/2013</text:p>
          </table:table-cell>
          <table:table-cell office:value-type="float" office:value="13.34">
            <text:p>13.34</text:p>
          </table:table-cell>
          <table:table-cell office:value-type="float" office:value="13.26">
            <text:p>13.26</text:p>
          </table:table-cell>
          <table:table-cell office:value-type="float" office:value="148.01">
            <text:p>148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5/2013</text:p>
          </table:table-cell>
          <table:table-cell office:value-type="float" office:value="13.45">
            <text:p>13.45</text:p>
          </table:table-cell>
          <table:table-cell office:value-type="float" office:value="13.36">
            <text:p>13.36</text:p>
          </table:table-cell>
          <table:table-cell office:value-type="float" office:value="149.02">
            <text:p>149.0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4/2013</text:p>
          </table:table-cell>
          <table:table-cell office:value-type="float" office:value="13.37">
            <text:p>13.37</text:p>
          </table:table-cell>
          <table:table-cell office:value-type="float" office:value="13.29">
            <text:p>13.29</text:p>
          </table:table-cell>
          <table:table-cell office:value-type="float" office:value="147.96">
            <text:p>147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3/2013</text:p>
          </table:table-cell>
          <table:table-cell office:value-type="float" office:value="13.28">
            <text:p>13.28</text:p>
          </table:table-cell>
          <table:table-cell office:value-type="float" office:value="13.2">
            <text:p>13.2</text:p>
          </table:table-cell>
          <table:table-cell office:value-type="float" office:value="146.94">
            <text:p>146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0/2013</text:p>
          </table:table-cell>
          <table:table-cell office:value-type="float" office:value="13.28">
            <text:p>13.28</text:p>
          </table:table-cell>
          <table:table-cell office:value-type="float" office:value="13.2">
            <text:p>13.2</text:p>
          </table:table-cell>
          <table:table-cell office:value-type="float" office:value="146.71">
            <text:p>146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9/2013</text:p>
          </table:table-cell>
          <table:table-cell office:value-type="float" office:value="13.23">
            <text:p>13.23</text:p>
          </table:table-cell>
          <table:table-cell office:value-type="float" office:value="13.15">
            <text:p>13.15</text:p>
          </table:table-cell>
          <table:table-cell office:value-type="float" office:value="146.5">
            <text:p>146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8/2013</text:p>
          </table:table-cell>
          <table:table-cell office:value-type="float" office:value="13.28">
            <text:p>13.28</text:p>
          </table:table-cell>
          <table:table-cell office:value-type="float" office:value="13.2">
            <text:p>13.2</text:p>
          </table:table-cell>
          <table:table-cell office:value-type="float" office:value="147.07">
            <text:p>147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7/2013</text:p>
          </table:table-cell>
          <table:table-cell office:value-type="float" office:value="13.22">
            <text:p>13.22</text:p>
          </table:table-cell>
          <table:table-cell office:value-type="float" office:value="13.14">
            <text:p>13.14</text:p>
          </table:table-cell>
          <table:table-cell office:value-type="float" office:value="146.22">
            <text:p>146.2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3/2013</text:p>
          </table:table-cell>
          <table:table-cell office:value-type="float" office:value="13.22">
            <text:p>13.22</text:p>
          </table:table-cell>
          <table:table-cell office:value-type="float" office:value="13.14">
            <text:p>13.14</text:p>
          </table:table-cell>
          <table:table-cell office:value-type="float" office:value="145.91">
            <text:p>145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2/2013</text:p>
          </table:table-cell>
          <table:table-cell office:value-type="float" office:value="13.14">
            <text:p>13.14</text:p>
          </table:table-cell>
          <table:table-cell office:value-type="float" office:value="13.06">
            <text:p>13.06</text:p>
          </table:table-cell>
          <table:table-cell office:value-type="float" office:value="145.19">
            <text:p>145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1/2013</text:p>
          </table:table-cell>
          <table:table-cell office:value-type="float" office:value="13.08">
            <text:p>13.08</text:p>
          </table:table-cell>
          <table:table-cell office:value-type="float" office:value="13">
            <text:p>13</text:p>
          </table:table-cell>
          <table:table-cell office:value-type="float" office:value="144.57">
            <text:p>14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30/2013</text:p>
          </table:table-cell>
          <table:table-cell office:value-type="float" office:value="13.13">
            <text:p>13.13</text:p>
          </table:table-cell>
          <table:table-cell office:value-type="float" office:value="13.05">
            <text:p>13.05</text:p>
          </table:table-cell>
          <table:table-cell office:value-type="float" office:value="145.13">
            <text:p>145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9/2013</text:p>
          </table:table-cell>
          <table:table-cell office:value-type="float" office:value="13.11">
            <text:p>13.11</text:p>
          </table:table-cell>
          <table:table-cell office:value-type="float" office:value="13.03">
            <text:p>13.03</text:p>
          </table:table-cell>
          <table:table-cell office:value-type="float" office:value="144.87">
            <text:p>144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6/2013</text:p>
          </table:table-cell>
          <table:table-cell office:value-type="float" office:value="13.07">
            <text:p>13.07</text:p>
          </table:table-cell>
          <table:table-cell office:value-type="float" office:value="12.99">
            <text:p>12.99</text:p>
          </table:table-cell>
          <table:table-cell office:value-type="float" office:value="144.44">
            <text:p>144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5/2013</text:p>
          </table:table-cell>
          <table:table-cell office:value-type="float" office:value="13.08">
            <text:p>13.08</text:p>
          </table:table-cell>
          <table:table-cell office:value-type="float" office:value="13">
            <text:p>13</text:p>
          </table:table-cell>
          <table:table-cell office:value-type="float" office:value="144.45">
            <text:p>144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4/2013</text:p>
          </table:table-cell>
          <table:table-cell office:value-type="float" office:value="13.06">
            <text:p>13.06</text:p>
          </table:table-cell>
          <table:table-cell office:value-type="float" office:value="12.98">
            <text:p>12.98</text:p>
          </table:table-cell>
          <table:table-cell office:value-type="float" office:value="144.21">
            <text:p>144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3/2013</text:p>
          </table:table-cell>
          <table:table-cell office:value-type="float" office:value="13.14">
            <text:p>13.14</text:p>
          </table:table-cell>
          <table:table-cell office:value-type="float" office:value="13.07">
            <text:p>13.07</text:p>
          </table:table-cell>
          <table:table-cell office:value-type="float" office:value="145.18">
            <text:p>145.1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2/2013</text:p>
          </table:table-cell>
          <table:table-cell office:value-type="float" office:value="13.07">
            <text:p>13.07</text:p>
          </table:table-cell>
          <table:table-cell office:value-type="float" office:value="13">
            <text:p>13</text:p>
          </table:table-cell>
          <table:table-cell office:value-type="float" office:value="144.27">
            <text:p>144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9/2013</text:p>
          </table:table-cell>
          <table:table-cell office:value-type="float" office:value="13.06">
            <text:p>13.06</text:p>
          </table:table-cell>
          <table:table-cell office:value-type="float" office:value="12.98">
            <text:p>12.98</text:p>
          </table:table-cell>
          <table:table-cell office:value-type="float" office:value="144.07">
            <text:p>144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8/2013</text:p>
          </table:table-cell>
          <table:table-cell office:value-type="float" office:value="12.97">
            <text:p>12.97</text:p>
          </table:table-cell>
          <table:table-cell office:value-type="float" office:value="12.89">
            <text:p>12.89</text:p>
          </table:table-cell>
          <table:table-cell office:value-type="float" office:value="143.16">
            <text:p>143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7/2013</text:p>
          </table:table-cell>
          <table:table-cell office:value-type="float" office:value="13.01">
            <text:p>13.01</text:p>
          </table:table-cell>
          <table:table-cell office:value-type="float" office:value="12.94">
            <text:p>12.94</text:p>
          </table:table-cell>
          <table:table-cell office:value-type="float" office:value="143.89">
            <text:p>143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6/2013</text:p>
          </table:table-cell>
          <table:table-cell office:value-type="float" office:value="13.07">
            <text:p>13.07</text:p>
          </table:table-cell>
          <table:table-cell office:value-type="float" office:value="13">
            <text:p>13</text:p>
          </table:table-cell>
          <table:table-cell office:value-type="float" office:value="144.29">
            <text:p>144.2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5/2013</text:p>
          </table:table-cell>
          <table:table-cell office:value-type="float" office:value="12.94">
            <text:p>12.94</text:p>
          </table:table-cell>
          <table:table-cell office:value-type="float" office:value="12.86">
            <text:p>12.86</text:p>
          </table:table-cell>
          <table:table-cell office:value-type="float" office:value="143">
            <text:p>1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2/2013</text:p>
          </table:table-cell>
          <table:table-cell office:value-type="float" office:value="13.06">
            <text:p>13.06</text:p>
          </table:table-cell>
          <table:table-cell office:value-type="float" office:value="12.98">
            <text:p>12.98</text:p>
          </table:table-cell>
          <table:table-cell office:value-type="float" office:value="144.35">
            <text:p>144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1/2013</text:p>
          </table:table-cell>
          <table:table-cell office:value-type="float" office:value="13.08">
            <text:p>13.08</text:p>
          </table:table-cell>
          <table:table-cell office:value-type="float" office:value="13">
            <text:p>13</text:p>
          </table:table-cell>
          <table:table-cell office:value-type="float" office:value="144.63">
            <text:p>144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0/2013</text:p>
          </table:table-cell>
          <table:table-cell office:value-type="float" office:value="13.04">
            <text:p>13.04</text:p>
          </table:table-cell>
          <table:table-cell office:value-type="float" office:value="12.97">
            <text:p>12.97</text:p>
          </table:table-cell>
          <table:table-cell office:value-type="float" office:value="144.05">
            <text:p>14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9/2013</text:p>
          </table:table-cell>
          <table:table-cell office:value-type="float" office:value="12.96">
            <text:p>12.96</text:p>
          </table:table-cell>
          <table:table-cell office:value-type="float" office:value="12.89">
            <text:p>12.89</text:p>
          </table:table-cell>
          <table:table-cell office:value-type="float" office:value="143.05">
            <text:p>143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8/2013</text:p>
          </table:table-cell>
          <table:table-cell office:value-type="float" office:value="12.96">
            <text:p>12.96</text:p>
          </table:table-cell>
          <table:table-cell office:value-type="float" office:value="12.88">
            <text:p>12.88</text:p>
          </table:table-cell>
          <table:table-cell office:value-type="float" office:value="143.01">
            <text:p>143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5/2013</text:p>
          </table:table-cell>
          <table:table-cell office:value-type="float" office:value="12.9">
            <text:p>12.9</text:p>
          </table:table-cell>
          <table:table-cell office:value-type="float" office:value="12.82">
            <text:p>12.82</text:p>
          </table:table-cell>
          <table:table-cell office:value-type="float" office:value="142.24">
            <text:p>142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4/2013</text:p>
          </table:table-cell>
          <table:table-cell office:value-type="float" office:value="12.94">
            <text:p>12.94</text:p>
          </table:table-cell>
          <table:table-cell office:value-type="float" office:value="12.86">
            <text:p>12.86</text:p>
          </table:table-cell>
          <table:table-cell office:value-type="float" office:value="142.54">
            <text:p>142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3/2013</text:p>
          </table:table-cell>
          <table:table-cell office:value-type="float" office:value="12.88">
            <text:p>12.88</text:p>
          </table:table-cell>
          <table:table-cell office:value-type="float" office:value="12.81">
            <text:p>12.81</text:p>
          </table:table-cell>
          <table:table-cell office:value-type="float" office:value="142.36">
            <text:p>142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2/2013</text:p>
          </table:table-cell>
          <table:table-cell office:value-type="float" office:value="12.9">
            <text:p>12.9</text:p>
          </table:table-cell>
          <table:table-cell office:value-type="float" office:value="12.82">
            <text:p>12.82</text:p>
          </table:table-cell>
          <table:table-cell office:value-type="float" office:value="142.31">
            <text:p>142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8/2013</text:p>
          </table:table-cell>
          <table:table-cell office:value-type="float" office:value="12.91">
            <text:p>12.91</text:p>
          </table:table-cell>
          <table:table-cell office:value-type="float" office:value="12.83">
            <text:p>12.83</text:p>
          </table:table-cell>
          <table:table-cell office:value-type="float" office:value="142.47">
            <text:p>142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7/2013</text:p>
          </table:table-cell>
          <table:table-cell office:value-type="float" office:value="12.83">
            <text:p>12.83</text:p>
          </table:table-cell>
          <table:table-cell office:value-type="float" office:value="12.75">
            <text:p>12.75</text:p>
          </table:table-cell>
          <table:table-cell office:value-type="float" office:value="141.52">
            <text:p>141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6/2013</text:p>
          </table:table-cell>
          <table:table-cell office:value-type="float" office:value="12.83">
            <text:p>12.83</text:p>
          </table:table-cell>
          <table:table-cell office:value-type="float" office:value="12.76">
            <text:p>12.76</text:p>
          </table:table-cell>
          <table:table-cell office:value-type="float" office:value="141.6">
            <text:p>141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5/2013</text:p>
          </table:table-cell>
          <table:table-cell office:value-type="float" office:value="12.75">
            <text:p>12.75</text:p>
          </table:table-cell>
          <table:table-cell office:value-type="float" office:value="12.68">
            <text:p>12.68</text:p>
          </table:table-cell>
          <table:table-cell office:value-type="float" office:value="140.76">
            <text:p>140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2/2013</text:p>
          </table:table-cell>
          <table:table-cell office:value-type="float" office:value="12.77">
            <text:p>12.77</text:p>
          </table:table-cell>
          <table:table-cell office:value-type="float" office:value="12.7">
            <text:p>12.7</text:p>
          </table:table-cell>
          <table:table-cell office:value-type="float" office:value="140.9">
            <text:p>140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1/2013</text:p>
          </table:table-cell>
          <table:table-cell office:value-type="float" office:value="12.71">
            <text:p>12.71</text:p>
          </table:table-cell>
          <table:table-cell office:value-type="float" office:value="12.64">
            <text:p>12.64</text:p>
          </table:table-cell>
          <table:table-cell office:value-type="float" office:value="140.4">
            <text:p>140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0/2013</text:p>
          </table:table-cell>
          <table:table-cell office:value-type="float" office:value="12.76">
            <text:p>12.76</text:p>
          </table:table-cell>
          <table:table-cell office:value-type="float" office:value="12.68">
            <text:p>12.68</text:p>
          </table:table-cell>
          <table:table-cell office:value-type="float" office:value="140.74">
            <text:p>140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9/2013</text:p>
          </table:table-cell>
          <table:table-cell office:value-type="float" office:value="12.7">
            <text:p>12.7</text:p>
          </table:table-cell>
          <table:table-cell office:value-type="float" office:value="12.63">
            <text:p>12.63</text:p>
          </table:table-cell>
          <table:table-cell office:value-type="float" office:value="140.23">
            <text:p>140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8/2013</text:p>
          </table:table-cell>
          <table:table-cell office:value-type="float" office:value="12.7">
            <text:p>12.7</text:p>
          </table:table-cell>
          <table:table-cell office:value-type="float" office:value="12.62">
            <text:p>12.62</text:p>
          </table:table-cell>
          <table:table-cell office:value-type="float" office:value="140.81">
            <text:p>140.8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5/2013</text:p>
          </table:table-cell>
          <table:table-cell office:value-type="float" office:value="12.75">
            <text:p>12.75</text:p>
          </table:table-cell>
          <table:table-cell office:value-type="float" office:value="12.67">
            <text:p>12.67</text:p>
          </table:table-cell>
          <table:table-cell office:value-type="float" office:value="140.81">
            <text:p>140.8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4/2013</text:p>
          </table:table-cell>
          <table:table-cell office:value-type="float" office:value="12.76">
            <text:p>12.76</text:p>
          </table:table-cell>
          <table:table-cell office:value-type="float" office:value="12.69">
            <text:p>12.69</text:p>
          </table:table-cell>
          <table:table-cell office:value-type="float" office:value="140.73">
            <text:p>140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3/2013</text:p>
          </table:table-cell>
          <table:table-cell office:value-type="float" office:value="12.7">
            <text:p>12.7</text:p>
          </table:table-cell>
          <table:table-cell office:value-type="float" office:value="12.63">
            <text:p>12.63</text:p>
          </table:table-cell>
          <table:table-cell office:value-type="float" office:value="140.08">
            <text:p>140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2/2013</text:p>
          </table:table-cell>
          <table:table-cell office:value-type="float" office:value="12.69">
            <text:p>12.69</text:p>
          </table:table-cell>
          <table:table-cell office:value-type="float" office:value="12.61">
            <text:p>12.61</text:p>
          </table:table-cell>
          <table:table-cell office:value-type="float" office:value="140.05">
            <text:p>140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1/2013</text:p>
          </table:table-cell>
          <table:table-cell office:value-type="float" office:value="12.71">
            <text:p>12.71</text:p>
          </table:table-cell>
          <table:table-cell office:value-type="float" office:value="12.64">
            <text:p>12.64</text:p>
          </table:table-cell>
          <table:table-cell office:value-type="float" office:value="140.24">
            <text:p>140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8/2013</text:p>
          </table:table-cell>
          <table:table-cell office:value-type="float" office:value="12.68">
            <text:p>12.68</text:p>
          </table:table-cell>
          <table:table-cell office:value-type="float" office:value="12.61">
            <text:p>12.61</text:p>
          </table:table-cell>
          <table:table-cell office:value-type="float" office:value="139.84">
            <text:p>139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7/2013</text:p>
          </table:table-cell>
          <table:table-cell office:value-type="float" office:value="12.66">
            <text:p>12.66</text:p>
          </table:table-cell>
          <table:table-cell office:value-type="float" office:value="12.59">
            <text:p>12.59</text:p>
          </table:table-cell>
          <table:table-cell office:value-type="float" office:value="139.75">
            <text:p>13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6/2013</text:p>
          </table:table-cell>
          <table:table-cell office:value-type="float" office:value="12.63">
            <text:p>12.63</text:p>
          </table:table-cell>
          <table:table-cell office:value-type="float" office:value="12.56">
            <text:p>12.56</text:p>
          </table:table-cell>
          <table:table-cell office:value-type="float" office:value="139.42">
            <text:p>139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5/2013</text:p>
          </table:table-cell>
          <table:table-cell office:value-type="float" office:value="12.61">
            <text:p>12.61</text:p>
          </table:table-cell>
          <table:table-cell office:value-type="float" office:value="12.54">
            <text:p>12.54</text:p>
          </table:table-cell>
          <table:table-cell office:value-type="float" office:value="139.07">
            <text:p>139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4/2013</text:p>
          </table:table-cell>
          <table:table-cell office:value-type="float" office:value="12.52">
            <text:p>12.52</text:p>
          </table:table-cell>
          <table:table-cell office:value-type="float" office:value="12.45">
            <text:p>12.45</text:p>
          </table:table-cell>
          <table:table-cell office:value-type="float" office:value="138.27">
            <text:p>138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1/2013</text:p>
          </table:table-cell>
          <table:table-cell office:value-type="float" office:value="12.48">
            <text:p>12.48</text:p>
          </table:table-cell>
          <table:table-cell office:value-type="float" office:value="12.41">
            <text:p>12.41</text:p>
          </table:table-cell>
          <table:table-cell office:value-type="float" office:value="137.67">
            <text:p>137.6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8/2013</text:p>
          </table:table-cell>
          <table:table-cell office:value-type="float" office:value="12.43">
            <text:p>12.43</text:p>
          </table:table-cell>
          <table:table-cell office:value-type="float" office:value="12.36">
            <text:p>12.36</text:p>
          </table:table-cell>
          <table:table-cell office:value-type="float" office:value="137.39">
            <text:p>137.3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7/2013</text:p>
          </table:table-cell>
          <table:table-cell office:value-type="float" office:value="12.42">
            <text:p>12.42</text:p>
          </table:table-cell>
          <table:table-cell office:value-type="float" office:value="12.35">
            <text:p>12.35</text:p>
          </table:table-cell>
          <table:table-cell office:value-type="float" office:value="136.99">
            <text:p>136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6/2013</text:p>
          </table:table-cell>
          <table:table-cell office:value-type="float" office:value="12.33">
            <text:p>12.33</text:p>
          </table:table-cell>
          <table:table-cell office:value-type="float" office:value="12.26">
            <text:p>12.26</text:p>
          </table:table-cell>
          <table:table-cell office:value-type="float" office:value="136.1">
            <text:p>136.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5/2013</text:p>
          </table:table-cell>
          <table:table-cell office:value-type="float" office:value="12.31">
            <text:p>12.31</text:p>
          </table:table-cell>
          <table:table-cell office:value-type="float" office:value="12.25">
            <text:p>12.25</text:p>
          </table:table-cell>
          <table:table-cell office:value-type="float" office:value="135.93">
            <text:p>135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2/2013</text:p>
          </table:table-cell>
          <table:table-cell office:value-type="float" office:value="12.42">
            <text:p>12.42</text:p>
          </table:table-cell>
          <table:table-cell office:value-type="float" office:value="12.35">
            <text:p>12.35</text:p>
          </table:table-cell>
          <table:table-cell office:value-type="float" office:value="136.99">
            <text:p>136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1/2013</text:p>
          </table:table-cell>
          <table:table-cell office:value-type="float" office:value="12.36">
            <text:p>12.36</text:p>
          </table:table-cell>
          <table:table-cell office:value-type="float" office:value="12.29">
            <text:p>12.29</text:p>
          </table:table-cell>
          <table:table-cell office:value-type="float" office:value="136.49">
            <text:p>136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0/2013</text:p>
          </table:table-cell>
          <table:table-cell office:value-type="float" office:value="12.42">
            <text:p>12.42</text:p>
          </table:table-cell>
          <table:table-cell office:value-type="float" office:value="12.35">
            <text:p>12.35</text:p>
          </table:table-cell>
          <table:table-cell office:value-type="float" office:value="137.21">
            <text:p>137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9/2013</text:p>
          </table:table-cell>
          <table:table-cell office:value-type="float" office:value="12.46">
            <text:p>12.46</text:p>
          </table:table-cell>
          <table:table-cell office:value-type="float" office:value="12.39">
            <text:p>12.39</text:p>
          </table:table-cell>
          <table:table-cell office:value-type="float" office:value="137.53">
            <text:p>137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8/2013</text:p>
          </table:table-cell>
          <table:table-cell office:value-type="float" office:value="12.39">
            <text:p>12.39</text:p>
          </table:table-cell>
          <table:table-cell office:value-type="float" office:value="12.33">
            <text:p>12.33</text:p>
          </table:table-cell>
          <table:table-cell office:value-type="float" office:value="136.72">
            <text:p>136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5/2013</text:p>
          </table:table-cell>
          <table:table-cell office:value-type="float" office:value="12.39">
            <text:p>12.39</text:p>
          </table:table-cell>
          <table:table-cell office:value-type="float" office:value="12.33">
            <text:p>12.33</text:p>
          </table:table-cell>
          <table:table-cell office:value-type="float" office:value="136.72">
            <text:p>136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4/2013</text:p>
          </table:table-cell>
          <table:table-cell office:value-type="float" office:value="12.39">
            <text:p>12.39</text:p>
          </table:table-cell>
          <table:table-cell office:value-type="float" office:value="12.32">
            <text:p>12.32</text:p>
          </table:table-cell>
          <table:table-cell office:value-type="float" office:value="136.86">
            <text:p>136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3/2013</text:p>
          </table:table-cell>
          <table:table-cell office:value-type="float" office:value="12.38">
            <text:p>12.38</text:p>
          </table:table-cell>
          <table:table-cell office:value-type="float" office:value="12.32">
            <text:p>12.32</text:p>
          </table:table-cell>
          <table:table-cell office:value-type="float" office:value="136.73">
            <text:p>136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2/2013</text:p>
          </table:table-cell>
          <table:table-cell office:value-type="float" office:value="12.39">
            <text:p>12.39</text:p>
          </table:table-cell>
          <table:table-cell office:value-type="float" office:value="12.33">
            <text:p>12.33</text:p>
          </table:table-cell>
          <table:table-cell office:value-type="float" office:value="137.11">
            <text:p>137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1/2013</text:p>
          </table:table-cell>
          <table:table-cell office:value-type="float" office:value="12.37">
            <text:p>12.37</text:p>
          </table:table-cell>
          <table:table-cell office:value-type="float" office:value="12.3">
            <text:p>12.3</text:p>
          </table:table-cell>
          <table:table-cell office:value-type="float" office:value="136.56">
            <text:p>136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8/2013</text:p>
          </table:table-cell>
          <table:table-cell office:value-type="float" office:value="12.4">
            <text:p>12.4</text:p>
          </table:table-cell>
          <table:table-cell office:value-type="float" office:value="12.33">
            <text:p>12.33</text:p>
          </table:table-cell>
          <table:table-cell office:value-type="float" office:value="137.07">
            <text:p>137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7/2013</text:p>
          </table:table-cell>
          <table:table-cell office:value-type="float" office:value="12.36">
            <text:p>12.36</text:p>
          </table:table-cell>
          <table:table-cell office:value-type="float" office:value="12.3">
            <text:p>12.3</text:p>
          </table:table-cell>
          <table:table-cell office:value-type="float" office:value="136.77">
            <text:p>136.7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6/2013</text:p>
          </table:table-cell>
          <table:table-cell office:value-type="float" office:value="12.37">
            <text:p>12.37</text:p>
          </table:table-cell>
          <table:table-cell office:value-type="float" office:value="12.3">
            <text:p>12.3</text:p>
          </table:table-cell>
          <table:table-cell office:value-type="float" office:value="136.79">
            <text:p>136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5/2013</text:p>
          </table:table-cell>
          <table:table-cell office:value-type="float" office:value="12.32">
            <text:p>12.32</text:p>
          </table:table-cell>
          <table:table-cell office:value-type="float" office:value="12.25">
            <text:p>12.25</text:p>
          </table:table-cell>
          <table:table-cell office:value-type="float" office:value="135.97">
            <text:p>135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4/2013</text:p>
          </table:table-cell>
          <table:table-cell office:value-type="float" office:value="12.27">
            <text:p>12.27</text:p>
          </table:table-cell>
          <table:table-cell office:value-type="float" office:value="12.2">
            <text:p>12.2</text:p>
          </table:table-cell>
          <table:table-cell office:value-type="float" office:value="135.68">
            <text:p>135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1/2013</text:p>
          </table:table-cell>
          <table:table-cell office:value-type="float" office:value="12.34">
            <text:p>12.34</text:p>
          </table:table-cell>
          <table:table-cell office:value-type="float" office:value="12.28">
            <text:p>12.28</text:p>
          </table:table-cell>
          <table:table-cell office:value-type="float" office:value="136.51">
            <text:p>136.5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1/2013</text:p>
          </table:table-cell>
          <table:table-cell office:value-type="float" office:value="12.29">
            <text:p>12.29</text:p>
          </table:table-cell>
          <table:table-cell office:value-type="float" office:value="12.22">
            <text:p>12.22</text:p>
          </table:table-cell>
          <table:table-cell office:value-type="float" office:value="136.01">
            <text:p>136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0/2013</text:p>
          </table:table-cell>
          <table:table-cell office:value-type="float" office:value="12.3">
            <text:p>12.3</text:p>
          </table:table-cell>
          <table:table-cell office:value-type="float" office:value="12.24">
            <text:p>12.24</text:p>
          </table:table-cell>
          <table:table-cell office:value-type="float" office:value="136.22">
            <text:p>136.2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9/2013</text:p>
          </table:table-cell>
          <table:table-cell office:value-type="float" office:value="12.31">
            <text:p>12.31</text:p>
          </table:table-cell>
          <table:table-cell office:value-type="float" office:value="12.24">
            <text:p>12.24</text:p>
          </table:table-cell>
          <table:table-cell office:value-type="float" office:value="136.17">
            <text:p>136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8/2013</text:p>
          </table:table-cell>
          <table:table-cell office:value-type="float" office:value="12.28">
            <text:p>12.28</text:p>
          </table:table-cell>
          <table:table-cell office:value-type="float" office:value="12.21">
            <text:p>12.21</text:p>
          </table:table-cell>
          <table:table-cell office:value-type="float" office:value="135.97">
            <text:p>135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5/2013</text:p>
          </table:table-cell>
          <table:table-cell office:value-type="float" office:value="12.32">
            <text:p>12.32</text:p>
          </table:table-cell>
          <table:table-cell office:value-type="float" office:value="12.26">
            <text:p>12.26</text:p>
          </table:table-cell>
          <table:table-cell office:value-type="float" office:value="136.29">
            <text:p>136.2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4/2013</text:p>
          </table:table-cell>
          <table:table-cell office:value-type="float" office:value="12.25">
            <text:p>12.25</text:p>
          </table:table-cell>
          <table:table-cell office:value-type="float" office:value="12.18">
            <text:p>12.18</text:p>
          </table:table-cell>
          <table:table-cell office:value-type="float" office:value="135.5">
            <text:p>135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3/2013</text:p>
          </table:table-cell>
          <table:table-cell office:value-type="float" office:value="12.23">
            <text:p>12.23</text:p>
          </table:table-cell>
          <table:table-cell office:value-type="float" office:value="12.16">
            <text:p>12.16</text:p>
          </table:table-cell>
          <table:table-cell office:value-type="float" office:value="135.34">
            <text:p>135.3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2/2013</text:p>
          </table:table-cell>
          <table:table-cell office:value-type="float" office:value="12.21">
            <text:p>12.21</text:p>
          </table:table-cell>
          <table:table-cell office:value-type="float" office:value="12.15">
            <text:p>12.15</text:p>
          </table:table-cell>
          <table:table-cell office:value-type="float" office:value="135.3">
            <text:p>135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1/2013</text:p>
          </table:table-cell>
          <table:table-cell office:value-type="float" office:value="12.2">
            <text:p>12.2</text:p>
          </table:table-cell>
          <table:table-cell office:value-type="float" office:value="12.13">
            <text:p>12.13</text:p>
          </table:table-cell>
          <table:table-cell office:value-type="float" office:value="135.03">
            <text:p>135.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8/2013</text:p>
          </table:table-cell>
          <table:table-cell office:value-type="float" office:value="12.2">
            <text:p>12.2</text:p>
          </table:table-cell>
          <table:table-cell office:value-type="float" office:value="12.13">
            <text:p>12.13</text:p>
          </table:table-cell>
          <table:table-cell office:value-type="float" office:value="135.03">
            <text:p>135.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7/2013</text:p>
          </table:table-cell>
          <table:table-cell office:value-type="float" office:value="12.2">
            <text:p>12.2</text:p>
          </table:table-cell>
          <table:table-cell office:value-type="float" office:value="12.14">
            <text:p>12.14</text:p>
          </table:table-cell>
          <table:table-cell office:value-type="float" office:value="134.99">
            <text:p>134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6/2013</text:p>
          </table:table-cell>
          <table:table-cell office:value-type="float" office:value="12.16">
            <text:p>12.16</text:p>
          </table:table-cell>
          <table:table-cell office:value-type="float" office:value="12.09">
            <text:p>12.09</text:p>
          </table:table-cell>
          <table:table-cell office:value-type="float" office:value="134.6">
            <text:p>134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5/2013</text:p>
          </table:table-cell>
          <table:table-cell office:value-type="float" office:value="12.15">
            <text:p>12.15</text:p>
          </table:table-cell>
          <table:table-cell office:value-type="float" office:value="12.09">
            <text:p>12.09</text:p>
          </table:table-cell>
          <table:table-cell office:value-type="float" office:value="134.69">
            <text:p>134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4/2013</text:p>
          </table:table-cell>
          <table:table-cell office:value-type="float" office:value="12.12">
            <text:p>12.12</text:p>
          </table:table-cell>
          <table:table-cell office:value-type="float" office:value="12.05">
            <text:p>12.05</text:p>
          </table:table-cell>
          <table:table-cell office:value-type="float" office:value="134.16">
            <text:p>134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1/2013</text:p>
          </table:table-cell>
          <table:table-cell office:value-type="float" office:value="12.1">
            <text:p>12.1</text:p>
          </table:table-cell>
          <table:table-cell office:value-type="float" office:value="12.03">
            <text:p>12.03</text:p>
          </table:table-cell>
          <table:table-cell office:value-type="float" office:value="134.04">
            <text:p>134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0/2013</text:p>
          </table:table-cell>
          <table:table-cell office:value-type="float" office:value="12.09">
            <text:p>12.09</text:p>
          </table:table-cell>
          <table:table-cell office:value-type="float" office:value="12.03">
            <text:p>12.03</text:p>
          </table:table-cell>
          <table:table-cell office:value-type="float" office:value="133.84">
            <text:p>133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9/2013</text:p>
          </table:table-cell>
          <table:table-cell office:value-type="float" office:value="12.04">
            <text:p>12.04</text:p>
          </table:table-cell>
          <table:table-cell office:value-type="float" office:value="11.98">
            <text:p>11.98</text:p>
          </table:table-cell>
          <table:table-cell office:value-type="float" office:value="133.31">
            <text:p>133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8/2013</text:p>
          </table:table-cell>
          <table:table-cell office:value-type="float" office:value="12.01">
            <text:p>12.01</text:p>
          </table:table-cell>
          <table:table-cell office:value-type="float" office:value="11.95">
            <text:p>11.95</text:p>
          </table:table-cell>
          <table:table-cell office:value-type="float" office:value="133.17">
            <text:p>133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7/2013</text:p>
          </table:table-cell>
          <table:table-cell office:value-type="float" office:value="11.99">
            <text:p>11.99</text:p>
          </table:table-cell>
          <table:table-cell office:value-type="float" office:value="11.93">
            <text:p>11.93</text:p>
          </table:table-cell>
          <table:table-cell office:value-type="float" office:value="132.85">
            <text:p>132.8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4/2013</text:p>
          </table:table-cell>
          <table:table-cell office:value-type="float" office:value="11.98">
            <text:p>11.98</text:p>
          </table:table-cell>
          <table:table-cell office:value-type="float" office:value="11.91">
            <text:p>11.91</text:p>
          </table:table-cell>
          <table:table-cell office:value-type="float" office:value="132.63">
            <text:p>132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3/2013</text:p>
          </table:table-cell>
          <table:table-cell office:value-type="float" office:value="11.95">
            <text:p>11.95</text:p>
          </table:table-cell>
          <table:table-cell office:value-type="float" office:value="11.89">
            <text:p>11.89</text:p>
          </table:table-cell>
          <table:table-cell office:value-type="float" office:value="132.36">
            <text:p>132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2/2013</text:p>
          </table:table-cell>
          <table:table-cell office:value-type="float" office:value="11.97">
            <text:p>11.97</text:p>
          </table:table-cell>
          <table:table-cell office:value-type="float" office:value="11.91">
            <text:p>11.91</text:p>
          </table:table-cell>
          <table:table-cell office:value-type="float" office:value="132.4">
            <text:p>132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1/2012</text:p>
          </table:table-cell>
          <table:table-cell office:value-type="float" office:value="11.82">
            <text:p>11.82</text:p>
          </table:table-cell>
          <table:table-cell office:value-type="float" office:value="11.76">
            <text:p>11.76</text:p>
          </table:table-cell>
          <table:table-cell office:value-type="float" office:value="131.07">
            <text:p>13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8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0.29">
            <text:p>130.2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7/2012</text:p>
          </table:table-cell>
          <table:table-cell office:value-type="float" office:value="11.82">
            <text:p>11.82</text:p>
          </table:table-cell>
          <table:table-cell office:value-type="float" office:value="11.75">
            <text:p>11.75</text:p>
          </table:table-cell>
          <table:table-cell office:value-type="float" office:value="131.9">
            <text:p>131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4/2012</text:p>
          </table:table-cell>
          <table:table-cell office:value-type="float" office:value="11.9">
            <text:p>11.9</text:p>
          </table:table-cell>
          <table:table-cell office:value-type="float" office:value="11.84">
            <text:p>11.84</text:p>
          </table:table-cell>
          <table:table-cell office:value-type="float" office:value="131.9">
            <text:p>131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1/2012</text:p>
          </table:table-cell>
          <table:table-cell office:value-type="float" office:value="11.95">
            <text:p>11.95</text:p>
          </table:table-cell>
          <table:table-cell office:value-type="float" office:value="11.89">
            <text:p>11.89</text:p>
          </table:table-cell>
          <table:table-cell office:value-type="float" office:value="132.44">
            <text:p>132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0/2012</text:p>
          </table:table-cell>
          <table:table-cell office:value-type="float" office:value="12.01">
            <text:p>12.01</text:p>
          </table:table-cell>
          <table:table-cell office:value-type="float" office:value="11.95">
            <text:p>11.95</text:p>
          </table:table-cell>
          <table:table-cell office:value-type="float" office:value="133.18">
            <text:p>133.1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9/2012</text:p>
          </table:table-cell>
          <table:table-cell office:value-type="float" office:value="11.98">
            <text:p>11.98</text:p>
          </table:table-cell>
          <table:table-cell office:value-type="float" office:value="11.92">
            <text:p>11.92</text:p>
          </table:table-cell>
          <table:table-cell office:value-type="float" office:value="133.09">
            <text:p>133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8/2012</text:p>
          </table:table-cell>
          <table:table-cell office:value-type="float" office:value="12.01">
            <text:p>12.01</text:p>
          </table:table-cell>
          <table:table-cell office:value-type="float" office:value="11.95">
            <text:p>11.95</text:p>
          </table:table-cell>
          <table:table-cell office:value-type="float" office:value="133.22">
            <text:p>133.2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7/2012</text:p>
          </table:table-cell>
          <table:table-cell office:value-type="float" office:value="11.95">
            <text:p>11.95</text:p>
          </table:table-cell>
          <table:table-cell office:value-type="float" office:value="11.89">
            <text:p>11.89</text:p>
          </table:table-cell>
          <table:table-cell office:value-type="float" office:value="132.62">
            <text:p>132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4/2012</text:p>
          </table:table-cell>
          <table:table-cell office:value-type="float" office:value="11.89">
            <text:p>11.89</text:p>
          </table:table-cell>
          <table:table-cell office:value-type="float" office:value="11.83">
            <text:p>11.83</text:p>
          </table:table-cell>
          <table:table-cell office:value-type="float" office:value="131.96">
            <text:p>131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3/2012</text:p>
          </table:table-cell>
          <table:table-cell office:value-type="float" office:value="11.98">
            <text:p>11.98</text:p>
          </table:table-cell>
          <table:table-cell office:value-type="float" office:value="11.9">
            <text:p>11.9</text:p>
          </table:table-cell>
          <table:table-cell office:value-type="float" office:value="132.24">
            <text:p>132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2/2012</text:p>
          </table:table-cell>
          <table:table-cell office:value-type="float" office:value="12.08">
            <text:p>12.08</text:p>
          </table:table-cell>
          <table:table-cell office:value-type="float" office:value="12">
            <text:p>12</text:p>
          </table:table-cell>
          <table:table-cell office:value-type="float" office:value="133.29">
            <text:p>133.2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1/2012</text:p>
          </table:table-cell>
          <table:table-cell office:value-type="float" office:value="12.13">
            <text:p>12.13</text:p>
          </table:table-cell>
          <table:table-cell office:value-type="float" office:value="12.05">
            <text:p>12.05</text:p>
          </table:table-cell>
          <table:table-cell office:value-type="float" office:value="133.92">
            <text:p>133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0/2012</text:p>
          </table:table-cell>
          <table:table-cell office:value-type="float" office:value="12.07">
            <text:p>12.07</text:p>
          </table:table-cell>
          <table:table-cell office:value-type="float" office:value="11.99">
            <text:p>11.99</text:p>
          </table:table-cell>
          <table:table-cell office:value-type="float" office:value="133.24">
            <text:p>133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7/2012</text:p>
          </table:table-cell>
          <table:table-cell office:value-type="float" office:value="12.05">
            <text:p>12.05</text:p>
          </table:table-cell>
          <table:table-cell office:value-type="float" office:value="11.97">
            <text:p>11.97</text:p>
          </table:table-cell>
          <table:table-cell office:value-type="float" office:value="133.08">
            <text:p>13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6/2012</text:p>
          </table:table-cell>
          <table:table-cell office:value-type="float" office:value="12.05">
            <text:p>12.05</text:p>
          </table:table-cell>
          <table:table-cell office:value-type="float" office:value="11.97">
            <text:p>11.97</text:p>
          </table:table-cell>
          <table:table-cell office:value-type="float" office:value="133.08">
            <text:p>13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5/2012</text:p>
          </table:table-cell>
          <table:table-cell office:value-type="float" office:value="12.04">
            <text:p>12.04</text:p>
          </table:table-cell>
          <table:table-cell office:value-type="float" office:value="11.96">
            <text:p>11.96</text:p>
          </table:table-cell>
          <table:table-cell office:value-type="float" office:value="132.94">
            <text:p>132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4/2012</text:p>
          </table:table-cell>
          <table:table-cell office:value-type="float" office:value="12.04">
            <text:p>12.04</text:p>
          </table:table-cell>
          <table:table-cell office:value-type="float" office:value="11.96">
            <text:p>11.96</text:p>
          </table:table-cell>
          <table:table-cell office:value-type="float" office:value="132.98">
            <text:p>132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3/2012</text:p>
          </table:table-cell>
          <table:table-cell office:value-type="float" office:value="12.01">
            <text:p>12.01</text:p>
          </table:table-cell>
          <table:table-cell office:value-type="float" office:value="11.92">
            <text:p>11.92</text:p>
          </table:table-cell>
          <table:table-cell office:value-type="float" office:value="132.55">
            <text:p>132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30/2012</text:p>
          </table:table-cell>
          <table:table-cell office:value-type="float" office:value="12.03">
            <text:p>12.03</text:p>
          </table:table-cell>
          <table:table-cell office:value-type="float" office:value="11.94">
            <text:p>11.94</text:p>
          </table:table-cell>
          <table:table-cell office:value-type="float" office:value="132.7">
            <text:p>132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9/2012</text:p>
          </table:table-cell>
          <table:table-cell office:value-type="float" office:value="12.01">
            <text:p>12.01</text:p>
          </table:table-cell>
          <table:table-cell office:value-type="float" office:value="11.93">
            <text:p>11.93</text:p>
          </table:table-cell>
          <table:table-cell office:value-type="float" office:value="132.56">
            <text:p>132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8/2012</text:p>
          </table:table-cell>
          <table:table-cell office:value-type="float" office:value="11.98">
            <text:p>11.98</text:p>
          </table:table-cell>
          <table:table-cell office:value-type="float" office:value="11.9">
            <text:p>11.9</text:p>
          </table:table-cell>
          <table:table-cell office:value-type="float" office:value="132.17">
            <text:p>132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7/2012</text:p>
          </table:table-cell>
          <table:table-cell office:value-type="float" office:value="11.92">
            <text:p>11.92</text:p>
          </table:table-cell>
          <table:table-cell office:value-type="float" office:value="11.84">
            <text:p>11.84</text:p>
          </table:table-cell>
          <table:table-cell office:value-type="float" office:value="131.7">
            <text:p>131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6/2012</text:p>
          </table:table-cell>
          <table:table-cell office:value-type="float" office:value="11.91">
            <text:p>11.91</text:p>
          </table:table-cell>
          <table:table-cell office:value-type="float" office:value="11.83">
            <text:p>11.83</text:p>
          </table:table-cell>
          <table:table-cell office:value-type="float" office:value="131.5">
            <text:p>131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3/2012</text:p>
          </table:table-cell>
          <table:table-cell office:value-type="float" office:value="11.93">
            <text:p>11.93</text:p>
          </table:table-cell>
          <table:table-cell office:value-type="float" office:value="11.85">
            <text:p>11.85</text:p>
          </table:table-cell>
          <table:table-cell office:value-type="float" office:value="131.67">
            <text:p>131.6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2/2012</text:p>
          </table:table-cell>
          <table:table-cell office:value-type="float" office:value="11.84">
            <text:p>11.84</text:p>
          </table:table-cell>
          <table:table-cell office:value-type="float" office:value="11.76">
            <text:p>11.76</text:p>
          </table:table-cell>
          <table:table-cell office:value-type="float" office:value="130.71">
            <text:p>130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1/2012</text:p>
          </table:table-cell>
          <table:table-cell office:value-type="float" office:value="11.84">
            <text:p>11.84</text:p>
          </table:table-cell>
          <table:table-cell office:value-type="float" office:value="11.76">
            <text:p>11.76</text:p>
          </table:table-cell>
          <table:table-cell office:value-type="float" office:value="130.71">
            <text:p>130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0/2012</text:p>
          </table:table-cell>
          <table:table-cell office:value-type="float" office:value="11.83">
            <text:p>11.83</text:p>
          </table:table-cell>
          <table:table-cell office:value-type="float" office:value="11.75">
            <text:p>11.75</text:p>
          </table:table-cell>
          <table:table-cell office:value-type="float" office:value="130.59">
            <text:p>130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9/2012</text:p>
          </table:table-cell>
          <table:table-cell office:value-type="float" office:value="11.83">
            <text:p>11.83</text:p>
          </table:table-cell>
          <table:table-cell office:value-type="float" office:value="11.76">
            <text:p>11.76</text:p>
          </table:table-cell>
          <table:table-cell office:value-type="float" office:value="130.68">
            <text:p>130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6/2012</text:p>
          </table:table-cell>
          <table:table-cell office:value-type="float" office:value="11.71">
            <text:p>11.71</text:p>
          </table:table-cell>
          <table:table-cell office:value-type="float" office:value="11.64">
            <text:p>11.64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5/2012</text:p>
          </table:table-cell>
          <table:table-cell office:value-type="float" office:value="11.69">
            <text:p>11.69</text:p>
          </table:table-cell>
          <table:table-cell office:value-type="float" office:value="11.62">
            <text:p>11.62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4/2012</text:p>
          </table:table-cell>
          <table:table-cell office:value-type="float" office:value="11.72">
            <text:p>11.72</text:p>
          </table:table-cell>
          <table:table-cell office:value-type="float" office:value="11.65">
            <text:p>11.65</text:p>
          </table:table-cell>
          <table:table-cell office:value-type="float" office:value="129.7">
            <text:p>129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3/2012</text:p>
          </table:table-cell>
          <table:table-cell office:value-type="float" office:value="11.8">
            <text:p>11.8</text:p>
          </table:table-cell>
          <table:table-cell office:value-type="float" office:value="11.72">
            <text:p>11.72</text:p>
          </table:table-cell>
          <table:table-cell office:value-type="float" office:value="130.44">
            <text:p>130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2/2012</text:p>
          </table:table-cell>
          <table:table-cell office:value-type="float" office:value="11.81">
            <text:p>11.81</text:p>
          </table:table-cell>
          <table:table-cell office:value-type="float" office:value="11.73">
            <text:p>11.73</text:p>
          </table:table-cell>
          <table:table-cell office:value-type="float" office:value="130.7">
            <text:p>130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9/2012</text:p>
          </table:table-cell>
          <table:table-cell office:value-type="float" office:value="11.82">
            <text:p>11.82</text:p>
          </table:table-cell>
          <table:table-cell office:value-type="float" office:value="11.74">
            <text:p>11.74</text:p>
          </table:table-cell>
          <table:table-cell office:value-type="float" office:value="130.7">
            <text:p>130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8/2012</text:p>
          </table:table-cell>
          <table:table-cell office:value-type="float" office:value="11.78">
            <text:p>11.78</text:p>
          </table:table-cell>
          <table:table-cell office:value-type="float" office:value="11.7">
            <text:p>11.7</text:p>
          </table:table-cell>
          <table:table-cell office:value-type="float" office:value="130.27">
            <text:p>130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7/2012</text:p>
          </table:table-cell>
          <table:table-cell office:value-type="float" office:value="11.85">
            <text:p>11.85</text:p>
          </table:table-cell>
          <table:table-cell office:value-type="float" office:value="11.77">
            <text:p>11.77</text:p>
          </table:table-cell>
          <table:table-cell office:value-type="float" office:value="131.17">
            <text:p>131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6/2012</text:p>
          </table:table-cell>
          <table:table-cell office:value-type="float" office:value="11.99">
            <text:p>11.99</text:p>
          </table:table-cell>
          <table:table-cell office:value-type="float" office:value="11.91">
            <text:p>11.91</text:p>
          </table:table-cell>
          <table:table-cell office:value-type="float" office:value="132.46">
            <text:p>132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5/2012</text:p>
          </table:table-cell>
          <table:table-cell office:value-type="float" office:value="11.95">
            <text:p>11.95</text:p>
          </table:table-cell>
          <table:table-cell office:value-type="float" office:value="11.87">
            <text:p>11.87</text:p>
          </table:table-cell>
          <table:table-cell office:value-type="float" office:value="132.12">
            <text:p>132.1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2/2012</text:p>
          </table:table-cell>
          <table:table-cell office:value-type="float" office:value="11.94">
            <text:p>11.94</text:p>
          </table:table-cell>
          <table:table-cell office:value-type="float" office:value="11.86">
            <text:p>11.86</text:p>
          </table:table-cell>
          <table:table-cell office:value-type="float" office:value="132.16">
            <text:p>132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1/2012</text:p>
          </table:table-cell>
          <table:table-cell office:value-type="float" office:value="12.01">
            <text:p>12.01</text:p>
          </table:table-cell>
          <table:table-cell office:value-type="float" office:value="11.93">
            <text:p>11.93</text:p>
          </table:table-cell>
          <table:table-cell office:value-type="float" office:value="132.74">
            <text:p>132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1/2012</text:p>
          </table:table-cell>
          <table:table-cell office:value-type="float" office:value="11.93">
            <text:p>11.93</text:p>
          </table:table-cell>
          <table:table-cell office:value-type="float" office:value="11.85">
            <text:p>11.85</text:p>
          </table:table-cell>
          <table:table-cell office:value-type="float" office:value="131.92">
            <text:p>131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0/2012</text:p>
          </table:table-cell>
          <table:table-cell office:value-type="float" office:value="11.95">
            <text:p>11.95</text:p>
          </table:table-cell>
          <table:table-cell office:value-type="float" office:value="11.88">
            <text:p>11.88</text:p>
          </table:table-cell>
          <table:table-cell office:value-type="float" office:value="132.14">
            <text:p>132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9/2012</text:p>
          </table:table-cell>
          <table:table-cell office:value-type="float" office:value="11.95">
            <text:p>11.95</text:p>
          </table:table-cell>
          <table:table-cell office:value-type="float" office:value="11.88">
            <text:p>11.88</text:p>
          </table:table-cell>
          <table:table-cell office:value-type="float" office:value="132.22">
            <text:p>132.2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6/2012</text:p>
          </table:table-cell>
          <table:table-cell office:value-type="float" office:value="11.95">
            <text:p>11.95</text:p>
          </table:table-cell>
          <table:table-cell office:value-type="float" office:value="11.88">
            <text:p>11.88</text:p>
          </table:table-cell>
          <table:table-cell office:value-type="float" office:value="132.22">
            <text:p>132.2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5/2012</text:p>
          </table:table-cell>
          <table:table-cell office:value-type="float" office:value="11.97">
            <text:p>11.97</text:p>
          </table:table-cell>
          <table:table-cell office:value-type="float" office:value="11.9">
            <text:p>11.9</text:p>
          </table:table-cell>
          <table:table-cell office:value-type="float" office:value="132.52">
            <text:p>132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4/2012</text:p>
          </table:table-cell>
          <table:table-cell office:value-type="float" office:value="11.92">
            <text:p>11.92</text:p>
          </table:table-cell>
          <table:table-cell office:value-type="float" office:value="11.84">
            <text:p>11.84</text:p>
          </table:table-cell>
          <table:table-cell office:value-type="float" office:value="131.91">
            <text:p>131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3/2012</text:p>
          </table:table-cell>
          <table:table-cell office:value-type="float" office:value="11.91">
            <text:p>11.91</text:p>
          </table:table-cell>
          <table:table-cell office:value-type="float" office:value="11.83">
            <text:p>11.83</text:p>
          </table:table-cell>
          <table:table-cell office:value-type="float" office:value="131.91">
            <text:p>131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2/2012</text:p>
          </table:table-cell>
          <table:table-cell office:value-type="float" office:value="12">
            <text:p>12</text:p>
          </table:table-cell>
          <table:table-cell office:value-type="float" office:value="11.92">
            <text:p>11.92</text:p>
          </table:table-cell>
          <table:table-cell office:value-type="float" office:value="132.76">
            <text:p>132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9/2012</text:p>
          </table:table-cell>
          <table:table-cell office:value-type="float" office:value="11.99">
            <text:p>11.99</text:p>
          </table:table-cell>
          <table:table-cell office:value-type="float" office:value="11.92">
            <text:p>11.92</text:p>
          </table:table-cell>
          <table:table-cell office:value-type="float" office:value="132.97">
            <text:p>132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8/2012</text:p>
          </table:table-cell>
          <table:table-cell office:value-type="float" office:value="12.1">
            <text:p>12.1</text:p>
          </table:table-cell>
          <table:table-cell office:value-type="float" office:value="12.03">
            <text:p>12.03</text:p>
          </table:table-cell>
          <table:table-cell office:value-type="float" office:value="134.12">
            <text:p>134.1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7/2012</text:p>
          </table:table-cell>
          <table:table-cell office:value-type="float" office:value="12.15">
            <text:p>12.15</text:p>
          </table:table-cell>
          <table:table-cell office:value-type="float" office:value="12.07">
            <text:p>12.07</text:p>
          </table:table-cell>
          <table:table-cell office:value-type="float" office:value="134.52">
            <text:p>134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6/2012</text:p>
          </table:table-cell>
          <table:table-cell office:value-type="float" office:value="12.14">
            <text:p>12.14</text:p>
          </table:table-cell>
          <table:table-cell office:value-type="float" office:value="12.06">
            <text:p>12.06</text:p>
          </table:table-cell>
          <table:table-cell office:value-type="float" office:value="134.26">
            <text:p>134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5/2012</text:p>
          </table:table-cell>
          <table:table-cell office:value-type="float" office:value="12.06">
            <text:p>12.06</text:p>
          </table:table-cell>
          <table:table-cell office:value-type="float" office:value="11.99">
            <text:p>11.99</text:p>
          </table:table-cell>
          <table:table-cell office:value-type="float" office:value="133.4">
            <text:p>133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2/2012</text:p>
          </table:table-cell>
          <table:table-cell office:value-type="float" office:value="12.02">
            <text:p>12.02</text:p>
          </table:table-cell>
          <table:table-cell office:value-type="float" office:value="11.94">
            <text:p>11.94</text:p>
          </table:table-cell>
          <table:table-cell office:value-type="float" office:value="133.11">
            <text:p>133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1/2012</text:p>
          </table:table-cell>
          <table:table-cell office:value-type="float" office:value="12.02">
            <text:p>12.02</text:p>
          </table:table-cell>
          <table:table-cell office:value-type="float" office:value="11.94">
            <text:p>11.94</text:p>
          </table:table-cell>
          <table:table-cell office:value-type="float" office:value="133.03">
            <text:p>133.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0/2012</text:p>
          </table:table-cell>
          <table:table-cell office:value-type="float" office:value="12.02">
            <text:p>12.02</text:p>
          </table:table-cell>
          <table:table-cell office:value-type="float" office:value="11.95">
            <text:p>11.95</text:p>
          </table:table-cell>
          <table:table-cell office:value-type="float" office:value="133.14">
            <text:p>133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9/2012</text:p>
          </table:table-cell>
          <table:table-cell office:value-type="float" office:value="12.09">
            <text:p>12.09</text:p>
          </table:table-cell>
          <table:table-cell office:value-type="float" office:value="12.01">
            <text:p>12.01</text:p>
          </table:table-cell>
          <table:table-cell office:value-type="float" office:value="134.06">
            <text:p>134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8/2012</text:p>
          </table:table-cell>
          <table:table-cell office:value-type="float" office:value="12.19">
            <text:p>12.19</text:p>
          </table:table-cell>
          <table:table-cell office:value-type="float" office:value="12.12">
            <text:p>12.12</text:p>
          </table:table-cell>
          <table:table-cell office:value-type="float" office:value="135.33">
            <text:p>135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5/2012</text:p>
          </table:table-cell>
          <table:table-cell office:value-type="float" office:value="12.21">
            <text:p>12.21</text:p>
          </table:table-cell>
          <table:table-cell office:value-type="float" office:value="12.13">
            <text:p>12.13</text:p>
          </table:table-cell>
          <table:table-cell office:value-type="float" office:value="135.33">
            <text:p>135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4/2012</text:p>
          </table:table-cell>
          <table:table-cell office:value-type="float" office:value="12.22">
            <text:p>12.22</text:p>
          </table:table-cell>
          <table:table-cell office:value-type="float" office:value="12.14">
            <text:p>12.14</text:p>
          </table:table-cell>
          <table:table-cell office:value-type="float" office:value="135.28">
            <text:p>135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3/2012</text:p>
          </table:table-cell>
          <table:table-cell office:value-type="float" office:value="12.15">
            <text:p>12.15</text:p>
          </table:table-cell>
          <table:table-cell office:value-type="float" office:value="12.07">
            <text:p>12.07</text:p>
          </table:table-cell>
          <table:table-cell office:value-type="float" office:value="134.48">
            <text:p>134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2/2012</text:p>
          </table:table-cell>
          <table:table-cell office:value-type="float" office:value="12.15">
            <text:p>12.15</text:p>
          </table:table-cell>
          <table:table-cell office:value-type="float" office:value="12.08">
            <text:p>12.08</text:p>
          </table:table-cell>
          <table:table-cell office:value-type="float" office:value="134.72">
            <text:p>13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1/2012</text:p>
          </table:table-cell>
          <table:table-cell office:value-type="float" office:value="12.16">
            <text:p>12.16</text:p>
          </table:table-cell>
          <table:table-cell office:value-type="float" office:value="12.09">
            <text:p>12.09</text:p>
          </table:table-cell>
          <table:table-cell office:value-type="float" office:value="134.79">
            <text:p>134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8/2012</text:p>
          </table:table-cell>
          <table:table-cell office:value-type="float" office:value="12.15">
            <text:p>12.15</text:p>
          </table:table-cell>
          <table:table-cell office:value-type="float" office:value="12.08">
            <text:p>12.08</text:p>
          </table:table-cell>
          <table:table-cell office:value-type="float" office:value="134.78">
            <text:p>134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7/2012</text:p>
          </table:table-cell>
          <table:table-cell office:value-type="float" office:value="12.21">
            <text:p>12.21</text:p>
          </table:table-cell>
          <table:table-cell office:value-type="float" office:value="12.14">
            <text:p>12.14</text:p>
          </table:table-cell>
          <table:table-cell office:value-type="float" office:value="135.23">
            <text:p>135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6/2012</text:p>
          </table:table-cell>
          <table:table-cell office:value-type="float" office:value="12.12">
            <text:p>12.12</text:p>
          </table:table-cell>
          <table:table-cell office:value-type="float" office:value="12.05">
            <text:p>12.05</text:p>
          </table:table-cell>
          <table:table-cell office:value-type="float" office:value="134.37">
            <text:p>134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5/2012</text:p>
          </table:table-cell>
          <table:table-cell office:value-type="float" office:value="12.17">
            <text:p>12.17</text:p>
          </table:table-cell>
          <table:table-cell office:value-type="float" office:value="12.09">
            <text:p>12.09</text:p>
          </table:table-cell>
          <table:table-cell office:value-type="float" office:value="135.06">
            <text:p>135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4/2012</text:p>
          </table:table-cell>
          <table:table-cell office:value-type="float" office:value="12.18">
            <text:p>12.18</text:p>
          </table:table-cell>
          <table:table-cell office:value-type="float" office:value="12.1">
            <text:p>12.1</text:p>
          </table:table-cell>
          <table:table-cell office:value-type="float" office:value="134.95">
            <text:p>134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1/2012</text:p>
          </table:table-cell>
          <table:table-cell office:value-type="float" office:value="12.17">
            <text:p>12.17</text:p>
          </table:table-cell>
          <table:table-cell office:value-type="float" office:value="12.09">
            <text:p>12.09</text:p>
          </table:table-cell>
          <table:table-cell office:value-type="float" office:value="134.91">
            <text:p>134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0/2012</text:p>
          </table:table-cell>
          <table:table-cell office:value-type="float" office:value="12.13">
            <text:p>12.13</text:p>
          </table:table-cell>
          <table:table-cell office:value-type="float" office:value="12.05">
            <text:p>12.05</text:p>
          </table:table-cell>
          <table:table-cell office:value-type="float" office:value="134.34">
            <text:p>134.3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9/2012</text:p>
          </table:table-cell>
          <table:table-cell office:value-type="float" office:value="12.11">
            <text:p>12.11</text:p>
          </table:table-cell>
          <table:table-cell office:value-type="float" office:value="12.03">
            <text:p>12.03</text:p>
          </table:table-cell>
          <table:table-cell office:value-type="float" office:value="134.31">
            <text:p>134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8/2012</text:p>
          </table:table-cell>
          <table:table-cell office:value-type="float" office:value="12.1">
            <text:p>12.1</text:p>
          </table:table-cell>
          <table:table-cell office:value-type="float" office:value="12.02">
            <text:p>12.02</text:p>
          </table:table-cell>
          <table:table-cell office:value-type="float" office:value="134.13">
            <text:p>134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7/2012</text:p>
          </table:table-cell>
          <table:table-cell office:value-type="float" office:value="12.11">
            <text:p>12.11</text:p>
          </table:table-cell>
          <table:table-cell office:value-type="float" office:value="12.04">
            <text:p>12.04</text:p>
          </table:table-cell>
          <table:table-cell office:value-type="float" office:value="134.21">
            <text:p>134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4/2012</text:p>
          </table:table-cell>
          <table:table-cell office:value-type="float" office:value="12.12">
            <text:p>12.12</text:p>
          </table:table-cell>
          <table:table-cell office:value-type="float" office:value="12.04">
            <text:p>12.04</text:p>
          </table:table-cell>
          <table:table-cell office:value-type="float" office:value="134.31">
            <text:p>134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3/2012</text:p>
          </table:table-cell>
          <table:table-cell office:value-type="float" office:value="12.17">
            <text:p>12.17</text:p>
          </table:table-cell>
          <table:table-cell office:value-type="float" office:value="12.09">
            <text:p>12.09</text:p>
          </table:table-cell>
          <table:table-cell office:value-type="float" office:value="134.71">
            <text:p>134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2/2012</text:p>
          </table:table-cell>
          <table:table-cell office:value-type="float" office:value="12.08">
            <text:p>12.08</text:p>
          </table:table-cell>
          <table:table-cell office:value-type="float" office:value="12">
            <text:p>12</text:p>
          </table:table-cell>
          <table:table-cell office:value-type="float" office:value="133.89">
            <text:p>133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1/2012</text:p>
          </table:table-cell>
          <table:table-cell office:value-type="float" office:value="12.03">
            <text:p>12.03</text:p>
          </table:table-cell>
          <table:table-cell office:value-type="float" office:value="11.95">
            <text:p>11.95</text:p>
          </table:table-cell>
          <table:table-cell office:value-type="float" office:value="133.31">
            <text:p>133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0/2012</text:p>
          </table:table-cell>
          <table:table-cell office:value-type="float" office:value="11.99">
            <text:p>11.99</text:p>
          </table:table-cell>
          <table:table-cell office:value-type="float" office:value="11.92">
            <text:p>11.92</text:p>
          </table:table-cell>
          <table:table-cell office:value-type="float" office:value="133.01">
            <text:p>133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7/2012</text:p>
          </table:table-cell>
          <table:table-cell office:value-type="float" office:value="12.04">
            <text:p>12.04</text:p>
          </table:table-cell>
          <table:table-cell office:value-type="float" office:value="11.97">
            <text:p>11.97</text:p>
          </table:table-cell>
          <table:table-cell office:value-type="float" office:value="133.6">
            <text:p>133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6/2012</text:p>
          </table:table-cell>
          <table:table-cell office:value-type="float" office:value="12.05">
            <text:p>12.05</text:p>
          </table:table-cell>
          <table:table-cell office:value-type="float" office:value="11.98">
            <text:p>11.98</text:p>
          </table:table-cell>
          <table:table-cell office:value-type="float" office:value="133.4">
            <text:p>133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5/2012</text:p>
          </table:table-cell>
          <table:table-cell office:value-type="float" office:value="11.91">
            <text:p>11.91</text:p>
          </table:table-cell>
          <table:table-cell office:value-type="float" office:value="11.84">
            <text:p>11.84</text:p>
          </table:table-cell>
          <table:table-cell office:value-type="float" office:value="132.08">
            <text:p>132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4/2012</text:p>
          </table:table-cell>
          <table:table-cell office:value-type="float" office:value="11.87">
            <text:p>11.87</text:p>
          </table:table-cell>
          <table:table-cell office:value-type="float" office:value="11.8">
            <text:p>11.8</text:p>
          </table:table-cell>
          <table:table-cell office:value-type="float" office:value="131.98">
            <text:p>131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3/2012</text:p>
          </table:table-cell>
          <table:table-cell office:value-type="float" office:value="11.91">
            <text:p>11.91</text:p>
          </table:table-cell>
          <table:table-cell office:value-type="float" office:value="11.83">
            <text:p>11.83</text:p>
          </table:table-cell>
          <table:table-cell office:value-type="float" office:value="132.27">
            <text:p>132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1/2012</text:p>
          </table:table-cell>
          <table:table-cell office:value-type="float" office:value="11.91">
            <text:p>11.91</text:p>
          </table:table-cell>
          <table:table-cell office:value-type="float" office:value="11.83">
            <text:p>11.83</text:p>
          </table:table-cell>
          <table:table-cell office:value-type="float" office:value="132.27">
            <text:p>132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0/2012</text:p>
          </table:table-cell>
          <table:table-cell office:value-type="float" office:value="11.86">
            <text:p>11.86</text:p>
          </table:table-cell>
          <table:table-cell office:value-type="float" office:value="11.79">
            <text:p>11.79</text:p>
          </table:table-cell>
          <table:table-cell office:value-type="float" office:value="131.91">
            <text:p>131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9/2012</text:p>
          </table:table-cell>
          <table:table-cell office:value-type="float" office:value="11.93">
            <text:p>11.93</text:p>
          </table:table-cell>
          <table:table-cell office:value-type="float" office:value="11.86">
            <text:p>11.86</text:p>
          </table:table-cell>
          <table:table-cell office:value-type="float" office:value="132.53">
            <text:p>132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8/2012</text:p>
          </table:table-cell>
          <table:table-cell office:value-type="float" office:value="11.9">
            <text:p>11.9</text:p>
          </table:table-cell>
          <table:table-cell office:value-type="float" office:value="11.83">
            <text:p>11.83</text:p>
          </table:table-cell>
          <table:table-cell office:value-type="float" office:value="132.28">
            <text:p>132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7/2012</text:p>
          </table:table-cell>
          <table:table-cell office:value-type="float" office:value="11.9">
            <text:p>11.9</text:p>
          </table:table-cell>
          <table:table-cell office:value-type="float" office:value="11.83">
            <text:p>11.83</text:p>
          </table:table-cell>
          <table:table-cell office:value-type="float" office:value="132">
            <text:p>1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4/2012</text:p>
          </table:table-cell>
          <table:table-cell office:value-type="float" office:value="11.92">
            <text:p>11.92</text:p>
          </table:table-cell>
          <table:table-cell office:value-type="float" office:value="11.85">
            <text:p>11.85</text:p>
          </table:table-cell>
          <table:table-cell office:value-type="float" office:value="132.16">
            <text:p>132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3/2012</text:p>
          </table:table-cell>
          <table:table-cell office:value-type="float" office:value="11.88">
            <text:p>11.88</text:p>
          </table:table-cell>
          <table:table-cell office:value-type="float" office:value="11.8">
            <text:p>11.8</text:p>
          </table:table-cell>
          <table:table-cell office:value-type="float" office:value="131.71">
            <text:p>131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2/2012</text:p>
          </table:table-cell>
          <table:table-cell office:value-type="float" office:value="11.92">
            <text:p>11.92</text:p>
          </table:table-cell>
          <table:table-cell office:value-type="float" office:value="11.84">
            <text:p>11.84</text:p>
          </table:table-cell>
          <table:table-cell office:value-type="float" office:value="131.91">
            <text:p>131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1/2012</text:p>
          </table:table-cell>
          <table:table-cell office:value-type="float" office:value="11.92">
            <text:p>11.92</text:p>
          </table:table-cell>
          <table:table-cell office:value-type="float" office:value="11.85">
            <text:p>11.85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0/2012</text:p>
          </table:table-cell>
          <table:table-cell office:value-type="float" office:value="11.9">
            <text:p>11.9</text:p>
          </table:table-cell>
          <table:table-cell office:value-type="float" office:value="11.82">
            <text:p>11.82</text:p>
          </table:table-cell>
          <table:table-cell office:value-type="float" office:value="131.81">
            <text:p>131.8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7/2012</text:p>
          </table:table-cell>
          <table:table-cell office:value-type="float" office:value="11.89">
            <text:p>11.89</text:p>
          </table:table-cell>
          <table:table-cell office:value-type="float" office:value="11.82">
            <text:p>11.82</text:p>
          </table:table-cell>
          <table:table-cell office:value-type="float" office:value="131.77">
            <text:p>131.7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6/2012</text:p>
          </table:table-cell>
          <table:table-cell office:value-type="float" office:value="11.9">
            <text:p>11.9</text:p>
          </table:table-cell>
          <table:table-cell office:value-type="float" office:value="11.82">
            <text:p>11.82</text:p>
          </table:table-cell>
          <table:table-cell office:value-type="float" office:value="131.86">
            <text:p>13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5/2012</text:p>
          </table:table-cell>
          <table:table-cell office:value-type="float" office:value="11.89">
            <text:p>11.89</text:p>
          </table:table-cell>
          <table:table-cell office:value-type="float" office:value="11.82">
            <text:p>11.82</text:p>
          </table:table-cell>
          <table:table-cell office:value-type="float" office:value="131.79">
            <text:p>131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4/2012</text:p>
          </table:table-cell>
          <table:table-cell office:value-type="float" office:value="11.87">
            <text:p>11.87</text:p>
          </table:table-cell>
          <table:table-cell office:value-type="float" office:value="11.79">
            <text:p>11.79</text:p>
          </table:table-cell>
          <table:table-cell office:value-type="float" office:value="131.53">
            <text:p>13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3/2012</text:p>
          </table:table-cell>
          <table:table-cell office:value-type="float" office:value="11.87">
            <text:p>11.87</text:p>
          </table:table-cell>
          <table:table-cell office:value-type="float" office:value="11.8">
            <text:p>11.8</text:p>
          </table:table-cell>
          <table:table-cell office:value-type="float" office:value="131.6">
            <text:p>131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0/2012</text:p>
          </table:table-cell>
          <table:table-cell office:value-type="float" office:value="11.86">
            <text:p>11.86</text:p>
          </table:table-cell>
          <table:table-cell office:value-type="float" office:value="11.79">
            <text:p>11.79</text:p>
          </table:table-cell>
          <table:table-cell office:value-type="float" office:value="131.53">
            <text:p>13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9/2012</text:p>
          </table:table-cell>
          <table:table-cell office:value-type="float" office:value="11.84">
            <text:p>11.84</text:p>
          </table:table-cell>
          <table:table-cell office:value-type="float" office:value="11.77">
            <text:p>11.77</text:p>
          </table:table-cell>
          <table:table-cell office:value-type="float" office:value="131.32">
            <text:p>131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8/2012</text:p>
          </table:table-cell>
          <table:table-cell office:value-type="float" office:value="11.85">
            <text:p>11.85</text:p>
          </table:table-cell>
          <table:table-cell office:value-type="float" office:value="11.78">
            <text:p>11.78</text:p>
          </table:table-cell>
          <table:table-cell office:value-type="float" office:value="131.4">
            <text:p>131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7/2012</text:p>
          </table:table-cell>
          <table:table-cell office:value-type="float" office:value="11.83">
            <text:p>11.83</text:p>
          </table:table-cell>
          <table:table-cell office:value-type="float" office:value="11.76">
            <text:p>11.76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6/2012</text:p>
          </table:table-cell>
          <table:table-cell office:value-type="float" office:value="11.79">
            <text:p>11.79</text:p>
          </table:table-cell>
          <table:table-cell office:value-type="float" office:value="11.72">
            <text:p>11.72</text:p>
          </table:table-cell>
          <table:table-cell office:value-type="float" office:value="130.42">
            <text:p>130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3/2012</text:p>
          </table:table-cell>
          <table:table-cell office:value-type="float" office:value="11.77">
            <text:p>11.77</text:p>
          </table:table-cell>
          <table:table-cell office:value-type="float" office:value="11.7">
            <text:p>11.7</text:p>
          </table:table-cell>
          <table:table-cell office:value-type="float" office:value="130.42">
            <text:p>130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2/2012</text:p>
          </table:table-cell>
          <table:table-cell office:value-type="float" office:value="11.67">
            <text:p>11.67</text:p>
          </table:table-cell>
          <table:table-cell office:value-type="float" office:value="11.6">
            <text:p>11.6</text:p>
          </table:table-cell>
          <table:table-cell office:value-type="float" office:value="129.47">
            <text:p>129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1/2012</text:p>
          </table:table-cell>
          <table:table-cell office:value-type="float" office:value="11.72">
            <text:p>11.72</text:p>
          </table:table-cell>
          <table:table-cell office:value-type="float" office:value="11.65">
            <text:p>11.65</text:p>
          </table:table-cell>
          <table:table-cell office:value-type="float" office:value="130.07">
            <text:p>130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1/2012</text:p>
          </table:table-cell>
          <table:table-cell office:value-type="float" office:value="11.71">
            <text:p>11.71</text:p>
          </table:table-cell>
          <table:table-cell office:value-type="float" office:value="11.64">
            <text:p>11.64</text:p>
          </table:table-cell>
          <table:table-cell office:value-type="float" office:value="129.95">
            <text:p>129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0/2012</text:p>
          </table:table-cell>
          <table:table-cell office:value-type="float" office:value="11.74">
            <text:p>11.74</text:p>
          </table:table-cell>
          <table:table-cell office:value-type="float" office:value="11.67">
            <text:p>11.67</text:p>
          </table:table-cell>
          <table:table-cell office:value-type="float" office:value="130.26">
            <text:p>130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7/2012</text:p>
          </table:table-cell>
          <table:table-cell office:value-type="float" office:value="11.75">
            <text:p>11.75</text:p>
          </table:table-cell>
          <table:table-cell office:value-type="float" office:value="11.68">
            <text:p>11.68</text:p>
          </table:table-cell>
          <table:table-cell office:value-type="float" office:value="130.18">
            <text:p>130.1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6/2012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office:value-type="float" office:value="129.08">
            <text:p>129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5/2012</text:p>
          </table:table-cell>
          <table:table-cell office:value-type="float" office:value="11.58">
            <text:p>11.58</text:p>
          </table:table-cell>
          <table:table-cell office:value-type="float" office:value="11.51">
            <text:p>11.51</text:p>
          </table:table-cell>
          <table:table-cell office:value-type="float" office:value="128.28">
            <text:p>128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4/2012</text:p>
          </table:table-cell>
          <table:table-cell office:value-type="float" office:value="11.51">
            <text:p>11.51</text:p>
          </table:table-cell>
          <table:table-cell office:value-type="float" office:value="11.44">
            <text:p>11.44</text:p>
          </table:table-cell>
          <table:table-cell office:value-type="float" office:value="127.63">
            <text:p>127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3/2012</text:p>
          </table:table-cell>
          <table:table-cell office:value-type="float" office:value="11.56">
            <text:p>11.56</text:p>
          </table:table-cell>
          <table:table-cell office:value-type="float" office:value="11.49">
            <text:p>11.49</text:p>
          </table:table-cell>
          <table:table-cell office:value-type="float" office:value="128.12">
            <text:p>128.1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0/2012</text:p>
          </table:table-cell>
          <table:table-cell office:value-type="float" office:value="11.66">
            <text:p>11.66</text:p>
          </table:table-cell>
          <table:table-cell office:value-type="float" office:value="11.59">
            <text:p>11.59</text:p>
          </table:table-cell>
          <table:table-cell office:value-type="float" office:value="129.39">
            <text:p>129.3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9/2012</text:p>
          </table:table-cell>
          <table:table-cell office:value-type="float" office:value="11.75">
            <text:p>11.75</text:p>
          </table:table-cell>
          <table:table-cell office:value-type="float" office:value="11.68">
            <text:p>11.68</text:p>
          </table:table-cell>
          <table:table-cell office:value-type="float" office:value="130.43">
            <text:p>130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8/2012</text:p>
          </table:table-cell>
          <table:table-cell office:value-type="float" office:value="11.74">
            <text:p>11.74</text:p>
          </table:table-cell>
          <table:table-cell office:value-type="float" office:value="11.67">
            <text:p>11.67</text:p>
          </table:table-cell>
          <table:table-cell office:value-type="float" office:value="130.22">
            <text:p>130.2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7/2012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6/2012</text:p>
          </table:table-cell>
          <table:table-cell office:value-type="float" office:value="11.56">
            <text:p>11.56</text:p>
          </table:table-cell>
          <table:table-cell office:value-type="float" office:value="11.49">
            <text:p>11.49</text:p>
          </table:table-cell>
          <table:table-cell office:value-type="float" office:value="128.19">
            <text:p>128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3/2012</text:p>
          </table:table-cell>
          <table:table-cell office:value-type="float" office:value="11.58">
            <text:p>11.58</text:p>
          </table:table-cell>
          <table:table-cell office:value-type="float" office:value="11.51">
            <text:p>11.51</text:p>
          </table:table-cell>
          <table:table-cell office:value-type="float" office:value="128.32">
            <text:p>128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2/2012</text:p>
          </table:table-cell>
          <table:table-cell office:value-type="float" office:value="11.49">
            <text:p>11.49</text:p>
          </table:table-cell>
          <table:table-cell office:value-type="float" office:value="11.43">
            <text:p>11.43</text:p>
          </table:table-cell>
          <table:table-cell office:value-type="float" office:value="127.41">
            <text:p>127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1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7.96">
            <text:p>127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0/2012</text:p>
          </table:table-cell>
          <table:table-cell office:value-type="float" office:value="11.54">
            <text:p>11.54</text:p>
          </table:table-cell>
          <table:table-cell office:value-type="float" office:value="11.47">
            <text:p>11.47</text:p>
          </table:table-cell>
          <table:table-cell office:value-type="float" office:value="127.96">
            <text:p>127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9/2012</text:p>
          </table:table-cell>
          <table:table-cell office:value-type="float" office:value="11.55">
            <text:p>11.55</text:p>
          </table:table-cell>
          <table:table-cell office:value-type="float" office:value="11.48">
            <text:p>11.48</text:p>
          </table:table-cell>
          <table:table-cell office:value-type="float" office:value="128.06">
            <text:p>128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6/2012</text:p>
          </table:table-cell>
          <table:table-cell office:value-type="float" office:value="11.55">
            <text:p>11.55</text:p>
          </table:table-cell>
          <table:table-cell office:value-type="float" office:value="11.49">
            <text:p>11.49</text:p>
          </table:table-cell>
          <table:table-cell office:value-type="float" office:value="128.16">
            <text:p>128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5/2012</text:p>
          </table:table-cell>
          <table:table-cell office:value-type="float" office:value="11.64">
            <text:p>11.64</text:p>
          </table:table-cell>
          <table:table-cell office:value-type="float" office:value="11.57">
            <text:p>11.57</text:p>
          </table:table-cell>
          <table:table-cell office:value-type="float" office:value="129.05">
            <text:p>129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4/2012</text:p>
          </table:table-cell>
          <table:table-cell office:value-type="float" office:value="11.7">
            <text:p>11.7</text:p>
          </table:table-cell>
          <table:table-cell office:value-type="float" office:value="11.63">
            <text:p>11.63</text:p>
          </table:table-cell>
          <table:table-cell office:value-type="float" office:value="129.73">
            <text:p>129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3/2012</text:p>
          </table:table-cell>
          <table:table-cell office:value-type="float" office:value="11.7">
            <text:p>11.7</text:p>
          </table:table-cell>
          <table:table-cell office:value-type="float" office:value="11.63">
            <text:p>11.63</text:p>
          </table:table-cell>
          <table:table-cell office:value-type="float" office:value="129.73">
            <text:p>129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2/2012</text:p>
          </table:table-cell>
          <table:table-cell office:value-type="float" office:value="11.67">
            <text:p>11.67</text:p>
          </table:table-cell>
          <table:table-cell office:value-type="float" office:value="11.6">
            <text:p>11.6</text:p>
          </table:table-cell>
          <table:table-cell office:value-type="float" office:value="129.49">
            <text:p>129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9/2012</text:p>
          </table:table-cell>
          <table:table-cell office:value-type="float" office:value="11.66">
            <text:p>11.66</text:p>
          </table:table-cell>
          <table:table-cell office:value-type="float" office:value="11.59">
            <text:p>11.59</text:p>
          </table:table-cell>
          <table:table-cell office:value-type="float" office:value="129.32">
            <text:p>129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8/2012</text:p>
          </table:table-cell>
          <table:table-cell office:value-type="float" office:value="11.46">
            <text:p>11.46</text:p>
          </table:table-cell>
          <table:table-cell office:value-type="float" office:value="11.39">
            <text:p>11.39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7/2012</text:p>
          </table:table-cell>
          <table:table-cell office:value-type="float" office:value="11.45">
            <text:p>11.45</text:p>
          </table:table-cell>
          <table:table-cell office:value-type="float" office:value="11.39">
            <text:p>11.39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6/2012</text:p>
          </table:table-cell>
          <table:table-cell office:value-type="float" office:value="11.39">
            <text:p>11.39</text:p>
          </table:table-cell>
          <table:table-cell office:value-type="float" office:value="11.32">
            <text:p>11.32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5/2012</text:p>
          </table:table-cell>
          <table:table-cell office:value-type="float" office:value="11.33">
            <text:p>11.33</text:p>
          </table:table-cell>
          <table:table-cell office:value-type="float" office:value="11.26">
            <text:p>11.26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2/2012</text:p>
          </table:table-cell>
          <table:table-cell office:value-type="float" office:value="11.45">
            <text:p>11.45</text:p>
          </table:table-cell>
          <table:table-cell office:value-type="float" office:value="11.39">
            <text:p>11.39</text:p>
          </table:table-cell>
          <table:table-cell office:value-type="float" office:value="127.07">
            <text:p>127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1/2012</text:p>
          </table:table-cell>
          <table:table-cell office:value-type="float" office:value="11.43">
            <text:p>11.43</text:p>
          </table:table-cell>
          <table:table-cell office:value-type="float" office:value="11.36">
            <text:p>11.36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0/2012</text:p>
          </table:table-cell>
          <table:table-cell office:value-type="float" office:value="11.55">
            <text:p>11.55</text:p>
          </table:table-cell>
          <table:table-cell office:value-type="float" office:value="11.48">
            <text:p>11.48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9/2012</text:p>
          </table:table-cell>
          <table:table-cell office:value-type="float" office:value="11.53">
            <text:p>11.53</text:p>
          </table:table-cell>
          <table:table-cell office:value-type="float" office:value="11.46">
            <text:p>11.46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8/2012</text:p>
          </table:table-cell>
          <table:table-cell office:value-type="float" office:value="11.46">
            <text:p>11.46</text:p>
          </table:table-cell>
          <table:table-cell office:value-type="float" office:value="11.4">
            <text:p>11.4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5/2012</text:p>
          </table:table-cell>
          <table:table-cell office:value-type="float" office:value="11.43">
            <text:p>11.43</text:p>
          </table:table-cell>
          <table:table-cell office:value-type="float" office:value="11.36">
            <text:p>11.36</text:p>
          </table:table-cell>
          <table:table-cell office:value-type="float" office:value="126.84">
            <text:p>126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4/2012</text:p>
          </table:table-cell>
          <table:table-cell office:value-type="float" office:value="11.35">
            <text:p>11.35</text:p>
          </table:table-cell>
          <table:table-cell office:value-type="float" office:value="11.28">
            <text:p>11.28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3/2012</text:p>
          </table:table-cell>
          <table:table-cell office:value-type="float" office:value="11.29">
            <text:p>11.29</text:p>
          </table:table-cell>
          <table:table-cell office:value-type="float" office:value="11.23">
            <text:p>11.23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2/2012</text:p>
          </table:table-cell>
          <table:table-cell office:value-type="float" office:value="11.34">
            <text:p>11.34</text:p>
          </table:table-cell>
          <table:table-cell office:value-type="float" office:value="11.27">
            <text:p>11.27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1/2012</text:p>
          </table:table-cell>
          <table:table-cell office:value-type="float" office:value="11.26">
            <text:p>11.26</text:p>
          </table:table-cell>
          <table:table-cell office:value-type="float" office:value="11.2">
            <text:p>11.2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8/2012</text:p>
          </table:table-cell>
          <table:table-cell office:value-type="float" office:value="11.37">
            <text:p>11.37</text:p>
          </table:table-cell>
          <table:table-cell office:value-type="float" office:value="11.31">
            <text:p>11.31</text:p>
          </table:table-cell>
          <table:table-cell office:value-type="float" office:value="126.14">
            <text:p>126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7/2012</text:p>
          </table:table-cell>
          <table:table-cell office:value-type="float" office:value="11.32">
            <text:p>11.32</text:p>
          </table:table-cell>
          <table:table-cell office:value-type="float" office:value="11.26">
            <text:p>11.26</text:p>
          </table:table-cell>
          <table:table-cell office:value-type="float" office:value="124.26">
            <text:p>124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6/2012</text:p>
          </table:table-cell>
          <table:table-cell office:value-type="float" office:value="11.35">
            <text:p>11.35</text:p>
          </table:table-cell>
          <table:table-cell office:value-type="float" office:value="11.29">
            <text:p>11.29</text:p>
          </table:table-cell>
          <table:table-cell office:value-type="float" office:value="124.26">
            <text:p>124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5/2012</text:p>
          </table:table-cell>
          <table:table-cell office:value-type="float" office:value="11.22">
            <text:p>11.22</text:p>
          </table:table-cell>
          <table:table-cell office:value-type="float" office:value="11.16">
            <text:p>11.16</text:p>
          </table:table-cell>
          <table:table-cell office:value-type="float" office:value="124.26">
            <text:p>124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1/2012</text:p>
          </table:table-cell>
          <table:table-cell office:value-type="float" office:value="11.18">
            <text:p>11.18</text:p>
          </table:table-cell>
          <table:table-cell office:value-type="float" office:value="11.12">
            <text:p>11.12</text:p>
          </table:table-cell>
          <table:table-cell office:value-type="float" office:value="124.26">
            <text:p>124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1/2012</text:p>
          </table:table-cell>
          <table:table-cell office:value-type="float" office:value="11.34">
            <text:p>11.34</text:p>
          </table:table-cell>
          <table:table-cell office:value-type="float" office:value="11.28">
            <text:p>11.28</text:p>
          </table:table-cell>
          <table:table-cell office:value-type="float" office:value="125.98">
            <text:p>125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0/2012</text:p>
          </table:table-cell>
          <table:table-cell office:value-type="float" office:value="11.35">
            <text:p>11.35</text:p>
          </table:table-cell>
          <table:table-cell office:value-type="float" office:value="11.29">
            <text:p>11.29</text:p>
          </table:table-cell>
          <table:table-cell office:value-type="float" office:value="126.19">
            <text:p>126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9/2012</text:p>
          </table:table-cell>
          <table:table-cell office:value-type="float" office:value="11.42">
            <text:p>11.42</text:p>
          </table:table-cell>
          <table:table-cell office:value-type="float" office:value="11.36">
            <text:p>11.36</text:p>
          </table:table-cell>
          <table:table-cell office:value-type="float" office:value="126.19">
            <text:p>126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8/2012</text:p>
          </table:table-cell>
          <table:table-cell office:value-type="float" office:value="11.36">
            <text:p>11.36</text:p>
          </table:table-cell>
          <table:table-cell office:value-type="float" office:value="11.29">
            <text:p>11.29</text:p>
          </table:table-cell>
          <table:table-cell office:value-type="float" office:value="126.19">
            <text:p>126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5/2012</text:p>
          </table:table-cell>
          <table:table-cell office:value-type="float" office:value="11.36">
            <text:p>11.36</text:p>
          </table:table-cell>
          <table:table-cell office:value-type="float" office:value="11.29">
            <text:p>11.29</text:p>
          </table:table-cell>
          <table:table-cell office:value-type="float" office:value="126.19">
            <text:p>126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4/2012</text:p>
          </table:table-cell>
          <table:table-cell office:value-type="float" office:value="11.32">
            <text:p>11.32</text:p>
          </table:table-cell>
          <table:table-cell office:value-type="float" office:value="11.26">
            <text:p>11.26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3/2012</text:p>
          </table:table-cell>
          <table:table-cell office:value-type="float" office:value="11.29">
            <text:p>11.29</text:p>
          </table:table-cell>
          <table:table-cell office:value-type="float" office:value="11.23">
            <text:p>11.23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2/2012</text:p>
          </table:table-cell>
          <table:table-cell office:value-type="float" office:value="11.31">
            <text:p>11.31</text:p>
          </table:table-cell>
          <table:table-cell office:value-type="float" office:value="11.25">
            <text:p>11.25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1/2012</text:p>
          </table:table-cell>
          <table:table-cell office:value-type="float" office:value="11.31">
            <text:p>11.31</text:p>
          </table:table-cell>
          <table:table-cell office:value-type="float" office:value="11.25">
            <text:p>11.25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8/2012</text:p>
          </table:table-cell>
          <table:table-cell office:value-type="float" office:value="11.23">
            <text:p>11.23</text:p>
          </table:table-cell>
          <table:table-cell office:value-type="float" office:value="11.17">
            <text:p>11.17</text:p>
          </table:table-cell>
          <table:table-cell office:value-type="float" office:value="124.64">
            <text:p>124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7/2012</text:p>
          </table:table-cell>
          <table:table-cell office:value-type="float" office:value="11.28">
            <text:p>11.28</text:p>
          </table:table-cell>
          <table:table-cell office:value-type="float" office:value="11.22">
            <text:p>11.22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6/2012</text:p>
          </table:table-cell>
          <table:table-cell office:value-type="float" office:value="11.4">
            <text:p>11.4</text:p>
          </table:table-cell>
          <table:table-cell office:value-type="float" office:value="11.34">
            <text:p>11.34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5/2012</text:p>
          </table:table-cell>
          <table:table-cell office:value-type="float" office:value="11.42">
            <text:p>11.42</text:p>
          </table:table-cell>
          <table:table-cell office:value-type="float" office:value="11.36">
            <text:p>11.36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4/2012</text:p>
          </table:table-cell>
          <table:table-cell office:value-type="float" office:value="11.43">
            <text:p>11.43</text:p>
          </table:table-cell>
          <table:table-cell office:value-type="float" office:value="11.37">
            <text:p>11.37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1/2012</text:p>
          </table:table-cell>
          <table:table-cell office:value-type="float" office:value="11.49">
            <text:p>11.49</text:p>
          </table:table-cell>
          <table:table-cell office:value-type="float" office:value="11.43">
            <text:p>11.43</text:p>
          </table:table-cell>
          <table:table-cell office:value-type="float" office:value="128.58">
            <text:p>128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0/2012</text:p>
          </table:table-cell>
          <table:table-cell office:value-type="float" office:value="11.5">
            <text:p>11.5</text:p>
          </table:table-cell>
          <table:table-cell office:value-type="float" office:value="11.44">
            <text:p>11.44</text:p>
          </table:table-cell>
          <table:table-cell office:value-type="float" office:value="129.68">
            <text:p>129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9/2012</text:p>
          </table:table-cell>
          <table:table-cell office:value-type="float" office:value="11.5">
            <text:p>11.5</text:p>
          </table:table-cell>
          <table:table-cell office:value-type="float" office:value="11.44">
            <text:p>11.44</text:p>
          </table:table-cell>
          <table:table-cell office:value-type="float" office:value="129.68">
            <text:p>129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8/2012</text:p>
          </table:table-cell>
          <table:table-cell office:value-type="float" office:value="11.53">
            <text:p>11.53</text:p>
          </table:table-cell>
          <table:table-cell office:value-type="float" office:value="11.47">
            <text:p>11.47</text:p>
          </table:table-cell>
          <table:table-cell office:value-type="float" office:value="129.68">
            <text:p>129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4/2012</text:p>
          </table:table-cell>
          <table:table-cell office:value-type="float" office:value="11.55">
            <text:p>11.55</text:p>
          </table:table-cell>
          <table:table-cell office:value-type="float" office:value="11.49">
            <text:p>11.49</text:p>
          </table:table-cell>
          <table:table-cell office:value-type="float" office:value="129.68">
            <text:p>129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3/2012</text:p>
          </table:table-cell>
          <table:table-cell office:value-type="float" office:value="11.64">
            <text:p>11.64</text:p>
          </table:table-cell>
          <table:table-cell office:value-type="float" office:value="11.58">
            <text:p>11.58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2/2012</text:p>
          </table:table-cell>
          <table:table-cell office:value-type="float" office:value="11.69">
            <text:p>11.69</text:p>
          </table:table-cell>
          <table:table-cell office:value-type="float" office:value="11.63">
            <text:p>11.63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1/2012</text:p>
          </table:table-cell>
          <table:table-cell office:value-type="float" office:value="11.67">
            <text:p>11.67</text:p>
          </table:table-cell>
          <table:table-cell office:value-type="float" office:value="11.61">
            <text:p>11.61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30/2012</text:p>
          </table:table-cell>
          <table:table-cell office:value-type="float" office:value="11.66">
            <text:p>11.66</text:p>
          </table:table-cell>
          <table:table-cell office:value-type="float" office:value="11.6">
            <text:p>11.6</text:p>
          </table:table-cell>
          <table:table-cell office:value-type="float" office:value="131.15">
            <text:p>131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7/2012</text:p>
          </table:table-cell>
          <table:table-cell office:value-type="float" office:value="11.67">
            <text:p>11.67</text:p>
          </table:table-cell>
          <table:table-cell office:value-type="float" office:value="11.61">
            <text:p>11.61</text:p>
          </table:table-cell>
          <table:table-cell office:value-type="float" office:value="131.25">
            <text:p>13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6/2012</text:p>
          </table:table-cell>
          <table:table-cell office:value-type="float" office:value="11.67">
            <text:p>11.67</text:p>
          </table:table-cell>
          <table:table-cell office:value-type="float" office:value="11.61">
            <text:p>11.61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5/2012</text:p>
          </table:table-cell>
          <table:table-cell office:value-type="float" office:value="11.58">
            <text:p>11.58</text:p>
          </table:table-cell>
          <table:table-cell office:value-type="float" office:value="11.52">
            <text:p>11.52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4/2012</text:p>
          </table:table-cell>
          <table:table-cell office:value-type="float" office:value="11.5">
            <text:p>11.5</text:p>
          </table:table-cell>
          <table:table-cell office:value-type="float" office:value="11.44">
            <text:p>11.44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3/2012</text:p>
          </table:table-cell>
          <table:table-cell office:value-type="float" office:value="11.51">
            <text:p>11.51</text:p>
          </table:table-cell>
          <table:table-cell office:value-type="float" office:value="11.45">
            <text:p>11.45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0/2012</text:p>
          </table:table-cell>
          <table:table-cell office:value-type="float" office:value="11.57">
            <text:p>11.57</text:p>
          </table:table-cell>
          <table:table-cell office:value-type="float" office:value="11.51">
            <text:p>11.51</text:p>
          </table:table-cell>
          <table:table-cell office:value-type="float" office:value="129.75">
            <text:p>12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9/2012</text:p>
          </table:table-cell>
          <table:table-cell office:value-type="float" office:value="11.56">
            <text:p>11.56</text:p>
          </table:table-cell>
          <table:table-cell office:value-type="float" office:value="11.5">
            <text:p>11.5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8/2012</text:p>
          </table:table-cell>
          <table:table-cell office:value-type="float" office:value="11.61">
            <text:p>11.61</text:p>
          </table:table-cell>
          <table:table-cell office:value-type="float" office:value="11.55">
            <text:p>11.55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7/2012</text:p>
          </table:table-cell>
          <table:table-cell office:value-type="float" office:value="11.63">
            <text:p>11.63</text:p>
          </table:table-cell>
          <table:table-cell office:value-type="float" office:value="11.57">
            <text:p>11.57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6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3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9.37">
            <text:p>12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2/2012</text:p>
          </table:table-cell>
          <table:table-cell office:value-type="float" office:value="11.6">
            <text:p>11.6</text:p>
          </table:table-cell>
          <table:table-cell office:value-type="float" office:value="11.54">
            <text:p>11.54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1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0/2012</text:p>
          </table:table-cell>
          <table:table-cell office:value-type="float" office:value="11.5">
            <text:p>11.5</text:p>
          </table:table-cell>
          <table:table-cell office:value-type="float" office:value="11.44">
            <text:p>11.44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5/2012</text:p>
          </table:table-cell>
          <table:table-cell office:value-type="float" office:value="11.66">
            <text:p>11.66</text:p>
          </table:table-cell>
          <table:table-cell office:value-type="float" office:value="11.6">
            <text:p>11.6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4/2012</text:p>
          </table:table-cell>
          <table:table-cell office:value-type="float" office:value="11.66">
            <text:p>11.66</text:p>
          </table:table-cell>
          <table:table-cell office:value-type="float" office:value="11.6">
            <text:p>11.6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3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2/2012</text:p>
          </table:table-cell>
          <table:table-cell office:value-type="float" office:value="11.78">
            <text:p>11.78</text:p>
          </table:table-cell>
          <table:table-cell office:value-type="float" office:value="11.72">
            <text:p>11.72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0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2.07">
            <text:p>132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9/2012</text:p>
          </table:table-cell>
          <table:table-cell office:value-type="float" office:value="11.72">
            <text:p>11.72</text:p>
          </table:table-cell>
          <table:table-cell office:value-type="float" office:value="11.66">
            <text:p>11.66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8/2012</text:p>
          </table:table-cell>
          <table:table-cell office:value-type="float" office:value="11.7">
            <text:p>11.7</text:p>
          </table:table-cell>
          <table:table-cell office:value-type="float" office:value="11.64">
            <text:p>11.64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7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6/2012</text:p>
          </table:table-cell>
          <table:table-cell office:value-type="float" office:value="11.73">
            <text:p>11.73</text:p>
          </table:table-cell>
          <table:table-cell office:value-type="float" office:value="11.67">
            <text:p>11.67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3/2012</text:p>
          </table:table-cell>
          <table:table-cell office:value-type="float" office:value="11.64">
            <text:p>11.64</text:p>
          </table:table-cell>
          <table:table-cell office:value-type="float" office:value="11.58">
            <text:p>11.58</text:p>
          </table:table-cell>
          <table:table-cell office:value-type="float" office:value="130.74">
            <text:p>130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2/2012</text:p>
          </table:table-cell>
          <table:table-cell office:value-type="float" office:value="11.62">
            <text:p>11.62</text:p>
          </table:table-cell>
          <table:table-cell office:value-type="float" office:value="11.56">
            <text:p>11.56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1/2012</text:p>
          </table:table-cell>
          <table:table-cell office:value-type="float" office:value="11.61">
            <text:p>11.61</text:p>
          </table:table-cell>
          <table:table-cell office:value-type="float" office:value="11.55">
            <text:p>11.55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0/2012</text:p>
          </table:table-cell>
          <table:table-cell office:value-type="float" office:value="11.59">
            <text:p>11.59</text:p>
          </table:table-cell>
          <table:table-cell office:value-type="float" office:value="11.53">
            <text:p>11.53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9/2012</text:p>
          </table:table-cell>
          <table:table-cell office:value-type="float" office:value="11.61">
            <text:p>11.61</text:p>
          </table:table-cell>
          <table:table-cell office:value-type="float" office:value="11.56">
            <text:p>11.56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6/2012</text:p>
          </table:table-cell>
          <table:table-cell office:value-type="float" office:value="11.58">
            <text:p>11.58</text:p>
          </table:table-cell>
          <table:table-cell office:value-type="float" office:value="11.52">
            <text:p>11.52</text:p>
          </table:table-cell>
          <table:table-cell office:value-type="float" office:value="129.96">
            <text:p>129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5/2012</text:p>
          </table:table-cell>
          <table:table-cell office:value-type="float" office:value="11.6">
            <text:p>11.6</text:p>
          </table:table-cell>
          <table:table-cell office:value-type="float" office:value="11.54">
            <text:p>11.54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4/2012</text:p>
          </table:table-cell>
          <table:table-cell office:value-type="float" office:value="11.55">
            <text:p>11.55</text:p>
          </table:table-cell>
          <table:table-cell office:value-type="float" office:value="11.5">
            <text:p>11.5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3/2012</text:p>
          </table:table-cell>
          <table:table-cell office:value-type="float" office:value="11.6">
            <text:p>11.6</text:p>
          </table:table-cell>
          <table:table-cell office:value-type="float" office:value="11.55">
            <text:p>11.55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2/2012</text:p>
          </table:table-cell>
          <table:table-cell office:value-type="float" office:value="11.52">
            <text:p>11.52</text:p>
          </table:table-cell>
          <table:table-cell office:value-type="float" office:value="11.46">
            <text:p>11.46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9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9.43">
            <text:p>129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8/2012</text:p>
          </table:table-cell>
          <table:table-cell office:value-type="float" office:value="11.5">
            <text:p>11.5</text:p>
          </table:table-cell>
          <table:table-cell office:value-type="float" office:value="11.45">
            <text:p>11.45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7/2012</text:p>
          </table:table-cell>
          <table:table-cell office:value-type="float" office:value="11.43">
            <text:p>11.43</text:p>
          </table:table-cell>
          <table:table-cell office:value-type="float" office:value="11.37">
            <text:p>11.37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6/2012</text:p>
          </table:table-cell>
          <table:table-cell office:value-type="float" office:value="11.39">
            <text:p>11.39</text:p>
          </table:table-cell>
          <table:table-cell office:value-type="float" office:value="11.33">
            <text:p>11.33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5/2012</text:p>
          </table:table-cell>
          <table:table-cell office:value-type="float" office:value="11.47">
            <text:p>11.47</text:p>
          </table:table-cell>
          <table:table-cell office:value-type="float" office:value="11.41">
            <text:p>11.41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2/2012</text:p>
          </table:table-cell>
          <table:table-cell office:value-type="float" office:value="11.49">
            <text:p>11.49</text:p>
          </table:table-cell>
          <table:table-cell office:value-type="float" office:value="11.43">
            <text:p>11.43</text:p>
          </table:table-cell>
          <table:table-cell office:value-type="float" office:value="128.98">
            <text:p>128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1/2012</text:p>
          </table:table-cell>
          <table:table-cell office:value-type="float" office:value="11.5">
            <text:p>11.5</text:p>
          </table:table-cell>
          <table:table-cell office:value-type="float" office:value="11.45">
            <text:p>11.45</text:p>
          </table:table-cell>
          <table:table-cell office:value-type="float" office:value="128.79">
            <text:p>128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9/2012</text:p>
          </table:table-cell>
          <table:table-cell office:value-type="float" office:value="11.46">
            <text:p>11.46</text:p>
          </table:table-cell>
          <table:table-cell office:value-type="float" office:value="11.41">
            <text:p>11.41</text:p>
          </table:table-cell>
          <table:table-cell office:value-type="float" office:value="128.79">
            <text:p>128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8/2012</text:p>
          </table:table-cell>
          <table:table-cell office:value-type="float" office:value="11.55">
            <text:p>11.55</text:p>
          </table:table-cell>
          <table:table-cell office:value-type="float" office:value="11.49">
            <text:p>11.49</text:p>
          </table:table-cell>
          <table:table-cell office:value-type="float" office:value="128.68">
            <text:p>128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7/2012</text:p>
          </table:table-cell>
          <table:table-cell office:value-type="float" office:value="11.47">
            <text:p>11.47</text:p>
          </table:table-cell>
          <table:table-cell office:value-type="float" office:value="11.42">
            <text:p>11.42</text:p>
          </table:table-cell>
          <table:table-cell office:value-type="float" office:value="128.68">
            <text:p>128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4/2012</text:p>
          </table:table-cell>
          <table:table-cell office:value-type="float" office:value="11.46">
            <text:p>11.46</text:p>
          </table:table-cell>
          <table:table-cell office:value-type="float" office:value="11.41">
            <text:p>11.41</text:p>
          </table:table-cell>
          <table:table-cell office:value-type="float" office:value="128.68">
            <text:p>128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3/2012</text:p>
          </table:table-cell>
          <table:table-cell office:value-type="float" office:value="11.47">
            <text:p>11.47</text:p>
          </table:table-cell>
          <table:table-cell office:value-type="float" office:value="11.41">
            <text:p>11.41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2/2012</text:p>
          </table:table-cell>
          <table:table-cell office:value-type="float" office:value="11.43">
            <text:p>11.43</text:p>
          </table:table-cell>
          <table:table-cell office:value-type="float" office:value="11.38">
            <text:p>11.38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1/2012</text:p>
          </table:table-cell>
          <table:table-cell office:value-type="float" office:value="11.43">
            <text:p>11.43</text:p>
          </table:table-cell>
          <table:table-cell office:value-type="float" office:value="11.37">
            <text:p>11.37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0/2012</text:p>
          </table:table-cell>
          <table:table-cell office:value-type="float" office:value="11.52">
            <text:p>11.52</text:p>
          </table:table-cell>
          <table:table-cell office:value-type="float" office:value="11.46">
            <text:p>11.46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7/2012</text:p>
          </table:table-cell>
          <table:table-cell office:value-type="float" office:value="11.52">
            <text:p>11.52</text:p>
          </table:table-cell>
          <table:table-cell office:value-type="float" office:value="11.46">
            <text:p>11.46</text:p>
          </table:table-cell>
          <table:table-cell office:value-type="float" office:value="129.27">
            <text:p>129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6/2012</text:p>
          </table:table-cell>
          <table:table-cell office:value-type="float" office:value="11.54">
            <text:p>11.54</text:p>
          </table:table-cell>
          <table:table-cell office:value-type="float" office:value="11.48">
            <text:p>11.48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5/2012</text:p>
          </table:table-cell>
          <table:table-cell office:value-type="float" office:value="11.47">
            <text:p>11.47</text:p>
          </table:table-cell>
          <table:table-cell office:value-type="float" office:value="11.41">
            <text:p>11.41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4/2012</text:p>
          </table:table-cell>
          <table:table-cell office:value-type="float" office:value="11.48">
            <text:p>11.48</text:p>
          </table:table-cell>
          <table:table-cell office:value-type="float" office:value="11.43">
            <text:p>11.43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3/2012</text:p>
          </table:table-cell>
          <table:table-cell office:value-type="float" office:value="11.47">
            <text:p>11.47</text:p>
          </table:table-cell>
          <table:table-cell office:value-type="float" office:value="11.42">
            <text:p>11.42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0/2012</text:p>
          </table:table-cell>
          <table:table-cell office:value-type="float" office:value="11.42">
            <text:p>11.42</text:p>
          </table:table-cell>
          <table:table-cell office:value-type="float" office:value="11.36">
            <text:p>11.36</text:p>
          </table:table-cell>
          <table:table-cell office:value-type="float" office:value="128.41">
            <text:p>128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9/2012</text:p>
          </table:table-cell>
          <table:table-cell office:value-type="float" office:value="11.51">
            <text:p>11.51</text:p>
          </table:table-cell>
          <table:table-cell office:value-type="float" office:value="11.46">
            <text:p>11.46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8/2012</text:p>
          </table:table-cell>
          <table:table-cell office:value-type="float" office:value="11.48">
            <text:p>11.48</text:p>
          </table:table-cell>
          <table:table-cell office:value-type="float" office:value="11.43">
            <text:p>11.43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7/2012</text:p>
          </table:table-cell>
          <table:table-cell office:value-type="float" office:value="11.47">
            <text:p>11.47</text:p>
          </table:table-cell>
          <table:table-cell office:value-type="float" office:value="11.42">
            <text:p>11.42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6/2012</text:p>
          </table:table-cell>
          <table:table-cell office:value-type="float" office:value="11.47">
            <text:p>11.47</text:p>
          </table:table-cell>
          <table:table-cell office:value-type="float" office:value="11.42">
            <text:p>11.42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3/2012</text:p>
          </table:table-cell>
          <table:table-cell office:value-type="float" office:value="11.51">
            <text:p>11.51</text:p>
          </table:table-cell>
          <table:table-cell office:value-type="float" office:value="11.46">
            <text:p>11.46</text:p>
          </table:table-cell>
          <table:table-cell office:value-type="float" office:value="129.44">
            <text:p>12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2/2012</text:p>
          </table:table-cell>
          <table:table-cell office:value-type="float" office:value="11.4">
            <text:p>11.4</text:p>
          </table:table-cell>
          <table:table-cell office:value-type="float" office:value="11.35">
            <text:p>11.35</text:p>
          </table:table-cell>
          <table:table-cell office:value-type="float" office:value="126.8">
            <text:p>126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1/2012</text:p>
          </table:table-cell>
          <table:table-cell office:value-type="float" office:value="11.39">
            <text:p>11.39</text:p>
          </table:table-cell>
          <table:table-cell office:value-type="float" office:value="11.34">
            <text:p>11.34</text:p>
          </table:table-cell>
          <table:table-cell office:value-type="float" office:value="126.8">
            <text:p>126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1/2012</text:p>
          </table:table-cell>
          <table:table-cell office:value-type="float" office:value="11.29">
            <text:p>11.29</text:p>
          </table:table-cell>
          <table:table-cell office:value-type="float" office:value="11.24">
            <text:p>11.24</text:p>
          </table:table-cell>
          <table:table-cell office:value-type="float" office:value="126.8">
            <text:p>126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0/2012</text:p>
          </table:table-cell>
          <table:table-cell office:value-type="float" office:value="11.27">
            <text:p>11.27</text:p>
          </table:table-cell>
          <table:table-cell office:value-type="float" office:value="11.21">
            <text:p>11.21</text:p>
          </table:table-cell>
          <table:table-cell office:value-type="float" office:value="126.68">
            <text:p>126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7/2012</text:p>
          </table:table-cell>
          <table:table-cell office:value-type="float" office:value="11.28">
            <text:p>11.28</text:p>
          </table:table-cell>
          <table:table-cell office:value-type="float" office:value="11.23">
            <text:p>11.23</text:p>
          </table:table-cell>
          <table:table-cell office:value-type="float" office:value="126.68">
            <text:p>126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6/2012</text:p>
          </table:table-cell>
          <table:table-cell office:value-type="float" office:value="11.24">
            <text:p>11.24</text:p>
          </table:table-cell>
          <table:table-cell office:value-type="float" office:value="11.19">
            <text:p>11.19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5/2012</text:p>
          </table:table-cell>
          <table:table-cell office:value-type="float" office:value="11.28">
            <text:p>11.28</text:p>
          </table:table-cell>
          <table:table-cell office:value-type="float" office:value="11.23">
            <text:p>11.23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4/2012</text:p>
          </table:table-cell>
          <table:table-cell office:value-type="float" office:value="11.2">
            <text:p>11.2</text:p>
          </table:table-cell>
          <table:table-cell office:value-type="float" office:value="11.15">
            <text:p>11.15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3/2012</text:p>
          </table:table-cell>
          <table:table-cell office:value-type="float" office:value="11.15">
            <text:p>11.15</text:p>
          </table:table-cell>
          <table:table-cell office:value-type="float" office:value="11.1">
            <text:p>11.1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0/2012</text:p>
          </table:table-cell>
          <table:table-cell office:value-type="float" office:value="11.18">
            <text:p>11.18</text:p>
          </table:table-cell>
          <table:table-cell office:value-type="float" office:value="11.13">
            <text:p>11.13</text:p>
          </table:table-cell>
          <table:table-cell office:value-type="float" office:value="125.62">
            <text:p>125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9/2012</text:p>
          </table:table-cell>
          <table:table-cell office:value-type="float" office:value="11.18">
            <text:p>11.18</text:p>
          </table:table-cell>
          <table:table-cell office:value-type="float" office:value="11.13">
            <text:p>11.13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8/2012</text:p>
          </table:table-cell>
          <table:table-cell office:value-type="float" office:value="11.13">
            <text:p>11.13</text:p>
          </table:table-cell>
          <table:table-cell office:value-type="float" office:value="11.08">
            <text:p>11.08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7/2012</text:p>
          </table:table-cell>
          <table:table-cell office:value-type="float" office:value="10.97">
            <text:p>10.97</text:p>
          </table:table-cell>
          <table:table-cell office:value-type="float" office:value="10.93">
            <text:p>10.93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6/2012</text:p>
          </table:table-cell>
          <table:table-cell office:value-type="float" office:value="10.93">
            <text:p>10.93</text:p>
          </table:table-cell>
          <table:table-cell office:value-type="float" office:value="10.88">
            <text:p>10.88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3/2012</text:p>
          </table:table-cell>
          <table:table-cell office:value-type="float" office:value="10.93">
            <text:p>10.93</text:p>
          </table:table-cell>
          <table:table-cell office:value-type="float" office:value="10.88">
            <text:p>10.88</text:p>
          </table:table-cell>
          <table:table-cell office:value-type="float" office:value="122.95">
            <text:p>122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2/2012</text:p>
          </table:table-cell>
          <table:table-cell office:value-type="float" office:value="10.99">
            <text:p>10.99</text:p>
          </table:table-cell>
          <table:table-cell office:value-type="float" office:value="10.94">
            <text:p>10.94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1/2012</text:p>
          </table:table-cell>
          <table:table-cell office:value-type="float" office:value="10.95">
            <text:p>10.95</text:p>
          </table:table-cell>
          <table:table-cell office:value-type="float" office:value="10.9">
            <text:p>10.9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0/2012</text:p>
          </table:table-cell>
          <table:table-cell office:value-type="float" office:value="10.97">
            <text:p>10.97</text:p>
          </table:table-cell>
          <table:table-cell office:value-type="float" office:value="10.93">
            <text:p>10.93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9/2012</text:p>
          </table:table-cell>
          <table:table-cell office:value-type="float" office:value="10.88">
            <text:p>10.88</text:p>
          </table:table-cell>
          <table:table-cell office:value-type="float" office:value="10.84">
            <text:p>10.84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6/2012</text:p>
          </table:table-cell>
          <table:table-cell office:value-type="float" office:value="10.84">
            <text:p>10.84</text:p>
          </table:table-cell>
          <table:table-cell office:value-type="float" office:value="10.8">
            <text:p>10.8</text:p>
          </table:table-cell>
          <table:table-cell office:value-type="float" office:value="121.93">
            <text:p>121.9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5/2012</text:p>
          </table:table-cell>
          <table:table-cell office:value-type="float" office:value="10.87">
            <text:p>10.87</text:p>
          </table:table-cell>
          <table:table-cell office:value-type="float" office:value="10.83">
            <text:p>10.83</text:p>
          </table:table-cell>
          <table:table-cell office:value-type="float" office:value="121.47">
            <text:p>121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4/2012</text:p>
          </table:table-cell>
          <table:table-cell office:value-type="float" office:value="10.85">
            <text:p>10.85</text:p>
          </table:table-cell>
          <table:table-cell office:value-type="float" office:value="10.81">
            <text:p>10.81</text:p>
          </table:table-cell>
          <table:table-cell office:value-type="float" office:value="121.47">
            <text:p>121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3/2012</text:p>
          </table:table-cell>
          <table:table-cell office:value-type="float" office:value="10.87">
            <text:p>10.87</text:p>
          </table:table-cell>
          <table:table-cell office:value-type="float" office:value="10.82">
            <text:p>10.82</text:p>
          </table:table-cell>
          <table:table-cell office:value-type="float" office:value="121.47">
            <text:p>121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0/2011</text:p>
          </table:table-cell>
          <table:table-cell office:value-type="float" office:value="10.8">
            <text:p>10.8</text:p>
          </table:table-cell>
          <table:table-cell office:value-type="float" office:value="10.76">
            <text:p>10.76</text:p>
          </table:table-cell>
          <table:table-cell office:value-type="float" office:value="121.47">
            <text:p>121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9/2011</text:p>
          </table:table-cell>
          <table:table-cell office:value-type="float" office:value="10.81">
            <text:p>10.81</text:p>
          </table:table-cell>
          <table:table-cell office:value-type="float" office:value="10.77">
            <text:p>10.77</text:p>
          </table:table-cell>
          <table:table-cell office:value-type="float" office:value="121.33">
            <text:p>121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8/2011</text:p>
          </table:table-cell>
          <table:table-cell office:value-type="float" office:value="10.73">
            <text:p>10.73</text:p>
          </table:table-cell>
          <table:table-cell office:value-type="float" office:value="10.69">
            <text:p>10.69</text:p>
          </table:table-cell>
          <table:table-cell office:value-type="float" office:value="121.33">
            <text:p>121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3/2011</text:p>
          </table:table-cell>
          <table:table-cell office:value-type="float" office:value="10.81">
            <text:p>10.81</text:p>
          </table:table-cell>
          <table:table-cell office:value-type="float" office:value="10.76">
            <text:p>10.76</text:p>
          </table:table-cell>
          <table:table-cell office:value-type="float" office:value="121.33">
            <text:p>121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2/2011</text:p>
          </table:table-cell>
          <table:table-cell office:value-type="float" office:value="10.73">
            <text:p>10.73</text:p>
          </table:table-cell>
          <table:table-cell office:value-type="float" office:value="10.68">
            <text:p>10.68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1/2011</text:p>
          </table:table-cell>
          <table:table-cell office:value-type="float" office:value="10.66">
            <text:p>10.66</text:p>
          </table:table-cell>
          <table:table-cell office:value-type="float" office:value="10.62">
            <text:p>10.62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0/2011</text:p>
          </table:table-cell>
          <table:table-cell office:value-type="float" office:value="10.71">
            <text:p>10.71</text:p>
          </table:table-cell>
          <table:table-cell office:value-type="float" office:value="10.67">
            <text:p>10.67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9/2011</text:p>
          </table:table-cell>
          <table:table-cell office:value-type="float" office:value="10.45">
            <text:p>10.45</text:p>
          </table:table-cell>
          <table:table-cell office:value-type="float" office:value="10.4">
            <text:p>10.4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6/2011</text:p>
          </table:table-cell>
          <table:table-cell office:value-type="float" office:value="10.56">
            <text:p>10.56</text:p>
          </table:table-cell>
          <table:table-cell office:value-type="float" office:value="10.51">
            <text:p>10.51</text:p>
          </table:table-cell>
          <table:table-cell office:value-type="float" office:value="118.47">
            <text:p>118.4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5/2011</text:p>
          </table:table-cell>
          <table:table-cell office:value-type="float" office:value="10.55">
            <text:p>10.55</text:p>
          </table:table-cell>
          <table:table-cell office:value-type="float" office:value="10.5">
            <text:p>10.5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4/2011</text:p>
          </table:table-cell>
          <table:table-cell office:value-type="float" office:value="10.51">
            <text:p>10.51</text:p>
          </table:table-cell>
          <table:table-cell office:value-type="float" office:value="10.47">
            <text:p>10.47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3/2011</text:p>
          </table:table-cell>
          <table:table-cell office:value-type="float" office:value="10.6">
            <text:p>10.6</text:p>
          </table:table-cell>
          <table:table-cell office:value-type="float" office:value="10.55">
            <text:p>10.55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2/2011</text:p>
          </table:table-cell>
          <table:table-cell office:value-type="float" office:value="10.68">
            <text:p>10.68</text:p>
          </table:table-cell>
          <table:table-cell office:value-type="float" office:value="10.63">
            <text:p>10.63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9/2011</text:p>
          </table:table-cell>
          <table:table-cell office:value-type="float" office:value="10.79">
            <text:p>10.79</text:p>
          </table:table-cell>
          <table:table-cell office:value-type="float" office:value="10.74">
            <text:p>10.74</text:p>
          </table:table-cell>
          <table:table-cell office:value-type="float" office:value="121.11">
            <text:p>121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8/2011</text:p>
          </table:table-cell>
          <table:table-cell office:value-type="float" office:value="10.64">
            <text:p>10.64</text:p>
          </table:table-cell>
          <table:table-cell office:value-type="float" office:value="10.6">
            <text:p>10.6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7/2011</text:p>
          </table:table-cell>
          <table:table-cell office:value-type="float" office:value="10.83">
            <text:p>10.83</text:p>
          </table:table-cell>
          <table:table-cell office:value-type="float" office:value="10.78">
            <text:p>10.78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6/2011</text:p>
          </table:table-cell>
          <table:table-cell office:value-type="float" office:value="10.82">
            <text:p>10.82</text:p>
          </table:table-cell>
          <table:table-cell office:value-type="float" office:value="10.77">
            <text:p>10.77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5/2011</text:p>
          </table:table-cell>
          <table:table-cell office:value-type="float" office:value="10.83">
            <text:p>10.83</text:p>
          </table:table-cell>
          <table:table-cell office:value-type="float" office:value="10.78">
            <text:p>10.78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2/2011</text:p>
          </table:table-cell>
          <table:table-cell office:value-type="float" office:value="10.71">
            <text:p>10.71</text:p>
          </table:table-cell>
          <table:table-cell office:value-type="float" office:value="10.67">
            <text:p>10.67</text:p>
          </table:table-cell>
          <table:table-cell office:value-type="float" office:value="120.27">
            <text:p>120.2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1/2011</text:p>
          </table:table-cell>
          <table:table-cell office:value-type="float" office:value="10.73">
            <text:p>10.73</text:p>
          </table:table-cell>
          <table:table-cell office:value-type="float" office:value="10.68">
            <text:p>10.68</text:p>
          </table:table-cell>
          <table:table-cell office:value-type="float" office:value="120.4">
            <text:p>120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30/2011</text:p>
          </table:table-cell>
          <table:table-cell office:value-type="float" office:value="10.74">
            <text:p>10.74</text:p>
          </table:table-cell>
          <table:table-cell office:value-type="float" office:value="10.69">
            <text:p>10.69</text:p>
          </table:table-cell>
          <table:table-cell office:value-type="float" office:value="120.4">
            <text:p>120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9/2011</text:p>
          </table:table-cell>
          <table:table-cell office:value-type="float" office:value="10.38">
            <text:p>10.38</text:p>
          </table:table-cell>
          <table:table-cell office:value-type="float" office:value="10.33">
            <text:p>10.33</text:p>
          </table:table-cell>
          <table:table-cell office:value-type="float" office:value="113.71">
            <text:p>113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8/2011</text:p>
          </table:table-cell>
          <table:table-cell office:value-type="float" office:value="10.36">
            <text:p>10.36</text:p>
          </table:table-cell>
          <table:table-cell office:value-type="float" office:value="10.32">
            <text:p>10.32</text:p>
          </table:table-cell>
          <table:table-cell office:value-type="float" office:value="113.71">
            <text:p>113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5/2011</text:p>
          </table:table-cell>
          <table:table-cell office:value-type="float" office:value="10.11">
            <text:p>10.11</text:p>
          </table:table-cell>
          <table:table-cell office:value-type="float" office:value="10.06">
            <text:p>10.06</text:p>
          </table:table-cell>
          <table:table-cell office:value-type="float" office:value="113.71">
            <text:p>113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4/2011</text:p>
          </table:table-cell>
          <table:table-cell office:value-type="float" office:value="10.14">
            <text:p>10.14</text:p>
          </table:table-cell>
          <table:table-cell office:value-type="float" office:value="10.1">
            <text:p>10.1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3/2011</text:p>
          </table:table-cell>
          <table:table-cell office:value-type="float" office:value="10.14">
            <text:p>10.14</text:p>
          </table:table-cell>
          <table:table-cell office:value-type="float" office:value="10.1">
            <text:p>10.1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2/2011</text:p>
          </table:table-cell>
          <table:table-cell office:value-type="float" office:value="10.29">
            <text:p>10.29</text:p>
          </table:table-cell>
          <table:table-cell office:value-type="float" office:value="10.26">
            <text:p>10.26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1/2011</text:p>
          </table:table-cell>
          <table:table-cell office:value-type="float" office:value="10.32">
            <text:p>10.32</text:p>
          </table:table-cell>
          <table:table-cell office:value-type="float" office:value="10.29">
            <text:p>10.29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8/2011</text:p>
          </table:table-cell>
          <table:table-cell office:value-type="float" office:value="10.44">
            <text:p>10.44</text:p>
          </table:table-cell>
          <table:table-cell office:value-type="float" office:value="10.4">
            <text:p>10.4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7/2011</text:p>
          </table:table-cell>
          <table:table-cell office:value-type="float" office:value="10.45">
            <text:p>10.45</text:p>
          </table:table-cell>
          <table:table-cell office:value-type="float" office:value="10.42">
            <text:p>10.42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6/2011</text:p>
          </table:table-cell>
          <table:table-cell office:value-type="float" office:value="10.55">
            <text:p>10.55</text:p>
          </table:table-cell>
          <table:table-cell office:value-type="float" office:value="10.52">
            <text:p>10.52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5/2011</text:p>
          </table:table-cell>
          <table:table-cell office:value-type="float" office:value="10.66">
            <text:p>10.66</text:p>
          </table:table-cell>
          <table:table-cell office:value-type="float" office:value="10.63">
            <text:p>10.63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4/2011</text:p>
          </table:table-cell>
          <table:table-cell office:value-type="float" office:value="10.63">
            <text:p>10.63</text:p>
          </table:table-cell>
          <table:table-cell office:value-type="float" office:value="10.6">
            <text:p>10.6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1/2011</text:p>
          </table:table-cell>
          <table:table-cell office:value-type="float" office:value="10.68">
            <text:p>10.68</text:p>
          </table:table-cell>
          <table:table-cell office:value-type="float" office:value="10.64">
            <text:p>10.64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0/2011</text:p>
          </table:table-cell>
          <table:table-cell office:value-type="float" office:value="10.55">
            <text:p>10.55</text:p>
          </table:table-cell>
          <table:table-cell office:value-type="float" office:value="10.52">
            <text:p>10.52</text:p>
          </table:table-cell>
          <table:table-cell office:value-type="float" office:value="119.37">
            <text:p>119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9/2011</text:p>
          </table:table-cell>
          <table:table-cell office:value-type="float" office:value="10.52">
            <text:p>10.52</text:p>
          </table:table-cell>
          <table:table-cell office:value-type="float" office:value="10.49">
            <text:p>10.49</text:p>
          </table:table-cell>
          <table:table-cell office:value-type="float" office:value="120.72">
            <text:p>12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8/2011</text:p>
          </table:table-cell>
          <table:table-cell office:value-type="float" office:value="10.73">
            <text:p>10.73</text:p>
          </table:table-cell>
          <table:table-cell office:value-type="float" office:value="10.69">
            <text:p>10.69</text:p>
          </table:table-cell>
          <table:table-cell office:value-type="float" office:value="120.72">
            <text:p>12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7/2011</text:p>
          </table:table-cell>
          <table:table-cell office:value-type="float" office:value="10.66">
            <text:p>10.66</text:p>
          </table:table-cell>
          <table:table-cell office:value-type="float" office:value="10.63">
            <text:p>10.63</text:p>
          </table:table-cell>
          <table:table-cell office:value-type="float" office:value="120.72">
            <text:p>12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4/2011</text:p>
          </table:table-cell>
          <table:table-cell office:value-type="float" office:value="10.63">
            <text:p>10.63</text:p>
          </table:table-cell>
          <table:table-cell office:value-type="float" office:value="10.6">
            <text:p>10.6</text:p>
          </table:table-cell>
          <table:table-cell office:value-type="float" office:value="120.72">
            <text:p>12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3/2011</text:p>
          </table:table-cell>
          <table:table-cell office:value-type="float" office:value="10.66">
            <text:p>10.66</text:p>
          </table:table-cell>
          <table:table-cell office:value-type="float" office:value="10.62">
            <text:p>10.62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2/2011</text:p>
          </table:table-cell>
          <table:table-cell office:value-type="float" office:value="10.53">
            <text:p>10.53</text:p>
          </table:table-cell>
          <table:table-cell office:value-type="float" office:value="10.5">
            <text:p>10.5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1/2011</text:p>
          </table:table-cell>
          <table:table-cell office:value-type="float" office:value="10.5">
            <text:p>10.5</text:p>
          </table:table-cell>
          <table:table-cell office:value-type="float" office:value="10.47">
            <text:p>10.47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1/2011</text:p>
          </table:table-cell>
          <table:table-cell office:value-type="float" office:value="10.64">
            <text:p>10.64</text:p>
          </table:table-cell>
          <table:table-cell office:value-type="float" office:value="10.61">
            <text:p>10.61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8/2011</text:p>
          </table:table-cell>
          <table:table-cell office:value-type="float" office:value="10.75">
            <text:p>10.75</text:p>
          </table:table-cell>
          <table:table-cell office:value-type="float" office:value="10.72">
            <text:p>10.72</text:p>
          </table:table-cell>
          <table:table-cell office:value-type="float" office:value="122.94">
            <text:p>122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7/2011</text:p>
          </table:table-cell>
          <table:table-cell office:value-type="float" office:value="10.76">
            <text:p>10.76</text:p>
          </table:table-cell>
          <table:table-cell office:value-type="float" office:value="10.73">
            <text:p>10.73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6/2011</text:p>
          </table:table-cell>
          <table:table-cell office:value-type="float" office:value="10.64">
            <text:p>10.64</text:p>
          </table:table-cell>
          <table:table-cell office:value-type="float" office:value="10.61">
            <text:p>10.61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5/2011</text:p>
          </table:table-cell>
          <table:table-cell office:value-type="float" office:value="10.62">
            <text:p>10.62</text:p>
          </table:table-cell>
          <table:table-cell office:value-type="float" office:value="10.59">
            <text:p>10.59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4/2011</text:p>
          </table:table-cell>
          <table:table-cell office:value-type="float" office:value="10.7">
            <text:p>10.7</text:p>
          </table:table-cell>
          <table:table-cell office:value-type="float" office:value="10.67">
            <text:p>10.67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1/2011</text:p>
          </table:table-cell>
          <table:table-cell office:value-type="float" office:value="10.63">
            <text:p>10.63</text:p>
          </table:table-cell>
          <table:table-cell office:value-type="float" office:value="10.61">
            <text:p>10.61</text:p>
          </table:table-cell>
          <table:table-cell office:value-type="float" office:value="120.98">
            <text:p>120.9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0/2011</text:p>
          </table:table-cell>
          <table:table-cell office:value-type="float" office:value="10.53">
            <text:p>10.53</text:p>
          </table:table-cell>
          <table:table-cell office:value-type="float" office:value="10.5">
            <text:p>10.5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9/2011</text:p>
          </table:table-cell>
          <table:table-cell office:value-type="float" office:value="10.54">
            <text:p>10.54</text:p>
          </table:table-cell>
          <table:table-cell office:value-type="float" office:value="10.51">
            <text:p>10.51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8/2011</text:p>
          </table:table-cell>
          <table:table-cell office:value-type="float" office:value="10.57">
            <text:p>10.57</text:p>
          </table:table-cell>
          <table:table-cell office:value-type="float" office:value="10.54">
            <text:p>10.54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7/2011</text:p>
          </table:table-cell>
          <table:table-cell office:value-type="float" office:value="10.49">
            <text:p>10.49</text:p>
          </table:table-cell>
          <table:table-cell office:value-type="float" office:value="10.46">
            <text:p>10.46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4/2011</text:p>
          </table:table-cell>
          <table:table-cell office:value-type="float" office:value="10.6">
            <text:p>10.6</text:p>
          </table:table-cell>
          <table:table-cell office:value-type="float" office:value="10.57">
            <text:p>10.57</text:p>
          </table:table-cell>
          <table:table-cell office:value-type="float" office:value="120.14">
            <text:p>120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3/2011</text:p>
          </table:table-cell>
          <table:table-cell office:value-type="float" office:value="10.57">
            <text:p>10.57</text:p>
          </table:table-cell>
          <table:table-cell office:value-type="float" office:value="10.54">
            <text:p>10.54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2/2011</text:p>
          </table:table-cell>
          <table:table-cell office:value-type="float" office:value="10.55">
            <text:p>10.55</text:p>
          </table:table-cell>
          <table:table-cell office:value-type="float" office:value="10.52">
            <text:p>10.52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1/2011</text:p>
          </table:table-cell>
          <table:table-cell office:value-type="float" office:value="10.53">
            <text:p>10.53</text:p>
          </table:table-cell>
          <table:table-cell office:value-type="float" office:value="10.5">
            <text:p>10.5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0/2011</text:p>
          </table:table-cell>
          <table:table-cell office:value-type="float" office:value="10.54">
            <text:p>10.54</text:p>
          </table:table-cell>
          <table:table-cell office:value-type="float" office:value="10.52">
            <text:p>10.52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7/2011</text:p>
          </table:table-cell>
          <table:table-cell office:value-type="float" office:value="10.35">
            <text:p>10.35</text:p>
          </table:table-cell>
          <table:table-cell office:value-type="float" office:value="10.32">
            <text:p>10.32</text:p>
          </table:table-cell>
          <table:table-cell office:value-type="float" office:value="117.89">
            <text:p>117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6/2011</text:p>
          </table:table-cell>
          <table:table-cell office:value-type="float" office:value="10.38">
            <text:p>10.38</text:p>
          </table:table-cell>
          <table:table-cell office:value-type="float" office:value="10.35">
            <text:p>10.35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5/2011</text:p>
          </table:table-cell>
          <table:table-cell office:value-type="float" office:value="10.26">
            <text:p>10.26</text:p>
          </table:table-cell>
          <table:table-cell office:value-type="float" office:value="10.24">
            <text:p>10.24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4/2011</text:p>
          </table:table-cell>
          <table:table-cell office:value-type="float" office:value="10.15">
            <text:p>10.15</text:p>
          </table:table-cell>
          <table:table-cell office:value-type="float" office:value="10.12">
            <text:p>10.12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3/2011</text:p>
          </table:table-cell>
          <table:table-cell office:value-type="float" office:value="9.99">
            <text:p>9.99</text:p>
          </table:table-cell>
          <table:table-cell office:value-type="float" office:value="9.96">
            <text:p>9.96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30/2011</text:p>
          </table:table-cell>
          <table:table-cell office:value-type="float" office:value="10.16">
            <text:p>10.16</text:p>
          </table:table-cell>
          <table:table-cell office:value-type="float" office:value="10.13">
            <text:p>10.13</text:p>
          </table:table-cell>
          <table:table-cell office:value-type="float" office:value="115.99">
            <text:p>115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9/2011</text:p>
          </table:table-cell>
          <table:table-cell office:value-type="float" office:value="10.27">
            <text:p>10.27</text:p>
          </table:table-cell>
          <table:table-cell office:value-type="float" office:value="10.24">
            <text:p>10.24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8/2011</text:p>
          </table:table-cell>
          <table:table-cell office:value-type="float" office:value="10.25">
            <text:p>10.25</text:p>
          </table:table-cell>
          <table:table-cell office:value-type="float" office:value="10.23">
            <text:p>10.23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7/2011</text:p>
          </table:table-cell>
          <table:table-cell office:value-type="float" office:value="10.36">
            <text:p>10.36</text:p>
          </table:table-cell>
          <table:table-cell office:value-type="float" office:value="10.33">
            <text:p>10.33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6/2011</text:p>
          </table:table-cell>
          <table:table-cell office:value-type="float" office:value="10.25">
            <text:p>10.25</text:p>
          </table:table-cell>
          <table:table-cell office:value-type="float" office:value="10.22">
            <text:p>10.22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3/2011</text:p>
          </table:table-cell>
          <table:table-cell office:value-type="float" office:value="10.13">
            <text:p>10.13</text:p>
          </table:table-cell>
          <table:table-cell office:value-type="float" office:value="10.1">
            <text:p>10.1</text:p>
          </table:table-cell>
          <table:table-cell office:value-type="float" office:value="115.06">
            <text:p>115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2/2011</text:p>
          </table:table-cell>
          <table:table-cell office:value-type="float" office:value="10.07">
            <text:p>10.07</text:p>
          </table:table-cell>
          <table:table-cell office:value-type="float" office:value="10.04">
            <text:p>10.04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1/2011</text:p>
          </table:table-cell>
          <table:table-cell office:value-type="float" office:value="10.13">
            <text:p>10.13</text:p>
          </table:table-cell>
          <table:table-cell office:value-type="float" office:value="10.1">
            <text:p>10.1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0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9/2011</text:p>
          </table:table-cell>
          <table:table-cell office:value-type="float" office:value="10.16">
            <text:p>10.16</text:p>
          </table:table-cell>
          <table:table-cell office:value-type="float" office:value="10.14">
            <text:p>10.14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6/2011</text:p>
          </table:table-cell>
          <table:table-cell office:value-type="float" office:value="10.21">
            <text:p>10.21</text:p>
          </table:table-cell>
          <table:table-cell office:value-type="float" office:value="10.18">
            <text:p>10.18</text:p>
          </table:table-cell>
          <table:table-cell office:value-type="float" office:value="116.92">
            <text:p>116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5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4/2011</text:p>
          </table:table-cell>
          <table:table-cell office:value-type="float" office:value="10.16">
            <text:p>10.16</text:p>
          </table:table-cell>
          <table:table-cell office:value-type="float" office:value="10.13">
            <text:p>10.13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3/2011</text:p>
          </table:table-cell>
          <table:table-cell office:value-type="float" office:value="10.12">
            <text:p>10.12</text:p>
          </table:table-cell>
          <table:table-cell office:value-type="float" office:value="10.09">
            <text:p>10.09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2/2011</text:p>
          </table:table-cell>
          <table:table-cell office:value-type="float" office:value="10.07">
            <text:p>10.07</text:p>
          </table:table-cell>
          <table:table-cell office:value-type="float" office:value="10.05">
            <text:p>10.05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9/2011</text:p>
          </table:table-cell>
          <table:table-cell office:value-type="float" office:value="10.07">
            <text:p>10.07</text:p>
          </table:table-cell>
          <table:table-cell office:value-type="float" office:value="10.04">
            <text:p>10.04</text:p>
          </table:table-cell>
          <table:table-cell office:value-type="float" office:value="114.71">
            <text:p>114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8/2011</text:p>
          </table:table-cell>
          <table:table-cell office:value-type="float" office:value="10.18">
            <text:p>10.18</text:p>
          </table:table-cell>
          <table:table-cell office:value-type="float" office:value="10.15">
            <text:p>10.15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7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6/2011</text:p>
          </table:table-cell>
          <table:table-cell office:value-type="float" office:value="10.1">
            <text:p>10.1</text:p>
          </table:table-cell>
          <table:table-cell office:value-type="float" office:value="10.08">
            <text:p>10.08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5/2011</text:p>
          </table:table-cell>
          <table:table-cell office:value-type="float" office:value="10.12">
            <text:p>10.12</text:p>
          </table:table-cell>
          <table:table-cell office:value-type="float" office:value="10.1">
            <text:p>10.1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2/2011</text:p>
          </table:table-cell>
          <table:table-cell office:value-type="float" office:value="10.12">
            <text:p>10.12</text:p>
          </table:table-cell>
          <table:table-cell office:value-type="float" office:value="10.1">
            <text:p>10.1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1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1/2011</text:p>
          </table:table-cell>
          <table:table-cell office:value-type="float" office:value="10.24">
            <text:p>10.24</text:p>
          </table:table-cell>
          <table:table-cell office:value-type="float" office:value="10.21">
            <text:p>10.21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0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5.38">
            <text:p>115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9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5.38">
            <text:p>115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6/2011</text:p>
          </table:table-cell>
          <table:table-cell office:value-type="float" office:value="10.09">
            <text:p>10.09</text:p>
          </table:table-cell>
          <table:table-cell office:value-type="float" office:value="10.07">
            <text:p>10.07</text:p>
          </table:table-cell>
          <table:table-cell office:value-type="float" office:value="115.38">
            <text:p>115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5/2011</text:p>
          </table:table-cell>
          <table:table-cell office:value-type="float" office:value="10.03">
            <text:p>10.03</text:p>
          </table:table-cell>
          <table:table-cell office:value-type="float" office:value="10">
            <text:p>10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4/2011</text:p>
          </table:table-cell>
          <table:table-cell office:value-type="float" office:value="10.12">
            <text:p>10.12</text:p>
          </table:table-cell>
          <table:table-cell office:value-type="float" office:value="10.1">
            <text:p>10.1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3/2011</text:p>
          </table:table-cell>
          <table:table-cell office:value-type="float" office:value="10.13">
            <text:p>10.13</text:p>
          </table:table-cell>
          <table:table-cell office:value-type="float" office:value="10.11">
            <text:p>10.11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2/2011</text:p>
          </table:table-cell>
          <table:table-cell office:value-type="float" office:value="10.02">
            <text:p>10.02</text:p>
          </table:table-cell>
          <table:table-cell office:value-type="float" office:value="9.99">
            <text:p>9.99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9/2011</text:p>
          </table:table-cell>
          <table:table-cell office:value-type="float" office:value="9.99">
            <text:p>9.99</text:p>
          </table:table-cell>
          <table:table-cell office:value-type="float" office:value="9.97">
            <text:p>9.97</text:p>
          </table:table-cell>
          <table:table-cell office:value-type="float" office:value="114.3">
            <text:p>114.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8/2011</text:p>
          </table:table-cell>
          <table:table-cell office:value-type="float" office:value="10.03">
            <text:p>10.03</text:p>
          </table:table-cell>
          <table:table-cell office:value-type="float" office:value="10.01">
            <text:p>10.01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7/2011</text:p>
          </table:table-cell>
          <table:table-cell office:value-type="float" office:value="10.14">
            <text:p>10.14</text:p>
          </table:table-cell>
          <table:table-cell office:value-type="float" office:value="10.12">
            <text:p>10.12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6/2011</text:p>
          </table:table-cell>
          <table:table-cell office:value-type="float" office:value="10.14">
            <text:p>10.14</text:p>
          </table:table-cell>
          <table:table-cell office:value-type="float" office:value="10.12">
            <text:p>10.12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5/2011</text:p>
          </table:table-cell>
          <table:table-cell office:value-type="float" office:value="10.16">
            <text:p>10.16</text:p>
          </table:table-cell>
          <table:table-cell office:value-type="float" office:value="10.14">
            <text:p>10.14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2/2011</text:p>
          </table:table-cell>
          <table:table-cell office:value-type="float" office:value="10.1">
            <text:p>10.1</text:p>
          </table:table-cell>
          <table:table-cell office:value-type="float" office:value="10.08">
            <text:p>10.08</text:p>
          </table:table-cell>
          <table:table-cell office:value-type="float" office:value="116.36">
            <text:p>116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1/2011</text:p>
          </table:table-cell>
          <table:table-cell office:value-type="float" office:value="10.05">
            <text:p>10.05</text:p>
          </table:table-cell>
          <table:table-cell office:value-type="float" office:value="10.03">
            <text:p>10.03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0/2011</text:p>
          </table:table-cell>
          <table:table-cell office:value-type="float" office:value="9.92">
            <text:p>9.92</text:p>
          </table:table-cell>
          <table:table-cell office:value-type="float" office:value="9.9">
            <text:p>9.9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9/2011</text:p>
          </table:table-cell>
          <table:table-cell office:value-type="float" office:value="10.06">
            <text:p>10.06</text:p>
          </table:table-cell>
          <table:table-cell office:value-type="float" office:value="10.03">
            <text:p>10.03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8/2011</text:p>
          </table:table-cell>
          <table:table-cell office:value-type="float" office:value="9.89">
            <text:p>9.89</text:p>
          </table:table-cell>
          <table:table-cell office:value-type="float" office:value="9.87">
            <text:p>9.87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5/2011</text:p>
          </table:table-cell>
          <table:table-cell office:value-type="float" office:value="10.1">
            <text:p>10.1</text:p>
          </table:table-cell>
          <table:table-cell office:value-type="float" office:value="10.07">
            <text:p>10.07</text:p>
          </table:table-cell>
          <table:table-cell office:value-type="float" office:value="116.55">
            <text:p>116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4/2011</text:p>
          </table:table-cell>
          <table:table-cell office:value-type="float" office:value="10.06">
            <text:p>10.06</text:p>
          </table:table-cell>
          <table:table-cell office:value-type="float" office:value="10.04">
            <text:p>10.04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3/2011</text:p>
          </table:table-cell>
          <table:table-cell office:value-type="float" office:value="10.28">
            <text:p>10.28</text:p>
          </table:table-cell>
          <table:table-cell office:value-type="float" office:value="10.25">
            <text:p>10.25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2/2011</text:p>
          </table:table-cell>
          <table:table-cell office:value-type="float" office:value="10.27">
            <text:p>10.27</text:p>
          </table:table-cell>
          <table:table-cell office:value-type="float" office:value="10.25">
            <text:p>10.25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1/2011</text:p>
          </table:table-cell>
          <table:table-cell office:value-type="float" office:value="10.36">
            <text:p>10.36</text:p>
          </table:table-cell>
          <table:table-cell office:value-type="float" office:value="10.33">
            <text:p>10.33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9/2011</text:p>
          </table:table-cell>
          <table:table-cell office:value-type="float" office:value="10.41">
            <text:p>10.41</text:p>
          </table:table-cell>
          <table:table-cell office:value-type="float" office:value="10.38">
            <text:p>10.38</text:p>
          </table:table-cell>
          <table:table-cell office:value-type="float" office:value="122.54">
            <text:p>122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8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7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6/2011</text:p>
          </table:table-cell>
          <table:table-cell office:value-type="float" office:value="10.48">
            <text:p>10.48</text:p>
          </table:table-cell>
          <table:table-cell office:value-type="float" office:value="10.45">
            <text:p>10.45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5/2011</text:p>
          </table:table-cell>
          <table:table-cell office:value-type="float" office:value="10.5">
            <text:p>10.5</text:p>
          </table:table-cell>
          <table:table-cell office:value-type="float" office:value="10.48">
            <text:p>10.48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2/2011</text:p>
          </table:table-cell>
          <table:table-cell office:value-type="float" office:value="10.54">
            <text:p>10.54</text:p>
          </table:table-cell>
          <table:table-cell office:value-type="float" office:value="10.51">
            <text:p>10.51</text:p>
          </table:table-cell>
          <table:table-cell office:value-type="float" office:value="124.89">
            <text:p>124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1/2011</text:p>
          </table:table-cell>
          <table:table-cell office:value-type="float" office:value="10.56">
            <text:p>10.56</text:p>
          </table:table-cell>
          <table:table-cell office:value-type="float" office:value="10.54">
            <text:p>10.54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0/2011</text:p>
          </table:table-cell>
          <table:table-cell office:value-type="float" office:value="10.52">
            <text:p>10.52</text:p>
          </table:table-cell>
          <table:table-cell office:value-type="float" office:value="10.49">
            <text:p>10.49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9/2011</text:p>
          </table:table-cell>
          <table:table-cell office:value-type="float" office:value="10.52">
            <text:p>10.52</text:p>
          </table:table-cell>
          <table:table-cell office:value-type="float" office:value="10.5">
            <text:p>10.5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8/2011</text:p>
          </table:table-cell>
          <table:table-cell office:value-type="float" office:value="10.45">
            <text:p>10.45</text:p>
          </table:table-cell>
          <table:table-cell office:value-type="float" office:value="10.43">
            <text:p>10.43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5/2011</text:p>
          </table:table-cell>
          <table:table-cell office:value-type="float" office:value="10.49">
            <text:p>10.49</text:p>
          </table:table-cell>
          <table:table-cell office:value-type="float" office:value="10.47">
            <text:p>10.47</text:p>
          </table:table-cell>
          <table:table-cell office:value-type="float" office:value="123.82">
            <text:p>123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4/2011</text:p>
          </table:table-cell>
          <table:table-cell office:value-type="float" office:value="10.48">
            <text:p>10.48</text:p>
          </table:table-cell>
          <table:table-cell office:value-type="float" office:value="10.46">
            <text:p>10.46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3/2011</text:p>
          </table:table-cell>
          <table:table-cell office:value-type="float" office:value="10.5">
            <text:p>10.5</text:p>
          </table:table-cell>
          <table:table-cell office:value-type="float" office:value="10.48">
            <text:p>10.48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2/2011</text:p>
          </table:table-cell>
          <table:table-cell office:value-type="float" office:value="10.47">
            <text:p>10.47</text:p>
          </table:table-cell>
          <table:table-cell office:value-type="float" office:value="10.45">
            <text:p>10.45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1/2011</text:p>
          </table:table-cell>
          <table:table-cell office:value-type="float" office:value="10.45">
            <text:p>10.45</text:p>
          </table:table-cell>
          <table:table-cell office:value-type="float" office:value="10.43">
            <text:p>10.43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8/2011</text:p>
          </table:table-cell>
          <table:table-cell office:value-type="float" office:value="10.51">
            <text:p>10.51</text:p>
          </table:table-cell>
          <table:table-cell office:value-type="float" office:value="10.49">
            <text:p>10.49</text:p>
          </table:table-cell>
          <table:table-cell office:value-type="float" office:value="124.43">
            <text:p>124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7/2011</text:p>
          </table:table-cell>
          <table:table-cell office:value-type="float" office:value="10.53">
            <text:p>10.53</text:p>
          </table:table-cell>
          <table:table-cell office:value-type="float" office:value="10.51">
            <text:p>10.51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6/2011</text:p>
          </table:table-cell>
          <table:table-cell office:value-type="float" office:value="10.51">
            <text:p>10.51</text:p>
          </table:table-cell>
          <table:table-cell office:value-type="float" office:value="10.49">
            <text:p>10.49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5/2011</text:p>
          </table:table-cell>
          <table:table-cell office:value-type="float" office:value="10.49">
            <text:p>10.49</text:p>
          </table:table-cell>
          <table:table-cell office:value-type="float" office:value="10.47">
            <text:p>10.47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4/2011</text:p>
          </table:table-cell>
          <table:table-cell office:value-type="float" office:value="10.5">
            <text:p>10.5</text:p>
          </table:table-cell>
          <table:table-cell office:value-type="float" office:value="10.48">
            <text:p>10.48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1/2011</text:p>
          </table:table-cell>
          <table:table-cell office:value-type="float" office:value="10.5">
            <text:p>10.5</text:p>
          </table:table-cell>
          <table:table-cell office:value-type="float" office:value="10.48">
            <text:p>10.48</text:p>
          </table:table-cell>
          <table:table-cell office:value-type="float" office:value="123.9">
            <text:p>123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30/2011</text:p>
          </table:table-cell>
          <table:table-cell office:value-type="float" office:value="10.44">
            <text:p>10.44</text:p>
          </table:table-cell>
          <table:table-cell office:value-type="float" office:value="10.42">
            <text:p>10.42</text:p>
          </table:table-cell>
          <table:table-cell office:value-type="float" office:value="122.99">
            <text:p>122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9/2011</text:p>
          </table:table-cell>
          <table:table-cell office:value-type="float" office:value="10.4">
            <text:p>10.4</text:p>
          </table:table-cell>
          <table:table-cell office:value-type="float" office:value="10.38">
            <text:p>10.38</text:p>
          </table:table-cell>
          <table:table-cell office:value-type="float" office:value="120.56">
            <text:p>120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8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0.56">
            <text:p>120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7/2011</text:p>
          </table:table-cell>
          <table:table-cell office:value-type="float" office:value="10.33">
            <text:p>10.33</text:p>
          </table:table-cell>
          <table:table-cell office:value-type="float" office:value="10.31">
            <text:p>10.31</text:p>
          </table:table-cell>
          <table:table-cell office:value-type="float" office:value="120.56">
            <text:p>120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4/2011</text:p>
          </table:table-cell>
          <table:table-cell office:value-type="float" office:value="10.32">
            <text:p>10.32</text:p>
          </table:table-cell>
          <table:table-cell office:value-type="float" office:value="10.3">
            <text:p>10.3</text:p>
          </table:table-cell>
          <table:table-cell office:value-type="float" office:value="120.56">
            <text:p>120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3/2011</text:p>
          </table:table-cell>
          <table:table-cell office:value-type="float" office:value="10.35">
            <text:p>10.35</text:p>
          </table:table-cell>
          <table:table-cell office:value-type="float" office:value="10.33">
            <text:p>10.33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2/2011</text:p>
          </table:table-cell>
          <table:table-cell office:value-type="float" office:value="10.37">
            <text:p>10.37</text:p>
          </table:table-cell>
          <table:table-cell office:value-type="float" office:value="10.35">
            <text:p>10.35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1/2011</text:p>
          </table:table-cell>
          <table:table-cell office:value-type="float" office:value="10.39">
            <text:p>10.39</text:p>
          </table:table-cell>
          <table:table-cell office:value-type="float" office:value="10.37">
            <text:p>10.37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0/2011</text:p>
          </table:table-cell>
          <table:table-cell office:value-type="float" office:value="10.34">
            <text:p>10.34</text:p>
          </table:table-cell>
          <table:table-cell office:value-type="float" office:value="10.32">
            <text:p>10.32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7/2011</text:p>
          </table:table-cell>
          <table:table-cell office:value-type="float" office:value="10.3">
            <text:p>10.3</text:p>
          </table:table-cell>
          <table:table-cell office:value-type="float" office:value="10.28">
            <text:p>10.28</text:p>
          </table:table-cell>
          <table:table-cell office:value-type="float" office:value="120.32">
            <text:p>120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6/2011</text:p>
          </table:table-cell>
          <table:table-cell office:value-type="float" office:value="10.28">
            <text:p>10.28</text:p>
          </table:table-cell>
          <table:table-cell office:value-type="float" office:value="10.26">
            <text:p>10.26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5/2011</text:p>
          </table:table-cell>
          <table:table-cell office:value-type="float" office:value="10.27">
            <text:p>10.27</text:p>
          </table:table-cell>
          <table:table-cell office:value-type="float" office:value="10.25">
            <text:p>10.25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4/2011</text:p>
          </table:table-cell>
          <table:table-cell office:value-type="float" office:value="10.35">
            <text:p>10.35</text:p>
          </table:table-cell>
          <table:table-cell office:value-type="float" office:value="10.33">
            <text:p>10.33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3/2011</text:p>
          </table:table-cell>
          <table:table-cell office:value-type="float" office:value="10.3">
            <text:p>10.3</text:p>
          </table:table-cell>
          <table:table-cell office:value-type="float" office:value="10.28">
            <text:p>10.28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0/2011</text:p>
          </table:table-cell>
          <table:table-cell office:value-type="float" office:value="10.29">
            <text:p>10.29</text:p>
          </table:table-cell>
          <table:table-cell office:value-type="float" office:value="10.27">
            <text:p>10.27</text:p>
          </table:table-cell>
          <table:table-cell office:value-type="float" office:value="120.38">
            <text:p>120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9/2011</text:p>
          </table:table-cell>
          <table:table-cell office:value-type="float" office:value="10.34">
            <text:p>10.34</text:p>
          </table:table-cell>
          <table:table-cell office:value-type="float" office:value="10.32">
            <text:p>10.32</text:p>
          </table:table-cell>
          <table:table-cell office:value-type="float" office:value="121.25">
            <text:p>12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8/2011</text:p>
          </table:table-cell>
          <table:table-cell office:value-type="float" office:value="10.31">
            <text:p>10.31</text:p>
          </table:table-cell>
          <table:table-cell office:value-type="float" office:value="10.29">
            <text:p>10.29</text:p>
          </table:table-cell>
          <table:table-cell office:value-type="float" office:value="121.25">
            <text:p>12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7/2011</text:p>
          </table:table-cell>
          <table:table-cell office:value-type="float" office:value="10.31">
            <text:p>10.31</text:p>
          </table:table-cell>
          <table:table-cell office:value-type="float" office:value="10.29">
            <text:p>10.29</text:p>
          </table:table-cell>
          <table:table-cell office:value-type="float" office:value="121.25">
            <text:p>12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3/2011</text:p>
          </table:table-cell>
          <table:table-cell office:value-type="float" office:value="10.33">
            <text:p>10.33</text:p>
          </table:table-cell>
          <table:table-cell office:value-type="float" office:value="10.31">
            <text:p>10.31</text:p>
          </table:table-cell>
          <table:table-cell office:value-type="float" office:value="121.25">
            <text:p>12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2/2011</text:p>
          </table:table-cell>
          <table:table-cell office:value-type="float" office:value="10.36">
            <text:p>10.36</text:p>
          </table:table-cell>
          <table:table-cell office:value-type="float" office:value="10.34">
            <text:p>10.34</text:p>
          </table:table-cell>
          <table:table-cell office:value-type="float" office:value="123.18">
            <text:p>123.1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1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3.18">
            <text:p>123.1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1/2011</text:p>
          </table:table-cell>
          <table:table-cell office:value-type="float" office:value="10.45">
            <text:p>10.45</text:p>
          </table:table-cell>
          <table:table-cell office:value-type="float" office:value="10.44">
            <text:p>10.44</text:p>
          </table:table-cell>
          <table:table-cell office:value-type="float" office:value="123.18">
            <text:p>123.1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0/2011</text:p>
          </table:table-cell>
          <table:table-cell office:value-type="float" office:value="10.38">
            <text:p>10.38</text:p>
          </table:table-cell>
          <table:table-cell office:value-type="float" office:value="10.37">
            <text:p>10.37</text:p>
          </table:table-cell>
          <table:table-cell office:value-type="float" office:value="122.15">
            <text:p>122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7/2011</text:p>
          </table:table-cell>
          <table:table-cell office:value-type="float" office:value="10.38">
            <text:p>10.38</text:p>
          </table:table-cell>
          <table:table-cell office:value-type="float" office:value="10.37">
            <text:p>10.37</text:p>
          </table:table-cell>
          <table:table-cell office:value-type="float" office:value="122.15">
            <text:p>122.1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6/2011</text:p>
          </table:table-cell>
          <table:table-cell office:value-type="float" office:value="10.35">
            <text:p>10.35</text:p>
          </table:table-cell>
          <table:table-cell office:value-type="float" office:value="10.33">
            <text:p>10.33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5/2011</text:p>
          </table:table-cell>
          <table:table-cell office:value-type="float" office:value="10.3">
            <text:p>10.3</text:p>
          </table:table-cell>
          <table:table-cell office:value-type="float" office:value="10.29">
            <text:p>10.29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4/2011</text:p>
          </table:table-cell>
          <table:table-cell office:value-type="float" office:value="10.31">
            <text:p>10.31</text:p>
          </table:table-cell>
          <table:table-cell office:value-type="float" office:value="10.3">
            <text:p>10.3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3/2011</text:p>
          </table:table-cell>
          <table:table-cell office:value-type="float" office:value="10.31">
            <text:p>10.31</text:p>
          </table:table-cell>
          <table:table-cell office:value-type="float" office:value="10.29">
            <text:p>10.29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0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2.05">
            <text:p>122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9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8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7/2011</text:p>
          </table:table-cell>
          <table:table-cell office:value-type="float" office:value="10.37">
            <text:p>10.37</text:p>
          </table:table-cell>
          <table:table-cell office:value-type="float" office:value="10.36">
            <text:p>10.36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6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3/2011</text:p>
          </table:table-cell>
          <table:table-cell office:value-type="float" office:value="10.39">
            <text:p>10.39</text:p>
          </table:table-cell>
          <table:table-cell office:value-type="float" office:value="10.38">
            <text:p>10.38</text:p>
          </table:table-cell>
          <table:table-cell office:value-type="float" office:value="122.09">
            <text:p>122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2/2011</text:p>
          </table:table-cell>
          <table:table-cell office:value-type="float" office:value="10.42">
            <text:p>10.42</text:p>
          </table:table-cell>
          <table:table-cell office:value-type="float" office:value="10.4">
            <text:p>10.4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1/2011</text:p>
          </table:table-cell>
          <table:table-cell office:value-type="float" office:value="10.39">
            <text:p>10.39</text:p>
          </table:table-cell>
          <table:table-cell office:value-type="float" office:value="10.38">
            <text:p>10.38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0/2011</text:p>
          </table:table-cell>
          <table:table-cell office:value-type="float" office:value="10.43">
            <text:p>10.43</text:p>
          </table:table-cell>
          <table:table-cell office:value-type="float" office:value="10.41">
            <text:p>10.41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9/2011</text:p>
          </table:table-cell>
          <table:table-cell office:value-type="float" office:value="10.41">
            <text:p>10.41</text:p>
          </table:table-cell>
          <table:table-cell office:value-type="float" office:value="10.39">
            <text:p>10.39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6/2011</text:p>
          </table:table-cell>
          <table:table-cell office:value-type="float" office:value="10.38">
            <text:p>10.38</text:p>
          </table:table-cell>
          <table:table-cell office:value-type="float" office:value="10.37">
            <text:p>10.37</text:p>
          </table:table-cell>
          <table:table-cell office:value-type="float" office:value="121.86">
            <text:p>12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5/2011</text:p>
          </table:table-cell>
          <table:table-cell office:value-type="float" office:value="10.36">
            <text:p>10.36</text:p>
          </table:table-cell>
          <table:table-cell office:value-type="float" office:value="10.34">
            <text:p>10.34</text:p>
          </table:table-cell>
          <table:table-cell office:value-type="float" office:value="121.96">
            <text:p>121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4/2011</text:p>
          </table:table-cell>
          <table:table-cell office:value-type="float" office:value="10.38">
            <text:p>10.38</text:p>
          </table:table-cell>
          <table:table-cell office:value-type="float" office:value="10.37">
            <text:p>10.37</text:p>
          </table:table-cell>
          <table:table-cell office:value-type="float" office:value="121.96">
            <text:p>121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3/2011</text:p>
          </table:table-cell>
          <table:table-cell office:value-type="float" office:value="10.4">
            <text:p>10.4</text:p>
          </table:table-cell>
          <table:table-cell office:value-type="float" office:value="10.38">
            <text:p>10.38</text:p>
          </table:table-cell>
          <table:table-cell office:value-type="float" office:value="121.96">
            <text:p>121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9/2011</text:p>
          </table:table-cell>
          <table:table-cell office:value-type="float" office:value="10.39">
            <text:p>10.39</text:p>
          </table:table-cell>
          <table:table-cell office:value-type="float" office:value="10.37">
            <text:p>10.37</text:p>
          </table:table-cell>
          <table:table-cell office:value-type="float" office:value="121.96">
            <text:p>121.9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8/2011</text:p>
          </table:table-cell>
          <table:table-cell office:value-type="float" office:value="10.38">
            <text:p>10.38</text:p>
          </table:table-cell>
          <table:table-cell office:value-type="float" office:value="10.36">
            <text:p>10.36</text:p>
          </table:table-cell>
          <table:table-cell office:value-type="float" office:value="120.16">
            <text:p>12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7/2011</text:p>
          </table:table-cell>
          <table:table-cell office:value-type="float" office:value="10.34">
            <text:p>10.34</text:p>
          </table:table-cell>
          <table:table-cell office:value-type="float" office:value="10.32">
            <text:p>10.32</text:p>
          </table:table-cell>
          <table:table-cell office:value-type="float" office:value="120.16">
            <text:p>12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6/2011</text:p>
          </table:table-cell>
          <table:table-cell office:value-type="float" office:value="10.32">
            <text:p>10.32</text:p>
          </table:table-cell>
          <table:table-cell office:value-type="float" office:value="10.3">
            <text:p>10.3</text:p>
          </table:table-cell>
          <table:table-cell office:value-type="float" office:value="120.16">
            <text:p>12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1/2011</text:p>
          </table:table-cell>
          <table:table-cell office:value-type="float" office:value="10.31">
            <text:p>10.31</text:p>
          </table:table-cell>
          <table:table-cell office:value-type="float" office:value="10.29">
            <text:p>10.29</text:p>
          </table:table-cell>
          <table:table-cell office:value-type="float" office:value="120.16">
            <text:p>12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0/2011</text:p>
          </table:table-cell>
          <table:table-cell office:value-type="float" office:value="10.27">
            <text:p>10.27</text:p>
          </table:table-cell>
          <table:table-cell office:value-type="float" office:value="10.25">
            <text:p>10.25</text:p>
          </table:table-cell>
          <table:table-cell office:value-type="float" office:value="118.06">
            <text:p>118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9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8.06">
            <text:p>118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8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8.06">
            <text:p>118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5/2011</text:p>
          </table:table-cell>
          <table:table-cell office:value-type="float" office:value="10.22">
            <text:p>10.22</text:p>
          </table:table-cell>
          <table:table-cell office:value-type="float" office:value="10.21">
            <text:p>10.21</text:p>
          </table:table-cell>
          <table:table-cell office:value-type="float" office:value="118.06">
            <text:p>118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4/2011</text:p>
          </table:table-cell>
          <table:table-cell office:value-type="float" office:value="10.2">
            <text:p>10.2</text:p>
          </table:table-cell>
          <table:table-cell office:value-type="float" office:value="10.19">
            <text:p>10.19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3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2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1/2011</text:p>
          </table:table-cell>
          <table:table-cell office:value-type="float" office:value="10.19">
            <text:p>10.19</text:p>
          </table:table-cell>
          <table:table-cell office:value-type="float" office:value="10.18">
            <text:p>10.18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8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6.59">
            <text:p>116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7/2011</text:p>
          </table:table-cell>
          <table:table-cell office:value-type="float" office:value="10.17">
            <text:p>10.17</text:p>
          </table:table-cell>
          <table:table-cell office:value-type="float" office:value="10.16">
            <text:p>10.16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6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5/2011</text:p>
          </table:table-cell>
          <table:table-cell office:value-type="float" office:value="10.19">
            <text:p>10.19</text:p>
          </table:table-cell>
          <table:table-cell office:value-type="float" office:value="10.18">
            <text:p>10.18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4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1/2011</text:p>
          </table:table-cell>
          <table:table-cell office:value-type="float" office:value="10.21">
            <text:p>10.21</text:p>
          </table:table-cell>
          <table:table-cell office:value-type="float" office:value="10.19">
            <text:p>10.19</text:p>
          </table:table-cell>
          <table:table-cell office:value-type="float" office:value="116.64">
            <text:p>116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1/2011</text:p>
          </table:table-cell>
          <table:table-cell office:value-type="float" office:value="10.2">
            <text:p>10.2</text:p>
          </table:table-cell>
          <table:table-cell office:value-type="float" office:value="10.19">
            <text:p>10.19</text:p>
          </table:table-cell>
          <table:table-cell office:value-type="float" office:value="117.04">
            <text:p>11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0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6.74">
            <text:p>116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9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6.74">
            <text:p>116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8/2011</text:p>
          </table:table-cell>
          <table:table-cell office:value-type="float" office:value="10.17">
            <text:p>10.17</text:p>
          </table:table-cell>
          <table:table-cell office:value-type="float" office:value="10.15">
            <text:p>10.15</text:p>
          </table:table-cell>
          <table:table-cell office:value-type="float" office:value="116.74">
            <text:p>116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5/2011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16.74">
            <text:p>116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4/201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3/2011</text:p>
          </table:table-cell>
          <table:table-cell office:value-type="float" office:value="10.15">
            <text:p>10.15</text:p>
          </table:table-cell>
          <table:table-cell office:value-type="float" office:value="10.14">
            <text:p>10.14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2/2011</text:p>
          </table:table-cell>
          <table:table-cell office:value-type="float" office:value="10.15">
            <text:p>10.15</text:p>
          </table:table-cell>
          <table:table-cell office:value-type="float" office:value="10.13">
            <text:p>10.13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1/2011</text:p>
          </table:table-cell>
          <table:table-cell office:value-type="float" office:value="10.17">
            <text:p>10.17</text:p>
          </table:table-cell>
          <table:table-cell office:value-type="float" office:value="10.15">
            <text:p>10.15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8/2011</text:p>
          </table:table-cell>
          <table:table-cell office:value-type="float" office:value="10.1">
            <text:p>10.1</text:p>
          </table:table-cell>
          <table:table-cell office:value-type="float" office:value="10.09">
            <text:p>10.09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7/2011</text:p>
          </table:table-cell>
          <table:table-cell office:value-type="float" office:value="10.06">
            <text:p>10.06</text:p>
          </table:table-cell>
          <table:table-cell office:value-type="float" office:value="10.05">
            <text:p>10.05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6/2011</text:p>
          </table:table-cell>
          <table:table-cell office:value-type="float" office:value="9.98">
            <text:p>9.98</text:p>
          </table:table-cell>
          <table:table-cell office:value-type="float" office:value="9.96">
            <text:p>9.96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5/2011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4/2011</text:p>
          </table:table-cell>
          <table:table-cell office:value-type="float" office:value="10.13">
            <text:p>10.13</text:p>
          </table:table-cell>
          <table:table-cell office:value-type="float" office:value="10.11">
            <text:p>10.11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1/201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office:value-type="float" office:value="117.11">
            <text:p>117.1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0/2011</text:p>
          </table:table-cell>
          <table:table-cell office:value-type="float" office:value="10.16">
            <text:p>10.16</text:p>
          </table:table-cell>
          <table:table-cell office:value-type="float" office:value="10.15">
            <text:p>10.15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9/2011</text:p>
          </table:table-cell>
          <table:table-cell office:value-type="float" office:value="10.22">
            <text:p>10.22</text:p>
          </table:table-cell>
          <table:table-cell office:value-type="float" office:value="10.2">
            <text:p>10.2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8/2011</text:p>
          </table:table-cell>
          <table:table-cell office:value-type="float" office:value="10.22">
            <text:p>10.22</text:p>
          </table:table-cell>
          <table:table-cell office:value-type="float" office:value="10.2">
            <text:p>10.2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7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4/2011</text:p>
          </table:table-cell>
          <table:table-cell office:value-type="float" office:value="10.22">
            <text:p>10.22</text:p>
          </table:table-cell>
          <table:table-cell office:value-type="float" office:value="10.21">
            <text:p>10.21</text:p>
          </table:table-cell>
          <table:table-cell office:value-type="float" office:value="117.94">
            <text:p>117.9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3/2011</text:p>
          </table:table-cell>
          <table:table-cell office:value-type="float" office:value="10.24">
            <text:p>10.24</text:p>
          </table:table-cell>
          <table:table-cell office:value-type="float" office:value="10.23">
            <text:p>10.23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2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1/2011</text:p>
          </table:table-cell>
          <table:table-cell office:value-type="float" office:value="10.19">
            <text:p>10.19</text:p>
          </table:table-cell>
          <table:table-cell office:value-type="float" office:value="10.17">
            <text:p>10.17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8/2011</text:p>
          </table:table-cell>
          <table:table-cell office:value-type="float" office:value="10.22">
            <text:p>10.22</text:p>
          </table:table-cell>
          <table:table-cell office:value-type="float" office:value="10.2">
            <text:p>10.2</text:p>
          </table:table-cell>
          <table:table-cell office:value-type="float" office:value="117.76">
            <text:p>117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5/2011</text:p>
          </table:table-cell>
          <table:table-cell office:value-type="float" office:value="10.2">
            <text:p>10.2</text:p>
          </table:table-cell>
          <table:table-cell office:value-type="float" office:value="10.19">
            <text:p>10.19</text:p>
          </table:table-cell>
          <table:table-cell office:value-type="float" office:value="117.48">
            <text:p>117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4/2011</text:p>
          </table:table-cell>
          <table:table-cell office:value-type="float" office:value="10.17">
            <text:p>10.17</text:p>
          </table:table-cell>
          <table:table-cell office:value-type="float" office:value="10.16">
            <text:p>10.16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3/2011</text:p>
          </table:table-cell>
          <table:table-cell office:value-type="float" office:value="10.17">
            <text:p>10.17</text:p>
          </table:table-cell>
          <table:table-cell office:value-type="float" office:value="10.15">
            <text:p>10.15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2/2011</text:p>
          </table:table-cell>
          <table:table-cell office:value-type="float" office:value="10.19">
            <text:p>10.19</text:p>
          </table:table-cell>
          <table:table-cell office:value-type="float" office:value="10.18">
            <text:p>10.18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1/2011</text:p>
          </table:table-cell>
          <table:table-cell office:value-type="float" office:value="10.24">
            <text:p>10.24</text:p>
          </table:table-cell>
          <table:table-cell office:value-type="float" office:value="10.23">
            <text:p>10.23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8/2011</text:p>
          </table:table-cell>
          <table:table-cell office:value-type="float" office:value="10.24">
            <text:p>10.24</text:p>
          </table:table-cell>
          <table:table-cell office:value-type="float" office:value="10.23">
            <text:p>10.23</text:p>
          </table:table-cell>
          <table:table-cell office:value-type="float" office:value="118.09">
            <text:p>11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7/2011</text:p>
          </table:table-cell>
          <table:table-cell office:value-type="float" office:value="10.23">
            <text:p>10.23</text:p>
          </table:table-cell>
          <table:table-cell office:value-type="float" office:value="10.22">
            <text:p>10.22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6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5/2011</text:p>
          </table:table-cell>
          <table:table-cell office:value-type="float" office:value="10.2">
            <text:p>10.2</text:p>
          </table:table-cell>
          <table:table-cell office:value-type="float" office:value="10.18">
            <text:p>10.18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4/2011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1/201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office:value-type="float" office:value="116.6">
            <text:p>116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0/2011</text:p>
          </table:table-cell>
          <table:table-cell office:value-type="float" office:value="10.17">
            <text:p>10.17</text:p>
          </table:table-cell>
          <table:table-cell office:value-type="float" office:value="10.16">
            <text:p>10.16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9/2011</text:p>
          </table:table-cell>
          <table:table-cell office:value-type="float" office:value="10.17">
            <text:p>10.17</text:p>
          </table:table-cell>
          <table:table-cell office:value-type="float" office:value="10.16">
            <text:p>10.16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8/2011</text:p>
          </table:table-cell>
          <table:table-cell table:number-columns-repeated="2" office:value-type="float" office:value="10.17">
            <text:p>10.17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7/2011</text:p>
          </table:table-cell>
          <table:table-cell table:number-columns-repeated="2" office:value-type="float" office:value="10.15">
            <text:p>10.15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4/2011</text:p>
          </table:table-cell>
          <table:table-cell table:number-columns-repeated="2" office:value-type="float" office:value="10.13">
            <text:p>10.13</text:p>
          </table:table-cell>
          <table:table-cell office:value-type="float" office:value="115.79">
            <text:p>11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3/2011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2/2011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1/2011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1/2011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14.17">
            <text:p>114.1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8/2011</text:p>
          </table:table-cell>
          <table:table-cell office:value-type="float" office:value="9.98">
            <text:p>9.98</text:p>
          </table:table-cell>
          <table:table-cell office:value-type="float" office:value="9.97">
            <text:p>9.97</text:p>
          </table:table-cell>
          <table:table-cell office:value-type="float" office:value="113.64">
            <text:p>113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7/2011</text:p>
          </table:table-cell>
          <table:table-cell office:value-type="float" office:value="10.07">
            <text:p>10.07</text:p>
          </table:table-cell>
          <table:table-cell office:value-type="float" office:value="10.06">
            <text:p>10.06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6/2011</text:p>
          </table:table-cell>
          <table:table-cell office:value-type="float" office:value="10.08">
            <text:p>10.08</text:p>
          </table:table-cell>
          <table:table-cell office:value-type="float" office:value="10.07">
            <text:p>10.07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5/2011</text:p>
          </table:table-cell>
          <table:table-cell office:value-type="float" office:value="10.08">
            <text:p>10.08</text:p>
          </table:table-cell>
          <table:table-cell office:value-type="float" office:value="10.07">
            <text:p>10.07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4/2011</text:p>
          </table:table-cell>
          <table:table-cell table:number-columns-repeated="2" office:value-type="float" office:value="10.05">
            <text:p>10.05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1/2011</text:p>
          </table:table-cell>
          <table:table-cell office:value-type="float" office:value="10">
            <text:p>10</text:p>
          </table:table-cell>
          <table:table-cell office:value-type="float" office:value="9.99">
            <text:p>9.99</text:p>
          </table:table-cell>
          <table:table-cell office:value-type="float" office:value="113.74">
            <text:p>113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0/2011</text:p>
          </table:table-cell>
          <table:table-cell office:value-type="float" office:value="10">
            <text:p>10</text:p>
          </table:table-cell>
          <table:table-cell office:value-type="float" office:value="9.99">
            <text:p>9.99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9/2011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8/2011</text:p>
          </table:table-cell>
          <table:table-cell office:value-type="float" office:value="10.07">
            <text:p>10.07</text:p>
          </table:table-cell>
          <table:table-cell office:value-type="float" office:value="10.06">
            <text:p>10.06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7/2011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4/2011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4.19">
            <text:p>114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3/2011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2/2011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1/2011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0/2011</text:p>
          </table:table-cell>
          <table:table-cell office:value-type="float" office:value="10.01">
            <text:p>10.01</text:p>
          </table:table-cell>
          <table:table-cell office:value-type="float" office:value="10">
            <text:p>10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7/2011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13.41">
            <text:p>113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6/2011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4.4">
            <text:p>114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5/2011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4.4">
            <text:p>114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4/2011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4.4">
            <text:p>114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1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4.4">
            <text:p>114.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0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4.05">
            <text:p>11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9/2010</text:p>
          </table:table-cell>
          <table:table-cell table:number-columns-repeated="2" office:value-type="float" office:value="10.05">
            <text:p>10.05</text:p>
          </table:table-cell>
          <table:table-cell office:value-type="float" office:value="114.05">
            <text:p>11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4/2010</text:p>
          </table:table-cell>
          <table:table-cell office:value-type="float" office:value="10.04">
            <text:p>10.04</text:p>
          </table:table-cell>
          <table:table-cell office:value-type="float" office:value="10.03">
            <text:p>10.03</text:p>
          </table:table-cell>
          <table:table-cell office:value-type="float" office:value="114.05">
            <text:p>11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3/2010</text:p>
          </table:table-cell>
          <table:table-cell office:value-type="float" office:value="10.04">
            <text:p>10.04</text:p>
          </table:table-cell>
          <table:table-cell office:value-type="float" office:value="10.03">
            <text:p>10.03</text:p>
          </table:table-cell>
          <table:table-cell office:value-type="float" office:value="114.05">
            <text:p>11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2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3.42">
            <text:p>113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1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42">
            <text:p>113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0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3.42">
            <text:p>113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7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42">
            <text:p>113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6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5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4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3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0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41">
            <text:p>112.4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9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8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7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6/2010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3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2.64">
            <text:p>112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2/2010</text:p>
          </table:table-cell>
          <table:table-cell office:value-type="float" office:value="10.02">
            <text:p>10.02</text:p>
          </table:table-cell>
          <table:table-cell office:value-type="float" office:value="10.01">
            <text:p>10.01</text:p>
          </table:table-cell>
          <table:table-cell office:value-type="float" office:value="109.81">
            <text:p>109.8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1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9.81">
            <text:p>109.8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30/2010</text:p>
          </table:table-cell>
          <table:table-cell table:number-columns-repeated="2" office:value-type="float" office:value="9.98">
            <text:p>9.98</text:p>
          </table:table-cell>
          <table:table-cell office:value-type="float" office:value="109.81">
            <text:p>109.8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9/2010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110.97">
            <text:p>110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6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97">
            <text:p>110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5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4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3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2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9/2010</text:p>
          </table:table-cell>
          <table:table-cell office:value-type="float" office:value="10.03">
            <text:p>10.03</text:p>
          </table:table-cell>
          <table:table-cell office:value-type="float" office:value="10.02">
            <text:p>10.02</text:p>
          </table:table-cell>
          <table:table-cell office:value-type="float" office:value="111.7">
            <text:p>111.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8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7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6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5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2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1.46">
            <text:p>111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1/2010</text:p>
          </table:table-cell>
          <table:table-cell table:number-columns-repeated="2" office:value-type="float" office:value="10.02">
            <text:p>10.02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0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9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8/2010</text:p>
          </table:table-cell>
          <table:table-cell office:value-type="float" office:value="10.04">
            <text:p>10.04</text:p>
          </table:table-cell>
          <table:table-cell office:value-type="float" office:value="10.03">
            <text:p>10.03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5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3.38">
            <text:p>113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4/2010</text:p>
          </table:table-cell>
          <table:table-cell table:number-columns-repeated="2" office:value-type="float" office:value="10.05">
            <text:p>10.05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3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2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1/2010</text:p>
          </table:table-cell>
          <table:table-cell table:number-columns-repeated="2" office:value-type="float" office:value="10.04">
            <text:p>10.04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9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1.55">
            <text:p>111.5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8/2010</text:p>
          </table:table-cell>
          <table:table-cell table:number-columns-repeated="2" office:value-type="float" office:value="10.03">
            <text:p>10.03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7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6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5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2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59">
            <text:p>110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1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0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9/2010</text:p>
          </table:table-cell>
          <table:table-cell table:number-columns-repeated="2" office:value-type="float" office:value="9.98">
            <text:p>9.98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8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5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10.09">
            <text:p>110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4/2010</text:p>
          </table:table-cell>
          <table:table-cell table:number-columns-repeated="2" office:value-type="float" office:value="10.01">
            <text:p>10.01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3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2/2010</text:p>
          </table:table-cell>
          <table:table-cell office:value-type="float" office:value="10">
            <text:p>10</text:p>
          </table:table-cell>
          <table:table-cell office:value-type="float" office:value="9.99">
            <text:p>9.99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1/2010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8/2010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108.62">
            <text:p>108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7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6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5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4/2010</text:p>
          </table:table-cell>
          <table:table-cell table:number-columns-repeated="2" office:value-type="float" office:value="9.99">
            <text:p>9.99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1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64">
            <text:p>107.6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30/2010</text:p>
          </table:table-cell>
          <table:table-cell table:number-columns-repeated="2" office:value-type="float" office:value="10">
            <text:p>10</text:p>
          </table:table-cell>
          <table:table-cell office:value-type="float" office:value="107.5">
            <text:p>107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9/2010</text:p>
          </table:table-cell>
          <table:table-cell table:number-columns-repeated="2" office:value-type="string">
            <text:p>null</text:p>
          </table:table-cell>
          <table:table-cell office:value-type="float" office:value="107.59">
            <text:p>107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8/2010</text:p>
          </table:table-cell>
          <table:table-cell table:number-columns-repeated="2" office:value-type="string">
            <text:p>null</text:p>
          </table:table-cell>
          <table:table-cell office:value-type="float" office:value="107.59">
            <text:p>107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7/2010</text:p>
          </table:table-cell>
          <table:table-cell table:number-columns-repeated="2" office:value-type="string">
            <text:p>null</text:p>
          </table:table-cell>
          <table:table-cell office:value-type="float" office:value="107.59">
            <text:p>107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4/2010</text:p>
          </table:table-cell>
          <table:table-cell table:number-columns-repeated="2" office:value-type="string">
            <text:p>null</text:p>
          </table:table-cell>
          <table:table-cell office:value-type="float" office:value="107.59">
            <text:p>107.5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3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2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1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0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7/2010</text:p>
          </table:table-cell>
          <table:table-cell table:number-columns-repeated="2" office:value-type="string">
            <text:p>null</text:p>
          </table:table-cell>
          <table:table-cell office:value-type="float" office:value="105.67">
            <text:p>105.6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6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5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4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3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0/2010</text:p>
          </table:table-cell>
          <table:table-cell table:number-columns-repeated="2" office:value-type="string">
            <text:p>null</text:p>
          </table:table-cell>
          <table:table-cell office:value-type="float" office:value="103.71">
            <text:p>103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9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8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7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6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3/2010</text:p>
          </table:table-cell>
          <table:table-cell table:number-columns-repeated="2" office:value-type="string">
            <text:p>null</text:p>
          </table:table-cell>
          <table:table-cell office:value-type="float" office:value="102.92">
            <text:p>102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2/2010</text:p>
          </table:table-cell>
          <table:table-cell table:number-columns-repeated="2" office:value-type="string">
            <text:p>null</text:p>
          </table:table-cell>
          <table:table-cell office:value-type="float" office:value="98.89">
            <text:p>98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1/2010</text:p>
          </table:table-cell>
          <table:table-cell table:number-columns-repeated="2" office:value-type="string">
            <text:p>null</text:p>
          </table:table-cell>
          <table:table-cell office:value-type="float" office:value="98.89">
            <text:p>98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1/2010</text:p>
          </table:table-cell>
          <table:table-cell table:number-columns-repeated="2" office:value-type="string">
            <text:p>null</text:p>
          </table:table-cell>
          <table:table-cell office:value-type="float" office:value="98.89">
            <text:p>98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0/2010</text:p>
          </table:table-cell>
          <table:table-cell table:number-columns-repeated="2" office:value-type="string">
            <text:p>null</text:p>
          </table:table-cell>
          <table:table-cell office:value-type="float" office:value="99.78">
            <text:p>99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7/2010</text:p>
          </table:table-cell>
          <table:table-cell table:number-columns-repeated="2" office:value-type="string">
            <text:p>null</text:p>
          </table:table-cell>
          <table:table-cell office:value-type="float" office:value="99.78">
            <text:p>99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6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5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4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3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0/2010</text:p>
          </table:table-cell>
          <table:table-cell table:number-columns-repeated="2" office:value-type="string">
            <text:p>null</text:p>
          </table:table-cell>
          <table:table-cell office:value-type="float" office:value="100.52">
            <text:p>100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9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8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7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6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3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2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1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0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9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6/2010</text:p>
          </table:table-cell>
          <table:table-cell table:number-columns-repeated="2" office:value-type="string">
            <text:p>null</text:p>
          </table:table-cell>
          <table:table-cell office:value-type="float" office:value="104.68">
            <text:p>104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5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4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3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2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0/2010</text:p>
          </table:table-cell>
          <table:table-cell table:number-columns-repeated="2" office:value-type="string">
            <text:p>null</text:p>
          </table:table-cell>
          <table:table-cell office:value-type="float" office:value="103.13">
            <text:p>103.1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9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8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7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6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3/2010</text:p>
          </table:table-cell>
          <table:table-cell table:number-columns-repeated="2" office:value-type="string">
            <text:p>null</text:p>
          </table:table-cell>
          <table:table-cell office:value-type="float" office:value="103.86">
            <text:p>103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2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1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0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9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6/2010</text:p>
          </table:table-cell>
          <table:table-cell table:number-columns-repeated="2" office:value-type="string">
            <text:p>null</text:p>
          </table:table-cell>
          <table:table-cell office:value-type="float" office:value="100.92">
            <text:p>100.9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5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4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3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2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9/2010</text:p>
          </table:table-cell>
          <table:table-cell table:number-columns-repeated="2" office:value-type="string">
            <text:p>null</text:p>
          </table:table-cell>
          <table:table-cell office:value-type="float" office:value="100.71">
            <text:p>100.7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8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7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6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5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2/2010</text:p>
          </table:table-cell>
          <table:table-cell table:number-columns-repeated="2" office:value-type="string">
            <text:p>null</text:p>
          </table:table-cell>
          <table:table-cell office:value-type="float" office:value="97.06">
            <text:p>97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1/2010</text:p>
          </table:table-cell>
          <table:table-cell table:number-columns-repeated="2" office:value-type="string">
            <text:p>null</text:p>
          </table:table-cell>
          <table:table-cell office:value-type="float" office:value="97.37">
            <text:p>97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30/2010</text:p>
          </table:table-cell>
          <table:table-cell table:number-columns-repeated="2" office:value-type="string">
            <text:p>null</text:p>
          </table:table-cell>
          <table:table-cell office:value-type="float" office:value="97.37">
            <text:p>97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9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8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5/2010</text:p>
          </table:table-cell>
          <table:table-cell table:number-columns-repeated="2" office:value-type="string">
            <text:p>null</text:p>
          </table:table-cell>
          <table:table-cell office:value-type="float" office:value="100.72">
            <text:p>100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4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3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2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1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8/2010</text:p>
          </table:table-cell>
          <table:table-cell table:number-columns-repeated="2" office:value-type="string">
            <text:p>null</text:p>
          </table:table-cell>
          <table:table-cell office:value-type="float" office:value="104.04">
            <text:p>104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7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6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5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4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1/2010</text:p>
          </table:table-cell>
          <table:table-cell table:number-columns-repeated="2" office:value-type="string">
            <text:p>null</text:p>
          </table:table-cell>
          <table:table-cell office:value-type="float" office:value="101.89">
            <text:p>101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0/2010</text:p>
          </table:table-cell>
          <table:table-cell table:number-columns-repeated="2" office:value-type="string">
            <text:p>null</text:p>
          </table:table-cell>
          <table:table-cell office:value-type="float" office:value="99.82">
            <text:p>99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9/2010</text:p>
          </table:table-cell>
          <table:table-cell table:number-columns-repeated="2" office:value-type="string">
            <text:p>null</text:p>
          </table:table-cell>
          <table:table-cell office:value-type="float" office:value="99.82">
            <text:p>99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8/2010</text:p>
          </table:table-cell>
          <table:table-cell table:number-columns-repeated="2" office:value-type="string">
            <text:p>null</text:p>
          </table:table-cell>
          <table:table-cell office:value-type="float" office:value="99.82">
            <text:p>99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4/2010</text:p>
          </table:table-cell>
          <table:table-cell table:number-columns-repeated="2" office:value-type="string">
            <text:p>null</text:p>
          </table:table-cell>
          <table:table-cell office:value-type="float" office:value="99.82">
            <text:p>99.8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3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2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1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1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8/2010</text:p>
          </table:table-cell>
          <table:table-cell table:number-columns-repeated="2" office:value-type="string">
            <text:p>null</text:p>
          </table:table-cell>
          <table:table-cell office:value-type="float" office:value="101.24">
            <text:p>101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7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6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5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4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1/2010</text:p>
          </table:table-cell>
          <table:table-cell table:number-columns-repeated="2" office:value-type="string">
            <text:p>null</text:p>
          </table:table-cell>
          <table:table-cell office:value-type="float" office:value="99.99">
            <text:p>99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0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9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8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7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4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3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2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1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0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7/2010</text:p>
          </table:table-cell>
          <table:table-cell table:number-columns-repeated="2" office:value-type="string">
            <text:p>null</text:p>
          </table:table-cell>
          <table:table-cell office:value-type="float" office:value="101.43">
            <text:p>101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6/2010</text:p>
          </table:table-cell>
          <table:table-cell table:number-columns-repeated="2" office:value-type="string">
            <text:p>null</text:p>
          </table:table-cell>
          <table:table-cell office:value-type="float" office:value="109.66">
            <text:p>109.6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5/2010</text:p>
          </table:table-cell>
          <table:table-cell table:number-columns-repeated="2" office:value-type="string">
            <text:p>null</text:p>
          </table:table-cell>
          <table:table-cell office:value-type="float" office:value="109.66">
            <text:p>109.6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4/2010</text:p>
          </table:table-cell>
          <table:table-cell table:number-columns-repeated="2" office:value-type="string">
            <text:p>null</text:p>
          </table:table-cell>
          <table:table-cell office:value-type="float" office:value="109.66">
            <text:p>109.6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30/2010</text:p>
          </table:table-cell>
          <table:table-cell table:number-columns-repeated="2" office:value-type="string">
            <text:p>null</text:p>
          </table:table-cell>
          <table:table-cell office:value-type="float" office:value="109.66">
            <text:p>109.6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9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8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7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6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3/2010</text:p>
          </table:table-cell>
          <table:table-cell table:number-columns-repeated="2" office:value-type="string">
            <text:p>null</text:p>
          </table:table-cell>
          <table:table-cell office:value-type="float" office:value="111.42">
            <text:p>11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2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1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0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9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6/2010</text:p>
          </table:table-cell>
          <table:table-cell table:number-columns-repeated="2" office:value-type="string">
            <text:p>null</text:p>
          </table:table-cell>
          <table:table-cell office:value-type="float" office:value="109.65">
            <text:p>109.6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5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4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3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2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9/2010</text:p>
          </table:table-cell>
          <table:table-cell table:number-columns-repeated="2" office:value-type="string">
            <text:p>null</text:p>
          </table:table-cell>
          <table:table-cell office:value-type="float" office:value="109.44">
            <text:p>109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8/2010</text:p>
          </table:table-cell>
          <table:table-cell table:number-columns-repeated="2" office:value-type="string">
            <text:p>null</text:p>
          </table:table-cell>
          <table:table-cell office:value-type="float" office:value="108.58">
            <text:p>108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7/2010</text:p>
          </table:table-cell>
          <table:table-cell table:number-columns-repeated="2" office:value-type="string">
            <text:p>null</text:p>
          </table:table-cell>
          <table:table-cell office:value-type="float" office:value="108.58">
            <text:p>108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6/2010</text:p>
          </table:table-cell>
          <table:table-cell table:number-columns-repeated="2" office:value-type="string">
            <text:p>null</text:p>
          </table:table-cell>
          <table:table-cell office:value-type="float" office:value="108.58">
            <text:p>108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1/2010</text:p>
          </table:table-cell>
          <table:table-cell table:number-columns-repeated="2" office:value-type="string">
            <text:p>null</text:p>
          </table:table-cell>
          <table:table-cell office:value-type="float" office:value="108.58">
            <text:p>108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1/2010</text:p>
          </table:table-cell>
          <table:table-cell table:number-columns-repeated="2" office:value-type="string">
            <text:p>null</text:p>
          </table:table-cell>
          <table:table-cell office:value-type="float" office:value="107.62">
            <text:p>107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0/2010</text:p>
          </table:table-cell>
          <table:table-cell table:number-columns-repeated="2" office:value-type="string">
            <text:p>null</text:p>
          </table:table-cell>
          <table:table-cell office:value-type="float" office:value="107.2">
            <text:p>107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9/2010</text:p>
          </table:table-cell>
          <table:table-cell table:number-columns-repeated="2" office:value-type="string">
            <text:p>null</text:p>
          </table:table-cell>
          <table:table-cell office:value-type="float" office:value="107.2">
            <text:p>107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6/2010</text:p>
          </table:table-cell>
          <table:table-cell table:number-columns-repeated="2" office:value-type="string">
            <text:p>null</text:p>
          </table:table-cell>
          <table:table-cell office:value-type="float" office:value="107.2">
            <text:p>107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5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4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3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2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9/2010</text:p>
          </table:table-cell>
          <table:table-cell table:number-columns-repeated="2" office:value-type="string">
            <text:p>null</text:p>
          </table:table-cell>
          <table:table-cell office:value-type="float" office:value="106.63">
            <text:p>106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8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7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6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5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2/2010</text:p>
          </table:table-cell>
          <table:table-cell table:number-columns-repeated="2" office:value-type="string">
            <text:p>null</text:p>
          </table:table-cell>
          <table:table-cell office:value-type="float" office:value="106.33">
            <text:p>106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1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0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9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8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5/2010</text:p>
          </table:table-cell>
          <table:table-cell table:number-columns-repeated="2" office:value-type="string">
            <text:p>null</text:p>
          </table:table-cell>
          <table:table-cell office:value-type="float" office:value="105.31">
            <text:p>105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4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3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2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1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6/2010</text:p>
          </table:table-cell>
          <table:table-cell table:number-columns-repeated="2" office:value-type="string">
            <text:p>null</text:p>
          </table:table-cell>
          <table:table-cell office:value-type="float" office:value="101.8">
            <text:p>101.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5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4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3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2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9/2010</text:p>
          </table:table-cell>
          <table:table-cell table:number-columns-repeated="2" office:value-type="string">
            <text:p>null</text:p>
          </table:table-cell>
          <table:table-cell office:value-type="float" office:value="101.63">
            <text:p>101.6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8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7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6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5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2/2010</text:p>
          </table:table-cell>
          <table:table-cell table:number-columns-repeated="2" office:value-type="string">
            <text:p>null</text:p>
          </table:table-cell>
          <table:table-cell office:value-type="float" office:value="99.52">
            <text:p>99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1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0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9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8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5/2010</text:p>
          </table:table-cell>
          <table:table-cell table:number-columns-repeated="2" office:value-type="string">
            <text:p>null</text:p>
          </table:table-cell>
          <table:table-cell office:value-type="float" office:value="98.14">
            <text:p>98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4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3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2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1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9/2010</text:p>
          </table:table-cell>
          <table:table-cell table:number-columns-repeated="2" office:value-type="string">
            <text:p>null</text:p>
          </table:table-cell>
          <table:table-cell office:value-type="float" office:value="99.79">
            <text:p>99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8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7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6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5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2/2010</text:p>
          </table:table-cell>
          <table:table-cell table:number-columns-repeated="2" office:value-type="string">
            <text:p>null</text:p>
          </table:table-cell>
          <table:table-cell office:value-type="float" office:value="101.86">
            <text:p>101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1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0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9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8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5/2010</text:p>
          </table:table-cell>
          <table:table-cell table:number-columns-repeated="2" office:value-type="string">
            <text:p>null</text:p>
          </table:table-cell>
          <table:table-cell office:value-type="float" office:value="105.79">
            <text:p>105.7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4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3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2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1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8/2010</text:p>
          </table:table-cell>
          <table:table-cell table:number-columns-repeated="2" office:value-type="string">
            <text:p>null</text:p>
          </table:table-cell>
          <table:table-cell office:value-type="float" office:value="106.35">
            <text:p>106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7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6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5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4/2010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1/2009</text:p>
          </table:table-cell>
          <table:table-cell table:number-columns-repeated="2" office:value-type="string">
            <text:p>null</text:p>
          </table:table-cell>
          <table:table-cell office:value-type="float" office:value="104.05">
            <text:p>104.0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0/2009</text:p>
          </table:table-cell>
          <table:table-cell table:number-columns-repeated="2" office:value-type="string">
            <text:p>null</text:p>
          </table:table-cell>
          <table:table-cell office:value-type="float" office:value="104.12">
            <text:p>104.1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9/2009</text:p>
          </table:table-cell>
          <table:table-cell table:number-columns-repeated="2" office:value-type="string">
            <text:p>null</text:p>
          </table:table-cell>
          <table:table-cell office:value-type="float" office:value="104.12">
            <text:p>104.1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4/2009</text:p>
          </table:table-cell>
          <table:table-cell table:number-columns-repeated="2" office:value-type="string">
            <text:p>null</text:p>
          </table:table-cell>
          <table:table-cell office:value-type="float" office:value="104.12">
            <text:p>104.1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3/2009</text:p>
          </table:table-cell>
          <table:table-cell table:number-columns-repeated="2" office:value-type="string">
            <text:p>null</text:p>
          </table:table-cell>
          <table:table-cell office:value-type="float" office:value="102.24">
            <text:p>102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2/2009</text:p>
          </table:table-cell>
          <table:table-cell table:number-columns-repeated="2" office:value-type="string">
            <text:p>null</text:p>
          </table:table-cell>
          <table:table-cell office:value-type="float" office:value="102.24">
            <text:p>102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1/2009</text:p>
          </table:table-cell>
          <table:table-cell table:number-columns-repeated="2" office:value-type="string">
            <text:p>null</text:p>
          </table:table-cell>
          <table:table-cell office:value-type="float" office:value="102.24">
            <text:p>102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8/2009</text:p>
          </table:table-cell>
          <table:table-cell table:number-columns-repeated="2" office:value-type="string">
            <text:p>null</text:p>
          </table:table-cell>
          <table:table-cell office:value-type="float" office:value="102.24">
            <text:p>102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7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6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5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4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1/2009</text:p>
          </table:table-cell>
          <table:table-cell table:number-columns-repeated="2" office:value-type="string">
            <text:p>null</text:p>
          </table:table-cell>
          <table:table-cell office:value-type="float" office:value="103.02">
            <text:p>103.0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0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9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8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7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4/2009</text:p>
          </table:table-cell>
          <table:table-cell table:number-columns-repeated="2" office:value-type="string">
            <text:p>null</text:p>
          </table:table-cell>
          <table:table-cell office:value-type="float" office:value="103.49">
            <text:p>103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3/2009</text:p>
          </table:table-cell>
          <table:table-cell table:number-columns-repeated="2" office:value-type="string">
            <text:p>null</text:p>
          </table:table-cell>
          <table:table-cell office:value-type="float" office:value="100.6">
            <text:p>100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2/2009</text:p>
          </table:table-cell>
          <table:table-cell table:number-columns-repeated="2" office:value-type="string">
            <text:p>null</text:p>
          </table:table-cell>
          <table:table-cell office:value-type="float" office:value="100.6">
            <text:p>100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1/2009</text:p>
          </table:table-cell>
          <table:table-cell table:number-columns-repeated="2" office:value-type="string">
            <text:p>null</text:p>
          </table:table-cell>
          <table:table-cell office:value-type="float" office:value="100.6">
            <text:p>100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30/2009</text:p>
          </table:table-cell>
          <table:table-cell table:number-columns-repeated="2" office:value-type="string">
            <text:p>null</text:p>
          </table:table-cell>
          <table:table-cell office:value-type="float" office:value="100.6">
            <text:p>100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7/2009</text:p>
          </table:table-cell>
          <table:table-cell table:number-columns-repeated="2" office:value-type="string">
            <text:p>null</text:p>
          </table:table-cell>
          <table:table-cell office:value-type="float" office:value="100.36">
            <text:p>100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6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5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4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3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0/2009</text:p>
          </table:table-cell>
          <table:table-cell table:number-columns-repeated="2" office:value-type="string">
            <text:p>null</text:p>
          </table:table-cell>
          <table:table-cell office:value-type="float" office:value="100.28">
            <text:p>100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9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8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7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6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3/2009</text:p>
          </table:table-cell>
          <table:table-cell table:number-columns-repeated="2" office:value-type="string">
            <text:p>null</text:p>
          </table:table-cell>
          <table:table-cell office:value-type="float" office:value="102.23">
            <text:p>102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2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1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0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9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6/2009</text:p>
          </table:table-cell>
          <table:table-cell table:number-columns-repeated="2" office:value-type="string">
            <text:p>null</text:p>
          </table:table-cell>
          <table:table-cell office:value-type="float" office:value="99.5">
            <text:p>9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5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4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3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2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0/2009</text:p>
          </table:table-cell>
          <table:table-cell table:number-columns-repeated="2" office:value-type="string">
            <text:p>null</text:p>
          </table:table-cell>
          <table:table-cell office:value-type="float" office:value="96.95">
            <text:p>96.9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9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8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7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6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3/2009</text:p>
          </table:table-cell>
          <table:table-cell table:number-columns-repeated="2" office:value-type="string">
            <text:p>null</text:p>
          </table:table-cell>
          <table:table-cell office:value-type="float" office:value="100.45">
            <text:p>100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2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1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0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9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6/2009</text:p>
          </table:table-cell>
          <table:table-cell table:number-columns-repeated="2" office:value-type="string">
            <text:p>null</text:p>
          </table:table-cell>
          <table:table-cell office:value-type="float" office:value="100.9">
            <text:p>100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5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4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3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2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9/2009</text:p>
          </table:table-cell>
          <table:table-cell table:number-columns-repeated="2" office:value-type="string">
            <text:p>null</text:p>
          </table:table-cell>
          <table:table-cell office:value-type="float" office:value="100.19">
            <text:p>100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8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7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6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5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2/2009</text:p>
          </table:table-cell>
          <table:table-cell table:number-columns-repeated="2" office:value-type="string">
            <text:p>null</text:p>
          </table:table-cell>
          <table:table-cell office:value-type="float" office:value="95.33">
            <text:p>95.3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1/2009</text:p>
          </table:table-cell>
          <table:table-cell table:number-columns-repeated="2" office:value-type="string">
            <text:p>null</text:p>
          </table:table-cell>
          <table:table-cell office:value-type="float" office:value="98.86">
            <text:p>98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30/2009</text:p>
          </table:table-cell>
          <table:table-cell table:number-columns-repeated="2" office:value-type="string">
            <text:p>null</text:p>
          </table:table-cell>
          <table:table-cell office:value-type="float" office:value="98.86">
            <text:p>98.8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9/2009</text:p>
          </table:table-cell>
          <table:table-cell table:number-columns-repeated="2" office:value-type="string">
            <text:p>null</text:p>
          </table:table-cell>
          <table:table-cell office:value-type="float" office:value="97.56">
            <text:p>97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8/2009</text:p>
          </table:table-cell>
          <table:table-cell table:number-columns-repeated="2" office:value-type="string">
            <text:p>null</text:p>
          </table:table-cell>
          <table:table-cell office:value-type="float" office:value="97.56">
            <text:p>97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5/2009</text:p>
          </table:table-cell>
          <table:table-cell table:number-columns-repeated="2" office:value-type="string">
            <text:p>null</text:p>
          </table:table-cell>
          <table:table-cell office:value-type="float" office:value="97.56">
            <text:p>97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4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3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2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1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8/2009</text:p>
          </table:table-cell>
          <table:table-cell table:number-columns-repeated="2" office:value-type="string">
            <text:p>null</text:p>
          </table:table-cell>
          <table:table-cell office:value-type="float" office:value="98.76">
            <text:p>98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7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6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5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4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1/2009</text:p>
          </table:table-cell>
          <table:table-cell table:number-columns-repeated="2" office:value-type="string">
            <text:p>null</text:p>
          </table:table-cell>
          <table:table-cell office:value-type="float" office:value="97.73">
            <text:p>97.7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0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9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8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7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4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3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2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1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1/2009</text:p>
          </table:table-cell>
          <table:table-cell table:number-columns-repeated="2" office:value-type="string">
            <text:p>null</text:p>
          </table:table-cell>
          <table:table-cell office:value-type="float" office:value="93.83">
            <text:p>93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8/2009</text:p>
          </table:table-cell>
          <table:table-cell table:number-columns-repeated="2" office:value-type="string">
            <text:p>null</text:p>
          </table:table-cell>
          <table:table-cell office:value-type="float" office:value="94.62">
            <text:p>94.6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7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6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5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4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1/2009</text:p>
          </table:table-cell>
          <table:table-cell table:number-columns-repeated="2" office:value-type="string">
            <text:p>null</text:p>
          </table:table-cell>
          <table:table-cell office:value-type="float" office:value="93.68">
            <text:p>93.6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0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9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8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7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4/2009</text:p>
          </table:table-cell>
          <table:table-cell table:number-columns-repeated="2" office:value-type="string">
            <text:p>null</text:p>
          </table:table-cell>
          <table:table-cell office:value-type="float" office:value="93.26">
            <text:p>93.2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3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2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1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0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7/2009</text:p>
          </table:table-cell>
          <table:table-cell table:number-columns-repeated="2" office:value-type="string">
            <text:p>null</text:p>
          </table:table-cell>
          <table:table-cell office:value-type="float" office:value="93.54">
            <text:p>93.5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6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5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4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3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1/2009</text:p>
          </table:table-cell>
          <table:table-cell table:number-columns-repeated="2" office:value-type="string">
            <text:p>null</text:p>
          </table:table-cell>
          <table:table-cell office:value-type="float" office:value="93.2">
            <text:p>93.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0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9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8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7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4/2009</text:p>
          </table:table-cell>
          <table:table-cell table:number-columns-repeated="2" office:value-type="string">
            <text:p>null</text:p>
          </table:table-cell>
          <table:table-cell office:value-type="float" office:value="92.69">
            <text:p>9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3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2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1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0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7/2009</text:p>
          </table:table-cell>
          <table:table-cell table:number-columns-repeated="2" office:value-type="string">
            <text:p>null</text:p>
          </table:table-cell>
          <table:table-cell office:value-type="float" office:value="88.6">
            <text:p>88.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6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5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4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3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0/2009</text:p>
          </table:table-cell>
          <table:table-cell table:number-columns-repeated="2" office:value-type="string">
            <text:p>null</text:p>
          </table:table-cell>
          <table:table-cell office:value-type="float" office:value="83.43">
            <text:p>83.4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9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8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7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6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3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2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1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30/2009</text:p>
          </table:table-cell>
          <table:table-cell table:number-columns-repeated="2" office:value-type="string">
            <text:p>null</text:p>
          </table:table-cell>
          <table:table-cell office:value-type="float" office:value="86.06">
            <text:p>86.0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9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6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5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4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3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2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9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8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7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6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5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2/2009</text:p>
          </table:table-cell>
          <table:table-cell table:number-columns-repeated="2" office:value-type="string">
            <text:p>null</text:p>
          </table:table-cell>
          <table:table-cell office:value-type="float" office:value="87.04">
            <text:p>87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1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0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9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8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5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4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3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2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9/2009</text:p>
          </table:table-cell>
          <table:table-cell table:number-columns-repeated="2" office:value-type="string">
            <text:p>null</text:p>
          </table:table-cell>
          <table:table-cell office:value-type="float" office:value="84.72">
            <text:p>84.7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8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7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6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5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2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1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0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9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8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5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4/2009</text:p>
          </table:table-cell>
          <table:table-cell table:number-columns-repeated="2" office:value-type="string">
            <text:p>null</text:p>
          </table:table-cell>
          <table:table-cell office:value-type="float" office:value="81.25">
            <text:p>81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3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2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1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8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7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6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5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30/2009</text:p>
          </table:table-cell>
          <table:table-cell table:number-columns-repeated="2" office:value-type="string">
            <text:p>null</text:p>
          </table:table-cell>
          <table:table-cell office:value-type="float" office:value="81.83">
            <text:p>81.8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9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8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7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4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3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2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1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0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7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6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5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4/2009</text:p>
          </table:table-cell>
          <table:table-cell table:number-columns-repeated="2" office:value-type="string">
            <text:p>null</text:p>
          </table:table-cell>
          <table:table-cell office:value-type="float" office:value="79.14">
            <text:p>79.1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9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8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7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6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3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2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1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1/2009</text:p>
          </table:table-cell>
          <table:table-cell table:number-columns-repeated="2" office:value-type="string">
            <text:p>null</text:p>
          </table:table-cell>
          <table:table-cell office:value-type="float" office:value="76.31">
            <text:p>76.3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0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7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6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5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4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3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0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9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8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7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6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3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2/2009</text:p>
          </table:table-cell>
          <table:table-cell table:number-columns-repeated="2" office:value-type="string">
            <text:p>null</text:p>
          </table:table-cell>
          <table:table-cell office:value-type="float" office:value="71.53">
            <text:p>71.5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1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0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9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6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5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4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3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2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7/2009</text:p>
          </table:table-cell>
          <table:table-cell table:number-columns-repeated="2" office:value-type="string">
            <text:p>null</text:p>
          </table:table-cell>
          <table:table-cell office:value-type="float" office:value="71.75">
            <text:p>71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6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5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4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3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0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9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8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7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6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3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2/2009</text:p>
          </table:table-cell>
          <table:table-cell table:number-columns-repeated="2" office:value-type="string">
            <text:p>null</text:p>
          </table:table-cell>
          <table:table-cell office:value-type="float" office:value="78.57">
            <text:p>78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1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0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9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6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5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4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3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2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0/2009</text:p>
          </table:table-cell>
          <table:table-cell table:number-columns-repeated="2" office:value-type="string">
            <text:p>null</text:p>
          </table:table-cell>
          <table:table-cell office:value-type="float" office:value="78.36">
            <text:p>78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9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8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7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6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3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2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1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0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9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6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5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4/2009</text:p>
          </table:table-cell>
          <table:table-cell table:number-columns-repeated="2" office:value-type="string">
            <text:p>null</text:p>
          </table:table-cell>
          <table:table-cell office:value-type="float" office:value="80.01">
            <text:p>80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3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2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9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8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7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6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5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2/2009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1/2008</text:p>
          </table:table-cell>
          <table:table-cell table:number-columns-repeated="2" office:value-type="string">
            <text:p>null</text:p>
          </table:table-cell>
          <table:table-cell office:value-type="float" office:value="84.56">
            <text:p>84.5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0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9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4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3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2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9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8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7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6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5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2/2008</text:p>
          </table:table-cell>
          <table:table-cell table:number-columns-repeated="2" office:value-type="string">
            <text:p>null</text:p>
          </table:table-cell>
          <table:table-cell office:value-type="float" office:value="81.42">
            <text:p>8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1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0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9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8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5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4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3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2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1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8/2008</text:p>
          </table:table-cell>
          <table:table-cell table:number-columns-repeated="2" office:value-type="string">
            <text:p>null</text:p>
          </table:table-cell>
          <table:table-cell office:value-type="float" office:value="81.97">
            <text:p>81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7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6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5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4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1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0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9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8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7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4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3/2008</text:p>
          </table:table-cell>
          <table:table-cell table:number-columns-repeated="2" office:value-type="string">
            <text:p>null</text:p>
          </table:table-cell>
          <table:table-cell office:value-type="float" office:value="84.57">
            <text:p>84.5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2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1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0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7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6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5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4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3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1/2008</text:p>
          </table:table-cell>
          <table:table-cell table:number-columns-repeated="2" office:value-type="string">
            <text:p>null</text:p>
          </table:table-cell>
          <table:table-cell office:value-type="float" office:value="89.01">
            <text:p>89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0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9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8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7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4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3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2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1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0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7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6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5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4/2008</text:p>
          </table:table-cell>
          <table:table-cell table:number-columns-repeated="2" office:value-type="string">
            <text:p>null</text:p>
          </table:table-cell>
          <table:table-cell office:value-type="float" office:value="93.08">
            <text:p>93.0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3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0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9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8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7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6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3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2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1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30/2008</text:p>
          </table:table-cell>
          <table:table-cell table:number-columns-repeated="2" office:value-type="string">
            <text:p>null</text:p>
          </table:table-cell>
          <table:table-cell office:value-type="float" office:value="108.09">
            <text:p>108.0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9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6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5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4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3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2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9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8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7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6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5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2/2008</text:p>
          </table:table-cell>
          <table:table-cell table:number-columns-repeated="2" office:value-type="string">
            <text:p>null</text:p>
          </table:table-cell>
          <table:table-cell office:value-type="float" office:value="112.78">
            <text:p>112.7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1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0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9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8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5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4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3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2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1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9/2008</text:p>
          </table:table-cell>
          <table:table-cell table:number-columns-repeated="2" office:value-type="string">
            <text:p>null</text:p>
          </table:table-cell>
          <table:table-cell office:value-type="float" office:value="115.87">
            <text:p>115.8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8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7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6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5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2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1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0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9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8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5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4/2008</text:p>
          </table:table-cell>
          <table:table-cell table:number-columns-repeated="2" office:value-type="string">
            <text:p>null</text:p>
          </table:table-cell>
          <table:table-cell office:value-type="float" office:value="117.46">
            <text:p>117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3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2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1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8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7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6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5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4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1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1/2008</text:p>
          </table:table-cell>
          <table:table-cell table:number-columns-repeated="2" office:value-type="string">
            <text:p>null</text:p>
          </table:table-cell>
          <table:table-cell office:value-type="float" office:value="115.76">
            <text:p>115.7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0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9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8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5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4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3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2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1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8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7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6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5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4/2008</text:p>
          </table:table-cell>
          <table:table-cell table:number-columns-repeated="2" office:value-type="string">
            <text:p>null</text:p>
          </table:table-cell>
          <table:table-cell office:value-type="float" office:value="110.91">
            <text:p>110.9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1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0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9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8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7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4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3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2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1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30/2008</text:p>
          </table:table-cell>
          <table:table-cell table:number-columns-repeated="2" office:value-type="string">
            <text:p>null</text:p>
          </table:table-cell>
          <table:table-cell office:value-type="float" office:value="112.69">
            <text:p>112.6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7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6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5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4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3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0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9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8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7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6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3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2/2008</text:p>
          </table:table-cell>
          <table:table-cell table:number-columns-repeated="2" office:value-type="string">
            <text:p>null</text:p>
          </table:table-cell>
          <table:table-cell office:value-type="float" office:value="116.97">
            <text:p>116.9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1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0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9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6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5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4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3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0/2008</text:p>
          </table:table-cell>
          <table:table-cell table:number-columns-repeated="2" office:value-type="string">
            <text:p>null</text:p>
          </table:table-cell>
          <table:table-cell office:value-type="float" office:value="121.19">
            <text:p>121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9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8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7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6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3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2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1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0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9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6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5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4/2008</text:p>
          </table:table-cell>
          <table:table-cell table:number-columns-repeated="2" office:value-type="string">
            <text:p>null</text:p>
          </table:table-cell>
          <table:table-cell office:value-type="float" office:value="120.21">
            <text:p>120.2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3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2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9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8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7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6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2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30/2008</text:p>
          </table:table-cell>
          <table:table-cell table:number-columns-repeated="2" office:value-type="string">
            <text:p>null</text:p>
          </table:table-cell>
          <table:table-cell office:value-type="float" office:value="119.75">
            <text:p>119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9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8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5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4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3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2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1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8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7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6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5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4/2008</text:p>
          </table:table-cell>
          <table:table-cell table:number-columns-repeated="2" office:value-type="string">
            <text:p>null</text:p>
          </table:table-cell>
          <table:table-cell office:value-type="float" office:value="115.32">
            <text:p>115.3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1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0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9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8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7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4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3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2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1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1/2008</text:p>
          </table:table-cell>
          <table:table-cell table:number-columns-repeated="2" office:value-type="string">
            <text:p>null</text:p>
          </table:table-cell>
          <table:table-cell office:value-type="float" office:value="115.01">
            <text:p>115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8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7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6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5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0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9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8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7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4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3/2008</text:p>
          </table:table-cell>
          <table:table-cell table:number-columns-repeated="2" office:value-type="string">
            <text:p>null</text:p>
          </table:table-cell>
          <table:table-cell office:value-type="float" office:value="112.9">
            <text:p>112.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2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1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0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7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6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5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4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3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9/2008</text:p>
          </table:table-cell>
          <table:table-cell table:number-columns-repeated="2" office:value-type="string">
            <text:p>null</text:p>
          </table:table-cell>
          <table:table-cell office:value-type="float" office:value="116.25">
            <text:p>116.2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8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7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6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5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2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1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0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9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8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5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4/2008</text:p>
          </table:table-cell>
          <table:table-cell table:number-columns-repeated="2" office:value-type="string">
            <text:p>null</text:p>
          </table:table-cell>
          <table:table-cell office:value-type="float" office:value="117.01">
            <text:p>117.0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3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2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1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8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7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6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5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4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1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1/2008</text:p>
          </table:table-cell>
          <table:table-cell table:number-columns-repeated="2" office:value-type="string">
            <text:p>null</text:p>
          </table:table-cell>
          <table:table-cell office:value-type="float" office:value="116.37">
            <text:p>116.3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0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9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8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5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4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3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2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1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8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7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6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5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4/2008</text:p>
          </table:table-cell>
          <table:table-cell table:number-columns-repeated="2" office:value-type="string">
            <text:p>null</text:p>
          </table:table-cell>
          <table:table-cell office:value-type="float" office:value="124.74">
            <text:p>124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1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0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9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8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7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4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3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2/2008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31/2007</text:p>
          </table:table-cell>
          <table:table-cell table:number-columns-repeated="2" office:value-type="string">
            <text:p>null</text:p>
          </table:table-cell>
          <table:table-cell office:value-type="float" office:value="132.45">
            <text:p>132.4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8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7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4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1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0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9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8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7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4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3/2007</text:p>
          </table:table-cell>
          <table:table-cell table:number-columns-repeated="2" office:value-type="string">
            <text:p>null</text:p>
          </table:table-cell>
          <table:table-cell office:value-type="float" office:value="133.19">
            <text:p>133.1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2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1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0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7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6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5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4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3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30/2007</text:p>
          </table:table-cell>
          <table:table-cell table:number-columns-repeated="2" office:value-type="string">
            <text:p>null</text:p>
          </table:table-cell>
          <table:table-cell office:value-type="float" office:value="131.42">
            <text:p>131.4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9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8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7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6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3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2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1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0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9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6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5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4/2007</text:p>
          </table:table-cell>
          <table:table-cell table:number-columns-repeated="2" office:value-type="string">
            <text:p>null</text:p>
          </table:table-cell>
          <table:table-cell office:value-type="float" office:value="130.99">
            <text:p>130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3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2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9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8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7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6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5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2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1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1/2007</text:p>
          </table:table-cell>
          <table:table-cell table:number-columns-repeated="2" office:value-type="string">
            <text:p>null</text:p>
          </table:table-cell>
          <table:table-cell office:value-type="float" office:value="137.74">
            <text:p>137.7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0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9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6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5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4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3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2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9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8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7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6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5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2/2007</text:p>
          </table:table-cell>
          <table:table-cell table:number-columns-repeated="2" office:value-type="string">
            <text:p>null</text:p>
          </table:table-cell>
          <table:table-cell office:value-type="float" office:value="133.35">
            <text:p>133.3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1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0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9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8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5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4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3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2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1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8/2007</text:p>
          </table:table-cell>
          <table:table-cell table:number-columns-repeated="2" office:value-type="string">
            <text:p>null</text:p>
          </table:table-cell>
          <table:table-cell office:value-type="float" office:value="129.23">
            <text:p>129.2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7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6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5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4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1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0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9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8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7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4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3/2007</text:p>
          </table:table-cell>
          <table:table-cell table:number-columns-repeated="2" office:value-type="string">
            <text:p>null</text:p>
          </table:table-cell>
          <table:table-cell office:value-type="float" office:value="121.36">
            <text:p>121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2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1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0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7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6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5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4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3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1/2007</text:p>
          </table:table-cell>
          <table:table-cell table:number-columns-repeated="2" office:value-type="string">
            <text:p>null</text:p>
          </table:table-cell>
          <table:table-cell office:value-type="float" office:value="119.5">
            <text:p>119.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30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9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8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7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4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3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2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1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20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7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6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5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4/2007</text:p>
          </table:table-cell>
          <table:table-cell table:number-columns-repeated="2" office:value-type="string">
            <text:p>null</text:p>
          </table:table-cell>
          <table:table-cell office:value-type="float" office:value="116.48">
            <text:p>116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3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10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9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8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7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6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3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2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8/01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1/2007</text:p>
          </table:table-cell>
          <table:table-cell table:number-columns-repeated="2" office:value-type="string">
            <text:p>null</text:p>
          </table:table-cell>
          <table:table-cell office:value-type="float" office:value="120.84">
            <text:p>120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30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7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6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5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4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3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20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9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8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7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6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3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2/2007</text:p>
          </table:table-cell>
          <table:table-cell table:number-columns-repeated="2" office:value-type="string">
            <text:p>null</text:p>
          </table:table-cell>
          <table:table-cell office:value-type="float" office:value="124.58">
            <text:p>124.5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1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10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9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6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5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4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3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7/02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9/2007</text:p>
          </table:table-cell>
          <table:table-cell table:number-columns-repeated="2" office:value-type="string">
            <text:p>null</text:p>
          </table:table-cell>
          <table:table-cell office:value-type="float" office:value="120.49">
            <text:p>120.4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8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7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6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5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2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1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20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9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8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5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4/2007</text:p>
          </table:table-cell>
          <table:table-cell table:number-columns-repeated="2" office:value-type="string">
            <text:p>null</text:p>
          </table:table-cell>
          <table:table-cell office:value-type="float" office:value="118.75">
            <text:p>118.75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3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2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11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8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7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6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5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6/01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1/2007</text:p>
          </table:table-cell>
          <table:table-cell table:number-columns-repeated="2" office:value-type="string">
            <text:p>null</text:p>
          </table:table-cell>
          <table:table-cell office:value-type="float" office:value="118.46">
            <text:p>118.4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30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9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8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5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4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3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2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21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8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7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6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5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4/2007</text:p>
          </table:table-cell>
          <table:table-cell table:number-columns-repeated="2" office:value-type="string">
            <text:p>null</text:p>
          </table:table-cell>
          <table:table-cell office:value-type="float" office:value="117.52">
            <text:p>117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1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10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9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8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4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3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2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5/01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30/2007</text:p>
          </table:table-cell>
          <table:table-cell table:number-columns-repeated="2" office:value-type="string">
            <text:p>null</text:p>
          </table:table-cell>
          <table:table-cell office:value-type="float" office:value="115.44">
            <text:p>115.4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7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6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5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4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3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20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9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8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7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6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3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2/2007</text:p>
          </table:table-cell>
          <table:table-cell table:number-columns-repeated="2" office:value-type="string">
            <text:p>null</text:p>
          </table:table-cell>
          <table:table-cell office:value-type="float" office:value="115.89">
            <text:p>115.8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1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10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5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4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3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4/02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30/2007</text:p>
          </table:table-cell>
          <table:table-cell table:number-columns-repeated="2" office:value-type="string">
            <text:p>null</text:p>
          </table:table-cell>
          <table:table-cell office:value-type="float" office:value="112.38">
            <text:p>112.3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9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8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7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6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3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2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1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20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9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6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5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4/2007</text:p>
          </table:table-cell>
          <table:table-cell table:number-columns-repeated="2" office:value-type="string">
            <text:p>null</text:p>
          </table:table-cell>
          <table:table-cell office:value-type="float" office:value="108.48">
            <text:p>108.4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3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12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9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8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7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6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5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2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3/01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8/2007</text:p>
          </table:table-cell>
          <table:table-cell table:number-columns-repeated="2" office:value-type="string">
            <text:p>null</text:p>
          </table:table-cell>
          <table:table-cell office:value-type="float" office:value="109.28">
            <text:p>109.28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7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6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3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2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1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20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9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6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5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4/2007</text:p>
          </table:table-cell>
          <table:table-cell table:number-columns-repeated="2" office:value-type="string">
            <text:p>null</text:p>
          </table:table-cell>
          <table:table-cell office:value-type="float" office:value="111.07">
            <text:p>111.07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3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12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9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8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7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6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5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2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2/01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1/2007</text:p>
          </table:table-cell>
          <table:table-cell table:number-columns-repeated="2" office:value-type="string">
            <text:p>null</text:p>
          </table:table-cell>
          <table:table-cell office:value-type="float" office:value="109.36">
            <text:p>109.3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30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9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6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5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4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3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22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9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8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7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6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5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2/2007</text:p>
          </table:table-cell>
          <table:table-cell table:number-columns-repeated="2" office:value-type="string">
            <text:p>null</text:p>
          </table:table-cell>
          <table:table-cell office:value-type="float" office:value="108.04">
            <text:p>108.0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1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10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9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8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5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4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3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/02/2007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9/2006</text:p>
          </table:table-cell>
          <table:table-cell table:number-columns-repeated="2" office:value-type="string">
            <text:p>null</text:p>
          </table:table-cell>
          <table:table-cell office:value-type="float" office:value="106.24">
            <text:p>106.2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8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7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2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1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20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9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8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5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4/2006</text:p>
          </table:table-cell>
          <table:table-cell table:number-columns-repeated="2" office:value-type="string">
            <text:p>null</text:p>
          </table:table-cell>
          <table:table-cell office:value-type="float" office:value="105.52">
            <text:p>105.52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3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2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11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8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7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6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5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4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2/01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30/2006</text:p>
          </table:table-cell>
          <table:table-cell table:number-columns-repeated="2" office:value-type="string">
            <text:p>null</text:p>
          </table:table-cell>
          <table:table-cell office:value-type="float" office:value="103.99">
            <text:p>103.99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9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8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7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4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3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2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1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20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7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6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5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4/2006</text:p>
          </table:table-cell>
          <table:table-cell table:number-columns-repeated="2" office:value-type="string">
            <text:p>null</text:p>
          </table:table-cell>
          <table:table-cell office:value-type="float" office:value="104.61">
            <text:p>104.61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3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10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9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8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7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6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3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2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1/01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1/2006</text:p>
          </table:table-cell>
          <table:table-cell table:number-columns-repeated="2" office:value-type="string">
            <text:p>null</text:p>
          </table:table-cell>
          <table:table-cell office:value-type="float" office:value="103">
            <text:p>103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30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7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6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5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4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3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20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9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8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7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6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3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2/2006</text:p>
          </table:table-cell>
          <table:table-cell table:number-columns-repeated="2" office:value-type="string">
            <text:p>null</text:p>
          </table:table-cell>
          <table:table-cell office:value-type="float" office:value="102.84">
            <text:p>102.84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1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10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9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6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5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4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3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10/02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9/2006</text:p>
          </table:table-cell>
          <table:table-cell table:number-columns-repeated="2" office:value-type="string">
            <text:p>null</text:p>
          </table:table-cell>
          <table:table-cell office:value-type="float" office:value="100.16">
            <text:p>100.16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8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7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6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5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2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1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20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9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8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5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4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3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2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11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8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7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6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5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4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>
          <table:table-cell office:value-type="string">
            <text:p>9/01/2006</text:p>
          </table:table-cell>
          <table:table-cell table:number-columns-repeated="2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18" office:value-type="string">
            <text:p>null</text:p>
          </table:table-cell>
          <table:table-cell table:number-columns-repeated="1002"/>
        </table:table-row>
        <table:table-row table:style-name="ro1" table:number-rows-repeated="10463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5/04/2015</text:date>, <text:time>02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4T02:11:42</dc:date>
    <dc:creator>Gregory Schwedock</dc:creator>
    <meta:document-statistic meta:table-count="1" meta:cell-count="47916" meta:object-count="0"/>
    <meta:generator>OpenOffice/4.1.1$Unix OpenOffice.org_project/411m6$Build-9775</meta:generator>
  </office:meta>
</office:document-meta>
</file>